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453.51pt" svg:height="255.09pt" svg:x="202.54pt" svg:y="2.07pt">
            <loext:p draw:notify-on-update-of-ranges="data.A1:data.A1000 data.B1:data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12pt" svg:height="255.26pt" svg:x="212.14pt" svg:y="286.1pt">
            <loext:p draw:notify-on-update-of-ranges="data.A1:data.A1000 data.C1:data.C10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0.1388889" calcext:value-type="float">
            <text:p>0.1388889</text:p>
          </table:table-cell>
          <table:table-cell office:value-type="float" office:value="7.1666665" calcext:value-type="float">
            <text:p>7.1666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44015" calcext:value-type="float">
            <text:p>0.15444015</text:p>
          </table:table-cell>
          <table:table-cell office:value-type="float" office:value="11.671815" calcext:value-type="float">
            <text:p>11.6718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16129032" calcext:value-type="float">
            <text:p>0.16129032</text:p>
          </table:table-cell>
          <table:table-cell office:value-type="float" office:value="9.955646" calcext:value-type="float">
            <text:p>9.95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184397" calcext:value-type="float">
            <text:p>0.14184397</text:p>
          </table:table-cell>
          <table:table-cell office:value-type="float" office:value="10.812057" calcext:value-type="float">
            <text:p>10.81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793103" calcext:value-type="float">
            <text:p>0.13793103</text:p>
          </table:table-cell>
          <table:table-cell office:value-type="float" office:value="10.644828" calcext:value-type="float">
            <text:p>10.644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114753" calcext:value-type="float">
            <text:p>0.13114753</text:p>
          </table:table-cell>
          <table:table-cell office:value-type="float" office:value="8.934426" calcext:value-type="float">
            <text:p>8.934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037593" calcext:value-type="float">
            <text:p>0.15037593</text:p>
          </table:table-cell>
          <table:table-cell office:value-type="float" office:value="12.406015" calcext:value-type="float">
            <text:p>12.4060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14234875" calcext:value-type="float">
            <text:p>0.14234875</text:p>
          </table:table-cell>
          <table:table-cell office:value-type="float" office:value="10.729537" calcext:value-type="float">
            <text:p>10.729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158055" calcext:value-type="float">
            <text:p>0.12158055</text:p>
          </table:table-cell>
          <table:table-cell office:value-type="float" office:value="8.942249" calcext:value-type="float">
            <text:p>8.942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793103" calcext:value-type="float">
            <text:p>0.13793103</text:p>
          </table:table-cell>
          <table:table-cell office:value-type="float" office:value="11.834483" calcext:value-type="float">
            <text:p>11.834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29316" calcext:value-type="float">
            <text:p>0.13029316</text:p>
          </table:table-cell>
          <table:table-cell office:value-type="float" office:value="9.543974" calcext:value-type="float">
            <text:p>9.543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903225" calcext:value-type="float">
            <text:p>0.12903225</text:p>
          </table:table-cell>
          <table:table-cell office:value-type="float" office:value="11.948387" calcext:value-type="float">
            <text:p>11.9483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3245033" calcext:value-type="float">
            <text:p>0.13245033</text:p>
          </table:table-cell>
          <table:table-cell office:value-type="float" office:value="10.589404" calcext:value-type="float">
            <text:p>10.589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195122" calcext:value-type="float">
            <text:p>0.12195122</text:p>
          </table:table-cell>
          <table:table-cell office:value-type="float" office:value="10.496951" calcext:value-type="float">
            <text:p>10.496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3.668" calcext:value-type="float">
            <text:p>13.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157895" calcext:value-type="float">
            <text:p>0.13157895</text:p>
          </table:table-cell>
          <table:table-cell office:value-type="float" office:value="11.618421" calcext:value-type="float">
            <text:p>11.618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49724" calcext:value-type="float">
            <text:p>0.11049724</text:p>
          </table:table-cell>
          <table:table-cell office:value-type="float" office:value="9.665746" calcext:value-type="float">
            <text:p>9.665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23861" calcext:value-type="float">
            <text:p>0.10723861</text:p>
          </table:table-cell>
          <table:table-cell office:value-type="float" office:value="10.160858" calcext:value-type="float">
            <text:p>10.160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396012" calcext:value-type="float">
            <text:p>0.11396012</text:p>
          </table:table-cell>
          <table:table-cell office:value-type="float" office:value="10.606837" calcext:value-type="float">
            <text:p>10.6068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10554089" calcext:value-type="float">
            <text:p>0.10554089</text:p>
          </table:table-cell>
          <table:table-cell office:value-type="float" office:value="10.319262" calcext:value-type="float">
            <text:p>10.319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730205" calcext:value-type="float">
            <text:p>0.11730205</text:p>
          </table:table-cell>
          <table:table-cell office:value-type="float" office:value="12.953079" calcext:value-type="float">
            <text:p>12.9530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9501188" calcext:value-type="float">
            <text:p>0.09501188</text:p>
          </table:table-cell>
          <table:table-cell office:value-type="float" office:value="10.4750595" calcext:value-type="float">
            <text:p>10.4750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764706" calcext:value-type="float">
            <text:p>0.11764706</text:p>
          </table:table-cell>
          <table:table-cell office:value-type="float" office:value="12.041177" calcext:value-type="float">
            <text:p>12.0411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9803922" calcext:value-type="float">
            <text:p>0.09803922</text:p>
          </table:table-cell>
          <table:table-cell office:value-type="float" office:value="9.622549" calcext:value-type="float">
            <text:p>9.62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69565" calcext:value-type="float">
            <text:p>0.10869565</text:p>
          </table:table-cell>
          <table:table-cell office:value-type="float" office:value="10.899457" calcext:value-type="float">
            <text:p>10.899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40108" calcext:value-type="float">
            <text:p>0.10840108</text:p>
          </table:table-cell>
          <table:table-cell office:value-type="float" office:value="11.525745" calcext:value-type="float">
            <text:p>11.5257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9638554" calcext:value-type="float">
            <text:p>0.09638554</text:p>
          </table:table-cell>
          <table:table-cell office:value-type="float" office:value="11.450603" calcext:value-type="float">
            <text:p>11.45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362694" calcext:value-type="float">
            <text:p>0.10362694</text:p>
          </table:table-cell>
          <table:table-cell office:value-type="float" office:value="10.549223" calcext:value-type="float">
            <text:p>10.549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830022" calcext:value-type="float">
            <text:p>0.08830022</text:p>
          </table:table-cell>
          <table:table-cell office:value-type="float" office:value="9.615894" calcext:value-type="float">
            <text:p>9.6158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1049724" calcext:value-type="float">
            <text:p>0.11049724</text:p>
          </table:table-cell>
          <table:table-cell office:value-type="float" office:value="13.87569" calcext:value-type="float">
            <text:p>13.87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952286" calcext:value-type="float">
            <text:p>0.07952286</text:p>
          </table:table-cell>
          <table:table-cell office:value-type="float" office:value="10.713717" calcext:value-type="float">
            <text:p>10.7137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9925558" calcext:value-type="float">
            <text:p>0.09925558</text:p>
          </table:table-cell>
          <table:table-cell office:value-type="float" office:value="10.714641" calcext:value-type="float">
            <text:p>10.714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56531" calcext:value-type="float">
            <text:p>0.0856531</text:p>
          </table:table-cell>
          <table:table-cell office:value-type="float" office:value="10.284797" calcext:value-type="float">
            <text:p>10.284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52381" calcext:value-type="float">
            <text:p>0.0952381</text:p>
          </table:table-cell>
          <table:table-cell office:value-type="float" office:value="10.161904" calcext:value-type="float">
            <text:p>10.161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64463" calcext:value-type="float">
            <text:p>0.08264463</text:p>
          </table:table-cell>
          <table:table-cell office:value-type="float" office:value="8.398761" calcext:value-type="float">
            <text:p>8.398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111618" calcext:value-type="float">
            <text:p>0.09111618</text:p>
          </table:table-cell>
          <table:table-cell office:value-type="float" office:value="12.583143" calcext:value-type="float">
            <text:p>12.5831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9302326" calcext:value-type="float">
            <text:p>0.09302326</text:p>
          </table:table-cell>
          <table:table-cell office:value-type="float" office:value="11.988372" calcext:value-type="float">
            <text:p>11.9883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8385744" calcext:value-type="float">
            <text:p>0.08385744</text:p>
          </table:table-cell>
          <table:table-cell office:value-type="float" office:value="8.417191" calcext:value-type="float">
            <text:p>8.417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547009" calcext:value-type="float">
            <text:p>0.08547009</text:p>
          </table:table-cell>
          <table:table-cell office:value-type="float" office:value="10.386752" calcext:value-type="float">
            <text:p>10.386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984032" calcext:value-type="float">
            <text:p>0.07984032</text:p>
          </table:table-cell>
          <table:table-cell office:value-type="float" office:value="10.265469" calcext:value-type="float">
            <text:p>10.265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592326" calcext:value-type="float">
            <text:p>0.09592326</text:p>
          </table:table-cell>
          <table:table-cell office:value-type="float" office:value="11.580336" calcext:value-type="float">
            <text:p>11.5803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13242" calcext:value-type="float">
            <text:p>0.0913242</text:p>
          </table:table-cell>
          <table:table-cell office:value-type="float" office:value="10.737443" calcext:value-type="float">
            <text:p>10.737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52688" calcext:value-type="float">
            <text:p>0.10752688</text:p>
          </table:table-cell>
          <table:table-cell office:value-type="float" office:value="13.373656" calcext:value-type="float">
            <text:p>13.373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77193" calcext:value-type="float">
            <text:p>0.0877193</text:p>
          </table:table-cell>
          <table:table-cell office:value-type="float" office:value="11.348684" calcext:value-type="float">
            <text:p>11.348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6699" calcext:value-type="float">
            <text:p>0.0776699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658009" calcext:value-type="float">
            <text:p>0.08658009</text:p>
          </table:table-cell>
          <table:table-cell office:value-type="float" office:value="12.748918" calcext:value-type="float">
            <text:p>12.748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707129" calcext:value-type="float">
            <text:p>0.07707129</text:p>
          </table:table-cell>
          <table:table-cell office:value-type="float" office:value="11.8786125" calcext:value-type="float">
            <text:p>11.8786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350731" calcext:value-type="float">
            <text:p>0.08350731</text:p>
          </table:table-cell>
          <table:table-cell office:value-type="float" office:value="13.075156" calcext:value-type="float">
            <text:p>13.075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04562" calcext:value-type="float">
            <text:p>0.07604562</text:p>
          </table:table-cell>
          <table:table-cell office:value-type="float" office:value="13.38403" calcext:value-type="float">
            <text:p>13.38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016032" calcext:value-type="float">
            <text:p>0.08016032</text:p>
          </table:table-cell>
          <table:table-cell office:value-type="float" office:value="11.975952" calcext:value-type="float">
            <text:p>11.975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39449" calcext:value-type="float">
            <text:p>0.07339449</text:p>
          </table:table-cell>
          <table:table-cell office:value-type="float" office:value="11.058716" calcext:value-type="float">
            <text:p>11.058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333334" calcext:value-type="float">
            <text:p>0.08333334</text:p>
          </table:table-cell>
          <table:table-cell office:value-type="float" office:value="10.904166" calcext:value-type="float">
            <text:p>10.904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62069" calcext:value-type="float">
            <text:p>0.0862069</text:p>
          </table:table-cell>
          <table:table-cell office:value-type="float" office:value="12.676724" calcext:value-type="float">
            <text:p>12.676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339144" calcext:value-type="float">
            <text:p>0.06339144</text:p>
          </table:table-cell>
          <table:table-cell office:value-type="float" office:value="8.977813" calcext:value-type="float">
            <text:p>8.977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04829" calcext:value-type="float">
            <text:p>0.0804829</text:p>
          </table:table-cell>
          <table:table-cell office:value-type="float" office:value="10.599598" calcext:value-type="float">
            <text:p>10.599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68641" calcext:value-type="float">
            <text:p>0.06968641</text:p>
          </table:table-cell>
          <table:table-cell office:value-type="float" office:value="11.144599" calcext:value-type="float">
            <text:p>11.144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96552" calcext:value-type="float">
            <text:p>0.06896552</text:p>
          </table:table-cell>
          <table:table-cell office:value-type="float" office:value="10.9758625" calcext:value-type="float">
            <text:p>10.97586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07905138" calcext:value-type="float">
            <text:p>0.07905138</text:p>
          </table:table-cell>
          <table:table-cell office:value-type="float" office:value="10.721344" calcext:value-type="float">
            <text:p>10.721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11409" calcext:value-type="float">
            <text:p>0.06711409</text:p>
          </table:table-cell>
          <table:table-cell office:value-type="float" office:value="9.889262" calcext:value-type="float">
            <text:p>9.889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75758" calcext:value-type="float">
            <text:p>0.07575758</text:p>
          </table:table-cell>
          <table:table-cell office:value-type="float" office:value="12.454545" calcext:value-type="float">
            <text:p>12.454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33499" calcext:value-type="float">
            <text:p>0.06633499</text:p>
          </table:table-cell>
          <table:table-cell office:value-type="float" office:value="11.076285" calcext:value-type="float">
            <text:p>11.076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125574" calcext:value-type="float">
            <text:p>0.06125574</text:p>
          </table:table-cell>
          <table:table-cell office:value-type="float" office:value="9.987749" calcext:value-type="float">
            <text:p>9.987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017544" calcext:value-type="float">
            <text:p>0.07017544</text:p>
          </table:table-cell>
          <table:table-cell office:value-type="float" office:value="13.21579" calcext:value-type="float">
            <text:p>13.2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26008" calcext:value-type="float">
            <text:p>0.07326008</text:p>
          </table:table-cell>
          <table:table-cell office:value-type="float" office:value="10.181318" calcext:value-type="float">
            <text:p>10.181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17438" calcext:value-type="float">
            <text:p>0.07117438</text:p>
          </table:table-cell>
          <table:table-cell office:value-type="float" office:value="12.101423" calcext:value-type="float">
            <text:p>12.10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589786" calcext:value-type="float">
            <text:p>0.06589786</text:p>
          </table:table-cell>
          <table:table-cell office:value-type="float" office:value="11.3459635" calcext:value-type="float">
            <text:p>11.3459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589786" calcext:value-type="float">
            <text:p>0.06589786</text:p>
          </table:table-cell>
          <table:table-cell office:value-type="float" office:value="12.490939" calcext:value-type="float">
            <text:p>12.4909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5221932" calcext:value-type="float">
            <text:p>0.05221932</text:p>
          </table:table-cell>
          <table:table-cell office:value-type="float" office:value="9.018277" calcext:value-type="float">
            <text:p>9.018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91171" calcext:value-type="float">
            <text:p>0.06791171</text:p>
          </table:table-cell>
          <table:table-cell office:value-type="float" office:value="11.40068" calcext:value-type="float">
            <text:p>11.4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029877" calcext:value-type="float">
            <text:p>0.07029877</text:p>
          </table:table-cell>
          <table:table-cell office:value-type="float" office:value="12.0544815" calcext:value-type="float">
            <text:p>12.05448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5865103" calcext:value-type="float">
            <text:p>0.05865103</text:p>
          </table:table-cell>
          <table:table-cell office:value-type="float" office:value="10.255132" calcext:value-type="float">
            <text:p>10.255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920792" calcext:value-type="float">
            <text:p>0.07920792</text:p>
          </table:table-cell>
          <table:table-cell office:value-type="float" office:value="14.647525" calcext:value-type="float">
            <text:p>14.647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70149" calcext:value-type="float">
            <text:p>0.05970149</text:p>
          </table:table-cell>
          <table:table-cell office:value-type="float" office:value="12.997015" calcext:value-type="float">
            <text:p>12.9970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5722461" calcext:value-type="float">
            <text:p>0.05722461</text:p>
          </table:table-cell>
          <table:table-cell office:value-type="float" office:value="10.11588" calcext:value-type="float">
            <text:p>10.1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88963" calcext:value-type="float">
            <text:p>0.06688963</text:p>
          </table:table-cell>
          <table:table-cell office:value-type="float" office:value="13.841137" calcext:value-type="float">
            <text:p>13.84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1431" calcext:value-type="float">
            <text:p>0.0681431</text:p>
          </table:table-cell>
          <table:table-cell office:value-type="float" office:value="13.218058" calcext:value-type="float">
            <text:p>13.21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68189" calcext:value-type="float">
            <text:p>0.06768189</text:p>
          </table:table-cell>
          <table:table-cell office:value-type="float" office:value="12.758038" calcext:value-type="float">
            <text:p>12.7580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6535948" calcext:value-type="float">
            <text:p>0.06535948</text:p>
          </table:table-cell>
          <table:table-cell office:value-type="float" office:value="12.03268" calcext:value-type="float">
            <text:p>12.032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5830904" calcext:value-type="float">
            <text:p>0.05830904</text:p>
          </table:table-cell>
          <table:table-cell office:value-type="float" office:value="13.228863" calcext:value-type="float">
            <text:p>13.22886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07677543" calcext:value-type="float">
            <text:p>0.07677543</text:p>
          </table:table-cell>
          <table:table-cell office:value-type="float" office:value="15.007677" calcext:value-type="float">
            <text:p>15.007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61063" calcext:value-type="float">
            <text:p>0.06861063</text:p>
          </table:table-cell>
          <table:table-cell office:value-type="float" office:value="13.094339" calcext:value-type="float">
            <text:p>13.0943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618238" calcext:value-type="float">
            <text:p>0.0618238</text:p>
          </table:table-cell>
          <table:table-cell office:value-type="float" office:value="10.819165" calcext:value-type="float">
            <text:p>10.8191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6309148" calcext:value-type="float">
            <text:p>0.06309148</text:p>
          </table:table-cell>
          <table:table-cell office:value-type="float" office:value="12.198738" calcext:value-type="float">
            <text:p>12.198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524862" calcext:value-type="float">
            <text:p>0.05524862</text:p>
          </table:table-cell>
          <table:table-cell office:value-type="float" office:value="10.758287" calcext:value-type="float">
            <text:p>10.758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13954" calcext:value-type="float">
            <text:p>0.05813954</text:p>
          </table:table-cell>
          <table:table-cell office:value-type="float" office:value="11.295058" calcext:value-type="float">
            <text:p>11.295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8358" calcext:value-type="float">
            <text:p>0.0538358</text:p>
          </table:table-cell>
          <table:table-cell office:value-type="float" office:value="9.641992" calcext:value-type="float">
            <text:p>9.64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625879" calcext:value-type="float">
            <text:p>0.05625879</text:p>
          </table:table-cell>
          <table:table-cell office:value-type="float" office:value="10.558369" calcext:value-type="float">
            <text:p>10.558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1157" calcext:value-type="float">
            <text:p>0.0661157</text:p>
          </table:table-cell>
          <table:table-cell office:value-type="float" office:value="12.7586775" calcext:value-type="float">
            <text:p>12.75867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0554785" calcext:value-type="float">
            <text:p>0.0554785</text:p>
          </table:table-cell>
          <table:table-cell office:value-type="float" office:value="11.56172" calcext:value-type="float">
            <text:p>11.56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5515" calcext:value-type="float">
            <text:p>0.05805515</text:p>
          </table:table-cell>
          <table:table-cell office:value-type="float" office:value="11.483309" calcext:value-type="float">
            <text:p>11.483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57026" calcext:value-type="float">
            <text:p>0.05457026</text:p>
          </table:table-cell>
          <table:table-cell office:value-type="float" office:value="11.238745" calcext:value-type="float">
            <text:p>11.238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22416" calcext:value-type="float">
            <text:p>0.05822416</text:p>
          </table:table-cell>
          <table:table-cell office:value-type="float" office:value="11.633188" calcext:value-type="float">
            <text:p>11.633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108557" calcext:value-type="float">
            <text:p>0.05108557</text:p>
          </table:table-cell>
          <table:table-cell office:value-type="float" office:value="11.500639" calcext:value-type="float">
            <text:p>11.500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069708" calcext:value-type="float">
            <text:p>0.05069708</text:p>
          </table:table-cell>
          <table:table-cell office:value-type="float" office:value="10.397972" calcext:value-type="float">
            <text:p>10.397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22416" calcext:value-type="float">
            <text:p>0.05822416</text:p>
          </table:table-cell>
          <table:table-cell office:value-type="float" office:value="12.250364" calcext:value-type="float">
            <text:p>12.250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05882" calcext:value-type="float">
            <text:p>0.04705882</text:p>
          </table:table-cell>
          <table:table-cell office:value-type="float" office:value="11.470589" calcext:value-type="float">
            <text:p>11.4705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5319149" calcext:value-type="float">
            <text:p>0.05319149</text:p>
          </table:table-cell>
          <table:table-cell office:value-type="float" office:value="10.408245" calcext:value-type="float">
            <text:p>10.408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02992" calcext:value-type="float">
            <text:p>0.04602992</text:p>
          </table:table-cell>
          <table:table-cell office:value-type="float" office:value="10.081703" calcext:value-type="float">
            <text:p>10.081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18797" calcext:value-type="float">
            <text:p>0.07518797</text:p>
          </table:table-cell>
          <table:table-cell office:value-type="float" office:value="15.073308" calcext:value-type="float">
            <text:p>15.0733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4895961" calcext:value-type="float">
            <text:p>0.04895961</text:p>
          </table:table-cell>
          <table:table-cell office:value-type="float" office:value="10.570379" calcext:value-type="float">
            <text:p>10.570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44376" calcext:value-type="float">
            <text:p>0.04944376</text:p>
          </table:table-cell>
          <table:table-cell office:value-type="float" office:value="11.393078" calcext:value-type="float">
            <text:p>11.3930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5031446" calcext:value-type="float">
            <text:p>0.05031446</text:p>
          </table:table-cell>
          <table:table-cell office:value-type="float" office:value="10.915723" calcext:value-type="float">
            <text:p>10.915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56242" calcext:value-type="float">
            <text:p>0.05256242</text:p>
          </table:table-cell>
          <table:table-cell office:value-type="float" office:value="12.541393" calcext:value-type="float">
            <text:p>12.5413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4813478" calcext:value-type="float">
            <text:p>0.04813478</text:p>
          </table:table-cell>
          <table:table-cell office:value-type="float" office:value="10.641396" calcext:value-type="float">
            <text:p>10.64139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04645761" calcext:value-type="float">
            <text:p>0.04645761</text:p>
          </table:table-cell>
          <table:table-cell office:value-type="float" office:value="11.944251" calcext:value-type="float">
            <text:p>11.944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39416" calcext:value-type="float">
            <text:p>0.05839416</text:p>
          </table:table-cell>
          <table:table-cell office:value-type="float" office:value="12.462773" calcext:value-type="float">
            <text:p>12.4627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640371" calcext:value-type="float">
            <text:p>0.04640371</text:p>
          </table:table-cell>
          <table:table-cell office:value-type="float" office:value="10.962877" calcext:value-type="float">
            <text:p>10.9628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926108" calcext:value-type="float">
            <text:p>0.04926108</text:p>
          </table:table-cell>
          <table:table-cell office:value-type="float" office:value="13.5172415" calcext:value-type="float">
            <text:p>13.51724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538358" calcext:value-type="float">
            <text:p>0.0538358</text:p>
          </table:table-cell>
          <table:table-cell office:value-type="float" office:value="12.537012" calcext:value-type="float">
            <text:p>12.537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44376" calcext:value-type="float">
            <text:p>0.04944376</text:p>
          </table:table-cell>
          <table:table-cell office:value-type="float" office:value="13.317677" calcext:value-type="float">
            <text:p>13.3176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4728132" calcext:value-type="float">
            <text:p>0.04728132</text:p>
          </table:table-cell>
          <table:table-cell office:value-type="float" office:value="10.656029" calcext:value-type="float">
            <text:p>10.656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11509" calcext:value-type="float">
            <text:p>0.0511509</text:p>
          </table:table-cell>
          <table:table-cell office:value-type="float" office:value="11.878516" calcext:value-type="float">
            <text:p>11.878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57026" calcext:value-type="float">
            <text:p>0.05457026</text:p>
          </table:table-cell>
          <table:table-cell office:value-type="float" office:value="13.376534" calcext:value-type="float">
            <text:p>13.376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056795" calcext:value-type="float">
            <text:p>0.04056795</text:p>
          </table:table-cell>
          <table:table-cell office:value-type="float" office:value="10.992901" calcext:value-type="float">
            <text:p>10.992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926108" calcext:value-type="float">
            <text:p>0.04926108</text:p>
          </table:table-cell>
          <table:table-cell office:value-type="float" office:value="13.2327585" calcext:value-type="float">
            <text:p>13.2327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077472" calcext:value-type="float">
            <text:p>0.04077472</text:p>
          </table:table-cell>
          <table:table-cell office:value-type="float" office:value="10.400612" calcext:value-type="float">
            <text:p>10.400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895961" calcext:value-type="float">
            <text:p>0.04895961</text:p>
          </table:table-cell>
          <table:table-cell office:value-type="float" office:value="13.044064" calcext:value-type="float">
            <text:p>13.0440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4352557" calcext:value-type="float">
            <text:p>0.04352557</text:p>
          </table:table-cell>
          <table:table-cell office:value-type="float" office:value="10.991295" calcext:value-type="float">
            <text:p>10.99129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04694836" calcext:value-type="float">
            <text:p>0.04694836</text:p>
          </table:table-cell>
          <table:table-cell office:value-type="float" office:value="10.719483" calcext:value-type="float">
            <text:p>10.7194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4634994" calcext:value-type="float">
            <text:p>0.04634994</text:p>
          </table:table-cell>
          <table:table-cell office:value-type="float" office:value="11.717265" calcext:value-type="float">
            <text:p>11.717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83841" calcext:value-type="float">
            <text:p>0.04683841</text:p>
          </table:table-cell>
          <table:table-cell office:value-type="float" office:value="13.039813" calcext:value-type="float">
            <text:p>13.0398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.05128205" calcext:value-type="float">
            <text:p>0.05128205</text:p>
          </table:table-cell>
          <table:table-cell office:value-type="float" office:value="15.589744" calcext:value-type="float">
            <text:p>15.5897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4310345" calcext:value-type="float">
            <text:p>0.04310345</text:p>
          </table:table-cell>
          <table:table-cell office:value-type="float" office:value="12.35237" calcext:value-type="float">
            <text:p>12.352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4634994" calcext:value-type="float">
            <text:p>0.04634994</text:p>
          </table:table-cell>
          <table:table-cell office:value-type="float" office:value="12.170336" calcext:value-type="float">
            <text:p>12.170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45455" calcext:value-type="float">
            <text:p>0.04545455</text:p>
          </table:table-cell>
          <table:table-cell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02992" calcext:value-type="float">
            <text:p>0.04602992</text:p>
          </table:table-cell>
          <table:table-cell office:value-type="float" office:value="13.4257765" calcext:value-type="float">
            <text:p>13.42577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4214963" calcext:value-type="float">
            <text:p>0.04214963</text:p>
          </table:table-cell>
          <table:table-cell office:value-type="float" office:value="12.651212" calcext:value-type="float">
            <text:p>12.6512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04127967" calcext:value-type="float">
            <text:p>0.04127967</text:p>
          </table:table-cell>
          <table:table-cell office:value-type="float" office:value="10.867905" calcext:value-type="float">
            <text:p>10.867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36759" calcext:value-type="float">
            <text:p>0.04836759</text:p>
          </table:table-cell>
          <table:table-cell office:value-type="float" office:value="12.347037" calcext:value-type="float">
            <text:p>12.3470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4110997" calcext:value-type="float">
            <text:p>0.04110997</text:p>
          </table:table-cell>
          <table:table-cell office:value-type="float" office:value="12.540596" calcext:value-type="float">
            <text:p>12.5405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05763689" calcext:value-type="float">
            <text:p>0.05763689</text:p>
          </table:table-cell>
          <table:table-cell office:value-type="float" office:value="13.481268" calcext:value-type="float">
            <text:p>13.48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75969" calcext:value-type="float">
            <text:p>0.03875969</text:p>
          </table:table-cell>
          <table:table-cell office:value-type="float" office:value="9.750969" calcext:value-type="float">
            <text:p>9.750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85965" calcext:value-type="float">
            <text:p>0.04385965</text:p>
          </table:table-cell>
          <table:table-cell office:value-type="float" office:value="12.023026" calcext:value-type="float">
            <text:p>12.023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171012" calcext:value-type="float">
            <text:p>0.04171012</text:p>
          </table:table-cell>
          <table:table-cell office:value-type="float" office:value="11.176226" calcext:value-type="float">
            <text:p>11.1762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4454343" calcext:value-type="float">
            <text:p>0.04454343</text:p>
          </table:table-cell>
          <table:table-cell office:value-type="float" office:value="13.123608" calcext:value-type="float">
            <text:p>13.1236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4028197" calcext:value-type="float">
            <text:p>0.04028197</text:p>
          </table:table-cell>
          <table:table-cell office:value-type="float" office:value="10.927492" calcext:value-type="float">
            <text:p>10.927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489338" calcext:value-type="float">
            <text:p>0.04489338</text:p>
          </table:table-cell>
          <table:table-cell office:value-type="float" office:value="14.008979" calcext:value-type="float">
            <text:p>14.0089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106776" calcext:value-type="float">
            <text:p>0.04106776</text:p>
          </table:table-cell>
          <table:table-cell office:value-type="float" office:value="10.798768" calcext:value-type="float">
            <text:p>10.79876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04662004" calcext:value-type="float">
            <text:p>0.04662004</text:p>
          </table:table-cell>
          <table:table-cell office:value-type="float" office:value="11.168998" calcext:value-type="float">
            <text:p>11.168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18938" calcext:value-type="float">
            <text:p>0.04618938</text:p>
          </table:table-cell>
          <table:table-cell office:value-type="float" office:value="14.986143" calcext:value-type="float">
            <text:p>14.98614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04489338" calcext:value-type="float">
            <text:p>0.04489338</text:p>
          </table:table-cell>
          <table:table-cell office:value-type="float" office:value="13.555555" calcext:value-type="float">
            <text:p>13.55555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3872217" calcext:value-type="float">
            <text:p>0.03872217</text:p>
          </table:table-cell>
          <table:table-cell office:value-type="float" office:value="11.54211" calcext:value-type="float">
            <text:p>11.542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3853565" calcext:value-type="float">
            <text:p>0.03853565</text:p>
          </table:table-cell>
          <table:table-cell office:value-type="float" office:value="11.674374" calcext:value-type="float">
            <text:p>11.6743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4119464" calcext:value-type="float">
            <text:p>0.04119464</text:p>
          </table:table-cell>
          <table:table-cell office:value-type="float" office:value="13.757981" calcext:value-type="float">
            <text:p>13.757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53565" calcext:value-type="float">
            <text:p>0.03853565</text:p>
          </table:table-cell>
          <table:table-cell office:value-type="float" office:value="11.611753" calcext:value-type="float">
            <text:p>11.6117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04171012" calcext:value-type="float">
            <text:p>0.04171012</text:p>
          </table:table-cell>
          <table:table-cell office:value-type="float" office:value="12.175182" calcext:value-type="float">
            <text:p>12.1751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04255319" calcext:value-type="float">
            <text:p>0.04255319</text:p>
          </table:table-cell>
          <table:table-cell office:value-type="float" office:value="12.470213" calcext:value-type="float">
            <text:p>12.470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09583" calcext:value-type="float">
            <text:p>0.04509583</text:p>
          </table:table-cell>
          <table:table-cell office:value-type="float" office:value="12.625705" calcext:value-type="float">
            <text:p>12.625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83495" calcext:value-type="float">
            <text:p>0.03883495</text:p>
          </table:table-cell>
          <table:table-cell office:value-type="float" office:value="11.847573" calcext:value-type="float">
            <text:p>11.8475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3827751" calcext:value-type="float">
            <text:p>0.03827751</text:p>
          </table:table-cell>
          <table:table-cell office:value-type="float" office:value="12.198086" calcext:value-type="float">
            <text:p>12.198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83241" calcext:value-type="float">
            <text:p>0.03683241</text:p>
          </table:table-cell>
          <table:table-cell office:value-type="float" office:value="10.661141" calcext:value-type="float">
            <text:p>10.66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61003" calcext:value-type="float">
            <text:p>0.04561003</text:p>
          </table:table-cell>
          <table:table-cell office:value-type="float" office:value="14.035348" calcext:value-type="float">
            <text:p>14.035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23188" calcext:value-type="float">
            <text:p>0.03623188</text:p>
          </table:table-cell>
          <table:table-cell office:value-type="float" office:value="12.744565" calcext:value-type="float">
            <text:p>12.7445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3960396" calcext:value-type="float">
            <text:p>0.03960396</text:p>
          </table:table-cell>
          <table:table-cell office:value-type="float" office:value="12.351485" calcext:value-type="float">
            <text:p>12.35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197272" calcext:value-type="float">
            <text:p>0.04197272</text:p>
          </table:table-cell>
          <table:table-cell office:value-type="float" office:value="13.703043" calcext:value-type="float">
            <text:p>13.70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35091" calcext:value-type="float">
            <text:p>0.03835091</text:p>
          </table:table-cell>
          <table:table-cell office:value-type="float" office:value="13.196548" calcext:value-type="float">
            <text:p>13.19654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0361991" calcext:value-type="float">
            <text:p>0.0361991</text:p>
          </table:table-cell>
          <table:table-cell office:value-type="float" office:value="11.761991" calcext:value-type="float">
            <text:p>11.761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64392" calcext:value-type="float">
            <text:p>0.04264392</text:p>
          </table:table-cell>
          <table:table-cell office:value-type="float" office:value="10.556503" calcext:value-type="float">
            <text:p>10.556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795066" calcext:value-type="float">
            <text:p>0.03795066</text:p>
          </table:table-cell>
          <table:table-cell office:value-type="float" office:value="10.374763" calcext:value-type="float">
            <text:p>10.3747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3220612" calcext:value-type="float">
            <text:p>0.03220612</text:p>
          </table:table-cell>
          <table:table-cell office:value-type="float" office:value="10.016909" calcext:value-type="float">
            <text:p>10.016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81288" calcext:value-type="float">
            <text:p>0.03481288</text:p>
          </table:table-cell>
          <table:table-cell office:value-type="float" office:value="11.818973" calcext:value-type="float">
            <text:p>11.8189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2840909" calcext:value-type="float">
            <text:p>0.02840909</text:p>
          </table:table-cell>
          <table:table-cell office:value-type="float" office:value="8.3444605" calcext:value-type="float">
            <text:p>8.3444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39823" calcext:value-type="float">
            <text:p>0.03539823</text:p>
          </table:table-cell>
          <table:table-cell office:value-type="float" office:value="11.641593" calcext:value-type="float">
            <text:p>11.641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44481" calcext:value-type="float">
            <text:p>0.03344481</text:p>
          </table:table-cell>
          <table:table-cell office:value-type="float" office:value="13.018394" calcext:value-type="float">
            <text:p>13.0183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03442341" calcext:value-type="float">
            <text:p>0.03442341</text:p>
          </table:table-cell>
          <table:table-cell office:value-type="float" office:value="12.638555" calcext:value-type="float">
            <text:p>12.6385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3762935" calcext:value-type="float">
            <text:p>0.03762935</text:p>
          </table:table-cell>
          <table:table-cell office:value-type="float" office:value="11.614299" calcext:value-type="float">
            <text:p>11.614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72086" calcext:value-type="float">
            <text:p>0.03172086</text:p>
          </table:table-cell>
          <table:table-cell office:value-type="float" office:value="11.139572" calcext:value-type="float">
            <text:p>11.139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15884" calcext:value-type="float">
            <text:p>0.03415884</text:p>
          </table:table-cell>
          <table:table-cell office:value-type="float" office:value="13.274125" calcext:value-type="float">
            <text:p>13.274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27337" calcext:value-type="float">
            <text:p>0.03527337</text:p>
          </table:table-cell>
          <table:table-cell office:value-type="float" office:value="11.432098" calcext:value-type="float">
            <text:p>11.4320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3478261" calcext:value-type="float">
            <text:p>0.03478261</text:p>
          </table:table-cell>
          <table:table-cell office:value-type="float" office:value="10.228696" calcext:value-type="float">
            <text:p>10.228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734827" calcext:value-type="float">
            <text:p>0.03734827</text:p>
          </table:table-cell>
          <table:table-cell office:value-type="float" office:value="12.706816" calcext:value-type="float">
            <text:p>12.706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41989" calcext:value-type="float">
            <text:p>0.0441989</text:p>
          </table:table-cell>
          <table:table-cell office:value-type="float" office:value="12.286188" calcext:value-type="float">
            <text:p>12.2861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3787879" calcext:value-type="float">
            <text:p>0.03787879</text:p>
          </table:table-cell>
          <table:table-cell office:value-type="float" office:value="13.723485" calcext:value-type="float">
            <text:p>13.723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11258" calcext:value-type="float">
            <text:p>0.03311258</text:p>
          </table:table-cell>
          <table:table-cell office:value-type="float" office:value="10.804636" calcext:value-type="float">
            <text:p>10.804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71768" calcext:value-type="float">
            <text:p>0.02971768</text:p>
          </table:table-cell>
          <table:table-cell office:value-type="float" office:value="10.834324" calcext:value-type="float">
            <text:p>10.834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05697" calcext:value-type="float">
            <text:p>0.03505697</text:p>
          </table:table-cell>
          <table:table-cell office:value-type="float" office:value="10.966696" calcext:value-type="float">
            <text:p>10.966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36246" calcext:value-type="float">
            <text:p>0.03236246</text:p>
          </table:table-cell>
          <table:table-cell office:value-type="float" office:value="12.546926" calcext:value-type="float">
            <text:p>12.546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71429" calcext:value-type="float">
            <text:p>0.03571429</text:p>
          </table:table-cell>
          <table:table-cell office:value-type="float" office:value="12.0901785" calcext:value-type="float">
            <text:p>12.0901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66205" calcext:value-type="float">
            <text:p>0.03466205</text:p>
          </table:table-cell>
          <table:table-cell office:value-type="float" office:value="11.812825" calcext:value-type="float">
            <text:p>11.812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23207" calcext:value-type="float">
            <text:p>0.03223207</text:p>
          </table:table-cell>
          <table:table-cell office:value-type="float" office:value="13.90975" calcext:value-type="float">
            <text:p>13.9097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03633061" calcext:value-type="float">
            <text:p>0.03633061</text:p>
          </table:table-cell>
          <table:table-cell office:value-type="float" office:value="13.396912" calcext:value-type="float">
            <text:p>13.396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72222" calcext:value-type="float">
            <text:p>0.03472222</text:p>
          </table:table-cell>
          <table:table-cell office:value-type="float" office:value="11.000868" calcext:value-type="float">
            <text:p>11.0008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360036" calcext:value-type="float">
            <text:p>0.0360036</text:p>
          </table:table-cell>
          <table:table-cell office:value-type="float" office:value="11.69757" calcext:value-type="float">
            <text:p>11.69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78406" calcext:value-type="float">
            <text:p>0.02978406</text:p>
          </table:table-cell>
          <table:table-cell office:value-type="float" office:value="10.2345495" calcext:value-type="float">
            <text:p>10.23454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03028009" calcext:value-type="float">
            <text:p>0.03028009</text:p>
          </table:table-cell>
          <table:table-cell office:value-type="float" office:value="9.160484" calcext:value-type="float">
            <text:p>9.160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15434" calcext:value-type="float">
            <text:p>0.03215434</text:p>
          </table:table-cell>
          <table:table-cell office:value-type="float" office:value="12.152733" calcext:value-type="float">
            <text:p>12.152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39381" calcext:value-type="float">
            <text:p>0.03439381</text:p>
          </table:table-cell>
          <table:table-cell office:value-type="float" office:value="13.583835" calcext:value-type="float">
            <text:p>13.583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4728" calcext:value-type="float">
            <text:p>0.0334728</text:p>
          </table:table-cell>
          <table:table-cell office:value-type="float" office:value="13.205857" calcext:value-type="float">
            <text:p>13.205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62055" calcext:value-type="float">
            <text:p>0.03162055</text:p>
          </table:table-cell>
          <table:table-cell office:value-type="float" office:value="11.090909" calcext:value-type="float">
            <text:p>11.090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7619" calcext:value-type="float">
            <text:p>0.0297619</text:p>
          </table:table-cell>
          <table:table-cell office:value-type="float" office:value="11.673363" calcext:value-type="float">
            <text:p>11.6733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02873563" calcext:value-type="float">
            <text:p>0.02873563</text:p>
          </table:table-cell>
          <table:table-cell office:value-type="float" office:value="10.125718" calcext:value-type="float">
            <text:p>10.1257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0341006" calcext:value-type="float">
            <text:p>0.0341006</text:p>
          </table:table-cell>
          <table:table-cell office:value-type="float" office:value="11.355498" calcext:value-type="float">
            <text:p>11.355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5421" calcext:value-type="float">
            <text:p>0.0295421</text:p>
          </table:table-cell>
          <table:table-cell office:value-type="float" office:value="11.9734125" calcext:value-type="float">
            <text:p>11.97341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02967359" calcext:value-type="float">
            <text:p>0.02967359</text:p>
          </table:table-cell>
          <table:table-cell office:value-type="float" office:value="11.83086" calcext:value-type="float">
            <text:p>11.830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03132341" calcext:value-type="float">
            <text:p>0.03132341</text:p>
          </table:table-cell>
          <table:table-cell office:value-type="float" office:value="14.302271" calcext:value-type="float">
            <text:p>14.30227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02444988" calcext:value-type="float">
            <text:p>0.02444988</text:p>
          </table:table-cell>
          <table:table-cell office:value-type="float" office:value="9.997555" calcext:value-type="float">
            <text:p>9.99755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02656043" calcext:value-type="float">
            <text:p>0.02656043</text:p>
          </table:table-cell>
          <table:table-cell office:value-type="float" office:value="11.25166" calcext:value-type="float">
            <text:p>11.25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76003" calcext:value-type="float">
            <text:p>0.03276003</text:p>
          </table:table-cell>
          <table:table-cell office:value-type="float" office:value="14.093366" calcext:value-type="float">
            <text:p>14.0933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3088803" calcext:value-type="float">
            <text:p>0.03088803</text:p>
          </table:table-cell>
          <table:table-cell office:value-type="float" office:value="11.841699" calcext:value-type="float">
            <text:p>11.841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02627" calcext:value-type="float">
            <text:p>0.03502627</text:p>
          </table:table-cell>
          <table:table-cell office:value-type="float" office:value="13.441331" calcext:value-type="float">
            <text:p>13.4413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2734108" calcext:value-type="float">
            <text:p>0.02734108</text:p>
          </table:table-cell>
          <table:table-cell office:value-type="float" office:value="11.273411" calcext:value-type="float">
            <text:p>11.2734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.03626473" calcext:value-type="float">
            <text:p>0.03626473</text:p>
          </table:table-cell>
          <table:table-cell office:value-type="float" office:value="14.364461" calcext:value-type="float">
            <text:p>14.3644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0286533" calcext:value-type="float">
            <text:p>0.0286533</text:p>
          </table:table-cell>
          <table:table-cell office:value-type="float" office:value="10.1848135" calcext:value-type="float">
            <text:p>10.18481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03192338" calcext:value-type="float">
            <text:p>0.03192338</text:p>
          </table:table-cell>
          <table:table-cell office:value-type="float" office:value="14.230646" calcext:value-type="float">
            <text:p>14.230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94888" calcext:value-type="float">
            <text:p>0.03194888</text:p>
          </table:table-cell>
          <table:table-cell office:value-type="float" office:value="11.325878" calcext:value-type="float">
            <text:p>11.3258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2722941" calcext:value-type="float">
            <text:p>0.02722941</text:p>
          </table:table-cell>
          <table:table-cell office:value-type="float" office:value="9.899932" calcext:value-type="float">
            <text:p>9.899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05259" calcext:value-type="float">
            <text:p>0.03005259</text:p>
          </table:table-cell>
          <table:table-cell office:value-type="float" office:value="12.625093" calcext:value-type="float">
            <text:p>12.62509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03421728" calcext:value-type="float">
            <text:p>0.03421728</text:p>
          </table:table-cell>
          <table:table-cell office:value-type="float" office:value="13.605646" calcext:value-type="float">
            <text:p>13.60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4012" calcext:value-type="float">
            <text:p>0.02994012</text:p>
          </table:table-cell>
          <table:table-cell office:value-type="float" office:value="12.827096" calcext:value-type="float">
            <text:p>12.827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67384" calcext:value-type="float">
            <text:p>0.02867384</text:p>
          </table:table-cell>
          <table:table-cell office:value-type="float" office:value="12.065949" calcext:value-type="float">
            <text:p>12.06594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03289474" calcext:value-type="float">
            <text:p>0.03289474</text:p>
          </table:table-cell>
          <table:table-cell office:value-type="float" office:value="12.349506" calcext:value-type="float">
            <text:p>12.349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00653" calcext:value-type="float">
            <text:p>0.02900653</text:p>
          </table:table-cell>
          <table:table-cell office:value-type="float" office:value="11.463379" calcext:value-type="float">
            <text:p>11.463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19239" calcext:value-type="float">
            <text:p>0.02719239</text:p>
          </table:table-cell>
          <table:table-cell office:value-type="float" office:value="10.676411" calcext:value-type="float">
            <text:p>10.676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07519" calcext:value-type="float">
            <text:p>0.03007519</text:p>
          </table:table-cell>
          <table:table-cell office:value-type="float" office:value="12.50827" calcext:value-type="float">
            <text:p>12.50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3045" calcext:value-type="float">
            <text:p>0.0353045</text:p>
          </table:table-cell>
          <table:table-cell office:value-type="float" office:value="13.866726" calcext:value-type="float">
            <text:p>13.866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30303" calcext:value-type="float">
            <text:p>0.03030303</text:p>
          </table:table-cell>
          <table:table-cell office:value-type="float" office:value="14.135606" calcext:value-type="float">
            <text:p>14.13560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.02956393" calcext:value-type="float">
            <text:p>0.02956393</text:p>
          </table:table-cell>
          <table:table-cell office:value-type="float" office:value="11.81153" calcext:value-type="float">
            <text:p>11.81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77125" calcext:value-type="float">
            <text:p>0.03177125</text:p>
          </table:table-cell>
          <table:table-cell office:value-type="float" office:value="13.575854" calcext:value-type="float">
            <text:p>13.575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41825" calcext:value-type="float">
            <text:p>0.03041825</text:p>
          </table:table-cell>
          <table:table-cell office:value-type="float" office:value="14.978707" calcext:value-type="float">
            <text:p>14.9787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02766252" calcext:value-type="float">
            <text:p>0.02766252</text:p>
          </table:table-cell>
          <table:table-cell office:value-type="float" office:value="11.049101" calcext:value-type="float">
            <text:p>11.049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08519" calcext:value-type="float">
            <text:p>0.03308519</text:p>
          </table:table-cell>
          <table:table-cell office:value-type="float" office:value="15.117453" calcext:value-type="float">
            <text:p>15.117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57329" calcext:value-type="float">
            <text:p>0.03257329</text:p>
          </table:table-cell>
          <table:table-cell office:value-type="float" office:value="15.368893" calcext:value-type="float">
            <text:p>15.368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9909" calcext:value-type="float">
            <text:p>0.0259909</text:p>
          </table:table-cell>
          <table:table-cell office:value-type="float" office:value="12.2358675" calcext:value-type="float">
            <text:p>12.23586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0.03016591" calcext:value-type="float">
            <text:p>0.03016591</text:p>
          </table:table-cell>
          <table:table-cell office:value-type="float" office:value="12.898944" calcext:value-type="float">
            <text:p>12.898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13.516406" calcext:value-type="float">
            <text:p>13.51640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02830856" calcext:value-type="float">
            <text:p>0.02830856</text:p>
          </table:table-cell>
          <table:table-cell office:value-type="float" office:value="11.835811" calcext:value-type="float">
            <text:p>11.8358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2549395" calcext:value-type="float">
            <text:p>0.02549395</text:p>
          </table:table-cell>
          <table:table-cell office:value-type="float" office:value="10.46144" calcext:value-type="float">
            <text:p>10.46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9916" calcext:value-type="float">
            <text:p>0.0279916</text:p>
          </table:table-cell>
          <table:table-cell office:value-type="float" office:value="12.619314" calcext:value-type="float">
            <text:p>12.619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13328" calcext:value-type="float">
            <text:p>0.02913328</text:p>
          </table:table-cell>
          <table:table-cell office:value-type="float" office:value="12.040058" calcext:value-type="float">
            <text:p>12.04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80626" calcext:value-type="float">
            <text:p>0.02980626</text:p>
          </table:table-cell>
          <table:table-cell office:value-type="float" office:value="12.309985" calcext:value-type="float">
            <text:p>12.30998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.03197442" calcext:value-type="float">
            <text:p>0.03197442</text:p>
          </table:table-cell>
          <table:table-cell office:value-type="float" office:value="14.35012" calcext:value-type="float">
            <text:p>14.35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22951" calcext:value-type="float">
            <text:p>0.02622951</text:p>
          </table:table-cell>
          <table:table-cell office:value-type="float" office:value="11.630164" calcext:value-type="float">
            <text:p>11.630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11864" calcext:value-type="float">
            <text:p>0.02711864</text:p>
          </table:table-cell>
          <table:table-cell office:value-type="float" office:value="11.774916" calcext:value-type="float">
            <text:p>11.7749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3009782" calcext:value-type="float">
            <text:p>0.03009782</text:p>
          </table:table-cell>
          <table:table-cell office:value-type="float" office:value="12.89842" calcext:value-type="float">
            <text:p>12.898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2425713" calcext:value-type="float">
            <text:p>0.02425713</text:p>
          </table:table-cell>
          <table:table-cell office:value-type="float" office:value="10.23772" calcext:value-type="float">
            <text:p>10.23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10966" calcext:value-type="float">
            <text:p>0.02610966</text:p>
          </table:table-cell>
          <table:table-cell office:value-type="float" office:value="12.1729765" calcext:value-type="float">
            <text:p>12.1729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87456" calcext:value-type="float">
            <text:p>0.02787456</text:p>
          </table:table-cell>
          <table:table-cell office:value-type="float" office:value="12.221602" calcext:value-type="float">
            <text:p>12.221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07018" calcext:value-type="float">
            <text:p>0.02807018</text:p>
          </table:table-cell>
          <table:table-cell office:value-type="float" office:value="12.316491" calcext:value-type="float">
            <text:p>12.316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08989" calcext:value-type="float">
            <text:p>0.02808989</text:p>
          </table:table-cell>
          <table:table-cell office:value-type="float" office:value="12.36868" calcext:value-type="float">
            <text:p>12.36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21532" calcext:value-type="float">
            <text:p>0.02321532</text:p>
          </table:table-cell>
          <table:table-cell office:value-type="float" office:value="12.899593" calcext:value-type="float">
            <text:p>12.89959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.03367003" calcext:value-type="float">
            <text:p>0.03367003</text:p>
          </table:table-cell>
          <table:table-cell office:value-type="float" office:value="15.958755" calcext:value-type="float">
            <text:p>15.95875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.02768166" calcext:value-type="float">
            <text:p>0.02768166</text:p>
          </table:table-cell>
          <table:table-cell office:value-type="float" office:value="11.60346" calcext:value-type="float">
            <text:p>11.60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177125" calcext:value-type="float">
            <text:p>0.03177125</text:p>
          </table:table-cell>
          <table:table-cell office:value-type="float" office:value="14.247022" calcext:value-type="float">
            <text:p>14.2470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02240896" calcext:value-type="float">
            <text:p>0.02240896</text:p>
          </table:table-cell>
          <table:table-cell office:value-type="float" office:value="10.638095" calcext:value-type="float">
            <text:p>10.6380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2680965" calcext:value-type="float">
            <text:p>0.02680965</text:p>
          </table:table-cell>
          <table:table-cell office:value-type="float" office:value="12.60992" calcext:value-type="float">
            <text:p>12.609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2962963" calcext:value-type="float">
            <text:p>0.02962963</text:p>
          </table:table-cell>
          <table:table-cell office:value-type="float" office:value="11.78963" calcext:value-type="float">
            <text:p>11.78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67574" calcext:value-type="float">
            <text:p>0.02267574</text:p>
          </table:table-cell>
          <table:table-cell office:value-type="float" office:value="9.968821" calcext:value-type="float">
            <text:p>9.968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15723" calcext:value-type="float">
            <text:p>0.02515723</text:p>
          </table:table-cell>
          <table:table-cell office:value-type="float" office:value="13.381761" calcext:value-type="float">
            <text:p>13.38176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0.02314815" calcext:value-type="float">
            <text:p>0.02314815</text:p>
          </table:table-cell>
          <table:table-cell office:value-type="float" office:value="10.885995" calcext:value-type="float">
            <text:p>10.8859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421308" calcext:value-type="float">
            <text:p>0.02421308</text:p>
          </table:table-cell>
          <table:table-cell office:value-type="float" office:value="9.995157" calcext:value-type="float">
            <text:p>9.995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7732" calcext:value-type="float">
            <text:p>0.0257732</text:p>
          </table:table-cell>
          <table:table-cell office:value-type="float" office:value="11.298325" calcext:value-type="float">
            <text:p>11.298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42912" calcext:value-type="float">
            <text:p>0.02542912</text:p>
          </table:table-cell>
          <table:table-cell office:value-type="float" office:value="12.603306" calcext:value-type="float">
            <text:p>12.60330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0.02380952" calcext:value-type="float">
            <text:p>0.02380952</text:p>
          </table:table-cell>
          <table:table-cell office:value-type="float" office:value="10.455358" calcext:value-type="float">
            <text:p>10.455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75248" calcext:value-type="float">
            <text:p>0.02475248</text:p>
          </table:table-cell>
          <table:table-cell office:value-type="float" office:value="12.030941" calcext:value-type="float">
            <text:p>12.0309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2541296" calcext:value-type="float">
            <text:p>0.02541296</text:p>
          </table:table-cell>
          <table:table-cell office:value-type="float" office:value="13.28399" calcext:value-type="float">
            <text:p>13.2839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.0280112" calcext:value-type="float">
            <text:p>0.0280112</text:p>
          </table:table-cell>
          <table:table-cell office:value-type="float" office:value="12.484593" calcext:value-type="float">
            <text:p>12.4845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2682763" calcext:value-type="float">
            <text:p>0.02682763</text:p>
          </table:table-cell>
          <table:table-cell office:value-type="float" office:value="12.254863" calcext:value-type="float">
            <text:p>12.25486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02751032" calcext:value-type="float">
            <text:p>0.02751032</text:p>
          </table:table-cell>
          <table:table-cell office:value-type="float" office:value="12.155434" calcext:value-type="float">
            <text:p>12.1554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2840909" calcext:value-type="float">
            <text:p>0.02840909</text:p>
          </table:table-cell>
          <table:table-cell office:value-type="float" office:value="13.855114" calcext:value-type="float">
            <text:p>13.85511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.02915452" calcext:value-type="float">
            <text:p>0.02915452</text:p>
          </table:table-cell>
          <table:table-cell office:value-type="float" office:value="13.209184" calcext:value-type="float">
            <text:p>13.209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6246" calcext:value-type="float">
            <text:p>0.0256246</text:p>
          </table:table-cell>
          <table:table-cell office:value-type="float" office:value="13.519539" calcext:value-type="float">
            <text:p>13.5195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02463054" calcext:value-type="float">
            <text:p>0.02463054</text:p>
          </table:table-cell>
          <table:table-cell office:value-type="float" office:value="11.765394" calcext:value-type="float">
            <text:p>11.765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21148" calcext:value-type="float">
            <text:p>0.03021148</text:p>
          </table:table-cell>
          <table:table-cell office:value-type="float" office:value="13.889729" calcext:value-type="float">
            <text:p>13.889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79536" calcext:value-type="float">
            <text:p>0.02379536</text:p>
          </table:table-cell>
          <table:table-cell office:value-type="float" office:value="11.959548" calcext:value-type="float">
            <text:p>11.9595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504696" calcext:value-type="float">
            <text:p>0.02504696</text:p>
          </table:table-cell>
          <table:table-cell office:value-type="float" office:value="10.872887" calcext:value-type="float">
            <text:p>10.8728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02538071" calcext:value-type="float">
            <text:p>0.02538071</text:p>
          </table:table-cell>
          <table:table-cell office:value-type="float" office:value="11.746193" calcext:value-type="float">
            <text:p>11.74619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02392345" calcext:value-type="float">
            <text:p>0.02392345</text:p>
          </table:table-cell>
          <table:table-cell office:value-type="float" office:value="12.801435" calcext:value-type="float">
            <text:p>12.8014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2552648" calcext:value-type="float">
            <text:p>0.02552648</text:p>
          </table:table-cell>
          <table:table-cell office:value-type="float" office:value="13.4875555" calcext:value-type="float">
            <text:p>13.487555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2150538" calcext:value-type="float">
            <text:p>0.02150538</text:p>
          </table:table-cell>
          <table:table-cell office:value-type="float" office:value="10.926882" calcext:value-type="float">
            <text:p>10.926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8139" calcext:value-type="float">
            <text:p>0.0248139</text:p>
          </table:table-cell>
          <table:table-cell office:value-type="float" office:value="10.790322" calcext:value-type="float">
            <text:p>10.790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4055" calcext:value-type="float">
            <text:p>0.0234055</text:p>
          </table:table-cell>
          <table:table-cell office:value-type="float" office:value="10.844938" calcext:value-type="float">
            <text:p>10.8449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2610966" calcext:value-type="float">
            <text:p>0.02610966</text:p>
          </table:table-cell>
          <table:table-cell office:value-type="float" office:value="10.2956915" calcext:value-type="float">
            <text:p>10.2956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9066" calcext:value-type="float">
            <text:p>0.0249066</text:p>
          </table:table-cell>
          <table:table-cell office:value-type="float" office:value="11.418431" calcext:value-type="float">
            <text:p>11.418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91781" calcext:value-type="float">
            <text:p>0.02191781</text:p>
          </table:table-cell>
          <table:table-cell office:value-type="float" office:value="12.302465" calcext:value-type="float">
            <text:p>12.3024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2316155" calcext:value-type="float">
            <text:p>0.02316155</text:p>
          </table:table-cell>
          <table:table-cell office:value-type="float" office:value="10.740011" calcext:value-type="float">
            <text:p>10.74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40182" calcext:value-type="float">
            <text:p>0.02140182</text:p>
          </table:table-cell>
          <table:table-cell office:value-type="float" office:value="10.907972" calcext:value-type="float">
            <text:p>10.907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82763" calcext:value-type="float">
            <text:p>0.02682763</text:p>
          </table:table-cell>
          <table:table-cell office:value-type="float" office:value="12.487592" calcext:value-type="float">
            <text:p>12.487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06805" calcext:value-type="float">
            <text:p>0.02306805</text:p>
          </table:table-cell>
          <table:table-cell office:value-type="float" office:value="11.546136" calcext:value-type="float">
            <text:p>11.54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12389" calcext:value-type="float">
            <text:p>0.02212389</text:p>
          </table:table-cell>
          <table:table-cell office:value-type="float" office:value="11.674226" calcext:value-type="float">
            <text:p>11.674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75313" calcext:value-type="float">
            <text:p>0.02275313</text:p>
          </table:table-cell>
          <table:table-cell office:value-type="float" office:value="12.2719" calcext:value-type="float">
            <text:p>12.271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.02376708" calcext:value-type="float">
            <text:p>0.02376708</text:p>
          </table:table-cell>
          <table:table-cell office:value-type="float" office:value="13.112894" calcext:value-type="float">
            <text:p>13.112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238388" calcext:value-type="float">
            <text:p>0.02238388</text:p>
          </table:table-cell>
          <table:table-cell office:value-type="float" office:value="10.017907" calcext:value-type="float">
            <text:p>10.017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67184" calcext:value-type="float">
            <text:p>0.02067184</text:p>
          </table:table-cell>
          <table:table-cell office:value-type="float" office:value="10.101809" calcext:value-type="float">
            <text:p>10.10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7917" calcext:value-type="float">
            <text:p>0.0267917</text:p>
          </table:table-cell>
          <table:table-cell office:value-type="float" office:value="14.926992" calcext:value-type="float">
            <text:p>14.92699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02293578" calcext:value-type="float">
            <text:p>0.02293578</text:p>
          </table:table-cell>
          <table:table-cell office:value-type="float" office:value="14.002294" calcext:value-type="float">
            <text:p>14.0022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034588" calcext:value-type="float">
            <text:p>0.02034588</text:p>
          </table:table-cell>
          <table:table-cell office:value-type="float" office:value="11.638861" calcext:value-type="float">
            <text:p>11.63886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.02253521" calcext:value-type="float">
            <text:p>0.02253521</text:p>
          </table:table-cell>
          <table:table-cell office:value-type="float" office:value="12.353803" calcext:value-type="float">
            <text:p>12.35380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0236267" calcext:value-type="float">
            <text:p>0.0236267</text:p>
          </table:table-cell>
          <table:table-cell office:value-type="float" office:value="13.357354" calcext:value-type="float">
            <text:p>13.35735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0.02285714" calcext:value-type="float">
            <text:p>0.02285714</text:p>
          </table:table-cell>
          <table:table-cell office:value-type="float" office:value="12.085714" calcext:value-type="float">
            <text:p>12.0857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02333722" calcext:value-type="float">
            <text:p>0.02333722</text:p>
          </table:table-cell>
          <table:table-cell office:value-type="float" office:value="13.320303" calcext:value-type="float">
            <text:p>13.3203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2785515" calcext:value-type="float">
            <text:p>0.02785515</text:p>
          </table:table-cell>
          <table:table-cell office:value-type="float" office:value="14.293176" calcext:value-type="float">
            <text:p>14.2931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2610966" calcext:value-type="float">
            <text:p>0.02610966</text:p>
          </table:table-cell>
          <table:table-cell office:value-type="float" office:value="14.186684" calcext:value-type="float">
            <text:p>14.18668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.02405292" calcext:value-type="float">
            <text:p>0.02405292</text:p>
          </table:table-cell>
          <table:table-cell office:value-type="float" office:value="14.632591" calcext:value-type="float">
            <text:p>14.63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75629" calcext:value-type="float">
            <text:p>0.02875629</text:p>
          </table:table-cell>
          <table:table-cell office:value-type="float" office:value="16.666428" calcext:value-type="float">
            <text:p>16.666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213106" calcext:value-type="float">
            <text:p>0.0213106</text:p>
          </table:table-cell>
          <table:table-cell office:value-type="float" office:value="10.485882" calcext:value-type="float">
            <text:p>10.485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5591" calcext:value-type="float">
            <text:p>0.0255591</text:p>
          </table:table-cell>
          <table:table-cell office:value-type="float" office:value="14.221725" calcext:value-type="float">
            <text:p>14.221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23142" calcext:value-type="float">
            <text:p>0.02123142</text:p>
          </table:table-cell>
          <table:table-cell office:value-type="float" office:value="11.308387" calcext:value-type="float">
            <text:p>11.308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07025" calcext:value-type="float">
            <text:p>0.02007025</text:p>
          </table:table-cell>
          <table:table-cell office:value-type="float" office:value="10.871551" calcext:value-type="float">
            <text:p>10.871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46041" calcext:value-type="float">
            <text:p>0.02346041</text:p>
          </table:table-cell>
          <table:table-cell office:value-type="float" office:value="12.107918" calcext:value-type="float">
            <text:p>12.10791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.0219539" calcext:value-type="float">
            <text:p>0.0219539</text:p>
          </table:table-cell>
          <table:table-cell office:value-type="float" office:value="14.984083" calcext:value-type="float">
            <text:p>14.98408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.02141328" calcext:value-type="float">
            <text:p>0.02141328</text:p>
          </table:table-cell>
          <table:table-cell office:value-type="float" office:value="10.487687" calcext:value-type="float">
            <text:p>10.487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32196" calcext:value-type="float">
            <text:p>0.02132196</text:p>
          </table:table-cell>
          <table:table-cell office:value-type="float" office:value="11.691897" calcext:value-type="float">
            <text:p>11.691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50985" calcext:value-type="float">
            <text:p>0.02250985</text:p>
          </table:table-cell>
          <table:table-cell office:value-type="float" office:value="12.725943" calcext:value-type="float">
            <text:p>12.725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85714" calcext:value-type="float">
            <text:p>0.02285714</text:p>
          </table:table-cell>
          <table:table-cell office:value-type="float" office:value="14.094857" calcext:value-type="float">
            <text:p>14.09485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.02437538" calcext:value-type="float">
            <text:p>0.02437538</text:p>
          </table:table-cell>
          <table:table-cell office:value-type="float" office:value="16.078611" calcext:value-type="float">
            <text:p>16.07861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0.02179836" calcext:value-type="float">
            <text:p>0.02179836</text:p>
          </table:table-cell>
          <table:table-cell office:value-type="float" office:value="10.298093" calcext:value-type="float">
            <text:p>10.298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20988" calcext:value-type="float">
            <text:p>0.02220988</text:p>
          </table:table-cell>
          <table:table-cell office:value-type="float" office:value="11.472515" calcext:value-type="float">
            <text:p>11.472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42901" calcext:value-type="float">
            <text:p>0.02042901</text:p>
          </table:table-cell>
          <table:table-cell office:value-type="float" office:value="9.9611845" calcext:value-type="float">
            <text:p>9.9611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56555" calcext:value-type="float">
            <text:p>0.02056555</text:p>
          </table:table-cell>
          <table:table-cell office:value-type="float" office:value="12.255527" calcext:value-type="float">
            <text:p>12.255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64066" calcext:value-type="float">
            <text:p>0.02364066</text:p>
          </table:table-cell>
          <table:table-cell office:value-type="float" office:value="14.390662" calcext:value-type="float">
            <text:p>14.3906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02544529" calcext:value-type="float">
            <text:p>0.02544529</text:p>
          </table:table-cell>
          <table:table-cell office:value-type="float" office:value="14.294529" calcext:value-type="float">
            <text:p>14.294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90581" calcext:value-type="float">
            <text:p>0.02190581</text:p>
          </table:table-cell>
          <table:table-cell office:value-type="float" office:value="13.888281" calcext:value-type="float">
            <text:p>13.8882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02331002" calcext:value-type="float">
            <text:p>0.02331002</text:p>
          </table:table-cell>
          <table:table-cell office:value-type="float" office:value="12.02331" calcext:value-type="float">
            <text:p>12.02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0022" calcext:value-type="float">
            <text:p>0.0220022</text:p>
          </table:table-cell>
          <table:table-cell office:value-type="float" office:value="11.622112" calcext:value-type="float">
            <text:p>11.62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92982" calcext:value-type="float">
            <text:p>0.02192982</text:p>
          </table:table-cell>
          <table:table-cell office:value-type="float" office:value="11.933662" calcext:value-type="float">
            <text:p>11.9336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248293" calcext:value-type="float">
            <text:p>0.0248293</text:p>
          </table:table-cell>
          <table:table-cell office:value-type="float" office:value="13.90689" calcext:value-type="float">
            <text:p>13.90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2114165" calcext:value-type="float">
            <text:p>0.02114165</text:p>
          </table:table-cell>
          <table:table-cell office:value-type="float" office:value="13.1030655" calcext:value-type="float">
            <text:p>13.10306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0203666" calcext:value-type="float">
            <text:p>0.0203666</text:p>
          </table:table-cell>
          <table:table-cell office:value-type="float" office:value="13.480652" calcext:value-type="float">
            <text:p>13.4806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01830664" calcext:value-type="float">
            <text:p>0.01830664</text:p>
          </table:table-cell>
          <table:table-cell office:value-type="float" office:value="10.163386" calcext:value-type="float">
            <text:p>10.163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66116" calcext:value-type="float">
            <text:p>0.02066116</text:p>
          </table:table-cell>
          <table:table-cell office:value-type="float" office:value="12.266012" calcext:value-type="float">
            <text:p>12.26601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02021223" calcext:value-type="float">
            <text:p>0.02021223</text:p>
          </table:table-cell>
          <table:table-cell office:value-type="float" office:value="11.235473" calcext:value-type="float">
            <text:p>11.235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07025" calcext:value-type="float">
            <text:p>0.02007025</text:p>
          </table:table-cell>
          <table:table-cell office:value-type="float" office:value="9.96588" calcext:value-type="float">
            <text:p>9.96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89864" calcext:value-type="float">
            <text:p>0.02089864</text:p>
          </table:table-cell>
          <table:table-cell office:value-type="float" office:value="13.064786" calcext:value-type="float">
            <text:p>13.06478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02140182" calcext:value-type="float">
            <text:p>0.02140182</text:p>
          </table:table-cell>
          <table:table-cell office:value-type="float" office:value="13.106474" calcext:value-type="float">
            <text:p>13.106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58864" calcext:value-type="float">
            <text:p>0.01958864</text:p>
          </table:table-cell>
          <table:table-cell office:value-type="float" office:value="10.4872675" calcext:value-type="float">
            <text:p>10.48726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1876173" calcext:value-type="float">
            <text:p>0.01876173</text:p>
          </table:table-cell>
          <table:table-cell office:value-type="float" office:value="10.125704" calcext:value-type="float">
            <text:p>10.125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29571" calcext:value-type="float">
            <text:p>0.01929571</text:p>
          </table:table-cell>
          <table:table-cell office:value-type="float" office:value="11.291847" calcext:value-type="float">
            <text:p>11.29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9753" calcext:value-type="float">
            <text:p>0.0229753</text:p>
          </table:table-cell>
          <table:table-cell office:value-type="float" office:value="11.002297" calcext:value-type="float">
            <text:p>11.002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32367" calcext:value-type="float">
            <text:p>0.01932367</text:p>
          </table:table-cell>
          <table:table-cell office:value-type="float" office:value="12.834299" calcext:value-type="float">
            <text:p>12.83429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.02072539" calcext:value-type="float">
            <text:p>0.02072539</text:p>
          </table:table-cell>
          <table:table-cell office:value-type="float" office:value="9.672539" calcext:value-type="float">
            <text:p>9.672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25398" calcext:value-type="float">
            <text:p>0.02125398</text:p>
          </table:table-cell>
          <table:table-cell office:value-type="float" office:value="13.294899" calcext:value-type="float">
            <text:p>13.294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14815" calcext:value-type="float">
            <text:p>0.02314815</text:p>
          </table:table-cell>
          <table:table-cell office:value-type="float" office:value="13.771991" calcext:value-type="float">
            <text:p>13.771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40264" calcext:value-type="float">
            <text:p>0.02640264</text:p>
          </table:table-cell>
          <table:table-cell office:value-type="float" office:value="15.176238" calcext:value-type="float">
            <text:p>15.176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931434" calcext:value-type="float">
            <text:p>0.01931434</text:p>
          </table:table-cell>
          <table:table-cell office:value-type="float" office:value="12.9155" calcext:value-type="float">
            <text:p>12.91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9435" calcext:value-type="float">
            <text:p>11.94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01833181" calcext:value-type="float">
            <text:p>0.01833181</text:p>
          </table:table-cell>
          <table:table-cell office:value-type="float" office:value="12.231439" calcext:value-type="float">
            <text:p>12.231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76988" calcext:value-type="float">
            <text:p>0.01776988</text:p>
          </table:table-cell>
          <table:table-cell office:value-type="float" office:value="10.581075" calcext:value-type="float">
            <text:p>10.581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936108" calcext:value-type="float">
            <text:p>0.01936108</text:p>
          </table:table-cell>
          <table:table-cell office:value-type="float" office:value="10.732817" calcext:value-type="float">
            <text:p>10.732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80083" calcext:value-type="float">
            <text:p>0.02080083</text:p>
          </table:table-cell>
          <table:table-cell office:value-type="float" office:value="13.581384" calcext:value-type="float">
            <text:p>13.58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5701" calcext:value-type="float">
            <text:p>0.0185701</text:p>
          </table:table-cell>
          <table:table-cell office:value-type="float" office:value="11.220056" calcext:value-type="float">
            <text:p>11.22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53388" calcext:value-type="float">
            <text:p>0.02053388</text:p>
          </table:table-cell>
          <table:table-cell office:value-type="float" office:value="11.752566" calcext:value-type="float">
            <text:p>11.752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42901" calcext:value-type="float">
            <text:p>0.02042901</text:p>
          </table:table-cell>
          <table:table-cell office:value-type="float" office:value="11.172626" calcext:value-type="float">
            <text:p>11.1726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01908397" calcext:value-type="float">
            <text:p>0.01908397</text:p>
          </table:table-cell>
          <table:table-cell office:value-type="float" office:value="13.076336" calcext:value-type="float">
            <text:p>13.076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2218525" calcext:value-type="float">
            <text:p>0.02218525</text:p>
          </table:table-cell>
          <table:table-cell office:value-type="float" office:value="13.364392" calcext:value-type="float">
            <text:p>13.3643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2070393" calcext:value-type="float">
            <text:p>0.02070393</text:p>
          </table:table-cell>
          <table:table-cell office:value-type="float" office:value="13.425983" calcext:value-type="float">
            <text:p>13.42598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01931434" calcext:value-type="float">
            <text:p>0.01931434</text:p>
          </table:table-cell>
          <table:table-cell office:value-type="float" office:value="13.353935" calcext:value-type="float">
            <text:p>13.353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34862" calcext:value-type="float">
            <text:p>0.01834862</text:p>
          </table:table-cell>
          <table:table-cell office:value-type="float" office:value="10.560092" calcext:value-type="float">
            <text:p>10.560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85903" calcext:value-type="float">
            <text:p>0.01885903</text:p>
          </table:table-cell>
          <table:table-cell office:value-type="float" office:value="11.133899" calcext:value-type="float">
            <text:p>11.1338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011061" calcext:value-type="float">
            <text:p>0.02011061</text:p>
          </table:table-cell>
          <table:table-cell office:value-type="float" office:value="11.756159" calcext:value-type="float">
            <text:p>11.75615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02037697" calcext:value-type="float">
            <text:p>0.02037697</text:p>
          </table:table-cell>
          <table:table-cell office:value-type="float" office:value="11.949058" calcext:value-type="float">
            <text:p>11.949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05669" calcext:value-type="float">
            <text:p>0.01905669</text:p>
          </table:table-cell>
          <table:table-cell office:value-type="float" office:value="11.902334" calcext:value-type="float">
            <text:p>11.902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05054" calcext:value-type="float">
            <text:p>0.01805054</text:p>
          </table:table-cell>
          <table:table-cell office:value-type="float" office:value="12.336191" calcext:value-type="float">
            <text:p>12.33619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02227172" calcext:value-type="float">
            <text:p>0.02227172</text:p>
          </table:table-cell>
          <table:table-cell office:value-type="float" office:value="12.9226055" calcext:value-type="float">
            <text:p>12.9226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28398" calcext:value-type="float">
            <text:p>0.02028398</text:p>
          </table:table-cell>
          <table:table-cell office:value-type="float" office:value="13.399594" calcext:value-type="float">
            <text:p>13.399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80083" calcext:value-type="float">
            <text:p>0.02080083</text:p>
          </table:table-cell>
          <table:table-cell office:value-type="float" office:value="11.7035885" calcext:value-type="float">
            <text:p>11.70358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2114165" calcext:value-type="float">
            <text:p>0.02114165</text:p>
          </table:table-cell>
          <table:table-cell office:value-type="float" office:value="12.985201" calcext:value-type="float">
            <text:p>12.985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87683" calcext:value-type="float">
            <text:p>0.02087683</text:p>
          </table:table-cell>
          <table:table-cell office:value-type="float" office:value="13.316284" calcext:value-type="float">
            <text:p>13.316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25855" calcext:value-type="float">
            <text:p>0.01925855</text:p>
          </table:table-cell>
          <table:table-cell office:value-type="float" office:value="12.453057" calcext:value-type="float">
            <text:p>12.453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25626" calcext:value-type="float">
            <text:p>0.01725626</text:p>
          </table:table-cell>
          <table:table-cell office:value-type="float" office:value="9.811907" calcext:value-type="float">
            <text:p>9.811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27318" calcext:value-type="float">
            <text:p>0.01827318</text:p>
          </table:table-cell>
          <table:table-cell office:value-type="float" office:value="11.069438" calcext:value-type="float">
            <text:p>11.069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48131" calcext:value-type="float">
            <text:p>0.02048131</text:p>
          </table:table-cell>
          <table:table-cell office:value-type="float" office:value="12.07322" calcext:value-type="float">
            <text:p>12.07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8731" calcext:value-type="float">
            <text:p>0.0178731</text:p>
          </table:table-cell>
          <table:table-cell office:value-type="float" office:value="12.243968" calcext:value-type="float">
            <text:p>12.24396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0165426" calcext:value-type="float">
            <text:p>0.0165426</text:p>
          </table:table-cell>
          <table:table-cell office:value-type="float" office:value="13.881721" calcext:value-type="float">
            <text:p>13.88172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0.01893043" calcext:value-type="float">
            <text:p>0.01893043</text:p>
          </table:table-cell>
          <table:table-cell office:value-type="float" office:value="12.467109" calcext:value-type="float">
            <text:p>12.467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851852" calcext:value-type="float">
            <text:p>0.01851852</text:p>
          </table:table-cell>
          <table:table-cell office:value-type="float" office:value="11.284722" calcext:value-type="float">
            <text:p>11.284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89466" calcext:value-type="float">
            <text:p>0.01889466</text:p>
          </table:table-cell>
          <table:table-cell office:value-type="float" office:value="11.541332" calcext:value-type="float">
            <text:p>11.541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66542" calcext:value-type="float">
            <text:p>0.01866542</text:p>
          </table:table-cell>
          <table:table-cell office:value-type="float" office:value="12.461036" calcext:value-type="float">
            <text:p>12.46103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0.0212427" calcext:value-type="float">
            <text:p>0.0212427</text:p>
          </table:table-cell>
          <table:table-cell office:value-type="float" office:value="12.667021" calcext:value-type="float">
            <text:p>12.6670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0166044" calcext:value-type="float">
            <text:p>0.0166044</text:p>
          </table:table-cell>
          <table:table-cell office:value-type="float" office:value="11.737651" calcext:value-type="float">
            <text:p>11.737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15283" calcext:value-type="float">
            <text:p>0.02115283</text:p>
          </table:table-cell>
          <table:table-cell office:value-type="float" office:value="15.204124" calcext:value-type="float">
            <text:p>15.20412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0.01860465" calcext:value-type="float">
            <text:p>0.01860465</text:p>
          </table:table-cell>
          <table:table-cell office:value-type="float" office:value="11.346976" calcext:value-type="float">
            <text:p>11.346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71783" calcext:value-type="float">
            <text:p>0.01871783</text:p>
          </table:table-cell>
          <table:table-cell office:value-type="float" office:value="12.682733" calcext:value-type="float">
            <text:p>12.682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93722" calcext:value-type="float">
            <text:p>0.01793722</text:p>
          </table:table-cell>
          <table:table-cell office:value-type="float" office:value="11.8026905" calcext:value-type="float">
            <text:p>11.8026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1879699" calcext:value-type="float">
            <text:p>0.01879699</text:p>
          </table:table-cell>
          <table:table-cell office:value-type="float" office:value="12.112312" calcext:value-type="float">
            <text:p>12.112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22653" calcext:value-type="float">
            <text:p>0.01722653</text:p>
          </table:table-cell>
          <table:table-cell office:value-type="float" office:value="11.653747" calcext:value-type="float">
            <text:p>11.6537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01768347" calcext:value-type="float">
            <text:p>0.01768347</text:p>
          </table:table-cell>
          <table:table-cell office:value-type="float" office:value="12.312555" calcext:value-type="float">
            <text:p>12.312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54443" calcext:value-type="float">
            <text:p>0.02054443</text:p>
          </table:table-cell>
          <table:table-cell office:value-type="float" office:value="11.723164" calcext:value-type="float">
            <text:p>11.723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596" calcext:value-type="float">
            <text:p>0.018596</text:p>
          </table:table-cell>
          <table:table-cell office:value-type="float" office:value="13.266852" calcext:value-type="float">
            <text:p>13.266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66542" calcext:value-type="float">
            <text:p>0.01866542</text:p>
          </table:table-cell>
          <table:table-cell office:value-type="float" office:value="12.334111" calcext:value-type="float">
            <text:p>12.3341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01846722" calcext:value-type="float">
            <text:p>0.01846722</text:p>
          </table:table-cell>
          <table:table-cell office:value-type="float" office:value="12.604801" calcext:value-type="float">
            <text:p>12.60480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01961746" calcext:value-type="float">
            <text:p>0.01961746</text:p>
          </table:table-cell>
          <table:table-cell office:value-type="float" office:value="13.5958805" calcext:value-type="float">
            <text:p>13.59588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02114165" calcext:value-type="float">
            <text:p>0.02114165</text:p>
          </table:table-cell>
          <table:table-cell office:value-type="float" office:value="15.949789" calcext:value-type="float">
            <text:p>15.94978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01889466" calcext:value-type="float">
            <text:p>0.01889466</text:p>
          </table:table-cell>
          <table:table-cell office:value-type="float" office:value="14.142654" calcext:value-type="float">
            <text:p>14.14265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.01747488" calcext:value-type="float">
            <text:p>0.01747488</text:p>
          </table:table-cell>
          <table:table-cell office:value-type="float" office:value="13.3045" calcext:value-type="float">
            <text:p>13.304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0.01761339" calcext:value-type="float">
            <text:p>0.01761339</text:p>
          </table:table-cell>
          <table:table-cell office:value-type="float" office:value="13.102598" calcext:value-type="float">
            <text:p>13.102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01281" calcext:value-type="float">
            <text:p>0.01601281</text:p>
          </table:table-cell>
          <table:table-cell office:value-type="float" office:value="12.005605" calcext:value-type="float">
            <text:p>12.005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34236" calcext:value-type="float">
            <text:p>0.01934236</text:p>
          </table:table-cell>
          <table:table-cell office:value-type="float" office:value="14.458414" calcext:value-type="float">
            <text:p>14.4584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1971414" calcext:value-type="float">
            <text:p>0.01971414</text:p>
          </table:table-cell>
          <table:table-cell office:value-type="float" office:value="14.605717" calcext:value-type="float">
            <text:p>14.6057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01766004" calcext:value-type="float">
            <text:p>0.01766004</text:p>
          </table:table-cell>
          <table:table-cell office:value-type="float" office:value="12.750111" calcext:value-type="float">
            <text:p>12.7501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01706485" calcext:value-type="float">
            <text:p>0.01706485</text:p>
          </table:table-cell>
          <table:table-cell office:value-type="float" office:value="12.240614" calcext:value-type="float">
            <text:p>12.2406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1682086" calcext:value-type="float">
            <text:p>0.01682086</text:p>
          </table:table-cell>
          <table:table-cell office:value-type="float" office:value="11.054667" calcext:value-type="float">
            <text:p>11.05466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.01814059" calcext:value-type="float">
            <text:p>0.01814059</text:p>
          </table:table-cell>
          <table:table-cell office:value-type="float" office:value="12.2952385" calcext:value-type="float">
            <text:p>12.2952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596" calcext:value-type="float">
            <text:p>0.018596</text:p>
          </table:table-cell>
          <table:table-cell office:value-type="float" office:value="13.350534" calcext:value-type="float">
            <text:p>13.350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07942" calcext:value-type="float">
            <text:p>0.01707942</text:p>
          </table:table-cell>
          <table:table-cell office:value-type="float" office:value="12.688727" calcext:value-type="float">
            <text:p>12.68872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01721911" calcext:value-type="float">
            <text:p>0.01721911</text:p>
          </table:table-cell>
          <table:table-cell office:value-type="float" office:value="13.416272" calcext:value-type="float">
            <text:p>13.416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32341" calcext:value-type="float">
            <text:p>0.01832341</text:p>
          </table:table-cell>
          <table:table-cell office:value-type="float" office:value="13.084745" calcext:value-type="float">
            <text:p>13.084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47446" calcext:value-type="float">
            <text:p>0.01647446</text:p>
          </table:table-cell>
          <table:table-cell office:value-type="float" office:value="10.974464" calcext:value-type="float">
            <text:p>10.97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78816" calcext:value-type="float">
            <text:p>0.01878816</text:p>
          </table:table-cell>
          <table:table-cell office:value-type="float" office:value="14.490841" calcext:value-type="float">
            <text:p>14.4908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01575423" calcext:value-type="float">
            <text:p>0.01575423</text:p>
          </table:table-cell>
          <table:table-cell office:value-type="float" office:value="11.852304" calcext:value-type="float">
            <text:p>11.85230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0.01821494" calcext:value-type="float">
            <text:p>0.01821494</text:p>
          </table:table-cell>
          <table:table-cell office:value-type="float" office:value="13.578779" calcext:value-type="float">
            <text:p>13.578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3908" calcext:value-type="float">
            <text:p>0.0183908</text:p>
          </table:table-cell>
          <table:table-cell office:value-type="float" office:value="14.664827" calcext:value-type="float">
            <text:p>14.6648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602564" calcext:value-type="float">
            <text:p>0.01602564</text:p>
          </table:table-cell>
          <table:table-cell office:value-type="float" office:value="11.95593" calcext:value-type="float">
            <text:p>11.95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07071" calcext:value-type="float">
            <text:p>0.01607071</text:p>
          </table:table-cell>
          <table:table-cell office:value-type="float" office:value="11.516673" calcext:value-type="float">
            <text:p>11.516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69473" calcext:value-type="float">
            <text:p>0.01969473</text:p>
          </table:table-cell>
          <table:table-cell office:value-type="float" office:value="13.276218" calcext:value-type="float">
            <text:p>13.2762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1694915" calcext:value-type="float">
            <text:p>0.01694915</text:p>
          </table:table-cell>
          <table:table-cell office:value-type="float" office:value="13.452966" calcext:value-type="float">
            <text:p>13.452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78239" calcext:value-type="float">
            <text:p>0.01978239</text:p>
          </table:table-cell>
          <table:table-cell office:value-type="float" office:value="14.591989" calcext:value-type="float">
            <text:p>14.59198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01682086" calcext:value-type="float">
            <text:p>0.01682086</text:p>
          </table:table-cell>
          <table:table-cell office:value-type="float" office:value="12.233809" calcext:value-type="float">
            <text:p>12.2338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1766784" calcext:value-type="float">
            <text:p>0.01766784</text:p>
          </table:table-cell>
          <table:table-cell office:value-type="float" office:value="13.02076" calcext:value-type="float">
            <text:p>13.020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650165" calcext:value-type="float">
            <text:p>0.01650165</text:p>
          </table:table-cell>
          <table:table-cell office:value-type="float" office:value="9.97896" calcext:value-type="float">
            <text:p>9.97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10954" calcext:value-type="float">
            <text:p>0.01610954</text:p>
          </table:table-cell>
          <table:table-cell office:value-type="float" office:value="10.8509865" calcext:value-type="float">
            <text:p>10.8509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51314" calcext:value-type="float">
            <text:p>0.01751314</text:p>
          </table:table-cell>
          <table:table-cell office:value-type="float" office:value="12.731611" calcext:value-type="float">
            <text:p>12.731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63202" calcext:value-type="float">
            <text:p>0.01663202</text:p>
          </table:table-cell>
          <table:table-cell office:value-type="float" office:value="11.721414" calcext:value-type="float">
            <text:p>11.721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52848" calcext:value-type="float">
            <text:p>0.01752848</text:p>
          </table:table-cell>
          <table:table-cell office:value-type="float" office:value="10.438212" calcext:value-type="float">
            <text:p>10.4382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.01866542" calcext:value-type="float">
            <text:p>0.01866542</text:p>
          </table:table-cell>
          <table:table-cell office:value-type="float" office:value="13.488567" calcext:value-type="float">
            <text:p>13.488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38462" calcext:value-type="float">
            <text:p>0.01538462</text:p>
          </table:table-cell>
          <table:table-cell office:value-type="float" office:value="9.692693" calcext:value-type="float">
            <text:p>9.692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15706" calcext:value-type="float">
            <text:p>0.01815706</text:p>
          </table:table-cell>
          <table:table-cell office:value-type="float" office:value="15.048116" calcext:value-type="float">
            <text:p>15.0481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.0156128" calcext:value-type="float">
            <text:p>0.0156128</text:p>
          </table:table-cell>
          <table:table-cell office:value-type="float" office:value="11.651444" calcext:value-type="float">
            <text:p>11.6514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1788909" calcext:value-type="float">
            <text:p>0.01788909</text:p>
          </table:table-cell>
          <table:table-cell office:value-type="float" office:value="14.811717" calcext:value-type="float">
            <text:p>14.81171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0172637" calcext:value-type="float">
            <text:p>0.0172637</text:p>
          </table:table-cell>
          <table:table-cell office:value-type="float" office:value="12.299525" calcext:value-type="float">
            <text:p>12.299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53617" calcext:value-type="float">
            <text:p>0.01753617</text:p>
          </table:table-cell>
          <table:table-cell office:value-type="float" office:value="13.874178" calcext:value-type="float">
            <text:p>13.87417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0.01814059" calcext:value-type="float">
            <text:p>0.01814059</text:p>
          </table:table-cell>
          <table:table-cell office:value-type="float" office:value="13.152835" calcext:value-type="float">
            <text:p>13.1528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154679" calcext:value-type="float">
            <text:p>0.0154679</text:p>
          </table:table-cell>
          <table:table-cell office:value-type="float" office:value="9.933875" calcext:value-type="float">
            <text:p>9.93387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0.01594261" calcext:value-type="float">
            <text:p>0.01594261</text:p>
          </table:table-cell>
          <table:table-cell office:value-type="float" office:value="12.144679" calcext:value-type="float">
            <text:p>12.144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69859" calcext:value-type="float">
            <text:p>0.01569859</text:p>
          </table:table-cell>
          <table:table-cell office:value-type="float" office:value="14.394427" calcext:value-type="float">
            <text:p>14.39442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01589194" calcext:value-type="float">
            <text:p>0.01589194</text:p>
          </table:table-cell>
          <table:table-cell office:value-type="float" office:value="12.46762" calcext:value-type="float">
            <text:p>12.467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1778568" calcext:value-type="float">
            <text:p>0.01778568</text:p>
          </table:table-cell>
          <table:table-cell office:value-type="float" office:value="11.0382395" calcext:value-type="float">
            <text:p>11.0382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76173" calcext:value-type="float">
            <text:p>0.01876173</text:p>
          </table:table-cell>
          <table:table-cell office:value-type="float" office:value="14.687617" calcext:value-type="float">
            <text:p>14.6876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1774623" calcext:value-type="float">
            <text:p>0.01774623</text:p>
          </table:table-cell>
          <table:table-cell office:value-type="float" office:value="14.657054" calcext:value-type="float">
            <text:p>14.6570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1774623" calcext:value-type="float">
            <text:p>0.01774623</text:p>
          </table:table-cell>
          <table:table-cell office:value-type="float" office:value="12.255102" calcext:value-type="float">
            <text:p>12.255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18182" calcext:value-type="float">
            <text:p>0.01818182</text:p>
          </table:table-cell>
          <table:table-cell office:value-type="float" office:value="15.278182" calcext:value-type="float">
            <text:p>15.27818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01575423" calcext:value-type="float">
            <text:p>0.01575423</text:p>
          </table:table-cell>
          <table:table-cell office:value-type="float" office:value="13.50059" calcext:value-type="float">
            <text:p>13.500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1761339" calcext:value-type="float">
            <text:p>0.01761339</text:p>
          </table:table-cell>
          <table:table-cell office:value-type="float" office:value="14.767943" calcext:value-type="float">
            <text:p>14.7679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1688476" calcext:value-type="float">
            <text:p>0.01688476</text:p>
          </table:table-cell>
          <table:table-cell office:value-type="float" office:value="11.222034" calcext:value-type="float">
            <text:p>11.22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88909" calcext:value-type="float">
            <text:p>0.01788909</text:p>
          </table:table-cell>
          <table:table-cell office:value-type="float" office:value="13.711091" calcext:value-type="float">
            <text:p>13.71109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.01949318" calcext:value-type="float">
            <text:p>0.01949318</text:p>
          </table:table-cell>
          <table:table-cell office:value-type="float" office:value="14.42349" calcext:value-type="float">
            <text:p>14.42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74803" calcext:value-type="float">
            <text:p>0.01574803</text:p>
          </table:table-cell>
          <table:table-cell office:value-type="float" office:value="14.284646" calcext:value-type="float">
            <text:p>14.284646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0.01639344" calcext:value-type="float">
            <text:p>0.01639344</text:p>
          </table:table-cell>
          <table:table-cell office:value-type="float" office:value="11.706557" calcext:value-type="float">
            <text:p>11.7065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01665973" calcext:value-type="float">
            <text:p>0.01665973</text:p>
          </table:table-cell>
          <table:table-cell office:value-type="float" office:value="13.340692" calcext:value-type="float">
            <text:p>13.340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7547" calcext:value-type="float">
            <text:p>0.0147547</text:p>
          </table:table-cell>
          <table:table-cell office:value-type="float" office:value="12.711177" calcext:value-type="float">
            <text:p>12.7111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1542615" calcext:value-type="float">
            <text:p>0.01542615</text:p>
          </table:table-cell>
          <table:table-cell office:value-type="float" office:value="11.91477" calcext:value-type="float">
            <text:p>11.914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0.01640016" calcext:value-type="float">
            <text:p>0.01640016</text:p>
          </table:table-cell>
          <table:table-cell office:value-type="float" office:value="11.697417" calcext:value-type="float">
            <text:p>11.697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03849" calcext:value-type="float">
            <text:p>0.01603849</text:p>
          </table:table-cell>
          <table:table-cell office:value-type="float" office:value="14.808741" calcext:value-type="float">
            <text:p>14.80874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0.01537279" calcext:value-type="float">
            <text:p>0.01537279</text:p>
          </table:table-cell>
          <table:table-cell office:value-type="float" office:value="11.569562" calcext:value-type="float">
            <text:p>11.569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05975" calcext:value-type="float">
            <text:p>0.01405975</text:p>
          </table:table-cell>
          <table:table-cell office:value-type="float" office:value="9.405975" calcext:value-type="float">
            <text:p>9.405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12.3548" calcext:value-type="float">
            <text:p>12.3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92918" calcext:value-type="float">
            <text:p>0.01792918</text:p>
          </table:table-cell>
          <table:table-cell office:value-type="float" office:value="14.779023" calcext:value-type="float">
            <text:p>14.7790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1566784" calcext:value-type="float">
            <text:p>0.01566784</text:p>
          </table:table-cell>
          <table:table-cell office:value-type="float" office:value="11.452801" calcext:value-type="float">
            <text:p>11.452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98514" calcext:value-type="float">
            <text:p>0.01698514</text:p>
          </table:table-cell>
          <table:table-cell office:value-type="float" office:value="13.21656" calcext:value-type="float">
            <text:p>13.2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99235" calcext:value-type="float">
            <text:p>0.01699235</text:p>
          </table:table-cell>
          <table:table-cell office:value-type="float" office:value="14.173747" calcext:value-type="float">
            <text:p>14.17374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.01495327" calcext:value-type="float">
            <text:p>0.01495327</text:p>
          </table:table-cell>
          <table:table-cell office:value-type="float" office:value="11.26729" calcext:value-type="float">
            <text:p>11.2672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.01688476" calcext:value-type="float">
            <text:p>0.01688476</text:p>
          </table:table-cell>
          <table:table-cell office:value-type="float" office:value="12.336851" calcext:value-type="float">
            <text:p>12.336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96648" calcext:value-type="float">
            <text:p>0.01396648</text:p>
          </table:table-cell>
          <table:table-cell office:value-type="float" office:value="11.0314245" calcext:value-type="float">
            <text:p>11.0314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97006" calcext:value-type="float">
            <text:p>0.01497006</text:p>
          </table:table-cell>
          <table:table-cell office:value-type="float" office:value="10.489146" calcext:value-type="float">
            <text:p>10.489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30615" calcext:value-type="float">
            <text:p>0.01430615</text:p>
          </table:table-cell>
          <table:table-cell office:value-type="float" office:value="12.541845" calcext:value-type="float">
            <text:p>12.5418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01502065" calcext:value-type="float">
            <text:p>0.01502065</text:p>
          </table:table-cell>
          <table:table-cell office:value-type="float" office:value="10.283139" calcext:value-type="float">
            <text:p>10.283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96648" calcext:value-type="float">
            <text:p>0.01396648</text:p>
          </table:table-cell>
          <table:table-cell office:value-type="float" office:value="12.080656" calcext:value-type="float">
            <text:p>12.08065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0.01570475" calcext:value-type="float">
            <text:p>0.01570475</text:p>
          </table:table-cell>
          <table:table-cell office:value-type="float" office:value="15.281115" calcext:value-type="float">
            <text:p>15.28111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0.01431127" calcext:value-type="float">
            <text:p>0.01431127</text:p>
          </table:table-cell>
          <table:table-cell office:value-type="float" office:value="11.120572" calcext:value-type="float">
            <text:p>11.1205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01641362" calcext:value-type="float">
            <text:p>0.01641362</text:p>
          </table:table-cell>
          <table:table-cell office:value-type="float" office:value="13.218712" calcext:value-type="float">
            <text:p>13.21871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.01589825" calcext:value-type="float">
            <text:p>0.01589825</text:p>
          </table:table-cell>
          <table:table-cell office:value-type="float" office:value="10.852146" calcext:value-type="float">
            <text:p>10.852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36098" calcext:value-type="float">
            <text:p>0.01536098</text:p>
          </table:table-cell>
          <table:table-cell office:value-type="float" office:value="11.5261135" calcext:value-type="float">
            <text:p>11.52611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.01449275" calcext:value-type="float">
            <text:p>0.01449275</text:p>
          </table:table-cell>
          <table:table-cell office:value-type="float" office:value="11.840942" calcext:value-type="float">
            <text:p>11.8409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01819009" calcext:value-type="float">
            <text:p>0.01819009</text:p>
          </table:table-cell>
          <table:table-cell office:value-type="float" office:value="14.412005" calcext:value-type="float">
            <text:p>14.41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41426" calcext:value-type="float">
            <text:p>0.01541426</text:p>
          </table:table-cell>
          <table:table-cell office:value-type="float" office:value="13.137958" calcext:value-type="float">
            <text:p>13.137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13432" calcext:value-type="float">
            <text:p>0.01513432</text:p>
          </table:table-cell>
          <table:table-cell office:value-type="float" office:value="12.528566" calcext:value-type="float">
            <text:p>12.5285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1420455" calcext:value-type="float">
            <text:p>0.01420455</text:p>
          </table:table-cell>
          <table:table-cell office:value-type="float" office:value="12.785867" calcext:value-type="float">
            <text:p>12.78586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0.01508296" calcext:value-type="float">
            <text:p>0.01508296</text:p>
          </table:table-cell>
          <table:table-cell office:value-type="float" office:value="10.858974" calcext:value-type="float">
            <text:p>10.858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57026" calcext:value-type="float">
            <text:p>0.01557026</text:p>
          </table:table-cell>
          <table:table-cell office:value-type="float" office:value="11.614246" calcext:value-type="float">
            <text:p>11.614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27339" calcext:value-type="float">
            <text:p>0.01627339</text:p>
          </table:table-cell>
          <table:table-cell office:value-type="float" office:value="12.9048" calcext:value-type="float">
            <text:p>12.9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4875" calcext:value-type="float">
            <text:p>0.0144875</text:p>
          </table:table-cell>
          <table:table-cell office:value-type="float" office:value="11.954365" calcext:value-type="float">
            <text:p>11.954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98514" calcext:value-type="float">
            <text:p>0.01698514</text:p>
          </table:table-cell>
          <table:table-cell office:value-type="float" office:value="16.088324" calcext:value-type="float">
            <text:p>16.0883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1344538" calcext:value-type="float">
            <text:p>0.01344538</text:p>
          </table:table-cell>
          <table:table-cell office:value-type="float" office:value="13.767731" calcext:value-type="float">
            <text:p>13.7677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.01398601" calcext:value-type="float">
            <text:p>0.01398601</text:p>
          </table:table-cell>
          <table:table-cell office:value-type="float" office:value="12.291958" calcext:value-type="float">
            <text:p>12.2919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1594896" calcext:value-type="float">
            <text:p>0.01594896</text:p>
          </table:table-cell>
          <table:table-cell office:value-type="float" office:value="11.478868" calcext:value-type="float">
            <text:p>11.478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31987" calcext:value-type="float">
            <text:p>0.01631987</text:p>
          </table:table-cell>
          <table:table-cell office:value-type="float" office:value="13.528356" calcext:value-type="float">
            <text:p>13.528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63058" calcext:value-type="float">
            <text:p>0.01463058</text:p>
          </table:table-cell>
          <table:table-cell office:value-type="float" office:value="11.526335" calcext:value-type="float">
            <text:p>11.52633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01565558" calcext:value-type="float">
            <text:p>0.01565558</text:p>
          </table:table-cell>
          <table:table-cell office:value-type="float" office:value="12.009002" calcext:value-type="float">
            <text:p>12.009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26025" calcext:value-type="float">
            <text:p>0.01426025</text:p>
          </table:table-cell>
          <table:table-cell office:value-type="float" office:value="12.472727" calcext:value-type="float">
            <text:p>12.472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75516" calcext:value-type="float">
            <text:p>0.01375516</text:p>
          </table:table-cell>
          <table:table-cell office:value-type="float" office:value="12.348693" calcext:value-type="float">
            <text:p>12.348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09434" calcext:value-type="float">
            <text:p>0.01509434</text:p>
          </table:table-cell>
          <table:table-cell office:value-type="float" office:value="11.204151" calcext:value-type="float">
            <text:p>11.204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57313" calcext:value-type="float">
            <text:p>0.01357313</text:p>
          </table:table-cell>
          <table:table-cell office:value-type="float" office:value="11.661011" calcext:value-type="float">
            <text:p>11.66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01922" calcext:value-type="float">
            <text:p>0.01601922</text:p>
          </table:table-cell>
          <table:table-cell office:value-type="float" office:value="15.288346" calcext:value-type="float">
            <text:p>15.28834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0.01338688" calcext:value-type="float">
            <text:p>0.01338688</text:p>
          </table:table-cell>
          <table:table-cell office:value-type="float" office:value="11.842704" calcext:value-type="float">
            <text:p>11.842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95327" calcext:value-type="float">
            <text:p>0.01495327</text:p>
          </table:table-cell>
          <table:table-cell office:value-type="float" office:value="13.673645" calcext:value-type="float">
            <text:p>13.6736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.01371742" calcext:value-type="float">
            <text:p>0.01371742</text:p>
          </table:table-cell>
          <table:table-cell office:value-type="float" office:value="12.985253" calcext:value-type="float">
            <text:p>12.9852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1252348" calcext:value-type="float">
            <text:p>0.01252348</text:p>
          </table:table-cell>
          <table:table-cell office:value-type="float" office:value="10.193801" calcext:value-type="float">
            <text:p>10.1938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1488649" calcext:value-type="float">
            <text:p>0.01488649</text:p>
          </table:table-cell>
          <table:table-cell office:value-type="float" office:value="13.095646" calcext:value-type="float">
            <text:p>13.09564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0.0154321" calcext:value-type="float">
            <text:p>0.0154321</text:p>
          </table:table-cell>
          <table:table-cell office:value-type="float" office:value="13.4367285" calcext:value-type="float">
            <text:p>13.436728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01441441" calcext:value-type="float">
            <text:p>0.01441441</text:p>
          </table:table-cell>
          <table:table-cell office:value-type="float" office:value="10.76" calcext:value-type="float">
            <text:p>10.7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01439885" calcext:value-type="float">
            <text:p>0.01439885</text:p>
          </table:table-cell>
          <table:table-cell office:value-type="float" office:value="10.543917" calcext:value-type="float">
            <text:p>10.543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66276" calcext:value-type="float">
            <text:p>0.01466276</text:p>
          </table:table-cell>
          <table:table-cell office:value-type="float" office:value="13.053519" calcext:value-type="float">
            <text:p>13.053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87416" calcext:value-type="float">
            <text:p>0.01287416</text:p>
          </table:table-cell>
          <table:table-cell office:value-type="float" office:value="12.164789" calcext:value-type="float">
            <text:p>12.164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12767" calcext:value-type="float">
            <text:p>0.01312767</text:p>
          </table:table-cell>
          <table:table-cell office:value-type="float" office:value="13.382671" calcext:value-type="float">
            <text:p>13.38267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0.01690617" calcext:value-type="float">
            <text:p>0.01690617</text:p>
          </table:table-cell>
          <table:table-cell office:value-type="float" office:value="14.325867" calcext:value-type="float">
            <text:p>14.325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68012" calcext:value-type="float">
            <text:p>0.01568012</text:p>
          </table:table-cell>
          <table:table-cell office:value-type="float" office:value="12.769895" calcext:value-type="float">
            <text:p>12.769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96648" calcext:value-type="float">
            <text:p>0.01396648</text:p>
          </table:table-cell>
          <table:table-cell office:value-type="float" office:value="10.8125" calcext:value-type="float">
            <text:p>10.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57195" calcext:value-type="float">
            <text:p>0.01457195</text:p>
          </table:table-cell>
          <table:table-cell office:value-type="float" office:value="13.386521" calcext:value-type="float">
            <text:p>13.3865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01313629" calcext:value-type="float">
            <text:p>0.01313629</text:p>
          </table:table-cell>
          <table:table-cell office:value-type="float" office:value="11.728736" calcext:value-type="float">
            <text:p>11.72873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.01345442" calcext:value-type="float">
            <text:p>0.01345442</text:p>
          </table:table-cell>
          <table:table-cell office:value-type="float" office:value="14.590313" calcext:value-type="float">
            <text:p>14.59031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0.01284522" calcext:value-type="float">
            <text:p>0.01284522</text:p>
          </table:table-cell>
          <table:table-cell office:value-type="float" office:value="11.315671" calcext:value-type="float">
            <text:p>11.315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28904" calcext:value-type="float">
            <text:p>0.01328904</text:p>
          </table:table-cell>
          <table:table-cell office:value-type="float" office:value="12.139867" calcext:value-type="float">
            <text:p>12.1398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231527" calcext:value-type="float">
            <text:p>0.01231527</text:p>
          </table:table-cell>
          <table:table-cell office:value-type="float" office:value="11.358067" calcext:value-type="float">
            <text:p>11.35806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01509434" calcext:value-type="float">
            <text:p>0.01509434</text:p>
          </table:table-cell>
          <table:table-cell office:value-type="float" office:value="13.410566" calcext:value-type="float">
            <text:p>13.410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04325" calcext:value-type="float">
            <text:p>0.01504325</text:p>
          </table:table-cell>
          <table:table-cell office:value-type="float" office:value="12.880782" calcext:value-type="float">
            <text:p>12.88078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01514578" calcext:value-type="float">
            <text:p>0.01514578</text:p>
          </table:table-cell>
          <table:table-cell office:value-type="float" office:value="14.091632" calcext:value-type="float">
            <text:p>14.09163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0.0140007" calcext:value-type="float">
            <text:p>0.0140007</text:p>
          </table:table-cell>
          <table:table-cell office:value-type="float" office:value="11.759538" calcext:value-type="float">
            <text:p>11.759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30656" calcext:value-type="float">
            <text:p>0.01630656</text:p>
          </table:table-cell>
          <table:table-cell office:value-type="float" office:value="14.488381" calcext:value-type="float">
            <text:p>14.488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56134" calcext:value-type="float">
            <text:p>0.01456134</text:p>
          </table:table-cell>
          <table:table-cell office:value-type="float" office:value="12.852567" calcext:value-type="float">
            <text:p>12.852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66813" calcext:value-type="float">
            <text:p>0.01466813</text:p>
          </table:table-cell>
          <table:table-cell office:value-type="float" office:value="12.100476" calcext:value-type="float">
            <text:p>12.1004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01275917" calcext:value-type="float">
            <text:p>0.01275917</text:p>
          </table:table-cell>
          <table:table-cell office:value-type="float" office:value="10.366826" calcext:value-type="float">
            <text:p>10.366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86963" calcext:value-type="float">
            <text:p>0.01386963</text:p>
          </table:table-cell>
          <table:table-cell office:value-type="float" office:value="12.0232315" calcext:value-type="float">
            <text:p>12.0232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79837" calcext:value-type="float">
            <text:p>0.01479837</text:p>
          </table:table-cell>
          <table:table-cell office:value-type="float" office:value="13.113948" calcext:value-type="float">
            <text:p>13.1139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1519757" calcext:value-type="float">
            <text:p>0.01519757</text:p>
          </table:table-cell>
          <table:table-cell office:value-type="float" office:value="13.979484" calcext:value-type="float">
            <text:p>13.979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04988" calcext:value-type="float">
            <text:p>0.01404988</text:p>
          </table:table-cell>
          <table:table-cell office:value-type="float" office:value="15.048823" calcext:value-type="float">
            <text:p>15.04882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.0147547" calcext:value-type="float">
            <text:p>0.0147547</text:p>
          </table:table-cell>
          <table:table-cell office:value-type="float" office:value="12.92512" calcext:value-type="float">
            <text:p>12.9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14531" calcext:value-type="float">
            <text:p>0.01714531</text:p>
          </table:table-cell>
          <table:table-cell office:value-type="float" office:value="17.260609" calcext:value-type="float">
            <text:p>17.2606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01434206" calcext:value-type="float">
            <text:p>0.01434206</text:p>
          </table:table-cell>
          <table:table-cell office:value-type="float" office:value="11.875224" calcext:value-type="float">
            <text:p>11.8752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01375516" calcext:value-type="float">
            <text:p>0.01375516</text:p>
          </table:table-cell>
          <table:table-cell office:value-type="float" office:value="12.707015" calcext:value-type="float">
            <text:p>12.7070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01455075" calcext:value-type="float">
            <text:p>0.01455075</text:p>
          </table:table-cell>
          <table:table-cell office:value-type="float" office:value="12.158239" calcext:value-type="float">
            <text:p>12.1582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01158413" calcext:value-type="float">
            <text:p>0.01158413</text:p>
          </table:table-cell>
          <table:table-cell office:value-type="float" office:value="11.590212" calcext:value-type="float">
            <text:p>11.590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53638" calcext:value-type="float">
            <text:p>0.01353638</text:p>
          </table:table-cell>
          <table:table-cell office:value-type="float" office:value="11.327242" calcext:value-type="float">
            <text:p>11.3272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1344086" calcext:value-type="float">
            <text:p>0.01344086</text:p>
          </table:table-cell>
          <table:table-cell office:value-type="float" office:value="14.394825" calcext:value-type="float">
            <text:p>14.39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06336" calcext:value-type="float">
            <text:p>0.01306336</text:p>
          </table:table-cell>
          <table:table-cell office:value-type="float" office:value="11.145983" calcext:value-type="float">
            <text:p>11.14598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01355014" calcext:value-type="float">
            <text:p>0.01355014</text:p>
          </table:table-cell>
          <table:table-cell office:value-type="float" office:value="11.64126" calcext:value-type="float">
            <text:p>11.64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16932" calcext:value-type="float">
            <text:p>0.01416932</text:p>
          </table:table-cell>
          <table:table-cell office:value-type="float" office:value="12.61672" calcext:value-type="float">
            <text:p>12.6167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1229634" calcext:value-type="float">
            <text:p>0.01229634</text:p>
          </table:table-cell>
          <table:table-cell office:value-type="float" office:value="12.534276" calcext:value-type="float">
            <text:p>12.534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04988" calcext:value-type="float">
            <text:p>0.01404988</text:p>
          </table:table-cell>
          <table:table-cell office:value-type="float" office:value="14.707763" calcext:value-type="float">
            <text:p>14.70776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0.01285347" calcext:value-type="float">
            <text:p>0.01285347</text:p>
          </table:table-cell>
          <table:table-cell office:value-type="float" office:value="14.470116" calcext:value-type="float">
            <text:p>14.47011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0.01480385" calcext:value-type="float">
            <text:p>0.01480385</text:p>
          </table:table-cell>
          <table:table-cell office:value-type="float" office:value="13.434863" calcext:value-type="float">
            <text:p>13.434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79181" calcext:value-type="float">
            <text:p>0.01279181</text:p>
          </table:table-cell>
          <table:table-cell office:value-type="float" office:value="14.693316" calcext:value-type="float">
            <text:p>14.69331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0.01313629" calcext:value-type="float">
            <text:p>0.01313629</text:p>
          </table:table-cell>
          <table:table-cell office:value-type="float" office:value="11.694253" calcext:value-type="float">
            <text:p>11.6942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156189" calcext:value-type="float">
            <text:p>0.0156189</text:p>
          </table:table-cell>
          <table:table-cell office:value-type="float" office:value="13.5478325" calcext:value-type="float">
            <text:p>13.54783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01486989" calcext:value-type="float">
            <text:p>0.01486989</text:p>
          </table:table-cell>
          <table:table-cell office:value-type="float" office:value="14.598885" calcext:value-type="float">
            <text:p>14.59888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1679261" calcext:value-type="float">
            <text:p>0.01679261</text:p>
          </table:table-cell>
          <table:table-cell office:value-type="float" office:value="15.570949" calcext:value-type="float">
            <text:p>15.570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65422" calcext:value-type="float">
            <text:p>0.01265422</text:p>
          </table:table-cell>
          <table:table-cell office:value-type="float" office:value="10.824739" calcext:value-type="float">
            <text:p>10.824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76446" calcext:value-type="float">
            <text:p>0.01676446</text:p>
          </table:table-cell>
          <table:table-cell office:value-type="float" office:value="15.704526" calcext:value-type="float">
            <text:p>15.70452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0132626" calcext:value-type="float">
            <text:p>0.0132626</text:p>
          </table:table-cell>
          <table:table-cell office:value-type="float" office:value="14.518568" calcext:value-type="float">
            <text:p>14.51856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0.01433692" calcext:value-type="float">
            <text:p>0.01433692</text:p>
          </table:table-cell>
          <table:table-cell office:value-type="float" office:value="14.072043" calcext:value-type="float">
            <text:p>14.072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44086" calcext:value-type="float">
            <text:p>0.01344086</text:p>
          </table:table-cell>
          <table:table-cell office:value-type="float" office:value="13.570229" calcext:value-type="float">
            <text:p>13.57022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0.01362862" calcext:value-type="float">
            <text:p>0.01362862</text:p>
          </table:table-cell>
          <table:table-cell office:value-type="float" office:value="11.146167" calcext:value-type="float">
            <text:p>11.146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68429" calcext:value-type="float">
            <text:p>0.01468429</text:p>
          </table:table-cell>
          <table:table-cell office:value-type="float" office:value="14.171806" calcext:value-type="float">
            <text:p>14.171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51351" calcext:value-type="float">
            <text:p>0.01351351</text:p>
          </table:table-cell>
          <table:table-cell office:value-type="float" office:value="12.167906" calcext:value-type="float">
            <text:p>12.167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21001" calcext:value-type="float">
            <text:p>0.01221001</text:p>
          </table:table-cell>
          <table:table-cell office:value-type="float" office:value="12.64011" calcext:value-type="float">
            <text:p>12.6401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0.01549187" calcext:value-type="float">
            <text:p>0.01549187</text:p>
          </table:table-cell>
          <table:table-cell office:value-type="float" office:value="15.290472" calcext:value-type="float">
            <text:p>15.290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46494" calcext:value-type="float">
            <text:p>0.01246494</text:p>
          </table:table-cell>
          <table:table-cell office:value-type="float" office:value="12.002805" calcext:value-type="float">
            <text:p>12.00280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01294917" calcext:value-type="float">
            <text:p>0.01294917</text:p>
          </table:table-cell>
          <table:table-cell office:value-type="float" office:value="12.220136" calcext:value-type="float">
            <text:p>12.220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4499" calcext:value-type="float">
            <text:p>0.0134499</text:p>
          </table:table-cell>
          <table:table-cell office:value-type="float" office:value="13.305985" calcext:value-type="float">
            <text:p>13.30598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0.01421969" calcext:value-type="float">
            <text:p>0.01421969</text:p>
          </table:table-cell>
          <table:table-cell office:value-type="float" office:value="13.305723" calcext:value-type="float">
            <text:p>13.30572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0139958" calcext:value-type="float">
            <text:p>0.0139958</text:p>
          </table:table-cell>
          <table:table-cell office:value-type="float" office:value="13.069629" calcext:value-type="float">
            <text:p>13.069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17937" calcext:value-type="float">
            <text:p>0.01417937</text:p>
          </table:table-cell>
          <table:table-cell office:value-type="float" office:value="12.485643" calcext:value-type="float">
            <text:p>12.485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76137" calcext:value-type="float">
            <text:p>0.01076137</text:p>
          </table:table-cell>
          <table:table-cell office:value-type="float" office:value="9.1942425" calcext:value-type="float">
            <text:p>9.19424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1352722" calcext:value-type="float">
            <text:p>0.01352722</text:p>
          </table:table-cell>
          <table:table-cell office:value-type="float" office:value="11.426446" calcext:value-type="float">
            <text:p>11.42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29345" calcext:value-type="float">
            <text:p>0.01329345</text:p>
          </table:table-cell>
          <table:table-cell office:value-type="float" office:value="11.287471" calcext:value-type="float">
            <text:p>11.287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38462" calcext:value-type="float">
            <text:p>0.01538462</text:p>
          </table:table-cell>
          <table:table-cell office:value-type="float" office:value="13.938077" calcext:value-type="float">
            <text:p>13.93807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01333333" calcext:value-type="float">
            <text:p>0.01333333</text:p>
          </table:table-cell>
          <table:table-cell office:value-type="float" office:value="14.6206665" calcext:value-type="float">
            <text:p>14.6206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83126" calcext:value-type="float">
            <text:p>0.01383126</text:p>
          </table:table-cell>
          <table:table-cell office:value-type="float" office:value="10.84751" calcext:value-type="float">
            <text:p>10.84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96648" calcext:value-type="float">
            <text:p>0.01396648</text:p>
          </table:table-cell>
          <table:table-cell office:value-type="float" office:value="12.918645" calcext:value-type="float">
            <text:p>12.918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04494" calcext:value-type="float">
            <text:p>0.01404494</text:p>
          </table:table-cell>
          <table:table-cell office:value-type="float" office:value="13.099368" calcext:value-type="float">
            <text:p>13.099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36898" calcext:value-type="float">
            <text:p>0.01336898</text:p>
          </table:table-cell>
          <table:table-cell office:value-type="float" office:value="11.216578" calcext:value-type="float">
            <text:p>11.216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39157" calcext:value-type="float">
            <text:p>0.01239157</text:p>
          </table:table-cell>
          <table:table-cell office:value-type="float" office:value="12.741326" calcext:value-type="float">
            <text:p>12.7413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01180289" calcext:value-type="float">
            <text:p>0.01180289</text:p>
          </table:table-cell>
          <table:table-cell office:value-type="float" office:value="13.467984" calcext:value-type="float">
            <text:p>13.46798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01375043" calcext:value-type="float">
            <text:p>0.01375043</text:p>
          </table:table-cell>
          <table:table-cell office:value-type="float" office:value="9.828807" calcext:value-type="float">
            <text:p>9.828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29634" calcext:value-type="float">
            <text:p>0.01229634</text:p>
          </table:table-cell>
          <table:table-cell office:value-type="float" office:value="11.312327" calcext:value-type="float">
            <text:p>11.312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29634" calcext:value-type="float">
            <text:p>0.01229634</text:p>
          </table:table-cell>
          <table:table-cell office:value-type="float" office:value="14.180141" calcext:value-type="float">
            <text:p>14.18014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0.01247272" calcext:value-type="float">
            <text:p>0.01247272</text:p>
          </table:table-cell>
          <table:table-cell office:value-type="float" office:value="11.094169" calcext:value-type="float">
            <text:p>11.0941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1277955" calcext:value-type="float">
            <text:p>0.01277955</text:p>
          </table:table-cell>
          <table:table-cell office:value-type="float" office:value="13.113419" calcext:value-type="float">
            <text:p>13.1134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0120012" calcext:value-type="float">
            <text:p>0.0120012</text:p>
          </table:table-cell>
          <table:table-cell office:value-type="float" office:value="11.828983" calcext:value-type="float">
            <text:p>11.828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10287" calcext:value-type="float">
            <text:p>0.01210287</text:p>
          </table:table-cell>
          <table:table-cell office:value-type="float" office:value="11.613918" calcext:value-type="float">
            <text:p>11.613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43008" calcext:value-type="float">
            <text:p>0.01243008</text:p>
          </table:table-cell>
          <table:table-cell office:value-type="float" office:value="13.802983" calcext:value-type="float">
            <text:p>13.80298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01240695" calcext:value-type="float">
            <text:p>0.01240695</text:p>
          </table:table-cell>
          <table:table-cell office:value-type="float" office:value="12.909119" calcext:value-type="float">
            <text:p>12.9091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.01417937" calcext:value-type="float">
            <text:p>0.01417937</text:p>
          </table:table-cell>
          <table:table-cell office:value-type="float" office:value="11.54626" calcext:value-type="float">
            <text:p>11.54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61007" calcext:value-type="float">
            <text:p>0.01361007</text:p>
          </table:table-cell>
          <table:table-cell office:value-type="float" office:value="14.447771" calcext:value-type="float">
            <text:p>14.44777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.01362398" calcext:value-type="float">
            <text:p>0.01362398</text:p>
          </table:table-cell>
          <table:table-cell office:value-type="float" office:value="10.428134" calcext:value-type="float">
            <text:p>10.4281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1247272" calcext:value-type="float">
            <text:p>0.01247272</text:p>
          </table:table-cell>
          <table:table-cell office:value-type="float" office:value="13.791706" calcext:value-type="float">
            <text:p>13.79170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01344538" calcext:value-type="float">
            <text:p>0.01344538</text:p>
          </table:table-cell>
          <table:table-cell office:value-type="float" office:value="12.11563" calcext:value-type="float">
            <text:p>12.11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69863" calcext:value-type="float">
            <text:p>0.01369863</text:p>
          </table:table-cell>
          <table:table-cell office:value-type="float" office:value="14.182192" calcext:value-type="float">
            <text:p>14.182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65022" calcext:value-type="float">
            <text:p>0.01265022</text:p>
          </table:table-cell>
          <table:table-cell office:value-type="float" office:value="14.696395" calcext:value-type="float">
            <text:p>14.69639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0.01244555" calcext:value-type="float">
            <text:p>0.01244555</text:p>
          </table:table-cell>
          <table:table-cell office:value-type="float" office:value="12.082452" calcext:value-type="float">
            <text:p>12.08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99123" calcext:value-type="float">
            <text:p>0.01299123</text:p>
          </table:table-cell>
          <table:table-cell office:value-type="float" office:value="12.168237" calcext:value-type="float">
            <text:p>12.16823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.01246106" calcext:value-type="float">
            <text:p>0.01246106</text:p>
          </table:table-cell>
          <table:table-cell office:value-type="float" office:value="11.9081" calcext:value-type="float">
            <text:p>11.90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0148258" calcext:value-type="float">
            <text:p>0.0148258</text:p>
          </table:table-cell>
          <table:table-cell office:value-type="float" office:value="15.996664" calcext:value-type="float">
            <text:p>15.9966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01209921" calcext:value-type="float">
            <text:p>0.01209921</text:p>
          </table:table-cell>
          <table:table-cell office:value-type="float" office:value="11.613128" calcext:value-type="float">
            <text:p>11.613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99807" calcext:value-type="float">
            <text:p>0.01099807</text:p>
          </table:table-cell>
          <table:table-cell office:value-type="float" office:value="12.208963" calcext:value-type="float">
            <text:p>12.20896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.01305909" calcext:value-type="float">
            <text:p>0.01305909</text:p>
          </table:table-cell>
          <table:table-cell office:value-type="float" office:value="12.3992815" calcext:value-type="float">
            <text:p>12.39928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1398601" calcext:value-type="float">
            <text:p>0.01398601</text:p>
          </table:table-cell>
          <table:table-cell office:value-type="float" office:value="13.685664" calcext:value-type="float">
            <text:p>13.6856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28866" calcext:value-type="float">
            <text:p>0.0128866</text:p>
          </table:table-cell>
          <table:table-cell office:value-type="float" office:value="13.653672" calcext:value-type="float">
            <text:p>13.65367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0.01185888" calcext:value-type="float">
            <text:p>0.01185888</text:p>
          </table:table-cell>
          <table:table-cell office:value-type="float" office:value="12.128076" calcext:value-type="float">
            <text:p>12.128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58653" calcext:value-type="float">
            <text:p>0.01258653</text:p>
          </table:table-cell>
          <table:table-cell office:value-type="float" office:value="11.962555" calcext:value-type="float">
            <text:p>11.962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96446" calcext:value-type="float">
            <text:p>0.01496446</text:p>
          </table:table-cell>
          <table:table-cell office:value-type="float" office:value="14.827161" calcext:value-type="float">
            <text:p>14.8271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01174743" calcext:value-type="float">
            <text:p>0.01174743</text:p>
          </table:table-cell>
          <table:table-cell office:value-type="float" office:value="11.26696" calcext:value-type="float">
            <text:p>11.26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03008" calcext:value-type="float">
            <text:p>0.01203008</text:p>
          </table:table-cell>
          <table:table-cell office:value-type="float" office:value="11.20421" calcext:value-type="float">
            <text:p>11.20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63823" calcext:value-type="float">
            <text:p>0.01263823</text:p>
          </table:table-cell>
          <table:table-cell office:value-type="float" office:value="14.171564" calcext:value-type="float">
            <text:p>14.1715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01404494" calcext:value-type="float">
            <text:p>0.01404494</text:p>
          </table:table-cell>
          <table:table-cell office:value-type="float" office:value="14.845857" calcext:value-type="float">
            <text:p>14.84585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01128987" calcext:value-type="float">
            <text:p>0.01128987</text:p>
          </table:table-cell>
          <table:table-cell office:value-type="float" office:value="11.182049" calcext:value-type="float">
            <text:p>11.1820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1234187" calcext:value-type="float">
            <text:p>0.01234187</text:p>
          </table:table-cell>
          <table:table-cell office:value-type="float" office:value="15.330145" calcext:value-type="float">
            <text:p>15.33014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0.01149425" calcext:value-type="float">
            <text:p>0.01149425</text:p>
          </table:table-cell>
          <table:table-cell office:value-type="float" office:value="12.195115" calcext:value-type="float">
            <text:p>12.195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18881" calcext:value-type="float">
            <text:p>0.01118881</text:p>
          </table:table-cell>
          <table:table-cell office:value-type="float" office:value="13.599161" calcext:value-type="float">
            <text:p>13.59916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0.01147118" calcext:value-type="float">
            <text:p>0.01147118</text:p>
          </table:table-cell>
          <table:table-cell office:value-type="float" office:value="11.856897" calcext:value-type="float">
            <text:p>11.856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089" calcext:value-type="float">
            <text:p>0.013089</text:p>
          </table:table-cell>
          <table:table-cell office:value-type="float" office:value="14.300065" calcext:value-type="float">
            <text:p>14.3000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01352722" calcext:value-type="float">
            <text:p>0.01352722</text:p>
          </table:table-cell>
          <table:table-cell office:value-type="float" office:value="12.792357" calcext:value-type="float">
            <text:p>12.792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08094" calcext:value-type="float">
            <text:p>0.01208094</text:p>
          </table:table-cell>
          <table:table-cell office:value-type="float" office:value="11.593476" calcext:value-type="float">
            <text:p>11.59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43394" calcext:value-type="float">
            <text:p>0.01243394</text:p>
          </table:table-cell>
          <table:table-cell office:value-type="float" office:value="14.299658" calcext:value-type="float">
            <text:p>14.2996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559454" calcext:value-type="float">
            <text:p>0.01559454</text:p>
          </table:table-cell>
          <table:table-cell office:value-type="float" office:value="16.173489" calcext:value-type="float">
            <text:p>16.173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31222" calcext:value-type="float">
            <text:p>0.01131222</text:p>
          </table:table-cell>
          <table:table-cell office:value-type="float" office:value="12.98784" calcext:value-type="float">
            <text:p>12.98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77877" calcext:value-type="float">
            <text:p>0.01077877</text:p>
          </table:table-cell>
          <table:table-cell office:value-type="float" office:value="9.863918" calcext:value-type="float">
            <text:p>9.863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49756" calcext:value-type="float">
            <text:p>0.01149756</text:p>
          </table:table-cell>
          <table:table-cell office:value-type="float" office:value="10.229664" calcext:value-type="float">
            <text:p>10.229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54401" calcext:value-type="float">
            <text:p>0.01154401</text:p>
          </table:table-cell>
          <table:table-cell office:value-type="float" office:value="11.69899" calcext:value-type="float">
            <text:p>11.69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05545" calcext:value-type="float">
            <text:p>0.01205545</text:p>
          </table:table-cell>
          <table:table-cell office:value-type="float" office:value="12.931284" calcext:value-type="float">
            <text:p>12.931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2144" calcext:value-type="float">
            <text:p>0.0132144</text:p>
          </table:table-cell>
          <table:table-cell office:value-type="float" office:value="13.558309" calcext:value-type="float">
            <text:p>13.5583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.01039501" calcext:value-type="float">
            <text:p>0.01039501</text:p>
          </table:table-cell>
          <table:table-cell office:value-type="float" office:value="10.783784" calcext:value-type="float">
            <text:p>10.78378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0.01154401" calcext:value-type="float">
            <text:p>0.01154401</text:p>
          </table:table-cell>
          <table:table-cell office:value-type="float" office:value="11.5529585" calcext:value-type="float">
            <text:p>11.5529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76471" calcext:value-type="float">
            <text:p>0.01176471</text:p>
          </table:table-cell>
          <table:table-cell office:value-type="float" office:value="11.517058" calcext:value-type="float">
            <text:p>11.517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48829" calcext:value-type="float">
            <text:p>0.01248829</text:p>
          </table:table-cell>
          <table:table-cell office:value-type="float" office:value="14.38901" calcext:value-type="float">
            <text:p>14.38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86366" calcext:value-type="float">
            <text:p>0.01086366</text:p>
          </table:table-cell>
          <table:table-cell office:value-type="float" office:value="12.656165" calcext:value-type="float">
            <text:p>12.65616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.01078458" calcext:value-type="float">
            <text:p>0.01078458</text:p>
          </table:table-cell>
          <table:table-cell office:value-type="float" office:value="10.84578" calcext:value-type="float">
            <text:p>10.8457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0.0113701" calcext:value-type="float">
            <text:p>0.0113701</text:p>
          </table:table-cell>
          <table:table-cell office:value-type="float" office:value="12.430642" calcext:value-type="float">
            <text:p>12.4306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01241465" calcext:value-type="float">
            <text:p>0.01241465</text:p>
          </table:table-cell>
          <table:table-cell office:value-type="float" office:value="11.90689" calcext:value-type="float">
            <text:p>11.90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07729" calcext:value-type="float">
            <text:p>0.01207729</text:p>
          </table:table-cell>
          <table:table-cell office:value-type="float" office:value="15.073068" calcext:value-type="float">
            <text:p>15.07306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0.0128783" calcext:value-type="float">
            <text:p>0.0128783</text:p>
          </table:table-cell>
          <table:table-cell office:value-type="float" office:value="13.853509" calcext:value-type="float">
            <text:p>13.853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08955" calcext:value-type="float">
            <text:p>0.01108955</text:p>
          </table:table-cell>
          <table:table-cell office:value-type="float" office:value="10.157749" calcext:value-type="float">
            <text:p>10.157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20148" calcext:value-type="float">
            <text:p>0.01020148</text:p>
          </table:table-cell>
          <table:table-cell office:value-type="float" office:value="12.663351" calcext:value-type="float">
            <text:p>12.6633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01289906" calcext:value-type="float">
            <text:p>0.01289906</text:p>
          </table:table-cell>
          <table:table-cell office:value-type="float" office:value="13.468558" calcext:value-type="float">
            <text:p>13.4685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1206273" calcext:value-type="float">
            <text:p>0.01206273</text:p>
          </table:table-cell>
          <table:table-cell office:value-type="float" office:value="15.125151" calcext:value-type="float">
            <text:p>15.12515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01232666" calcext:value-type="float">
            <text:p>0.01232666</text:p>
          </table:table-cell>
          <table:table-cell office:value-type="float" office:value="12.333436" calcext:value-type="float">
            <text:p>12.33343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.01121076" calcext:value-type="float">
            <text:p>0.01121076</text:p>
          </table:table-cell>
          <table:table-cell office:value-type="float" office:value="10.931054" calcext:value-type="float">
            <text:p>10.9310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1174053" calcext:value-type="float">
            <text:p>0.01174053</text:p>
          </table:table-cell>
          <table:table-cell office:value-type="float" office:value="10.805695" calcext:value-type="float">
            <text:p>10.8056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1183432" calcext:value-type="float">
            <text:p>0.01183432</text:p>
          </table:table-cell>
          <table:table-cell office:value-type="float" office:value="12.163905" calcext:value-type="float">
            <text:p>12.1639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00995768" calcext:value-type="float">
            <text:p>0.00995768</text:p>
          </table:table-cell>
          <table:table-cell office:value-type="float" office:value="11.182972" calcext:value-type="float">
            <text:p>11.18297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.01238774" calcext:value-type="float">
            <text:p>0.01238774</text:p>
          </table:table-cell>
          <table:table-cell office:value-type="float" office:value="12.390214" calcext:value-type="float">
            <text:p>12.390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09758" calcext:value-type="float">
            <text:p>0.01309758</text:p>
          </table:table-cell>
          <table:table-cell office:value-type="float" office:value="13.938114" calcext:value-type="float">
            <text:p>13.938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83424" calcext:value-type="float">
            <text:p>0.01083424</text:p>
          </table:table-cell>
          <table:table-cell office:value-type="float" office:value="12.531691" calcext:value-type="float">
            <text:p>12.53169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.01162115" calcext:value-type="float">
            <text:p>0.01162115</text:p>
          </table:table-cell>
          <table:table-cell office:value-type="float" office:value="13.749855" calcext:value-type="float">
            <text:p>13.74985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1066951" calcext:value-type="float">
            <text:p>0.01066951</text:p>
          </table:table-cell>
          <table:table-cell office:value-type="float" office:value="11.808482" calcext:value-type="float">
            <text:p>11.808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43838" calcext:value-type="float">
            <text:p>0.01143838</text:p>
          </table:table-cell>
          <table:table-cell office:value-type="float" office:value="10.908779" calcext:value-type="float">
            <text:p>10.908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9559" calcext:value-type="float">
            <text:p>0.0109559</text:p>
          </table:table-cell>
          <table:table-cell office:value-type="float" office:value="11.976993" calcext:value-type="float">
            <text:p>11.97699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01239926" calcext:value-type="float">
            <text:p>0.01239926</text:p>
          </table:table-cell>
          <table:table-cell office:value-type="float" office:value="14.884067" calcext:value-type="float">
            <text:p>14.88406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.01182382" calcext:value-type="float">
            <text:p>0.01182382</text:p>
          </table:table-cell>
          <table:table-cell office:value-type="float" office:value="13.954183" calcext:value-type="float">
            <text:p>13.954183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0.0102328" calcext:value-type="float">
            <text:p>0.0102328</text:p>
          </table:table-cell>
          <table:table-cell office:value-type="float" office:value="10.501407" calcext:value-type="float">
            <text:p>10.5014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01120762" calcext:value-type="float">
            <text:p>0.01120762</text:p>
          </table:table-cell>
          <table:table-cell office:value-type="float" office:value="13.016811" calcext:value-type="float">
            <text:p>13.016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67427" calcext:value-type="float">
            <text:p>0.01267427</text:p>
          </table:table-cell>
          <table:table-cell office:value-type="float" office:value="15.609316" calcext:value-type="float">
            <text:p>15.609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40576" calcext:value-type="float">
            <text:p>0.01140576</text:p>
          </table:table-cell>
          <table:table-cell office:value-type="float" office:value="12.200457" calcext:value-type="float">
            <text:p>12.2004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01124543" calcext:value-type="float">
            <text:p>0.01124543</text:p>
          </table:table-cell>
          <table:table-cell office:value-type="float" office:value="13.283104" calcext:value-type="float">
            <text:p>13.28310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0.01254705" calcext:value-type="float">
            <text:p>0.01254705</text:p>
          </table:table-cell>
          <table:table-cell office:value-type="float" office:value="12.885822" calcext:value-type="float">
            <text:p>12.885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71456" calcext:value-type="float">
            <text:p>0.01271456</text:p>
          </table:table-cell>
          <table:table-cell office:value-type="float" office:value="13.281309" calcext:value-type="float">
            <text:p>13.281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3295" calcext:value-type="float">
            <text:p>0.00993295</text:p>
          </table:table-cell>
          <table:table-cell office:value-type="float" office:value="11.016886" calcext:value-type="float">
            <text:p>11.0168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1251173" calcext:value-type="float">
            <text:p>0.01251173</text:p>
          </table:table-cell>
          <table:table-cell office:value-type="float" office:value="14.219268" calcext:value-type="float">
            <text:p>14.2192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01156404" calcext:value-type="float">
            <text:p>0.01156404</text:p>
          </table:table-cell>
          <table:table-cell office:value-type="float" office:value="12.306736" calcext:value-type="float">
            <text:p>12.3067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1186944" calcext:value-type="float">
            <text:p>0.01186944</text:p>
          </table:table-cell>
          <table:table-cell office:value-type="float" office:value="13.072404" calcext:value-type="float">
            <text:p>13.0724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1028807" calcext:value-type="float">
            <text:p>0.01028807</text:p>
          </table:table-cell>
          <table:table-cell office:value-type="float" office:value="11.50823" calcext:value-type="float">
            <text:p>11.5082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0.01026958" calcext:value-type="float">
            <text:p>0.01026958</text:p>
          </table:table-cell>
          <table:table-cell office:value-type="float" office:value="13.1276" calcext:value-type="float">
            <text:p>13.127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.01043297" calcext:value-type="float">
            <text:p>0.01043297</text:p>
          </table:table-cell>
          <table:table-cell office:value-type="float" office:value="10.954617" calcext:value-type="float">
            <text:p>10.954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03009" calcext:value-type="float">
            <text:p>0.01003009</text:p>
          </table:table-cell>
          <table:table-cell office:value-type="float" office:value="10.33024" calcext:value-type="float">
            <text:p>10.330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01308045" calcext:value-type="float">
            <text:p>0.01308045</text:p>
          </table:table-cell>
          <table:table-cell office:value-type="float" office:value="15.150098" calcext:value-type="float">
            <text:p>15.15009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0.01067806" calcext:value-type="float">
            <text:p>0.01067806</text:p>
          </table:table-cell>
          <table:table-cell office:value-type="float" office:value="10.916177" calcext:value-type="float">
            <text:p>10.91617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.01307617" calcext:value-type="float">
            <text:p>0.01307617</text:p>
          </table:table-cell>
          <table:table-cell office:value-type="float" office:value="14.121609" calcext:value-type="float">
            <text:p>14.121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84109" calcext:value-type="float">
            <text:p>0.01284109</text:p>
          </table:table-cell>
          <table:table-cell office:value-type="float" office:value="13.805137" calcext:value-type="float">
            <text:p>13.805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9559" calcext:value-type="float">
            <text:p>0.0109559</text:p>
          </table:table-cell>
          <table:table-cell office:value-type="float" office:value="14.015064" calcext:value-type="float">
            <text:p>14.015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24227" calcext:value-type="float">
            <text:p>0.01124227</text:p>
          </table:table-cell>
          <table:table-cell office:value-type="float" office:value="11.315064" calcext:value-type="float">
            <text:p>11.3150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102145" calcext:value-type="float">
            <text:p>0.0102145</text:p>
          </table:table-cell>
          <table:table-cell office:value-type="float" office:value="10.460674" calcext:value-type="float">
            <text:p>10.460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8875" calcext:value-type="float">
            <text:p>0.00988875</text:p>
          </table:table-cell>
          <table:table-cell office:value-type="float" office:value="11.663782" calcext:value-type="float">
            <text:p>11.663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35454" calcext:value-type="float">
            <text:p>0.00935454</text:p>
          </table:table-cell>
          <table:table-cell office:value-type="float" office:value="10.981524" calcext:value-type="float">
            <text:p>10.98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44165" calcext:value-type="float">
            <text:p>0.01144165</text:p>
          </table:table-cell>
          <table:table-cell office:value-type="float" office:value="12.567792" calcext:value-type="float">
            <text:p>12.56779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01152074" calcext:value-type="float">
            <text:p>0.01152074</text:p>
          </table:table-cell>
          <table:table-cell office:value-type="float" office:value="15.7021885" calcext:value-type="float">
            <text:p>15.70218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01167202" calcext:value-type="float">
            <text:p>0.01167202</text:p>
          </table:table-cell>
          <table:table-cell office:value-type="float" office:value="14.43274" calcext:value-type="float">
            <text:p>14.43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50696" calcext:value-type="float">
            <text:p>0.01050696</text:p>
          </table:table-cell>
          <table:table-cell office:value-type="float" office:value="12.194904" calcext:value-type="float">
            <text:p>12.19490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.01087548" calcext:value-type="float">
            <text:p>0.01087548</text:p>
          </table:table-cell>
          <table:table-cell office:value-type="float" office:value="11.098423" calcext:value-type="float">
            <text:p>11.09842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01051525" calcext:value-type="float">
            <text:p>0.01051525</text:p>
          </table:table-cell>
          <table:table-cell office:value-type="float" office:value="12.557045" calcext:value-type="float">
            <text:p>12.557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58257" calcext:value-type="float">
            <text:p>0.01258257</text:p>
          </table:table-cell>
          <table:table-cell office:value-type="float" office:value="13.341931" calcext:value-type="float">
            <text:p>13.341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39601" calcext:value-type="float">
            <text:p>0.01139601</text:p>
          </table:table-cell>
          <table:table-cell office:value-type="float" office:value="11.7296295" calcext:value-type="float">
            <text:p>11.729629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01137656" calcext:value-type="float">
            <text:p>0.01137656</text:p>
          </table:table-cell>
          <table:table-cell office:value-type="float" office:value="13.348408" calcext:value-type="float">
            <text:p>13.34840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0.0102119" calcext:value-type="float">
            <text:p>0.0102119</text:p>
          </table:table-cell>
          <table:table-cell office:value-type="float" office:value="11.2458515" calcext:value-type="float">
            <text:p>11.2458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63264" calcext:value-type="float">
            <text:p>0.01063264</text:p>
          </table:table-cell>
          <table:table-cell office:value-type="float" office:value="12.674642" calcext:value-type="float">
            <text:p>12.674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15744" calcext:value-type="float">
            <text:p>0.01015744</text:p>
          </table:table-cell>
          <table:table-cell office:value-type="float" office:value="13.049771" calcext:value-type="float">
            <text:p>13.04977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.00943619" calcext:value-type="float">
            <text:p>0.00943619</text:p>
          </table:table-cell>
          <table:table-cell office:value-type="float" office:value="10.734136" calcext:value-type="float">
            <text:p>10.73413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0.00990589" calcext:value-type="float">
            <text:p>0.00990589</text:p>
          </table:table-cell>
          <table:table-cell office:value-type="float" office:value="11.511887" calcext:value-type="float">
            <text:p>11.51188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0098256" calcext:value-type="float">
            <text:p>0.0098256</text:p>
          </table:table-cell>
          <table:table-cell office:value-type="float" office:value="12.05748" calcext:value-type="float">
            <text:p>12.0574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0.01014199" calcext:value-type="float">
            <text:p>0.01014199</text:p>
          </table:table-cell>
          <table:table-cell office:value-type="float" office:value="12.610294" calcext:value-type="float">
            <text:p>12.61029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01040312" calcext:value-type="float">
            <text:p>0.01040312</text:p>
          </table:table-cell>
          <table:table-cell office:value-type="float" office:value="12.118336" calcext:value-type="float">
            <text:p>12.11833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.01013171" calcext:value-type="float">
            <text:p>0.01013171</text:p>
          </table:table-cell>
          <table:table-cell office:value-type="float" office:value="11.10309" calcext:value-type="float">
            <text:p>11.10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06336" calcext:value-type="float">
            <text:p>0.01306336</text:p>
          </table:table-cell>
          <table:table-cell office:value-type="float" office:value="15.539844" calcext:value-type="float">
            <text:p>15.5398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01077296" calcext:value-type="float">
            <text:p>0.01077296</text:p>
          </table:table-cell>
          <table:table-cell office:value-type="float" office:value="12.876919" calcext:value-type="float">
            <text:p>12.8769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.0117855" calcext:value-type="float">
            <text:p>0.0117855</text:p>
          </table:table-cell>
          <table:table-cell office:value-type="float" office:value="13.339422" calcext:value-type="float">
            <text:p>13.33942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.01208824" calcext:value-type="float">
            <text:p>0.01208824</text:p>
          </table:table-cell>
          <table:table-cell office:value-type="float" office:value="14.205802" calcext:value-type="float">
            <text:p>14.20580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01009591" calcext:value-type="float">
            <text:p>0.01009591</text:p>
          </table:table-cell>
          <table:table-cell office:value-type="float" office:value="12.051742" calcext:value-type="float">
            <text:p>12.05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552" calcext:value-type="float">
            <text:p>0.0099552</text:p>
          </table:table-cell>
          <table:table-cell office:value-type="float" office:value="11.876058" calcext:value-type="float">
            <text:p>11.876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01252" calcext:value-type="float">
            <text:p>0.01001252</text:p>
          </table:table-cell>
          <table:table-cell office:value-type="float" office:value="13.106383" calcext:value-type="float">
            <text:p>13.10638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00933925" calcext:value-type="float">
            <text:p>0.00933925</text:p>
          </table:table-cell>
          <table:table-cell office:value-type="float" office:value="10.616624" calcext:value-type="float">
            <text:p>10.616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5307" calcext:value-type="float">
            <text:p>0.0115307</text:p>
          </table:table-cell>
          <table:table-cell office:value-type="float" office:value="13.092534" calcext:value-type="float">
            <text:p>13.092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84483" calcext:value-type="float">
            <text:p>0.01184483</text:p>
          </table:table-cell>
          <table:table-cell office:value-type="float" office:value="15.091206" calcext:value-type="float">
            <text:p>15.09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9529" calcext:value-type="float">
            <text:p>0.0109529</text:p>
          </table:table-cell>
          <table:table-cell office:value-type="float" office:value="13.092826" calcext:value-type="float">
            <text:p>13.09282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0.01155401" calcext:value-type="float">
            <text:p>0.01155401</text:p>
          </table:table-cell>
          <table:table-cell office:value-type="float" office:value="13.562969" calcext:value-type="float">
            <text:p>13.562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29601" calcext:value-type="float">
            <text:p>0.01029601</text:p>
          </table:table-cell>
          <table:table-cell office:value-type="float" office:value="10.513256" calcext:value-type="float">
            <text:p>10.513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8953" calcext:value-type="float">
            <text:p>0.00978953</text:p>
          </table:table-cell>
          <table:table-cell office:value-type="float" office:value="12.48556" calcext:value-type="float">
            <text:p>12.48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0957" calcext:value-type="float">
            <text:p>0.0110957</text:p>
          </table:table-cell>
          <table:table-cell office:value-type="float" office:value="13.331206" calcext:value-type="float">
            <text:p>13.33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26443" calcext:value-type="float">
            <text:p>0.01126443</text:p>
          </table:table-cell>
          <table:table-cell office:value-type="float" office:value="12.80259" calcext:value-type="float">
            <text:p>12.80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39501" calcext:value-type="float">
            <text:p>0.01039501</text:p>
          </table:table-cell>
          <table:table-cell office:value-type="float" office:value="12.302754" calcext:value-type="float">
            <text:p>12.302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96191" calcext:value-type="float">
            <text:p>0.01096191</text:p>
          </table:table-cell>
          <table:table-cell office:value-type="float" office:value="13.668676" calcext:value-type="float">
            <text:p>13.66867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.00954426" calcext:value-type="float">
            <text:p>0.00954426</text:p>
          </table:table-cell>
          <table:table-cell office:value-type="float" office:value="12.592937" calcext:value-type="float">
            <text:p>12.592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84305" calcext:value-type="float">
            <text:p>0.01084305</text:p>
          </table:table-cell>
          <table:table-cell office:value-type="float" office:value="12.61209" calcext:value-type="float">
            <text:p>12.6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89061" calcext:value-type="float">
            <text:p>0.01189061</text:p>
          </table:table-cell>
          <table:table-cell office:value-type="float" office:value="13.624554" calcext:value-type="float">
            <text:p>13.62455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.01015486" calcext:value-type="float">
            <text:p>0.01015486</text:p>
          </table:table-cell>
          <table:table-cell office:value-type="float" office:value="11.147245" calcext:value-type="float">
            <text:p>11.147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6436" calcext:value-type="float">
            <text:p>0.00986436</text:p>
          </table:table-cell>
          <table:table-cell office:value-type="float" office:value="11.877682" calcext:value-type="float">
            <text:p>11.87768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.01002004" calcext:value-type="float">
            <text:p>0.01002004</text:p>
          </table:table-cell>
          <table:table-cell office:value-type="float" office:value="11.356213" calcext:value-type="float">
            <text:p>11.356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82732" calcext:value-type="float">
            <text:p>0.01182732</text:p>
          </table:table-cell>
          <table:table-cell office:value-type="float" office:value="13.687463" calcext:value-type="float">
            <text:p>13.68746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.0089067" calcext:value-type="float">
            <text:p>0.0089067</text:p>
          </table:table-cell>
          <table:table-cell office:value-type="float" office:value="10.946337" calcext:value-type="float">
            <text:p>10.94633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106553" calcext:value-type="float">
            <text:p>0.0106553</text:p>
          </table:table-cell>
          <table:table-cell office:value-type="float" office:value="12.901172" calcext:value-type="float">
            <text:p>12.901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168" calcext:value-type="float">
            <text:p>0.009168</text:p>
          </table:table-cell>
          <table:table-cell office:value-type="float" office:value="12.583085" calcext:value-type="float">
            <text:p>12.5830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0107498" calcext:value-type="float">
            <text:p>0.0107498</text:p>
          </table:table-cell>
          <table:table-cell office:value-type="float" office:value="13.230852" calcext:value-type="float">
            <text:p>13.230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24853" calcext:value-type="float">
            <text:p>0.01024853</text:p>
          </table:table-cell>
          <table:table-cell office:value-type="float" office:value="14.161671" calcext:value-type="float">
            <text:p>14.16167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0.01147776" calcext:value-type="float">
            <text:p>0.01147776</text:p>
          </table:table-cell>
          <table:table-cell office:value-type="float" office:value="13.591679" calcext:value-type="float">
            <text:p>13.591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2927" calcext:value-type="float">
            <text:p>0.00962927</text:p>
          </table:table-cell>
          <table:table-cell office:value-type="float" office:value="11.444873" calcext:value-type="float">
            <text:p>11.444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2801" calcext:value-type="float">
            <text:p>0.00982801</text:p>
          </table:table-cell>
          <table:table-cell office:value-type="float" office:value="12.573956" calcext:value-type="float">
            <text:p>12.5739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01033859" calcext:value-type="float">
            <text:p>0.01033859</text:p>
          </table:table-cell>
          <table:table-cell office:value-type="float" office:value="12.561902" calcext:value-type="float">
            <text:p>12.56190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.01011378" calcext:value-type="float">
            <text:p>0.01011378</text:p>
          </table:table-cell>
          <table:table-cell office:value-type="float" office:value="11.848041" calcext:value-type="float">
            <text:p>11.8480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01093793" calcext:value-type="float">
            <text:p>0.01093793</text:p>
          </table:table-cell>
          <table:table-cell office:value-type="float" office:value="13.498222" calcext:value-type="float">
            <text:p>13.498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912" calcext:value-type="float">
            <text:p>0.0098912</text:p>
          </table:table-cell>
          <table:table-cell office:value-type="float" office:value="13.132542" calcext:value-type="float">
            <text:p>13.1325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1021711" calcext:value-type="float">
            <text:p>0.01021711</text:p>
          </table:table-cell>
          <table:table-cell office:value-type="float" office:value="13.858237" calcext:value-type="float">
            <text:p>13.858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9364" calcext:value-type="float">
            <text:p>0.00989364</text:p>
          </table:table-cell>
          <table:table-cell office:value-type="float" office:value="10.738066" calcext:value-type="float">
            <text:p>10.738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04972" calcext:value-type="float">
            <text:p>0.01104972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3284" calcext:value-type="float">
            <text:p>0.00983284</text:p>
          </table:table-cell>
          <table:table-cell office:value-type="float" office:value="12.020649" calcext:value-type="float">
            <text:p>12.020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3841" calcext:value-type="float">
            <text:p>0.00943841</text:p>
          </table:table-cell>
          <table:table-cell office:value-type="float" office:value="11.540349" calcext:value-type="float">
            <text:p>11.54034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.00825083" calcext:value-type="float">
            <text:p>0.00825083</text:p>
          </table:table-cell>
          <table:table-cell office:value-type="float" office:value="10.196988" calcext:value-type="float">
            <text:p>10.196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23803" calcext:value-type="float">
            <text:p>0.01023803</text:p>
          </table:table-cell>
          <table:table-cell office:value-type="float" office:value="13.746353" calcext:value-type="float">
            <text:p>13.74635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0.00959003" calcext:value-type="float">
            <text:p>0.00959003</text:p>
          </table:table-cell>
          <table:table-cell office:value-type="float" office:value="13.526253" calcext:value-type="float">
            <text:p>13.52625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.01058201" calcext:value-type="float">
            <text:p>0.01058201</text:p>
          </table:table-cell>
          <table:table-cell office:value-type="float" office:value="12.8891535" calcext:value-type="float">
            <text:p>12.889153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0110284" calcext:value-type="float">
            <text:p>0.0110284</text:p>
          </table:table-cell>
          <table:table-cell office:value-type="float" office:value="13.892473" calcext:value-type="float">
            <text:p>13.89247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01156738" calcext:value-type="float">
            <text:p>0.01156738</text:p>
          </table:table-cell>
          <table:table-cell office:value-type="float" office:value="15.439271" calcext:value-type="float">
            <text:p>15.43927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0.01001252" calcext:value-type="float">
            <text:p>0.01001252</text:p>
          </table:table-cell>
          <table:table-cell office:value-type="float" office:value="12.242804" calcext:value-type="float">
            <text:p>12.242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24328" calcext:value-type="float">
            <text:p>0.01024328</text:p>
          </table:table-cell>
          <table:table-cell office:value-type="float" office:value="12.390525" calcext:value-type="float">
            <text:p>12.3905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00922509" calcext:value-type="float">
            <text:p>0.00922509</text:p>
          </table:table-cell>
          <table:table-cell office:value-type="float" office:value="11.13607" calcext:value-type="float">
            <text:p>11.13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71237" calcext:value-type="float">
            <text:p>0.01071237</text:p>
          </table:table-cell>
          <table:table-cell office:value-type="float" office:value="12.871987" calcext:value-type="float">
            <text:p>12.87198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0.00897062" calcext:value-type="float">
            <text:p>0.00897062</text:p>
          </table:table-cell>
          <table:table-cell office:value-type="float" office:value="12.042162" calcext:value-type="float">
            <text:p>12.042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40901" calcext:value-type="float">
            <text:p>0.01140901</text:p>
          </table:table-cell>
          <table:table-cell office:value-type="float" office:value="14.46777" calcext:value-type="float">
            <text:p>14.467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1160766" calcext:value-type="float">
            <text:p>0.01160766</text:p>
          </table:table-cell>
          <table:table-cell office:value-type="float" office:value="14.191816" calcext:value-type="float">
            <text:p>14.191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1398" calcext:value-type="float">
            <text:p>0.00941398</text:p>
          </table:table-cell>
          <table:table-cell office:value-type="float" office:value="11.762062" calcext:value-type="float">
            <text:p>11.7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57921" calcext:value-type="float">
            <text:p>0.01057921</text:p>
          </table:table-cell>
          <table:table-cell office:value-type="float" office:value="13.738693" calcext:value-type="float">
            <text:p>13.738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89482" calcext:value-type="float">
            <text:p>0.00889482</text:p>
          </table:table-cell>
          <table:table-cell office:value-type="float" office:value="9.859462" calcext:value-type="float">
            <text:p>9.859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14827" calcext:value-type="float">
            <text:p>0.01114827</text:p>
          </table:table-cell>
          <table:table-cell office:value-type="float" office:value="11.80379" calcext:value-type="float">
            <text:p>11.803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1021972" calcext:value-type="float">
            <text:p>0.01021972</text:p>
          </table:table-cell>
          <table:table-cell office:value-type="float" office:value="12.539346" calcext:value-type="float">
            <text:p>12.53934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.00966417" calcext:value-type="float">
            <text:p>0.00966417</text:p>
          </table:table-cell>
          <table:table-cell office:value-type="float" office:value="11.931626" calcext:value-type="float">
            <text:p>11.931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30582" calcext:value-type="float">
            <text:p>0.01130582</text:p>
          </table:table-cell>
          <table:table-cell office:value-type="float" office:value="10.596948" calcext:value-type="float">
            <text:p>10.596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12409" calcext:value-type="float">
            <text:p>0.00912409</text:p>
          </table:table-cell>
          <table:table-cell office:value-type="float" office:value="10.732892" calcext:value-type="float">
            <text:p>10.73289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0.01017553" calcext:value-type="float">
            <text:p>0.01017553</text:p>
          </table:table-cell>
          <table:table-cell office:value-type="float" office:value="13.800305" calcext:value-type="float">
            <text:p>13.80030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0.00869943" calcext:value-type="float">
            <text:p>0.00869943</text:p>
          </table:table-cell>
          <table:table-cell office:value-type="float" office:value="12.234449" calcext:value-type="float">
            <text:p>12.234449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0.00981354" calcext:value-type="float">
            <text:p>0.00981354</text:p>
          </table:table-cell>
          <table:table-cell office:value-type="float" office:value="11.889107" calcext:value-type="float">
            <text:p>11.8891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0087165" calcext:value-type="float">
            <text:p>0.0087165</text:p>
          </table:table-cell>
          <table:table-cell office:value-type="float" office:value="12.140336" calcext:value-type="float">
            <text:p>12.1403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00997755" calcext:value-type="float">
            <text:p>0.00997755</text:p>
          </table:table-cell>
          <table:table-cell office:value-type="float" office:value="11.061112" calcext:value-type="float">
            <text:p>11.0611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00989609" calcext:value-type="float">
            <text:p>0.00989609</text:p>
          </table:table-cell>
          <table:table-cell office:value-type="float" office:value="12.870361" calcext:value-type="float">
            <text:p>12.870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23018" calcext:value-type="float">
            <text:p>0.01023018</text:p>
          </table:table-cell>
          <table:table-cell office:value-type="float" office:value="15.661125" calcext:value-type="float">
            <text:p>15.661125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0.01028013" calcext:value-type="float">
            <text:p>0.01028013</text:p>
          </table:table-cell>
          <table:table-cell office:value-type="float" office:value="14.037266" calcext:value-type="float">
            <text:p>14.0372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1037075" calcext:value-type="float">
            <text:p>0.01037075</text:p>
          </table:table-cell>
          <table:table-cell office:value-type="float" office:value="15.112004" calcext:value-type="float">
            <text:p>15.1120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.00880669" calcext:value-type="float">
            <text:p>0.00880669</text:p>
          </table:table-cell>
          <table:table-cell office:value-type="float" office:value="12.174152" calcext:value-type="float">
            <text:p>12.174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68376" calcext:value-type="float">
            <text:p>0.01068376</text:p>
          </table:table-cell>
          <table:table-cell office:value-type="float" office:value="15.038729" calcext:value-type="float">
            <text:p>15.0387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01070091" calcext:value-type="float">
            <text:p>0.01070091</text:p>
          </table:table-cell>
          <table:table-cell office:value-type="float" office:value="13.258427" calcext:value-type="float">
            <text:p>13.25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08678" calcext:value-type="float">
            <text:p>0.00908678</text:p>
          </table:table-cell>
          <table:table-cell office:value-type="float" office:value="13.0418" calcext:value-type="float">
            <text:p>13.04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942951" calcext:value-type="float">
            <text:p>0.00942951</text:p>
          </table:table-cell>
          <table:table-cell office:value-type="float" office:value="12.023338" calcext:value-type="float">
            <text:p>12.023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21391" calcext:value-type="float">
            <text:p>0.01121391</text:p>
          </table:table-cell>
          <table:table-cell office:value-type="float" office:value="12.480235" calcext:value-type="float">
            <text:p>12.480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4317" calcext:value-type="float">
            <text:p>0.0084317</text:p>
          </table:table-cell>
          <table:table-cell office:value-type="float" office:value="10.036678" calcext:value-type="float">
            <text:p>10.036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49869" calcext:value-type="float">
            <text:p>0.01049869</text:p>
          </table:table-cell>
          <table:table-cell office:value-type="float" office:value="15.525197" calcext:value-type="float">
            <text:p>15.525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1576" calcext:value-type="float">
            <text:p>0.0111576</text:p>
          </table:table-cell>
          <table:table-cell office:value-type="float" office:value="14.335565" calcext:value-type="float">
            <text:p>14.3355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95648" calcext:value-type="float">
            <text:p>0.0095648</text:p>
          </table:table-cell>
          <table:table-cell office:value-type="float" office:value="13.186275" calcext:value-type="float">
            <text:p>13.1862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95057" calcext:value-type="float">
            <text:p>0.0095057</text:p>
          </table:table-cell>
          <table:table-cell office:value-type="float" office:value="13.575095" calcext:value-type="float">
            <text:p>13.575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46561" calcext:value-type="float">
            <text:p>0.00846561</text:p>
          </table:table-cell>
          <table:table-cell office:value-type="float" office:value="11.21291" calcext:value-type="float">
            <text:p>11.2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111" calcext:value-type="float">
            <text:p>0.0097111</text:p>
          </table:table-cell>
          <table:table-cell office:value-type="float" office:value="14.420976" calcext:value-type="float">
            <text:p>14.420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6086" calcext:value-type="float">
            <text:p>0.00976086</text:p>
          </table:table-cell>
          <table:table-cell office:value-type="float" office:value="11.537091" calcext:value-type="float">
            <text:p>11.537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81446" calcext:value-type="float">
            <text:p>0.00881446</text:p>
          </table:table-cell>
          <table:table-cell office:value-type="float" office:value="11.516527" calcext:value-type="float">
            <text:p>11.51652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0.01148765" calcext:value-type="float">
            <text:p>0.01148765</text:p>
          </table:table-cell>
          <table:table-cell office:value-type="float" office:value="15.327111" calcext:value-type="float">
            <text:p>15.327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51064" calcext:value-type="float">
            <text:p>0.00851064</text:p>
          </table:table-cell>
          <table:table-cell office:value-type="float" office:value="12.036383" calcext:value-type="float">
            <text:p>12.03638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00961076" calcext:value-type="float">
            <text:p>0.00961076</text:p>
          </table:table-cell>
          <table:table-cell office:value-type="float" office:value="13.451225" calcext:value-type="float">
            <text:p>13.45122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0.00972054" calcext:value-type="float">
            <text:p>0.00972054</text:p>
          </table:table-cell>
          <table:table-cell office:value-type="float" office:value="14.471689" calcext:value-type="float">
            <text:p>14.471689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0.01011378" calcext:value-type="float">
            <text:p>0.01011378</text:p>
          </table:table-cell>
          <table:table-cell office:value-type="float" office:value="13.368395" calcext:value-type="float">
            <text:p>13.36839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00873744" calcext:value-type="float">
            <text:p>0.00873744</text:p>
          </table:table-cell>
          <table:table-cell office:value-type="float" office:value="11.817824" calcext:value-type="float">
            <text:p>11.81782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0.00938306" calcext:value-type="float">
            <text:p>0.00938306</text:p>
          </table:table-cell>
          <table:table-cell office:value-type="float" office:value="13.295097" calcext:value-type="float">
            <text:p>13.295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97868" calcext:value-type="float">
            <text:p>0.00897868</text:p>
          </table:table-cell>
          <table:table-cell office:value-type="float" office:value="11.283726" calcext:value-type="float">
            <text:p>11.283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5025" calcext:value-type="float">
            <text:p>0.00995025</text:p>
          </table:table-cell>
          <table:table-cell office:value-type="float" office:value="13.733085" calcext:value-type="float">
            <text:p>13.73308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00900698" calcext:value-type="float">
            <text:p>0.00900698</text:p>
          </table:table-cell>
          <table:table-cell office:value-type="float" office:value="12.179014" calcext:value-type="float">
            <text:p>12.17901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0.00900495" calcext:value-type="float">
            <text:p>0.00900495</text:p>
          </table:table-cell>
          <table:table-cell office:value-type="float" office:value="13.341288" calcext:value-type="float">
            <text:p>13.3412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0956709" calcext:value-type="float">
            <text:p>0.00956709</text:p>
          </table:table-cell>
          <table:table-cell office:value-type="float" office:value="13.205453" calcext:value-type="float">
            <text:p>13.20545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0.00948092" calcext:value-type="float">
            <text:p>0.00948092</text:p>
          </table:table-cell>
          <table:table-cell office:value-type="float" office:value="10.557952" calcext:value-type="float">
            <text:p>10.557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55966" calcext:value-type="float">
            <text:p>0.01055966</text:p>
          </table:table-cell>
          <table:table-cell office:value-type="float" office:value="14.856916" calcext:value-type="float">
            <text:p>14.856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8317" calcext:value-type="float">
            <text:p>0.00948317</text:p>
          </table:table-cell>
          <table:table-cell office:value-type="float" office:value="12.391655" calcext:value-type="float">
            <text:p>12.391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3533" calcext:value-type="float">
            <text:p>0.0123533</text:p>
          </table:table-cell>
          <table:table-cell office:value-type="float" office:value="13.701359" calcext:value-type="float">
            <text:p>13.7013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00885936" calcext:value-type="float">
            <text:p>0.00885936</text:p>
          </table:table-cell>
          <table:table-cell office:value-type="float" office:value="11.079513" calcext:value-type="float">
            <text:p>11.0795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01075558" calcext:value-type="float">
            <text:p>0.01075558</text:p>
          </table:table-cell>
          <table:table-cell office:value-type="float" office:value="12.123421" calcext:value-type="float">
            <text:p>12.123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7089" calcext:value-type="float">
            <text:p>0.0087089</text:p>
          </table:table-cell>
          <table:table-cell office:value-type="float" office:value="11.9227085" calcext:value-type="float">
            <text:p>11.9227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9217" calcext:value-type="float">
            <text:p>0.00949217</text:p>
          </table:table-cell>
          <table:table-cell office:value-type="float" office:value="13.237779" calcext:value-type="float">
            <text:p>13.23777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0.00910539" calcext:value-type="float">
            <text:p>0.00910539</text:p>
          </table:table-cell>
          <table:table-cell office:value-type="float" office:value="12.854086" calcext:value-type="float">
            <text:p>12.854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66363" calcext:value-type="float">
            <text:p>0.00866363</text:p>
          </table:table-cell>
          <table:table-cell office:value-type="float" office:value="11.798354" calcext:value-type="float">
            <text:p>11.79835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0.00979912" calcext:value-type="float">
            <text:p>0.00979912</text:p>
          </table:table-cell>
          <table:table-cell office:value-type="float" office:value="13.327045" calcext:value-type="float">
            <text:p>13.327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34798" calcext:value-type="float">
            <text:p>0.00934798</text:p>
          </table:table-cell>
          <table:table-cell office:value-type="float" office:value="12.259172" calcext:value-type="float">
            <text:p>12.259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08884" calcext:value-type="float">
            <text:p>0.00908884</text:p>
          </table:table-cell>
          <table:table-cell office:value-type="float" office:value="11.793683" calcext:value-type="float">
            <text:p>11.793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229" calcext:value-type="float">
            <text:p>0.0097229</text:p>
          </table:table-cell>
          <table:table-cell office:value-type="float" office:value="12.300195" calcext:value-type="float">
            <text:p>12.30019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0.00959693" calcext:value-type="float">
            <text:p>0.00959693</text:p>
          </table:table-cell>
          <table:table-cell office:value-type="float" office:value="14.260797" calcext:value-type="float">
            <text:p>14.26079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0.00873362" calcext:value-type="float">
            <text:p>0.00873362</text:p>
          </table:table-cell>
          <table:table-cell office:value-type="float" office:value="12.816594" calcext:value-type="float">
            <text:p>12.81659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.00846024" calcext:value-type="float">
            <text:p>0.00846024</text:p>
          </table:table-cell>
          <table:table-cell office:value-type="float" office:value="11.963621" calcext:value-type="float">
            <text:p>11.963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87311" calcext:value-type="float">
            <text:p>0.00887311</text:p>
          </table:table-cell>
          <table:table-cell office:value-type="float" office:value="10.784605" calcext:value-type="float">
            <text:p>10.784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26999" calcext:value-type="float">
            <text:p>0.00926999</text:p>
          </table:table-cell>
          <table:table-cell office:value-type="float" office:value="11.777288" calcext:value-type="float">
            <text:p>11.777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49869" calcext:value-type="float">
            <text:p>0.01049869</text:p>
          </table:table-cell>
          <table:table-cell office:value-type="float" office:value="14.468504" calcext:value-type="float">
            <text:p>14.46850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01009082" calcext:value-type="float">
            <text:p>0.01009082</text:p>
          </table:table-cell>
          <table:table-cell office:value-type="float" office:value="12.703835" calcext:value-type="float">
            <text:p>12.703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15744" calcext:value-type="float">
            <text:p>0.01015744</text:p>
          </table:table-cell>
          <table:table-cell office:value-type="float" office:value="13.878873" calcext:value-type="float">
            <text:p>13.878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602" calcext:value-type="float">
            <text:p>0.0079602</text:p>
          </table:table-cell>
          <table:table-cell office:value-type="float" office:value="9.738309" calcext:value-type="float">
            <text:p>9.738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1928" calcext:value-type="float">
            <text:p>0.00951928</text:p>
          </table:table-cell>
          <table:table-cell office:value-type="float" office:value="12.471442" calcext:value-type="float">
            <text:p>12.471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92658" calcext:value-type="float">
            <text:p>0.00892658</text:p>
          </table:table-cell>
          <table:table-cell office:value-type="float" office:value="11.81098" calcext:value-type="float">
            <text:p>11.8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09717" calcext:value-type="float">
            <text:p>0.00809717</text:p>
          </table:table-cell>
          <table:table-cell office:value-type="float" office:value="13.189271" calcext:value-type="float">
            <text:p>13.18927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0.00973236" calcext:value-type="float">
            <text:p>0.00973236</text:p>
          </table:table-cell>
          <table:table-cell office:value-type="float" office:value="13.522628" calcext:value-type="float">
            <text:p>13.5226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1034661" calcext:value-type="float">
            <text:p>0.01034661</text:p>
          </table:table-cell>
          <table:table-cell office:value-type="float" office:value="13.654423" calcext:value-type="float">
            <text:p>13.65442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.00811194" calcext:value-type="float">
            <text:p>0.00811194</text:p>
          </table:table-cell>
          <table:table-cell office:value-type="float" office:value="13.231596" calcext:value-type="float">
            <text:p>13.23159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0.00988875" calcext:value-type="float">
            <text:p>0.00988875</text:p>
          </table:table-cell>
          <table:table-cell office:value-type="float" office:value="12.947343" calcext:value-type="float">
            <text:p>12.94734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00836295" calcext:value-type="float">
            <text:p>0.00836295</text:p>
          </table:table-cell>
          <table:table-cell office:value-type="float" office:value="11.667363" calcext:value-type="float">
            <text:p>11.667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39501" calcext:value-type="float">
            <text:p>0.01039501</text:p>
          </table:table-cell>
          <table:table-cell office:value-type="float" office:value="13.321206" calcext:value-type="float">
            <text:p>13.32120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00926784" calcext:value-type="float">
            <text:p>0.00926784</text:p>
          </table:table-cell>
          <table:table-cell office:value-type="float" office:value="12.996061" calcext:value-type="float">
            <text:p>12.9960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00815328" calcext:value-type="float">
            <text:p>0.00815328</text:p>
          </table:table-cell>
          <table:table-cell office:value-type="float" office:value="10.474318" calcext:value-type="float">
            <text:p>10.474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27429" calcext:value-type="float">
            <text:p>0.00927429</text:p>
          </table:table-cell>
          <table:table-cell office:value-type="float" office:value="13.750985" calcext:value-type="float">
            <text:p>13.750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18331" calcext:value-type="float">
            <text:p>0.00818331</text:p>
          </table:table-cell>
          <table:table-cell office:value-type="float" office:value="9.881138" calcext:value-type="float">
            <text:p>9.881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13504" calcext:value-type="float">
            <text:p>0.00813504</text:p>
          </table:table-cell>
          <table:table-cell office:value-type="float" office:value="13.727476" calcext:value-type="float">
            <text:p>13.72747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0.00972763" calcext:value-type="float">
            <text:p>0.00972763</text:p>
          </table:table-cell>
          <table:table-cell office:value-type="float" office:value="12.699416" calcext:value-type="float">
            <text:p>12.6994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0814332" calcext:value-type="float">
            <text:p>0.00814332</text:p>
          </table:table-cell>
          <table:table-cell office:value-type="float" office:value="11.4714985" calcext:value-type="float">
            <text:p>11.471498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0.00967586" calcext:value-type="float">
            <text:p>0.00967586</text:p>
          </table:table-cell>
          <table:table-cell office:value-type="float" office:value="13.456459" calcext:value-type="float">
            <text:p>13.4564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0.00932836" calcext:value-type="float">
            <text:p>0.00932836</text:p>
          </table:table-cell>
          <table:table-cell office:value-type="float" office:value="12.84445" calcext:value-type="float">
            <text:p>12.844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00895456" calcext:value-type="float">
            <text:p>0.00895456</text:p>
          </table:table-cell>
          <table:table-cell office:value-type="float" office:value="11.050593" calcext:value-type="float">
            <text:p>11.0505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0891067" calcext:value-type="float">
            <text:p>0.00891067</text:p>
          </table:table-cell>
          <table:table-cell office:value-type="float" office:value="13.237692" calcext:value-type="float">
            <text:p>13.2376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00817661" calcext:value-type="float">
            <text:p>0.00817661</text:p>
          </table:table-cell>
          <table:table-cell office:value-type="float" office:value="11.5247345" calcext:value-type="float">
            <text:p>11.5247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31749" calcext:value-type="float">
            <text:p>0.00931749</text:p>
          </table:table-cell>
          <table:table-cell office:value-type="float" office:value="10.05707" calcext:value-type="float">
            <text:p>10.05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82807" calcext:value-type="float">
            <text:p>0.00882807</text:p>
          </table:table-cell>
          <table:table-cell office:value-type="float" office:value="12.531892" calcext:value-type="float">
            <text:p>12.531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75848" calcext:value-type="float">
            <text:p>0.00875848</text:p>
          </table:table-cell>
          <table:table-cell office:value-type="float" office:value="13.052989" calcext:value-type="float">
            <text:p>13.05298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0.00945403" calcext:value-type="float">
            <text:p>0.00945403</text:p>
          </table:table-cell>
          <table:table-cell office:value-type="float" office:value="12.332309" calcext:value-type="float">
            <text:p>12.332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2328" calcext:value-type="float">
            <text:p>0.0112328</text:p>
          </table:table-cell>
          <table:table-cell office:value-type="float" office:value="15.177478" calcext:value-type="float">
            <text:p>15.17747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.00934579" calcext:value-type="float">
            <text:p>0.00934579</text:p>
          </table:table-cell>
          <table:table-cell office:value-type="float" office:value="12.678271" calcext:value-type="float">
            <text:p>12.678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4252" calcext:value-type="float">
            <text:p>0.00984252</text:p>
          </table:table-cell>
          <table:table-cell office:value-type="float" office:value="12.492619" calcext:value-type="float">
            <text:p>12.4926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854336" calcext:value-type="float">
            <text:p>0.00854336</text:p>
          </table:table-cell>
          <table:table-cell office:value-type="float" office:value="11.5566" calcext:value-type="float">
            <text:p>11.5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44932" calcext:value-type="float">
            <text:p>0.01044932</text:p>
          </table:table-cell>
          <table:table-cell office:value-type="float" office:value="15.772988" calcext:value-type="float">
            <text:p>15.7729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1043569" calcext:value-type="float">
            <text:p>0.01043569</text:p>
          </table:table-cell>
          <table:table-cell office:value-type="float" office:value="15.407253" calcext:value-type="float">
            <text:p>15.407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39188" calcext:value-type="float">
            <text:p>0.00939188</text:p>
          </table:table-cell>
          <table:table-cell office:value-type="float" office:value="12.365813" calcext:value-type="float">
            <text:p>12.365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09062" calcext:value-type="float">
            <text:p>0.00809062</text:p>
          </table:table-cell>
          <table:table-cell office:value-type="float" office:value="11.670509" calcext:value-type="float">
            <text:p>11.670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85776" calcext:value-type="float">
            <text:p>0.01085776</text:p>
          </table:table-cell>
          <table:table-cell office:value-type="float" office:value="15.459012" calcext:value-type="float">
            <text:p>15.459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7902" calcext:value-type="float">
            <text:p>0.00767902</text:p>
          </table:table-cell>
          <table:table-cell office:value-type="float" office:value="13.150701" calcext:value-type="float">
            <text:p>13.150701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0.00919752" calcext:value-type="float">
            <text:p>0.00919752</text:p>
          </table:table-cell>
          <table:table-cell office:value-type="float" office:value="13.884341" calcext:value-type="float">
            <text:p>13.8843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.00808407" calcext:value-type="float">
            <text:p>0.00808407</text:p>
          </table:table-cell>
          <table:table-cell office:value-type="float" office:value="10.430275" calcext:value-type="float">
            <text:p>10.430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96861" calcext:value-type="float">
            <text:p>0.00896861</text:p>
          </table:table-cell>
          <table:table-cell office:value-type="float" office:value="11.605605" calcext:value-type="float">
            <text:p>11.605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70701" calcext:value-type="float">
            <text:p>0.00870701</text:p>
          </table:table-cell>
          <table:table-cell office:value-type="float" office:value="12.48411" calcext:value-type="float">
            <text:p>12.4841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0.01026958" calcext:value-type="float">
            <text:p>0.01026958</text:p>
          </table:table-cell>
          <table:table-cell office:value-type="float" office:value="14.455969" calcext:value-type="float">
            <text:p>14.455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79701" calcext:value-type="float">
            <text:p>0.00879701</text:p>
          </table:table-cell>
          <table:table-cell office:value-type="float" office:value="12.738729" calcext:value-type="float">
            <text:p>12.738729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0.00802246" calcext:value-type="float">
            <text:p>0.00802246</text:p>
          </table:table-cell>
          <table:table-cell office:value-type="float" office:value="11.385279" calcext:value-type="float">
            <text:p>11.385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5403" calcext:value-type="float">
            <text:p>0.00945403</text:p>
          </table:table-cell>
          <table:table-cell office:value-type="float" office:value="12.921768" calcext:value-type="float">
            <text:p>12.92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22537" calcext:value-type="float">
            <text:p>0.00822537</text:p>
          </table:table-cell>
          <table:table-cell office:value-type="float" office:value="13.356981" calcext:value-type="float">
            <text:p>13.35698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0.00936111" calcext:value-type="float">
            <text:p>0.00936111</text:p>
          </table:table-cell>
          <table:table-cell office:value-type="float" office:value="12.8261175" calcext:value-type="float">
            <text:p>12.826117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00794913" calcext:value-type="float">
            <text:p>0.00794913</text:p>
          </table:table-cell>
          <table:table-cell office:value-type="float" office:value="10.718005" calcext:value-type="float">
            <text:p>10.718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04773" calcext:value-type="float">
            <text:p>0.00904773</text:p>
          </table:table-cell>
          <table:table-cell office:value-type="float" office:value="13.733318" calcext:value-type="float">
            <text:p>13.73331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0801282" calcext:value-type="float">
            <text:p>0.00801282</text:p>
          </table:table-cell>
          <table:table-cell office:value-type="float" office:value="13.167869" calcext:value-type="float">
            <text:p>13.16786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0.00770119" calcext:value-type="float">
            <text:p>0.00770119</text:p>
          </table:table-cell>
          <table:table-cell office:value-type="float" office:value="11.807663" calcext:value-type="float">
            <text:p>11.807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04977" calcext:value-type="float">
            <text:p>0.00904977</text:p>
          </table:table-cell>
          <table:table-cell office:value-type="float" office:value="14.388009" calcext:value-type="float">
            <text:p>14.38800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0.00832986" calcext:value-type="float">
            <text:p>0.00832986</text:p>
          </table:table-cell>
          <table:table-cell office:value-type="float" office:value="9.142649" calcext:value-type="float">
            <text:p>9.142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41043" calcext:value-type="float">
            <text:p>0.00841043</text:p>
          </table:table-cell>
          <table:table-cell office:value-type="float" office:value="11.08873" calcext:value-type="float">
            <text:p>11.08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79314" calcext:value-type="float">
            <text:p>0.00879314</text:p>
          </table:table-cell>
          <table:table-cell office:value-type="float" office:value="14.313255" calcext:value-type="float">
            <text:p>14.3132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.00948992" calcext:value-type="float">
            <text:p>0.00948992</text:p>
          </table:table-cell>
          <table:table-cell office:value-type="float" office:value="13.19478" calcext:value-type="float">
            <text:p>13.19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91107" calcext:value-type="float">
            <text:p>0.01091107</text:p>
          </table:table-cell>
          <table:table-cell office:value-type="float" office:value="15.648118" calcext:value-type="float">
            <text:p>15.6481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855432" calcext:value-type="float">
            <text:p>0.00855432</text:p>
          </table:table-cell>
          <table:table-cell office:value-type="float" office:value="13.245081" calcext:value-type="float">
            <text:p>13.245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87115" calcext:value-type="float">
            <text:p>0.00887115</text:p>
          </table:table-cell>
          <table:table-cell office:value-type="float" office:value="12.485474" calcext:value-type="float">
            <text:p>12.4854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0853606" calcext:value-type="float">
            <text:p>0.00853606</text:p>
          </table:table-cell>
          <table:table-cell office:value-type="float" office:value="14.173709" calcext:value-type="float">
            <text:p>14.17370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0.00768049" calcext:value-type="float">
            <text:p>0.00768049</text:p>
          </table:table-cell>
          <table:table-cell office:value-type="float" office:value="12.532834" calcext:value-type="float">
            <text:p>12.532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04473" calcext:value-type="float">
            <text:p>0.00704473</text:p>
          </table:table-cell>
          <table:table-cell office:value-type="float" office:value="12.134202" calcext:value-type="float">
            <text:p>12.134202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0.00930882" calcext:value-type="float">
            <text:p>0.00930882</text:p>
          </table:table-cell>
          <table:table-cell office:value-type="float" office:value="12.340238" calcext:value-type="float">
            <text:p>12.340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7604" calcext:value-type="float">
            <text:p>0.0087604</text:p>
          </table:table-cell>
          <table:table-cell office:value-type="float" office:value="12.788436" calcext:value-type="float">
            <text:p>12.788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30737" calcext:value-type="float">
            <text:p>0.00830737</text:p>
          </table:table-cell>
          <table:table-cell office:value-type="float" office:value="15.01433" calcext:value-type="float">
            <text:p>15.0143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0.00737871" calcext:value-type="float">
            <text:p>0.00737871</text:p>
          </table:table-cell>
          <table:table-cell office:value-type="float" office:value="9.399557" calcext:value-type="float">
            <text:p>9.399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25926" calcext:value-type="float">
            <text:p>0.00925926</text:p>
          </table:table-cell>
          <table:table-cell office:value-type="float" office:value="15.772685" calcext:value-type="float">
            <text:p>15.77268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0818331" calcext:value-type="float">
            <text:p>0.00818331</text:p>
          </table:table-cell>
          <table:table-cell office:value-type="float" office:value="13.216449" calcext:value-type="float">
            <text:p>13.2164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852697" calcext:value-type="float">
            <text:p>0.00852697</text:p>
          </table:table-cell>
          <table:table-cell office:value-type="float" office:value="12.972287" calcext:value-type="float">
            <text:p>12.972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27472" calcext:value-type="float">
            <text:p>0.00827472</text:p>
          </table:table-cell>
          <table:table-cell office:value-type="float" office:value="11.228796" calcext:value-type="float">
            <text:p>11.228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4144" calcext:value-type="float">
            <text:p>0.00774144</text:p>
          </table:table-cell>
          <table:table-cell office:value-type="float" office:value="13.5043545" calcext:value-type="float">
            <text:p>13.5043545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0.00859291" calcext:value-type="float">
            <text:p>0.00859291</text:p>
          </table:table-cell>
          <table:table-cell office:value-type="float" office:value="11.353383" calcext:value-type="float">
            <text:p>11.353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7105" calcext:value-type="float">
            <text:p>0.00747105</text:p>
          </table:table-cell>
          <table:table-cell office:value-type="float" office:value="10.224878" calcext:value-type="float">
            <text:p>10.22487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00768197" calcext:value-type="float">
            <text:p>0.00768197</text:p>
          </table:table-cell>
          <table:table-cell office:value-type="float" office:value="10.924333" calcext:value-type="float">
            <text:p>10.924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12409" calcext:value-type="float">
            <text:p>0.00912409</text:p>
          </table:table-cell>
          <table:table-cell office:value-type="float" office:value="12.246578" calcext:value-type="float">
            <text:p>12.2465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.00801764" calcext:value-type="float">
            <text:p>0.00801764</text:p>
          </table:table-cell>
          <table:table-cell office:value-type="float" office:value="11.225496" calcext:value-type="float">
            <text:p>11.22549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00900495" calcext:value-type="float">
            <text:p>0.00900495</text:p>
          </table:table-cell>
          <table:table-cell office:value-type="float" office:value="14.837235" calcext:value-type="float">
            <text:p>14.8372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0858185" calcext:value-type="float">
            <text:p>0.00858185</text:p>
          </table:table-cell>
          <table:table-cell office:value-type="float" office:value="12.417507" calcext:value-type="float">
            <text:p>12.4175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0765111" calcext:value-type="float">
            <text:p>0.00765111</text:p>
          </table:table-cell>
          <table:table-cell office:value-type="float" office:value="10.388485" calcext:value-type="float">
            <text:p>10.388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21871" calcext:value-type="float">
            <text:p>0.00921871</text:p>
          </table:table-cell>
          <table:table-cell office:value-type="float" office:value="12.6771145" calcext:value-type="float">
            <text:p>12.677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05716" calcext:value-type="float">
            <text:p>0.00705716</text:p>
          </table:table-cell>
          <table:table-cell office:value-type="float" office:value="8.848448" calcext:value-type="float">
            <text:p>8.8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33681" calcext:value-type="float">
            <text:p>0.00833681</text:p>
          </table:table-cell>
          <table:table-cell office:value-type="float" office:value="11.478324" calcext:value-type="float">
            <text:p>11.478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40583" calcext:value-type="float">
            <text:p>0.01040583</text:p>
          </table:table-cell>
          <table:table-cell office:value-type="float" office:value="17.875391" calcext:value-type="float">
            <text:p>17.87539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0.00865988" calcext:value-type="float">
            <text:p>0.00865988</text:p>
          </table:table-cell>
          <table:table-cell office:value-type="float" office:value="13.590604" calcext:value-type="float">
            <text:p>13.5906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.0072767" calcext:value-type="float">
            <text:p>0.0072767</text:p>
          </table:table-cell>
          <table:table-cell office:value-type="float" office:value="12.037293" calcext:value-type="float">
            <text:p>12.037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2154" calcext:value-type="float">
            <text:p>0.00952154</text:p>
          </table:table-cell>
          <table:table-cell office:value-type="float" office:value="15.8412285" calcext:value-type="float">
            <text:p>15.841228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0.00771605" calcext:value-type="float">
            <text:p>0.00771605</text:p>
          </table:table-cell>
          <table:table-cell office:value-type="float" office:value="11.84838" calcext:value-type="float">
            <text:p>11.84838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0.00719554" calcext:value-type="float">
            <text:p>0.00719554</text:p>
          </table:table-cell>
          <table:table-cell office:value-type="float" office:value="10.860766" calcext:value-type="float">
            <text:p>10.8607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00734349" calcext:value-type="float">
            <text:p>0.00734349</text:p>
          </table:table-cell>
          <table:table-cell office:value-type="float" office:value="11.872957" calcext:value-type="float">
            <text:p>11.87295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0.00910954" calcext:value-type="float">
            <text:p>0.00910954</text:p>
          </table:table-cell>
          <table:table-cell office:value-type="float" office:value="13.913232" calcext:value-type="float">
            <text:p>13.913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07265" calcext:value-type="float">
            <text:p>0.00807265</text:p>
          </table:table-cell>
          <table:table-cell office:value-type="float" office:value="12.777396" calcext:value-type="float">
            <text:p>12.777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11577" calcext:value-type="float">
            <text:p>0.00911577</text:p>
          </table:table-cell>
          <table:table-cell office:value-type="float" office:value="15.053783" calcext:value-type="float">
            <text:p>15.0537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0791139" calcext:value-type="float">
            <text:p>0.00791139</text:p>
          </table:table-cell>
          <table:table-cell office:value-type="float" office:value="11.910206" calcext:value-type="float">
            <text:p>11.910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79701" calcext:value-type="float">
            <text:p>0.00879701</text:p>
          </table:table-cell>
          <table:table-cell office:value-type="float" office:value="13.622389" calcext:value-type="float">
            <text:p>13.622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41574" calcext:value-type="float">
            <text:p>0.00841574</text:p>
          </table:table-cell>
          <table:table-cell office:value-type="float" office:value="10.944877" calcext:value-type="float">
            <text:p>10.9448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.00898271" calcext:value-type="float">
            <text:p>0.00898271</text:p>
          </table:table-cell>
          <table:table-cell office:value-type="float" office:value="13.879407" calcext:value-type="float">
            <text:p>13.879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8563" calcext:value-type="float">
            <text:p>0.00798563</text:p>
          </table:table-cell>
          <table:table-cell office:value-type="float" office:value="11.95029" calcext:value-type="float">
            <text:p>11.95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4324" calcext:value-type="float">
            <text:p>0.00694324</text:p>
          </table:table-cell>
          <table:table-cell office:value-type="float" office:value="8.451484" calcext:value-type="float">
            <text:p>8.45148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00878156" calcext:value-type="float">
            <text:p>0.00878156</text:p>
          </table:table-cell>
          <table:table-cell office:value-type="float" office:value="14.861032" calcext:value-type="float">
            <text:p>14.86103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0.00992556" calcext:value-type="float">
            <text:p>0.00992556</text:p>
          </table:table-cell>
          <table:table-cell office:value-type="float" office:value="13.560298" calcext:value-type="float">
            <text:p>13.560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26617" calcext:value-type="float">
            <text:p>0.00826617</text:p>
          </table:table-cell>
          <table:table-cell office:value-type="float" office:value="13.813185" calcext:value-type="float">
            <text:p>13.8131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0.00982077" calcext:value-type="float">
            <text:p>0.00982077</text:p>
          </table:table-cell>
          <table:table-cell office:value-type="float" office:value="14.97643" calcext:value-type="float">
            <text:p>14.97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3395" calcext:value-type="float">
            <text:p>0.00773395</text:p>
          </table:table-cell>
          <table:table-cell office:value-type="float" office:value="13.267402" calcext:value-type="float">
            <text:p>13.26740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0.0078911" calcext:value-type="float">
            <text:p>0.0078911</text:p>
          </table:table-cell>
          <table:table-cell office:value-type="float" office:value="13.119156" calcext:value-type="float">
            <text:p>13.119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6709" calcext:value-type="float">
            <text:p>0.00956709</text:p>
          </table:table-cell>
          <table:table-cell office:value-type="float" office:value="14.511839" calcext:value-type="float">
            <text:p>14.5118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00795387" calcext:value-type="float">
            <text:p>0.00795387</text:p>
          </table:table-cell>
          <table:table-cell office:value-type="float" office:value="11.663154" calcext:value-type="float">
            <text:p>11.663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12843" calcext:value-type="float">
            <text:p>0.00812843</text:p>
          </table:table-cell>
          <table:table-cell office:value-type="float" office:value="11.710018" calcext:value-type="float">
            <text:p>11.71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16994" calcext:value-type="float">
            <text:p>0.00816994</text:p>
          </table:table-cell>
          <table:table-cell office:value-type="float" office:value="12.392361" calcext:value-type="float">
            <text:p>12.39236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00757719" calcext:value-type="float">
            <text:p>0.00757719</text:p>
          </table:table-cell>
          <table:table-cell office:value-type="float" office:value="12.182421" calcext:value-type="float">
            <text:p>12.18242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0.00907647" calcext:value-type="float">
            <text:p>0.00907647</text:p>
          </table:table-cell>
          <table:table-cell office:value-type="float" office:value="13.855457" calcext:value-type="float">
            <text:p>13.85545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0.00835596" calcext:value-type="float">
            <text:p>0.00835596</text:p>
          </table:table-cell>
          <table:table-cell office:value-type="float" office:value="11.600167" calcext:value-type="float">
            <text:p>11.60016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0.00958543" calcext:value-type="float">
            <text:p>0.00958543</text:p>
          </table:table-cell>
          <table:table-cell office:value-type="float" office:value="13.308412" calcext:value-type="float">
            <text:p>13.308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15948" calcext:value-type="float">
            <text:p>0.00715948</text:p>
          </table:table-cell>
          <table:table-cell office:value-type="float" office:value="9.2480755" calcext:value-type="float">
            <text:p>9.2480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8935" calcext:value-type="float">
            <text:p>0.00768935</text:p>
          </table:table-cell>
          <table:table-cell office:value-type="float" office:value="13.944636" calcext:value-type="float">
            <text:p>13.944636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0.00657246" calcext:value-type="float">
            <text:p>0.00657246</text:p>
          </table:table-cell>
          <table:table-cell office:value-type="float" office:value="8.192738" calcext:value-type="float">
            <text:p>8.192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46024" calcext:value-type="float">
            <text:p>0.00846024</text:p>
          </table:table-cell>
          <table:table-cell office:value-type="float" office:value="13.397631" calcext:value-type="float">
            <text:p>13.397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60585" calcext:value-type="float">
            <text:p>0.00860585</text:p>
          </table:table-cell>
          <table:table-cell office:value-type="float" office:value="15.351979" calcext:value-type="float">
            <text:p>15.351979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0.00965484" calcext:value-type="float">
            <text:p>0.00965484</text:p>
          </table:table-cell>
          <table:table-cell office:value-type="float" office:value="14.417813" calcext:value-type="float">
            <text:p>14.417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64117" calcext:value-type="float">
            <text:p>0.00864117</text:p>
          </table:table-cell>
          <table:table-cell office:value-type="float" office:value="11.688918" calcext:value-type="float">
            <text:p>11.68891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00873362" calcext:value-type="float">
            <text:p>0.00873362</text:p>
          </table:table-cell>
          <table:table-cell office:value-type="float" office:value="12.4043665" calcext:value-type="float">
            <text:p>12.4043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07714" calcext:value-type="float">
            <text:p>0.00707714</text:p>
          </table:table-cell>
          <table:table-cell office:value-type="float" office:value="10.871727" calcext:value-type="float">
            <text:p>10.87172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00676704" calcext:value-type="float">
            <text:p>0.00676704</text:p>
          </table:table-cell>
          <table:table-cell office:value-type="float" office:value="8.771612" calcext:value-type="float">
            <text:p>8.7716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00785855" calcext:value-type="float">
            <text:p>0.00785855</text:p>
          </table:table-cell>
          <table:table-cell office:value-type="float" office:value="11.988213" calcext:value-type="float">
            <text:p>11.98821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0.00832293" calcext:value-type="float">
            <text:p>0.00832293</text:p>
          </table:table-cell>
          <table:table-cell office:value-type="float" office:value="12.004786" calcext:value-type="float">
            <text:p>12.0047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781403" calcext:value-type="float">
            <text:p>0.00781403</text:p>
          </table:table-cell>
          <table:table-cell office:value-type="float" office:value="11.956827" calcext:value-type="float">
            <text:p>11.95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37599" calcext:value-type="float">
            <text:p>0.00737599</text:p>
          </table:table-cell>
          <table:table-cell office:value-type="float" office:value="11.374516" calcext:value-type="float">
            <text:p>11.37451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00792707" calcext:value-type="float">
            <text:p>0.00792707</text:p>
          </table:table-cell>
          <table:table-cell office:value-type="float" office:value="11.838684" calcext:value-type="float">
            <text:p>11.838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37427" calcext:value-type="float">
            <text:p>0.00937427</text:p>
          </table:table-cell>
          <table:table-cell office:value-type="float" office:value="13.934849" calcext:value-type="float">
            <text:p>13.934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3012" calcext:value-type="float">
            <text:p>0.00753012</text:p>
          </table:table-cell>
          <table:table-cell office:value-type="float" office:value="12.400414" calcext:value-type="float">
            <text:p>12.4004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00735835" calcext:value-type="float">
            <text:p>0.00735835</text:p>
          </table:table-cell>
          <table:table-cell office:value-type="float" office:value="9.193708" calcext:value-type="float">
            <text:p>9.1937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00798722" calcext:value-type="float">
            <text:p>0.00798722</text:p>
          </table:table-cell>
          <table:table-cell office:value-type="float" office:value="12.871406" calcext:value-type="float">
            <text:p>12.8714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00742253" calcext:value-type="float">
            <text:p>0.00742253</text:p>
          </table:table-cell>
          <table:table-cell office:value-type="float" office:value="13.216181" calcext:value-type="float">
            <text:p>13.21618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0.0079602" calcext:value-type="float">
            <text:p>0.0079602</text:p>
          </table:table-cell>
          <table:table-cell office:value-type="float" office:value="11.004577" calcext:value-type="float">
            <text:p>11.0045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00874126" calcext:value-type="float">
            <text:p>0.00874126</text:p>
          </table:table-cell>
          <table:table-cell office:value-type="float" office:value="13.809004" calcext:value-type="float">
            <text:p>13.80900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007857" calcext:value-type="float">
            <text:p>0.007857</text:p>
          </table:table-cell>
          <table:table-cell office:value-type="float" office:value="13.480848" calcext:value-type="float">
            <text:p>13.48084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.00749064" calcext:value-type="float">
            <text:p>0.00749064</text:p>
          </table:table-cell>
          <table:table-cell office:value-type="float" office:value="13.246442" calcext:value-type="float">
            <text:p>13.24644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083717" calcext:value-type="float">
            <text:p>0.0083717</text:p>
          </table:table-cell>
          <table:table-cell office:value-type="float" office:value="13.067392" calcext:value-type="float">
            <text:p>13.067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21022" calcext:value-type="float">
            <text:p>0.00921022</text:p>
          </table:table-cell>
          <table:table-cell office:value-type="float" office:value="15.251439" calcext:value-type="float">
            <text:p>15.2514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00876616" calcext:value-type="float">
            <text:p>0.00876616</text:p>
          </table:table-cell>
          <table:table-cell office:value-type="float" office:value="12.927898" calcext:value-type="float">
            <text:p>12.92789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00772499" calcext:value-type="float">
            <text:p>0.00772499</text:p>
          </table:table-cell>
          <table:table-cell office:value-type="float" office:value="11.443415" calcext:value-type="float">
            <text:p>11.4434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00869376" calcext:value-type="float">
            <text:p>0.00869376</text:p>
          </table:table-cell>
          <table:table-cell office:value-type="float" office:value="13.238209" calcext:value-type="float">
            <text:p>13.23820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.00749766" calcext:value-type="float">
            <text:p>0.00749766</text:p>
          </table:table-cell>
          <table:table-cell office:value-type="float" office:value="11.919025" calcext:value-type="float">
            <text:p>11.919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5697" calcext:value-type="float">
            <text:p>0.00765697</text:p>
          </table:table-cell>
          <table:table-cell office:value-type="float" office:value="11.863706" calcext:value-type="float">
            <text:p>11.86370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00813173" calcext:value-type="float">
            <text:p>0.00813173</text:p>
          </table:table-cell>
          <table:table-cell office:value-type="float" office:value="13.018093" calcext:value-type="float">
            <text:p>13.018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1708" calcext:value-type="float">
            <text:p>0.00781708</text:p>
          </table:table-cell>
          <table:table-cell office:value-type="float" office:value="13.470783" calcext:value-type="float">
            <text:p>13.47078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0.00927644" calcext:value-type="float">
            <text:p>0.00927644</text:p>
          </table:table-cell>
          <table:table-cell office:value-type="float" office:value="15.003015" calcext:value-type="float">
            <text:p>15.003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7432" calcext:value-type="float">
            <text:p>0.00757432</text:p>
          </table:table-cell>
          <table:table-cell office:value-type="float" office:value="11.565234" calcext:value-type="float">
            <text:p>11.565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7146" calcext:value-type="float">
            <text:p>0.0087146</text:p>
          </table:table-cell>
          <table:table-cell office:value-type="float" office:value="12.99695" calcext:value-type="float">
            <text:p>12.99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62069" calcext:value-type="float">
            <text:p>0.00862069</text:p>
          </table:table-cell>
          <table:table-cell office:value-type="float" office:value="14.771552" calcext:value-type="float">
            <text:p>14.771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6813" calcext:value-type="float">
            <text:p>0.00796813</text:p>
          </table:table-cell>
          <table:table-cell office:value-type="float" office:value="12.135857" calcext:value-type="float">
            <text:p>12.135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3722" calcext:value-type="float">
            <text:p>0.00753722</text:p>
          </table:table-cell>
          <table:table-cell office:value-type="float" office:value="12.557754" calcext:value-type="float">
            <text:p>12.557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7001" calcext:value-type="float">
            <text:p>0.00777001</text:p>
          </table:table-cell>
          <table:table-cell office:value-type="float" office:value="13.569153" calcext:value-type="float">
            <text:p>13.5691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.00766577" calcext:value-type="float">
            <text:p>0.00766577</text:p>
          </table:table-cell>
          <table:table-cell office:value-type="float" office:value="11.336528" calcext:value-type="float">
            <text:p>11.336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04846" calcext:value-type="float">
            <text:p>0.00704846</text:p>
          </table:table-cell>
          <table:table-cell office:value-type="float" office:value="11.522467" calcext:value-type="float">
            <text:p>11.522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29359" calcext:value-type="float">
            <text:p>0.00829359</text:p>
          </table:table-cell>
          <table:table-cell office:value-type="float" office:value="10.485382" calcext:value-type="float">
            <text:p>10.485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86106" calcext:value-type="float">
            <text:p>0.00686106</text:p>
          </table:table-cell>
          <table:table-cell office:value-type="float" office:value="10.961921" calcext:value-type="float">
            <text:p>10.96192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0.00761615" calcext:value-type="float">
            <text:p>0.00761615</text:p>
          </table:table-cell>
          <table:table-cell office:value-type="float" office:value="15.309787" calcext:value-type="float">
            <text:p>15.309787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0.00723197" calcext:value-type="float">
            <text:p>0.00723197</text:p>
          </table:table-cell>
          <table:table-cell office:value-type="float" office:value="12.842705" calcext:value-type="float">
            <text:p>12.84270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0.00970638" calcext:value-type="float">
            <text:p>0.00970638</text:p>
          </table:table-cell>
          <table:table-cell office:value-type="float" office:value="14.214511" calcext:value-type="float">
            <text:p>14.214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2761" calcext:value-type="float">
            <text:p>0.00692761</text:p>
          </table:table-cell>
          <table:table-cell office:value-type="float" office:value="9.60963" calcext:value-type="float">
            <text:p>9.60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12018" calcext:value-type="float">
            <text:p>0.00812018</text:p>
          </table:table-cell>
          <table:table-cell office:value-type="float" office:value="13.672351" calcext:value-type="float">
            <text:p>13.672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72156" calcext:value-type="float">
            <text:p>0.00672156</text:p>
          </table:table-cell>
          <table:table-cell office:value-type="float" office:value="10.842715" calcext:value-type="float">
            <text:p>10.842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58553" calcext:value-type="float">
            <text:p>0.00858553</text:p>
          </table:table-cell>
          <table:table-cell office:value-type="float" office:value="11.78665" calcext:value-type="float">
            <text:p>11.78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03751" calcext:value-type="float">
            <text:p>0.00903751</text:p>
          </table:table-cell>
          <table:table-cell office:value-type="float" office:value="13.150701" calcext:value-type="float">
            <text:p>13.150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26876" calcext:value-type="float">
            <text:p>0.00726876</text:p>
          </table:table-cell>
          <table:table-cell office:value-type="float" office:value="11.063057" calcext:value-type="float">
            <text:p>11.06305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0.00792236" calcext:value-type="float">
            <text:p>0.00792236</text:p>
          </table:table-cell>
          <table:table-cell office:value-type="float" office:value="13.349772" calcext:value-type="float">
            <text:p>13.34977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0.0077685" calcext:value-type="float">
            <text:p>0.0077685</text:p>
          </table:table-cell>
          <table:table-cell office:value-type="float" office:value="10.21208" calcext:value-type="float">
            <text:p>10.21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89086" calcext:value-type="float">
            <text:p>0.00889086</text:p>
          </table:table-cell>
          <table:table-cell office:value-type="float" office:value="11.032007" calcext:value-type="float">
            <text:p>11.03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188" calcext:value-type="float">
            <text:p>0.0075188</text:p>
          </table:table-cell>
          <table:table-cell office:value-type="float" office:value="12.407143" calcext:value-type="float">
            <text:p>12.4071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00889284" calcext:value-type="float">
            <text:p>0.00889284</text:p>
          </table:table-cell>
          <table:table-cell office:value-type="float" office:value="13.037794" calcext:value-type="float">
            <text:p>13.037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17494" calcext:value-type="float">
            <text:p>0.00817494</text:p>
          </table:table-cell>
          <table:table-cell office:value-type="float" office:value="13.550378" calcext:value-type="float">
            <text:p>13.55037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.00668003" calcext:value-type="float">
            <text:p>0.00668003</text:p>
          </table:table-cell>
          <table:table-cell office:value-type="float" office:value="11.342519" calcext:value-type="float">
            <text:p>11.3425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0704722" calcext:value-type="float">
            <text:p>0.00704722</text:p>
          </table:table-cell>
          <table:table-cell office:value-type="float" office:value="12.017795" calcext:value-type="float">
            <text:p>12.017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4686" calcext:value-type="float">
            <text:p>0.00694686</text:p>
          </table:table-cell>
          <table:table-cell office:value-type="float" office:value="13.526919" calcext:value-type="float">
            <text:p>13.5269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.00777001" calcext:value-type="float">
            <text:p>0.00777001</text:p>
          </table:table-cell>
          <table:table-cell office:value-type="float" office:value="12.207653" calcext:value-type="float">
            <text:p>12.207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3212" calcext:value-type="float">
            <text:p>0.0083212</text:p>
          </table:table-cell>
          <table:table-cell office:value-type="float" office:value="13.716455" calcext:value-type="float">
            <text:p>13.716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6096" calcext:value-type="float">
            <text:p>0.00776096</text:p>
          </table:table-cell>
          <table:table-cell office:value-type="float" office:value="13.1860695" calcext:value-type="float">
            <text:p>13.1860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37552" calcext:value-type="float">
            <text:p>0.00637552</text:p>
          </table:table-cell>
          <table:table-cell office:value-type="float" office:value="11.777494" calcext:value-type="float">
            <text:p>11.77749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.00728996" calcext:value-type="float">
            <text:p>0.00728996</text:p>
          </table:table-cell>
          <table:table-cell office:value-type="float" office:value="13.00164" calcext:value-type="float">
            <text:p>13.00164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0.00680156" calcext:value-type="float">
            <text:p>0.00680156</text:p>
          </table:table-cell>
          <table:table-cell office:value-type="float" office:value="11.21561" calcext:value-type="float">
            <text:p>11.21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25764" calcext:value-type="float">
            <text:p>0.00825764</text:p>
          </table:table-cell>
          <table:table-cell office:value-type="float" office:value="13.799546" calcext:value-type="float">
            <text:p>13.79954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0.00833681" calcext:value-type="float">
            <text:p>0.00833681</text:p>
          </table:table-cell>
          <table:table-cell office:value-type="float" office:value="12.536682" calcext:value-type="float">
            <text:p>12.536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9266" calcext:value-type="float">
            <text:p>0.00789266</text:p>
          </table:table-cell>
          <table:table-cell office:value-type="float" office:value="11.581491" calcext:value-type="float">
            <text:p>11.58149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0.01030662" calcext:value-type="float">
            <text:p>0.01030662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00802246" calcext:value-type="float">
            <text:p>0.00802246</text:p>
          </table:table-cell>
          <table:table-cell office:value-type="float" office:value="11.272363" calcext:value-type="float">
            <text:p>11.272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31255" calcext:value-type="float">
            <text:p>0.00831255</text:p>
          </table:table-cell>
          <table:table-cell office:value-type="float" office:value="12.542602" calcext:value-type="float">
            <text:p>12.542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952" calcext:value-type="float">
            <text:p>0.0079952</text:p>
          </table:table-cell>
          <table:table-cell office:value-type="float" office:value="13.470918" calcext:value-type="float">
            <text:p>13.470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1984" calcext:value-type="float">
            <text:p>0.0081984</text:p>
          </table:table-cell>
          <table:table-cell office:value-type="float" office:value="13.228531" calcext:value-type="float">
            <text:p>13.228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7902" calcext:value-type="float">
            <text:p>0.00767902</text:p>
          </table:table-cell>
          <table:table-cell office:value-type="float" office:value="14.937416" calcext:value-type="float">
            <text:p>14.9374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688942" calcext:value-type="float">
            <text:p>0.00688942</text:p>
          </table:table-cell>
          <table:table-cell office:value-type="float" office:value="13.474509" calcext:value-type="float">
            <text:p>13.47450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00725689" calcext:value-type="float">
            <text:p>0.00725689</text:p>
          </table:table-cell>
          <table:table-cell office:value-type="float" office:value="12.133164" calcext:value-type="float">
            <text:p>12.133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5048" calcext:value-type="float">
            <text:p>0.00695048</text:p>
          </table:table-cell>
          <table:table-cell office:value-type="float" office:value="11.883232" calcext:value-type="float">
            <text:p>11.883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04225" calcext:value-type="float">
            <text:p>0.00704225</text:p>
          </table:table-cell>
          <table:table-cell office:value-type="float" office:value="10.815669" calcext:value-type="float">
            <text:p>10.815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0604" calcext:value-type="float">
            <text:p>0.00740604</text:p>
          </table:table-cell>
          <table:table-cell office:value-type="float" office:value="12.001851" calcext:value-type="float">
            <text:p>12.001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82128" calcext:value-type="float">
            <text:p>0.00682128</text:p>
          </table:table-cell>
          <table:table-cell office:value-type="float" office:value="11.950887" calcext:value-type="float">
            <text:p>11.95088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0.00666112" calcext:value-type="float">
            <text:p>0.00666112</text:p>
          </table:table-cell>
          <table:table-cell office:value-type="float" office:value="10.400666" calcext:value-type="float">
            <text:p>10.40066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00724769" calcext:value-type="float">
            <text:p>0.00724769</text:p>
          </table:table-cell>
          <table:table-cell office:value-type="float" office:value="11.025729" calcext:value-type="float">
            <text:p>11.025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1456" calcext:value-type="float">
            <text:p>0.00771456</text:p>
          </table:table-cell>
          <table:table-cell office:value-type="float" office:value="11.83433" calcext:value-type="float">
            <text:p>11.83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639" calcext:value-type="float">
            <text:p>0.006639</text:p>
          </table:table-cell>
          <table:table-cell office:value-type="float" office:value="12.6635685" calcext:value-type="float">
            <text:p>12.6635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35971" calcext:value-type="float">
            <text:p>0.00735971</text:p>
          </table:table-cell>
          <table:table-cell office:value-type="float" office:value="11.994112" calcext:value-type="float">
            <text:p>11.994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65779" calcext:value-type="float">
            <text:p>0.00665779</text:p>
          </table:table-cell>
          <table:table-cell office:value-type="float" office:value="14.600865" calcext:value-type="float">
            <text:p>14.600865</text:p>
          </table:table-cell>
          <table:table-cell office:value-type="float" office:value="577" calcext:value-type="float">
            <text:p>5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0T13:45:59.871683758</dc:date>
    <meta:editing-duration>PT9M39S</meta:editing-duration>
    <meta:editing-cycles>1</meta:editing-cycles>
    <meta:document-statistic meta:table-count="1" meta:cell-count="300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16cm" svg:y="0.316cm" chart:style-name="ch2">
          <text:p>Середній час очікування</text:p>
        </chart:title>
        <chart:plot-area chart:style-name="ch3" table:cell-range-address="data.A1:data.B1000" svg:x="1.331cm" svg:y="1.275cm" svg:width="14.349cm" svg:height="6.564cm">
          <chartooo:coordinate-region svg:x="1.767cm" svg:y="1.474cm" svg:width="13.397cm" svg:height="5.718cm"/>
          <chart:axis chart:dimension="x" chart:name="primary-x" chart:style-name="ch4">
            <chart:title svg:x="6.926cm" svg:y="8.019cm" chart:style-name="ch5">
              <text:p>Інтенсивність потоку</text:p>
            </chart:title>
          </chart:axis>
          <chart:axis chart:dimension="y" chart:name="primary-y" chart:style-name="ch4">
            <chart:title svg:x="0.451cm" svg:y="6.427cm" chart:style-name="ch6">
              <text:p>Середній час очікування</text:p>
            </chart:title>
            <chart:grid chart:style-name="ch7" chart:class="major"/>
          </chart:axis>
          <chart:series chart:style-name="ch8" chart:values-cell-range-address="data.B1:data.B1000" chart:class="chart:scatter">
            <chart:domain table:cell-range-address="data.A1:data.A1000"/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88889">
                <text:p>0.1388889</text:p>
                <draw:g>
                  <svg:desc>data.A1:data.A1000</svg:desc>
                </draw:g>
              </table:table-cell>
              <table:table-cell office:value-type="float" office:value="7.1666665">
                <text:p>7.1666665</text:p>
                <draw:g>
                  <svg:desc>data.B1:data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444015">
                <text:p>0.15444015</text:p>
              </table:table-cell>
              <table:table-cell office:value-type="float" office:value="11.671815">
                <text:p>11.671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129032">
                <text:p>0.16129032</text:p>
              </table:table-cell>
              <table:table-cell office:value-type="float" office:value="9.955646">
                <text:p>9.955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184397">
                <text:p>0.14184397</text:p>
              </table:table-cell>
              <table:table-cell office:value-type="float" office:value="10.812057">
                <text:p>10.812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793103">
                <text:p>0.13793103</text:p>
              </table:table-cell>
              <table:table-cell office:value-type="float" office:value="10.644828">
                <text:p>10.644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114753">
                <text:p>0.13114753</text:p>
              </table:table-cell>
              <table:table-cell office:value-type="float" office:value="8.934426">
                <text:p>8.934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37593">
                <text:p>0.15037593</text:p>
              </table:table-cell>
              <table:table-cell office:value-type="float" office:value="12.406015">
                <text:p>12.406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234875">
                <text:p>0.14234875</text:p>
              </table:table-cell>
              <table:table-cell office:value-type="float" office:value="10.729537">
                <text:p>10.7295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158055">
                <text:p>0.12158055</text:p>
              </table:table-cell>
              <table:table-cell office:value-type="float" office:value="8.942249">
                <text:p>8.942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793103">
                <text:p>0.13793103</text:p>
              </table:table-cell>
              <table:table-cell office:value-type="float" office:value="11.834483">
                <text:p>11.834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029316">
                <text:p>0.13029316</text:p>
              </table:table-cell>
              <table:table-cell office:value-type="float" office:value="9.543974">
                <text:p>9.543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903225">
                <text:p>0.12903225</text:p>
              </table:table-cell>
              <table:table-cell office:value-type="float" office:value="11.948387">
                <text:p>11.948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245033">
                <text:p>0.13245033</text:p>
              </table:table-cell>
              <table:table-cell office:value-type="float" office:value="10.589404">
                <text:p>10.5894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195122">
                <text:p>0.12195122</text:p>
              </table:table-cell>
              <table:table-cell office:value-type="float" office:value="10.496951">
                <text:p>10.496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">
                <text:p>0.16</text:p>
              </table:table-cell>
              <table:table-cell office:value-type="float" office:value="13.668">
                <text:p>13.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157895">
                <text:p>0.13157895</text:p>
              </table:table-cell>
              <table:table-cell office:value-type="float" office:value="11.618421">
                <text:p>11.618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049724">
                <text:p>0.11049724</text:p>
              </table:table-cell>
              <table:table-cell office:value-type="float" office:value="9.665746">
                <text:p>9.6657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723861">
                <text:p>0.10723861</text:p>
              </table:table-cell>
              <table:table-cell office:value-type="float" office:value="10.160858">
                <text:p>10.1608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396012">
                <text:p>0.11396012</text:p>
              </table:table-cell>
              <table:table-cell office:value-type="float" office:value="10.606837">
                <text:p>10.6068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554089">
                <text:p>0.10554089</text:p>
              </table:table-cell>
              <table:table-cell office:value-type="float" office:value="10.319262">
                <text:p>10.3192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730205">
                <text:p>0.11730205</text:p>
              </table:table-cell>
              <table:table-cell office:value-type="float" office:value="12.953079">
                <text:p>12.9530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501188">
                <text:p>0.09501188</text:p>
              </table:table-cell>
              <table:table-cell office:value-type="float" office:value="10.4750595">
                <text:p>10.4750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764706">
                <text:p>0.11764706</text:p>
              </table:table-cell>
              <table:table-cell office:value-type="float" office:value="12.041177">
                <text:p>12.0411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803922">
                <text:p>0.09803922</text:p>
              </table:table-cell>
              <table:table-cell office:value-type="float" office:value="9.622549">
                <text:p>9.6225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869565">
                <text:p>0.10869565</text:p>
              </table:table-cell>
              <table:table-cell office:value-type="float" office:value="10.899457">
                <text:p>10.899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40108">
                <text:p>0.10840108</text:p>
              </table:table-cell>
              <table:table-cell office:value-type="float" office:value="11.525745">
                <text:p>11.5257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638554">
                <text:p>0.09638554</text:p>
              </table:table-cell>
              <table:table-cell office:value-type="float" office:value="11.450603">
                <text:p>11.450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362694">
                <text:p>0.10362694</text:p>
              </table:table-cell>
              <table:table-cell office:value-type="float" office:value="10.549223">
                <text:p>10.5492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830022">
                <text:p>0.08830022</text:p>
              </table:table-cell>
              <table:table-cell office:value-type="float" office:value="9.615894">
                <text:p>9.6158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049724">
                <text:p>0.11049724</text:p>
              </table:table-cell>
              <table:table-cell office:value-type="float" office:value="13.87569">
                <text:p>13.875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952286">
                <text:p>0.07952286</text:p>
              </table:table-cell>
              <table:table-cell office:value-type="float" office:value="10.713717">
                <text:p>10.7137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925558">
                <text:p>0.09925558</text:p>
              </table:table-cell>
              <table:table-cell office:value-type="float" office:value="10.714641">
                <text:p>10.7146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56531">
                <text:p>0.0856531</text:p>
              </table:table-cell>
              <table:table-cell office:value-type="float" office:value="10.284797">
                <text:p>10.2847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52381">
                <text:p>0.0952381</text:p>
              </table:table-cell>
              <table:table-cell office:value-type="float" office:value="10.161904">
                <text:p>10.161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264463">
                <text:p>0.08264463</text:p>
              </table:table-cell>
              <table:table-cell office:value-type="float" office:value="8.398761">
                <text:p>8.3987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111618">
                <text:p>0.09111618</text:p>
              </table:table-cell>
              <table:table-cell office:value-type="float" office:value="12.583143">
                <text:p>12.583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302326">
                <text:p>0.09302326</text:p>
              </table:table-cell>
              <table:table-cell office:value-type="float" office:value="11.988372">
                <text:p>11.9883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385744">
                <text:p>0.08385744</text:p>
              </table:table-cell>
              <table:table-cell office:value-type="float" office:value="8.417191">
                <text:p>8.4171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547009">
                <text:p>0.08547009</text:p>
              </table:table-cell>
              <table:table-cell office:value-type="float" office:value="10.386752">
                <text:p>10.3867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984032">
                <text:p>0.07984032</text:p>
              </table:table-cell>
              <table:table-cell office:value-type="float" office:value="10.265469">
                <text:p>10.2654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592326">
                <text:p>0.09592326</text:p>
              </table:table-cell>
              <table:table-cell office:value-type="float" office:value="11.580336">
                <text:p>11.5803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13242">
                <text:p>0.0913242</text:p>
              </table:table-cell>
              <table:table-cell office:value-type="float" office:value="10.737443">
                <text:p>10.7374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752688">
                <text:p>0.10752688</text:p>
              </table:table-cell>
              <table:table-cell office:value-type="float" office:value="13.373656">
                <text:p>13.3736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77193">
                <text:p>0.0877193</text:p>
              </table:table-cell>
              <table:table-cell office:value-type="float" office:value="11.348684">
                <text:p>11.3486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76699">
                <text:p>0.077669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658009">
                <text:p>0.08658009</text:p>
              </table:table-cell>
              <table:table-cell office:value-type="float" office:value="12.748918">
                <text:p>12.7489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707129">
                <text:p>0.07707129</text:p>
              </table:table-cell>
              <table:table-cell office:value-type="float" office:value="11.8786125">
                <text:p>11.8786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350731">
                <text:p>0.08350731</text:p>
              </table:table-cell>
              <table:table-cell office:value-type="float" office:value="13.075156">
                <text:p>13.0751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604562">
                <text:p>0.07604562</text:p>
              </table:table-cell>
              <table:table-cell office:value-type="float" office:value="13.38403">
                <text:p>13.384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016032">
                <text:p>0.08016032</text:p>
              </table:table-cell>
              <table:table-cell office:value-type="float" office:value="11.975952">
                <text:p>11.9759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339449">
                <text:p>0.07339449</text:p>
              </table:table-cell>
              <table:table-cell office:value-type="float" office:value="11.058716">
                <text:p>11.0587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333334">
                <text:p>0.08333334</text:p>
              </table:table-cell>
              <table:table-cell office:value-type="float" office:value="10.904166">
                <text:p>10.9041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62069">
                <text:p>0.0862069</text:p>
              </table:table-cell>
              <table:table-cell office:value-type="float" office:value="12.676724">
                <text:p>12.6767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339144">
                <text:p>0.06339144</text:p>
              </table:table-cell>
              <table:table-cell office:value-type="float" office:value="8.977813">
                <text:p>8.9778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04829">
                <text:p>0.0804829</text:p>
              </table:table-cell>
              <table:table-cell office:value-type="float" office:value="10.599598">
                <text:p>10.5995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968641">
                <text:p>0.06968641</text:p>
              </table:table-cell>
              <table:table-cell office:value-type="float" office:value="11.144599">
                <text:p>11.1445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896552">
                <text:p>0.06896552</text:p>
              </table:table-cell>
              <table:table-cell office:value-type="float" office:value="10.9758625">
                <text:p>10.9758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905138">
                <text:p>0.07905138</text:p>
              </table:table-cell>
              <table:table-cell office:value-type="float" office:value="10.721344">
                <text:p>10.7213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711409">
                <text:p>0.06711409</text:p>
              </table:table-cell>
              <table:table-cell office:value-type="float" office:value="9.889262">
                <text:p>9.8892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575758">
                <text:p>0.07575758</text:p>
              </table:table-cell>
              <table:table-cell office:value-type="float" office:value="12.454545">
                <text:p>12.4545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633499">
                <text:p>0.06633499</text:p>
              </table:table-cell>
              <table:table-cell office:value-type="float" office:value="11.076285">
                <text:p>11.0762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25574">
                <text:p>0.06125574</text:p>
              </table:table-cell>
              <table:table-cell office:value-type="float" office:value="9.987749">
                <text:p>9.9877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017544">
                <text:p>0.07017544</text:p>
              </table:table-cell>
              <table:table-cell office:value-type="float" office:value="13.21579">
                <text:p>13.215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326008">
                <text:p>0.07326008</text:p>
              </table:table-cell>
              <table:table-cell office:value-type="float" office:value="10.181318">
                <text:p>10.1813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117438">
                <text:p>0.07117438</text:p>
              </table:table-cell>
              <table:table-cell office:value-type="float" office:value="12.101423">
                <text:p>12.1014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89786">
                <text:p>0.06589786</text:p>
              </table:table-cell>
              <table:table-cell office:value-type="float" office:value="11.3459635">
                <text:p>11.34596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589786">
                <text:p>0.06589786</text:p>
              </table:table-cell>
              <table:table-cell office:value-type="float" office:value="12.490939">
                <text:p>12.4909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221932">
                <text:p>0.05221932</text:p>
              </table:table-cell>
              <table:table-cell office:value-type="float" office:value="9.018277">
                <text:p>9.0182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791171">
                <text:p>0.06791171</text:p>
              </table:table-cell>
              <table:table-cell office:value-type="float" office:value="11.40068">
                <text:p>11.400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029877">
                <text:p>0.07029877</text:p>
              </table:table-cell>
              <table:table-cell office:value-type="float" office:value="12.0544815">
                <text:p>12.05448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865103">
                <text:p>0.05865103</text:p>
              </table:table-cell>
              <table:table-cell office:value-type="float" office:value="10.255132">
                <text:p>10.2551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920792">
                <text:p>0.07920792</text:p>
              </table:table-cell>
              <table:table-cell office:value-type="float" office:value="14.647525">
                <text:p>14.6475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970149">
                <text:p>0.05970149</text:p>
              </table:table-cell>
              <table:table-cell office:value-type="float" office:value="12.997015">
                <text:p>12.997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722461">
                <text:p>0.05722461</text:p>
              </table:table-cell>
              <table:table-cell office:value-type="float" office:value="10.11588">
                <text:p>10.115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688963">
                <text:p>0.06688963</text:p>
              </table:table-cell>
              <table:table-cell office:value-type="float" office:value="13.841137">
                <text:p>13.8411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81431">
                <text:p>0.0681431</text:p>
              </table:table-cell>
              <table:table-cell office:value-type="float" office:value="13.218058">
                <text:p>13.2180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768189">
                <text:p>0.06768189</text:p>
              </table:table-cell>
              <table:table-cell office:value-type="float" office:value="12.758038">
                <text:p>12.7580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535948">
                <text:p>0.06535948</text:p>
              </table:table-cell>
              <table:table-cell office:value-type="float" office:value="12.03268">
                <text:p>12.032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830904">
                <text:p>0.05830904</text:p>
              </table:table-cell>
              <table:table-cell office:value-type="float" office:value="13.228863">
                <text:p>13.2288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677543">
                <text:p>0.07677543</text:p>
              </table:table-cell>
              <table:table-cell office:value-type="float" office:value="15.007677">
                <text:p>15.0076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861063">
                <text:p>0.06861063</text:p>
              </table:table-cell>
              <table:table-cell office:value-type="float" office:value="13.094339">
                <text:p>13.0943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18238">
                <text:p>0.0618238</text:p>
              </table:table-cell>
              <table:table-cell office:value-type="float" office:value="10.819165">
                <text:p>10.8191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309148">
                <text:p>0.06309148</text:p>
              </table:table-cell>
              <table:table-cell office:value-type="float" office:value="12.198738">
                <text:p>12.1987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524862">
                <text:p>0.05524862</text:p>
              </table:table-cell>
              <table:table-cell office:value-type="float" office:value="10.758287">
                <text:p>10.7582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813954">
                <text:p>0.05813954</text:p>
              </table:table-cell>
              <table:table-cell office:value-type="float" office:value="11.295058">
                <text:p>11.2950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38358">
                <text:p>0.0538358</text:p>
              </table:table-cell>
              <table:table-cell office:value-type="float" office:value="9.641992">
                <text:p>9.6419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625879">
                <text:p>0.05625879</text:p>
              </table:table-cell>
              <table:table-cell office:value-type="float" office:value="10.558369">
                <text:p>10.5583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61157">
                <text:p>0.0661157</text:p>
              </table:table-cell>
              <table:table-cell office:value-type="float" office:value="12.7586775">
                <text:p>12.75867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54785">
                <text:p>0.0554785</text:p>
              </table:table-cell>
              <table:table-cell office:value-type="float" office:value="11.56172">
                <text:p>11.561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805515">
                <text:p>0.05805515</text:p>
              </table:table-cell>
              <table:table-cell office:value-type="float" office:value="11.483309">
                <text:p>11.4833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457026">
                <text:p>0.05457026</text:p>
              </table:table-cell>
              <table:table-cell office:value-type="float" office:value="11.238745">
                <text:p>11.2387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822416">
                <text:p>0.05822416</text:p>
              </table:table-cell>
              <table:table-cell office:value-type="float" office:value="11.633188">
                <text:p>11.6331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108557">
                <text:p>0.05108557</text:p>
              </table:table-cell>
              <table:table-cell office:value-type="float" office:value="11.500639">
                <text:p>11.5006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069708">
                <text:p>0.05069708</text:p>
              </table:table-cell>
              <table:table-cell office:value-type="float" office:value="10.397972">
                <text:p>10.3979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822416">
                <text:p>0.05822416</text:p>
              </table:table-cell>
              <table:table-cell office:value-type="float" office:value="12.250364">
                <text:p>12.2503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705882">
                <text:p>0.04705882</text:p>
              </table:table-cell>
              <table:table-cell office:value-type="float" office:value="11.470589">
                <text:p>11.4705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5319149">
                <text:p>0.05319149</text:p>
              </table:table-cell>
              <table:table-cell office:value-type="float" office:value="10.408245">
                <text:p>10.4082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602992">
                <text:p>0.04602992</text:p>
              </table:table-cell>
              <table:table-cell office:value-type="float" office:value="10.081703">
                <text:p>10.0817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518797">
                <text:p>0.07518797</text:p>
              </table:table-cell>
              <table:table-cell office:value-type="float" office:value="15.073308">
                <text:p>15.0733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895961">
                <text:p>0.04895961</text:p>
              </table:table-cell>
              <table:table-cell office:value-type="float" office:value="10.570379">
                <text:p>10.5703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944376">
                <text:p>0.04944376</text:p>
              </table:table-cell>
              <table:table-cell office:value-type="float" office:value="11.393078">
                <text:p>11.3930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031446">
                <text:p>0.05031446</text:p>
              </table:table-cell>
              <table:table-cell office:value-type="float" office:value="10.915723">
                <text:p>10.9157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256242">
                <text:p>0.05256242</text:p>
              </table:table-cell>
              <table:table-cell office:value-type="float" office:value="12.541393">
                <text:p>12.5413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813478">
                <text:p>0.04813478</text:p>
              </table:table-cell>
              <table:table-cell office:value-type="float" office:value="10.641396">
                <text:p>10.6413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645761">
                <text:p>0.04645761</text:p>
              </table:table-cell>
              <table:table-cell office:value-type="float" office:value="11.944251">
                <text:p>11.9442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839416">
                <text:p>0.05839416</text:p>
              </table:table-cell>
              <table:table-cell office:value-type="float" office:value="12.462773">
                <text:p>12.4627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640371">
                <text:p>0.04640371</text:p>
              </table:table-cell>
              <table:table-cell office:value-type="float" office:value="10.962877">
                <text:p>10.9628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926108">
                <text:p>0.04926108</text:p>
              </table:table-cell>
              <table:table-cell office:value-type="float" office:value="13.5172415">
                <text:p>13.51724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38358">
                <text:p>0.0538358</text:p>
              </table:table-cell>
              <table:table-cell office:value-type="float" office:value="12.537012">
                <text:p>12.5370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944376">
                <text:p>0.04944376</text:p>
              </table:table-cell>
              <table:table-cell office:value-type="float" office:value="13.317677">
                <text:p>13.3176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728132">
                <text:p>0.04728132</text:p>
              </table:table-cell>
              <table:table-cell office:value-type="float" office:value="10.656029">
                <text:p>10.6560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11509">
                <text:p>0.0511509</text:p>
              </table:table-cell>
              <table:table-cell office:value-type="float" office:value="11.878516">
                <text:p>11.8785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457026">
                <text:p>0.05457026</text:p>
              </table:table-cell>
              <table:table-cell office:value-type="float" office:value="13.376534">
                <text:p>13.3765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056795">
                <text:p>0.04056795</text:p>
              </table:table-cell>
              <table:table-cell office:value-type="float" office:value="10.992901">
                <text:p>10.9929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926108">
                <text:p>0.04926108</text:p>
              </table:table-cell>
              <table:table-cell office:value-type="float" office:value="13.2327585">
                <text:p>13.23275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077472">
                <text:p>0.04077472</text:p>
              </table:table-cell>
              <table:table-cell office:value-type="float" office:value="10.400612">
                <text:p>10.4006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895961">
                <text:p>0.04895961</text:p>
              </table:table-cell>
              <table:table-cell office:value-type="float" office:value="13.044064">
                <text:p>13.0440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352557">
                <text:p>0.04352557</text:p>
              </table:table-cell>
              <table:table-cell office:value-type="float" office:value="10.991295">
                <text:p>10.9912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694836">
                <text:p>0.04694836</text:p>
              </table:table-cell>
              <table:table-cell office:value-type="float" office:value="10.719483">
                <text:p>10.7194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634994">
                <text:p>0.04634994</text:p>
              </table:table-cell>
              <table:table-cell office:value-type="float" office:value="11.717265">
                <text:p>11.7172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683841">
                <text:p>0.04683841</text:p>
              </table:table-cell>
              <table:table-cell office:value-type="float" office:value="13.039813">
                <text:p>13.0398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128205">
                <text:p>0.05128205</text:p>
              </table:table-cell>
              <table:table-cell office:value-type="float" office:value="15.589744">
                <text:p>15.5897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310345">
                <text:p>0.04310345</text:p>
              </table:table-cell>
              <table:table-cell office:value-type="float" office:value="12.35237">
                <text:p>12.352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634994">
                <text:p>0.04634994</text:p>
              </table:table-cell>
              <table:table-cell office:value-type="float" office:value="12.170336">
                <text:p>12.1703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545455">
                <text:p>0.0454545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602992">
                <text:p>0.04602992</text:p>
              </table:table-cell>
              <table:table-cell office:value-type="float" office:value="13.4257765">
                <text:p>13.42577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214963">
                <text:p>0.04214963</text:p>
              </table:table-cell>
              <table:table-cell office:value-type="float" office:value="12.651212">
                <text:p>12.6512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127967">
                <text:p>0.04127967</text:p>
              </table:table-cell>
              <table:table-cell office:value-type="float" office:value="10.867905">
                <text:p>10.8679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836759">
                <text:p>0.04836759</text:p>
              </table:table-cell>
              <table:table-cell office:value-type="float" office:value="12.347037">
                <text:p>12.3470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110997">
                <text:p>0.04110997</text:p>
              </table:table-cell>
              <table:table-cell office:value-type="float" office:value="12.540596">
                <text:p>12.5405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5763689">
                <text:p>0.05763689</text:p>
              </table:table-cell>
              <table:table-cell office:value-type="float" office:value="13.481268">
                <text:p>13.4812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875969">
                <text:p>0.03875969</text:p>
              </table:table-cell>
              <table:table-cell office:value-type="float" office:value="9.750969">
                <text:p>9.7509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385965">
                <text:p>0.04385965</text:p>
              </table:table-cell>
              <table:table-cell office:value-type="float" office:value="12.023026">
                <text:p>12.0230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71012">
                <text:p>0.04171012</text:p>
              </table:table-cell>
              <table:table-cell office:value-type="float" office:value="11.176226">
                <text:p>11.1762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454343">
                <text:p>0.04454343</text:p>
              </table:table-cell>
              <table:table-cell office:value-type="float" office:value="13.123608">
                <text:p>13.1236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028197">
                <text:p>0.04028197</text:p>
              </table:table-cell>
              <table:table-cell office:value-type="float" office:value="10.927492">
                <text:p>10.9274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4489338">
                <text:p>0.04489338</text:p>
              </table:table-cell>
              <table:table-cell office:value-type="float" office:value="14.008979">
                <text:p>14.0089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106776">
                <text:p>0.04106776</text:p>
              </table:table-cell>
              <table:table-cell office:value-type="float" office:value="10.798768">
                <text:p>10.7987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662004">
                <text:p>0.04662004</text:p>
              </table:table-cell>
              <table:table-cell office:value-type="float" office:value="11.168998">
                <text:p>11.1689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618938">
                <text:p>0.04618938</text:p>
              </table:table-cell>
              <table:table-cell office:value-type="float" office:value="14.986143">
                <text:p>14.9861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489338">
                <text:p>0.04489338</text:p>
              </table:table-cell>
              <table:table-cell office:value-type="float" office:value="13.555555">
                <text:p>13.5555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872217">
                <text:p>0.03872217</text:p>
              </table:table-cell>
              <table:table-cell office:value-type="float" office:value="11.54211">
                <text:p>11.54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853565">
                <text:p>0.03853565</text:p>
              </table:table-cell>
              <table:table-cell office:value-type="float" office:value="11.674374">
                <text:p>11.6743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119464">
                <text:p>0.04119464</text:p>
              </table:table-cell>
              <table:table-cell office:value-type="float" office:value="13.757981">
                <text:p>13.7579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853565">
                <text:p>0.03853565</text:p>
              </table:table-cell>
              <table:table-cell office:value-type="float" office:value="11.611753">
                <text:p>11.6117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171012">
                <text:p>0.04171012</text:p>
              </table:table-cell>
              <table:table-cell office:value-type="float" office:value="12.175182">
                <text:p>12.1751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255319">
                <text:p>0.04255319</text:p>
              </table:table-cell>
              <table:table-cell office:value-type="float" office:value="12.470213">
                <text:p>12.4702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509583">
                <text:p>0.04509583</text:p>
              </table:table-cell>
              <table:table-cell office:value-type="float" office:value="12.625705">
                <text:p>12.6257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883495">
                <text:p>0.03883495</text:p>
              </table:table-cell>
              <table:table-cell office:value-type="float" office:value="11.847573">
                <text:p>11.8475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827751">
                <text:p>0.03827751</text:p>
              </table:table-cell>
              <table:table-cell office:value-type="float" office:value="12.198086">
                <text:p>12.1980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683241">
                <text:p>0.03683241</text:p>
              </table:table-cell>
              <table:table-cell office:value-type="float" office:value="10.661141">
                <text:p>10.6611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4561003">
                <text:p>0.04561003</text:p>
              </table:table-cell>
              <table:table-cell office:value-type="float" office:value="14.035348">
                <text:p>14.0353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623188">
                <text:p>0.03623188</text:p>
              </table:table-cell>
              <table:table-cell office:value-type="float" office:value="12.744565">
                <text:p>12.7445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960396">
                <text:p>0.03960396</text:p>
              </table:table-cell>
              <table:table-cell office:value-type="float" office:value="12.351485">
                <text:p>12.3514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4197272">
                <text:p>0.04197272</text:p>
              </table:table-cell>
              <table:table-cell office:value-type="float" office:value="13.703043">
                <text:p>13.7030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835091">
                <text:p>0.03835091</text:p>
              </table:table-cell>
              <table:table-cell office:value-type="float" office:value="13.196548">
                <text:p>13.1965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61991">
                <text:p>0.0361991</text:p>
              </table:table-cell>
              <table:table-cell office:value-type="float" office:value="11.761991">
                <text:p>11.7619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4264392">
                <text:p>0.04264392</text:p>
              </table:table-cell>
              <table:table-cell office:value-type="float" office:value="10.556503">
                <text:p>10.5565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795066">
                <text:p>0.03795066</text:p>
              </table:table-cell>
              <table:table-cell office:value-type="float" office:value="10.374763">
                <text:p>10.3747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220612">
                <text:p>0.03220612</text:p>
              </table:table-cell>
              <table:table-cell office:value-type="float" office:value="10.016909">
                <text:p>10.0169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481288">
                <text:p>0.03481288</text:p>
              </table:table-cell>
              <table:table-cell office:value-type="float" office:value="11.818973">
                <text:p>11.8189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840909">
                <text:p>0.02840909</text:p>
              </table:table-cell>
              <table:table-cell office:value-type="float" office:value="8.3444605">
                <text:p>8.34446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539823">
                <text:p>0.03539823</text:p>
              </table:table-cell>
              <table:table-cell office:value-type="float" office:value="11.641593">
                <text:p>11.6415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344481">
                <text:p>0.03344481</text:p>
              </table:table-cell>
              <table:table-cell office:value-type="float" office:value="13.018394">
                <text:p>13.0183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442341">
                <text:p>0.03442341</text:p>
              </table:table-cell>
              <table:table-cell office:value-type="float" office:value="12.638555">
                <text:p>12.6385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762935">
                <text:p>0.03762935</text:p>
              </table:table-cell>
              <table:table-cell office:value-type="float" office:value="11.614299">
                <text:p>11.6142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172086">
                <text:p>0.03172086</text:p>
              </table:table-cell>
              <table:table-cell office:value-type="float" office:value="11.139572">
                <text:p>11.1395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415884">
                <text:p>0.03415884</text:p>
              </table:table-cell>
              <table:table-cell office:value-type="float" office:value="13.274125">
                <text:p>13.274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527337">
                <text:p>0.03527337</text:p>
              </table:table-cell>
              <table:table-cell office:value-type="float" office:value="11.432098">
                <text:p>11.4320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478261">
                <text:p>0.03478261</text:p>
              </table:table-cell>
              <table:table-cell office:value-type="float" office:value="10.228696">
                <text:p>10.2286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734827">
                <text:p>0.03734827</text:p>
              </table:table-cell>
              <table:table-cell office:value-type="float" office:value="12.706816">
                <text:p>12.7068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41989">
                <text:p>0.0441989</text:p>
              </table:table-cell>
              <table:table-cell office:value-type="float" office:value="12.286188">
                <text:p>12.2861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787879">
                <text:p>0.03787879</text:p>
              </table:table-cell>
              <table:table-cell office:value-type="float" office:value="13.723485">
                <text:p>13.7234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311258">
                <text:p>0.03311258</text:p>
              </table:table-cell>
              <table:table-cell office:value-type="float" office:value="10.804636">
                <text:p>10.8046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971768">
                <text:p>0.02971768</text:p>
              </table:table-cell>
              <table:table-cell office:value-type="float" office:value="10.834324">
                <text:p>10.8343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505697">
                <text:p>0.03505697</text:p>
              </table:table-cell>
              <table:table-cell office:value-type="float" office:value="10.966696">
                <text:p>10.9666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236246">
                <text:p>0.03236246</text:p>
              </table:table-cell>
              <table:table-cell office:value-type="float" office:value="12.546926">
                <text:p>12.5469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571429">
                <text:p>0.03571429</text:p>
              </table:table-cell>
              <table:table-cell office:value-type="float" office:value="12.0901785">
                <text:p>12.09017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466205">
                <text:p>0.03466205</text:p>
              </table:table-cell>
              <table:table-cell office:value-type="float" office:value="11.812825">
                <text:p>11.8128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223207">
                <text:p>0.03223207</text:p>
              </table:table-cell>
              <table:table-cell office:value-type="float" office:value="13.90975">
                <text:p>13.909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633061">
                <text:p>0.03633061</text:p>
              </table:table-cell>
              <table:table-cell office:value-type="float" office:value="13.396912">
                <text:p>13.3969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472222">
                <text:p>0.03472222</text:p>
              </table:table-cell>
              <table:table-cell office:value-type="float" office:value="11.000868">
                <text:p>11.0008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60036">
                <text:p>0.0360036</text:p>
              </table:table-cell>
              <table:table-cell office:value-type="float" office:value="11.69757">
                <text:p>11.697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978406">
                <text:p>0.02978406</text:p>
              </table:table-cell>
              <table:table-cell office:value-type="float" office:value="10.2345495">
                <text:p>10.23454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028009">
                <text:p>0.03028009</text:p>
              </table:table-cell>
              <table:table-cell office:value-type="float" office:value="9.160484">
                <text:p>9.1604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215434">
                <text:p>0.03215434</text:p>
              </table:table-cell>
              <table:table-cell office:value-type="float" office:value="12.152733">
                <text:p>12.1527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439381">
                <text:p>0.03439381</text:p>
              </table:table-cell>
              <table:table-cell office:value-type="float" office:value="13.583835">
                <text:p>13.5838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34728">
                <text:p>0.0334728</text:p>
              </table:table-cell>
              <table:table-cell office:value-type="float" office:value="13.205857">
                <text:p>13.2058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162055">
                <text:p>0.03162055</text:p>
              </table:table-cell>
              <table:table-cell office:value-type="float" office:value="11.090909">
                <text:p>11.0909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97619">
                <text:p>0.0297619</text:p>
              </table:table-cell>
              <table:table-cell office:value-type="float" office:value="11.673363">
                <text:p>11.6733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873563">
                <text:p>0.02873563</text:p>
              </table:table-cell>
              <table:table-cell office:value-type="float" office:value="10.125718">
                <text:p>10.1257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41006">
                <text:p>0.0341006</text:p>
              </table:table-cell>
              <table:table-cell office:value-type="float" office:value="11.355498">
                <text:p>11.3554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95421">
                <text:p>0.0295421</text:p>
              </table:table-cell>
              <table:table-cell office:value-type="float" office:value="11.9734125">
                <text:p>11.9734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967359">
                <text:p>0.02967359</text:p>
              </table:table-cell>
              <table:table-cell office:value-type="float" office:value="11.83086">
                <text:p>11.830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132341">
                <text:p>0.03132341</text:p>
              </table:table-cell>
              <table:table-cell office:value-type="float" office:value="14.302271">
                <text:p>14.3022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444988">
                <text:p>0.02444988</text:p>
              </table:table-cell>
              <table:table-cell office:value-type="float" office:value="9.997555">
                <text:p>9.9975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656043">
                <text:p>0.02656043</text:p>
              </table:table-cell>
              <table:table-cell office:value-type="float" office:value="11.25166">
                <text:p>11.251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276003">
                <text:p>0.03276003</text:p>
              </table:table-cell>
              <table:table-cell office:value-type="float" office:value="14.093366">
                <text:p>14.0933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088803">
                <text:p>0.03088803</text:p>
              </table:table-cell>
              <table:table-cell office:value-type="float" office:value="11.841699">
                <text:p>11.8416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502627">
                <text:p>0.03502627</text:p>
              </table:table-cell>
              <table:table-cell office:value-type="float" office:value="13.441331">
                <text:p>13.4413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734108">
                <text:p>0.02734108</text:p>
              </table:table-cell>
              <table:table-cell office:value-type="float" office:value="11.273411">
                <text:p>11.2734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626473">
                <text:p>0.03626473</text:p>
              </table:table-cell>
              <table:table-cell office:value-type="float" office:value="14.364461">
                <text:p>14.3644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86533">
                <text:p>0.0286533</text:p>
              </table:table-cell>
              <table:table-cell office:value-type="float" office:value="10.1848135">
                <text:p>10.18481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192338">
                <text:p>0.03192338</text:p>
              </table:table-cell>
              <table:table-cell office:value-type="float" office:value="14.230646">
                <text:p>14.2306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194888">
                <text:p>0.03194888</text:p>
              </table:table-cell>
              <table:table-cell office:value-type="float" office:value="11.325878">
                <text:p>11.3258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722941">
                <text:p>0.02722941</text:p>
              </table:table-cell>
              <table:table-cell office:value-type="float" office:value="9.899932">
                <text:p>9.8999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005259">
                <text:p>0.03005259</text:p>
              </table:table-cell>
              <table:table-cell office:value-type="float" office:value="12.625093">
                <text:p>12.6250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421728">
                <text:p>0.03421728</text:p>
              </table:table-cell>
              <table:table-cell office:value-type="float" office:value="13.605646">
                <text:p>13.6056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994012">
                <text:p>0.02994012</text:p>
              </table:table-cell>
              <table:table-cell office:value-type="float" office:value="12.827096">
                <text:p>12.8270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867384">
                <text:p>0.02867384</text:p>
              </table:table-cell>
              <table:table-cell office:value-type="float" office:value="12.065949">
                <text:p>12.0659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289474">
                <text:p>0.03289474</text:p>
              </table:table-cell>
              <table:table-cell office:value-type="float" office:value="12.349506">
                <text:p>12.3495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900653">
                <text:p>0.02900653</text:p>
              </table:table-cell>
              <table:table-cell office:value-type="float" office:value="11.463379">
                <text:p>11.4633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719239">
                <text:p>0.02719239</text:p>
              </table:table-cell>
              <table:table-cell office:value-type="float" office:value="10.676411">
                <text:p>10.6764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007519">
                <text:p>0.03007519</text:p>
              </table:table-cell>
              <table:table-cell office:value-type="float" office:value="12.50827">
                <text:p>12.508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53045">
                <text:p>0.0353045</text:p>
              </table:table-cell>
              <table:table-cell office:value-type="float" office:value="13.866726">
                <text:p>13.8667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030303">
                <text:p>0.03030303</text:p>
              </table:table-cell>
              <table:table-cell office:value-type="float" office:value="14.135606">
                <text:p>14.1356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956393">
                <text:p>0.02956393</text:p>
              </table:table-cell>
              <table:table-cell office:value-type="float" office:value="11.81153">
                <text:p>11.811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177125">
                <text:p>0.03177125</text:p>
              </table:table-cell>
              <table:table-cell office:value-type="float" office:value="13.575854">
                <text:p>13.5758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041825">
                <text:p>0.03041825</text:p>
              </table:table-cell>
              <table:table-cell office:value-type="float" office:value="14.978707">
                <text:p>14.9787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766252">
                <text:p>0.02766252</text:p>
              </table:table-cell>
              <table:table-cell office:value-type="float" office:value="11.049101">
                <text:p>11.0491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308519">
                <text:p>0.03308519</text:p>
              </table:table-cell>
              <table:table-cell office:value-type="float" office:value="15.117453">
                <text:p>15.1174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257329">
                <text:p>0.03257329</text:p>
              </table:table-cell>
              <table:table-cell office:value-type="float" office:value="15.368893">
                <text:p>15.3688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59909">
                <text:p>0.0259909</text:p>
              </table:table-cell>
              <table:table-cell office:value-type="float" office:value="12.2358675">
                <text:p>12.23586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016591">
                <text:p>0.03016591</text:p>
              </table:table-cell>
              <table:table-cell office:value-type="float" office:value="12.898944">
                <text:p>12.8989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125">
                <text:p>0.03125</text:p>
              </table:table-cell>
              <table:table-cell office:value-type="float" office:value="13.516406">
                <text:p>13.5164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830856">
                <text:p>0.02830856</text:p>
              </table:table-cell>
              <table:table-cell office:value-type="float" office:value="11.835811">
                <text:p>11.8358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549395">
                <text:p>0.02549395</text:p>
              </table:table-cell>
              <table:table-cell office:value-type="float" office:value="10.46144">
                <text:p>10.461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79916">
                <text:p>0.0279916</text:p>
              </table:table-cell>
              <table:table-cell office:value-type="float" office:value="12.619314">
                <text:p>12.6193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913328">
                <text:p>0.02913328</text:p>
              </table:table-cell>
              <table:table-cell office:value-type="float" office:value="12.040058">
                <text:p>12.0400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980626">
                <text:p>0.02980626</text:p>
              </table:table-cell>
              <table:table-cell office:value-type="float" office:value="12.309985">
                <text:p>12.3099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197442">
                <text:p>0.03197442</text:p>
              </table:table-cell>
              <table:table-cell office:value-type="float" office:value="14.35012">
                <text:p>14.350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622951">
                <text:p>0.02622951</text:p>
              </table:table-cell>
              <table:table-cell office:value-type="float" office:value="11.630164">
                <text:p>11.6301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711864">
                <text:p>0.02711864</text:p>
              </table:table-cell>
              <table:table-cell office:value-type="float" office:value="11.774916">
                <text:p>11.7749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009782">
                <text:p>0.03009782</text:p>
              </table:table-cell>
              <table:table-cell office:value-type="float" office:value="12.89842">
                <text:p>12.898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425713">
                <text:p>0.02425713</text:p>
              </table:table-cell>
              <table:table-cell office:value-type="float" office:value="10.23772">
                <text:p>10.237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610966">
                <text:p>0.02610966</text:p>
              </table:table-cell>
              <table:table-cell office:value-type="float" office:value="12.1729765">
                <text:p>12.17297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787456">
                <text:p>0.02787456</text:p>
              </table:table-cell>
              <table:table-cell office:value-type="float" office:value="12.221602">
                <text:p>12.2216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807018">
                <text:p>0.02807018</text:p>
              </table:table-cell>
              <table:table-cell office:value-type="float" office:value="12.316491">
                <text:p>12.3164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808989">
                <text:p>0.02808989</text:p>
              </table:table-cell>
              <table:table-cell office:value-type="float" office:value="12.36868">
                <text:p>12.368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321532">
                <text:p>0.02321532</text:p>
              </table:table-cell>
              <table:table-cell office:value-type="float" office:value="12.899593">
                <text:p>12.8995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3367003">
                <text:p>0.03367003</text:p>
              </table:table-cell>
              <table:table-cell office:value-type="float" office:value="15.958755">
                <text:p>15.9587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768166">
                <text:p>0.02768166</text:p>
              </table:table-cell>
              <table:table-cell office:value-type="float" office:value="11.60346">
                <text:p>11.603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3177125">
                <text:p>0.03177125</text:p>
              </table:table-cell>
              <table:table-cell office:value-type="float" office:value="14.247022">
                <text:p>14.2470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240896">
                <text:p>0.02240896</text:p>
              </table:table-cell>
              <table:table-cell office:value-type="float" office:value="10.638095">
                <text:p>10.6380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680965">
                <text:p>0.02680965</text:p>
              </table:table-cell>
              <table:table-cell office:value-type="float" office:value="12.60992">
                <text:p>12.609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962963">
                <text:p>0.02962963</text:p>
              </table:table-cell>
              <table:table-cell office:value-type="float" office:value="11.78963">
                <text:p>11.789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267574">
                <text:p>0.02267574</text:p>
              </table:table-cell>
              <table:table-cell office:value-type="float" office:value="9.968821">
                <text:p>9.9688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515723">
                <text:p>0.02515723</text:p>
              </table:table-cell>
              <table:table-cell office:value-type="float" office:value="13.381761">
                <text:p>13.3817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314815">
                <text:p>0.02314815</text:p>
              </table:table-cell>
              <table:table-cell office:value-type="float" office:value="10.885995">
                <text:p>10.8859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421308">
                <text:p>0.02421308</text:p>
              </table:table-cell>
              <table:table-cell office:value-type="float" office:value="9.995157">
                <text:p>9.9951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57732">
                <text:p>0.0257732</text:p>
              </table:table-cell>
              <table:table-cell office:value-type="float" office:value="11.298325">
                <text:p>11.2983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542912">
                <text:p>0.02542912</text:p>
              </table:table-cell>
              <table:table-cell office:value-type="float" office:value="12.603306">
                <text:p>12.6033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380952">
                <text:p>0.02380952</text:p>
              </table:table-cell>
              <table:table-cell office:value-type="float" office:value="10.455358">
                <text:p>10.4553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475248">
                <text:p>0.02475248</text:p>
              </table:table-cell>
              <table:table-cell office:value-type="float" office:value="12.030941">
                <text:p>12.0309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541296">
                <text:p>0.02541296</text:p>
              </table:table-cell>
              <table:table-cell office:value-type="float" office:value="13.28399">
                <text:p>13.283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80112">
                <text:p>0.0280112</text:p>
              </table:table-cell>
              <table:table-cell office:value-type="float" office:value="12.484593">
                <text:p>12.4845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682763">
                <text:p>0.02682763</text:p>
              </table:table-cell>
              <table:table-cell office:value-type="float" office:value="12.254863">
                <text:p>12.2548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751032">
                <text:p>0.02751032</text:p>
              </table:table-cell>
              <table:table-cell office:value-type="float" office:value="12.155434">
                <text:p>12.1554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840909">
                <text:p>0.02840909</text:p>
              </table:table-cell>
              <table:table-cell office:value-type="float" office:value="13.855114">
                <text:p>13.8551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915452">
                <text:p>0.02915452</text:p>
              </table:table-cell>
              <table:table-cell office:value-type="float" office:value="13.209184">
                <text:p>13.2091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56246">
                <text:p>0.0256246</text:p>
              </table:table-cell>
              <table:table-cell office:value-type="float" office:value="13.519539">
                <text:p>13.5195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463054">
                <text:p>0.02463054</text:p>
              </table:table-cell>
              <table:table-cell office:value-type="float" office:value="11.765394">
                <text:p>11.7653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021148">
                <text:p>0.03021148</text:p>
              </table:table-cell>
              <table:table-cell office:value-type="float" office:value="13.889729">
                <text:p>13.8897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379536">
                <text:p>0.02379536</text:p>
              </table:table-cell>
              <table:table-cell office:value-type="float" office:value="11.959548">
                <text:p>11.9595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504696">
                <text:p>0.02504696</text:p>
              </table:table-cell>
              <table:table-cell office:value-type="float" office:value="10.872887">
                <text:p>10.8728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538071">
                <text:p>0.02538071</text:p>
              </table:table-cell>
              <table:table-cell office:value-type="float" office:value="11.746193">
                <text:p>11.7461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392345">
                <text:p>0.02392345</text:p>
              </table:table-cell>
              <table:table-cell office:value-type="float" office:value="12.801435">
                <text:p>12.8014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552648">
                <text:p>0.02552648</text:p>
              </table:table-cell>
              <table:table-cell office:value-type="float" office:value="13.4875555">
                <text:p>13.48755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150538">
                <text:p>0.02150538</text:p>
              </table:table-cell>
              <table:table-cell office:value-type="float" office:value="10.926882">
                <text:p>10.9268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48139">
                <text:p>0.0248139</text:p>
              </table:table-cell>
              <table:table-cell office:value-type="float" office:value="10.790322">
                <text:p>10.7903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34055">
                <text:p>0.0234055</text:p>
              </table:table-cell>
              <table:table-cell office:value-type="float" office:value="10.844938">
                <text:p>10.8449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610966">
                <text:p>0.02610966</text:p>
              </table:table-cell>
              <table:table-cell office:value-type="float" office:value="10.2956915">
                <text:p>10.29569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49066">
                <text:p>0.0249066</text:p>
              </table:table-cell>
              <table:table-cell office:value-type="float" office:value="11.418431">
                <text:p>11.4184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191781">
                <text:p>0.02191781</text:p>
              </table:table-cell>
              <table:table-cell office:value-type="float" office:value="12.302465">
                <text:p>12.3024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316155">
                <text:p>0.02316155</text:p>
              </table:table-cell>
              <table:table-cell office:value-type="float" office:value="10.740011">
                <text:p>10.7400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140182">
                <text:p>0.02140182</text:p>
              </table:table-cell>
              <table:table-cell office:value-type="float" office:value="10.907972">
                <text:p>10.9079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682763">
                <text:p>0.02682763</text:p>
              </table:table-cell>
              <table:table-cell office:value-type="float" office:value="12.487592">
                <text:p>12.4875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306805">
                <text:p>0.02306805</text:p>
              </table:table-cell>
              <table:table-cell office:value-type="float" office:value="11.546136">
                <text:p>11.5461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212389">
                <text:p>0.02212389</text:p>
              </table:table-cell>
              <table:table-cell office:value-type="float" office:value="11.674226">
                <text:p>11.6742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275313">
                <text:p>0.02275313</text:p>
              </table:table-cell>
              <table:table-cell office:value-type="float" office:value="12.2719">
                <text:p>12.27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376708">
                <text:p>0.02376708</text:p>
              </table:table-cell>
              <table:table-cell office:value-type="float" office:value="13.112894">
                <text:p>13.1128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238388">
                <text:p>0.02238388</text:p>
              </table:table-cell>
              <table:table-cell office:value-type="float" office:value="10.017907">
                <text:p>10.0179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067184">
                <text:p>0.02067184</text:p>
              </table:table-cell>
              <table:table-cell office:value-type="float" office:value="10.101809">
                <text:p>10.1018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67917">
                <text:p>0.0267917</text:p>
              </table:table-cell>
              <table:table-cell office:value-type="float" office:value="14.926992">
                <text:p>14.9269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293578">
                <text:p>0.02293578</text:p>
              </table:table-cell>
              <table:table-cell office:value-type="float" office:value="14.002294">
                <text:p>14.0022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034588">
                <text:p>0.02034588</text:p>
              </table:table-cell>
              <table:table-cell office:value-type="float" office:value="11.638861">
                <text:p>11.6388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253521">
                <text:p>0.02253521</text:p>
              </table:table-cell>
              <table:table-cell office:value-type="float" office:value="12.353803">
                <text:p>12.3538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36267">
                <text:p>0.0236267</text:p>
              </table:table-cell>
              <table:table-cell office:value-type="float" office:value="13.357354">
                <text:p>13.3573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285714">
                <text:p>0.02285714</text:p>
              </table:table-cell>
              <table:table-cell office:value-type="float" office:value="12.085714">
                <text:p>12.0857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333722">
                <text:p>0.02333722</text:p>
              </table:table-cell>
              <table:table-cell office:value-type="float" office:value="13.320303">
                <text:p>13.3203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785515">
                <text:p>0.02785515</text:p>
              </table:table-cell>
              <table:table-cell office:value-type="float" office:value="14.293176">
                <text:p>14.2931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610966">
                <text:p>0.02610966</text:p>
              </table:table-cell>
              <table:table-cell office:value-type="float" office:value="14.186684">
                <text:p>14.1866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405292">
                <text:p>0.02405292</text:p>
              </table:table-cell>
              <table:table-cell office:value-type="float" office:value="14.632591">
                <text:p>14.6325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875629">
                <text:p>0.02875629</text:p>
              </table:table-cell>
              <table:table-cell office:value-type="float" office:value="16.666428">
                <text:p>16.6664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13106">
                <text:p>0.0213106</text:p>
              </table:table-cell>
              <table:table-cell office:value-type="float" office:value="10.485882">
                <text:p>10.4858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55591">
                <text:p>0.0255591</text:p>
              </table:table-cell>
              <table:table-cell office:value-type="float" office:value="14.221725">
                <text:p>14.2217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123142">
                <text:p>0.02123142</text:p>
              </table:table-cell>
              <table:table-cell office:value-type="float" office:value="11.308387">
                <text:p>11.3083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007025">
                <text:p>0.02007025</text:p>
              </table:table-cell>
              <table:table-cell office:value-type="float" office:value="10.871551">
                <text:p>10.8715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346041">
                <text:p>0.02346041</text:p>
              </table:table-cell>
              <table:table-cell office:value-type="float" office:value="12.107918">
                <text:p>12.1079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19539">
                <text:p>0.0219539</text:p>
              </table:table-cell>
              <table:table-cell office:value-type="float" office:value="14.984083">
                <text:p>14.9840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141328">
                <text:p>0.02141328</text:p>
              </table:table-cell>
              <table:table-cell office:value-type="float" office:value="10.487687">
                <text:p>10.4876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132196">
                <text:p>0.02132196</text:p>
              </table:table-cell>
              <table:table-cell office:value-type="float" office:value="11.691897">
                <text:p>11.6918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2250985">
                <text:p>0.02250985</text:p>
              </table:table-cell>
              <table:table-cell office:value-type="float" office:value="12.725943">
                <text:p>12.7259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285714">
                <text:p>0.02285714</text:p>
              </table:table-cell>
              <table:table-cell office:value-type="float" office:value="14.094857">
                <text:p>14.0948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437538">
                <text:p>0.02437538</text:p>
              </table:table-cell>
              <table:table-cell office:value-type="float" office:value="16.078611">
                <text:p>16.0786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2179836">
                <text:p>0.02179836</text:p>
              </table:table-cell>
              <table:table-cell office:value-type="float" office:value="10.298093">
                <text:p>10.2980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220988">
                <text:p>0.02220988</text:p>
              </table:table-cell>
              <table:table-cell office:value-type="float" office:value="11.472515">
                <text:p>11.4725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042901">
                <text:p>0.02042901</text:p>
              </table:table-cell>
              <table:table-cell office:value-type="float" office:value="9.9611845">
                <text:p>9.96118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056555">
                <text:p>0.02056555</text:p>
              </table:table-cell>
              <table:table-cell office:value-type="float" office:value="12.255527">
                <text:p>12.2555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364066">
                <text:p>0.02364066</text:p>
              </table:table-cell>
              <table:table-cell office:value-type="float" office:value="14.390662">
                <text:p>14.3906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544529">
                <text:p>0.02544529</text:p>
              </table:table-cell>
              <table:table-cell office:value-type="float" office:value="14.294529">
                <text:p>14.2945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2190581">
                <text:p>0.02190581</text:p>
              </table:table-cell>
              <table:table-cell office:value-type="float" office:value="13.888281">
                <text:p>13.8882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331002">
                <text:p>0.02331002</text:p>
              </table:table-cell>
              <table:table-cell office:value-type="float" office:value="12.02331">
                <text:p>12.023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20022">
                <text:p>0.0220022</text:p>
              </table:table-cell>
              <table:table-cell office:value-type="float" office:value="11.622112">
                <text:p>11.6221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192982">
                <text:p>0.02192982</text:p>
              </table:table-cell>
              <table:table-cell office:value-type="float" office:value="11.933662">
                <text:p>11.9336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48293">
                <text:p>0.0248293</text:p>
              </table:table-cell>
              <table:table-cell office:value-type="float" office:value="13.90689">
                <text:p>13.906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114165">
                <text:p>0.02114165</text:p>
              </table:table-cell>
              <table:table-cell office:value-type="float" office:value="13.1030655">
                <text:p>13.10306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03666">
                <text:p>0.0203666</text:p>
              </table:table-cell>
              <table:table-cell office:value-type="float" office:value="13.480652">
                <text:p>13.4806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1830664">
                <text:p>0.01830664</text:p>
              </table:table-cell>
              <table:table-cell office:value-type="float" office:value="10.163386">
                <text:p>10.1633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066116">
                <text:p>0.02066116</text:p>
              </table:table-cell>
              <table:table-cell office:value-type="float" office:value="12.266012">
                <text:p>12.2660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021223">
                <text:p>0.02021223</text:p>
              </table:table-cell>
              <table:table-cell office:value-type="float" office:value="11.235473">
                <text:p>11.2354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007025">
                <text:p>0.02007025</text:p>
              </table:table-cell>
              <table:table-cell office:value-type="float" office:value="9.96588">
                <text:p>9.965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089864">
                <text:p>0.02089864</text:p>
              </table:table-cell>
              <table:table-cell office:value-type="float" office:value="13.064786">
                <text:p>13.0647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140182">
                <text:p>0.02140182</text:p>
              </table:table-cell>
              <table:table-cell office:value-type="float" office:value="13.106474">
                <text:p>13.1064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1958864">
                <text:p>0.01958864</text:p>
              </table:table-cell>
              <table:table-cell office:value-type="float" office:value="10.4872675">
                <text:p>10.48726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876173">
                <text:p>0.01876173</text:p>
              </table:table-cell>
              <table:table-cell office:value-type="float" office:value="10.125704">
                <text:p>10.1257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929571">
                <text:p>0.01929571</text:p>
              </table:table-cell>
              <table:table-cell office:value-type="float" office:value="11.291847">
                <text:p>11.2918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29753">
                <text:p>0.0229753</text:p>
              </table:table-cell>
              <table:table-cell office:value-type="float" office:value="11.002297">
                <text:p>11.0022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932367">
                <text:p>0.01932367</text:p>
              </table:table-cell>
              <table:table-cell office:value-type="float" office:value="12.834299">
                <text:p>12.8342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072539">
                <text:p>0.02072539</text:p>
              </table:table-cell>
              <table:table-cell office:value-type="float" office:value="9.672539">
                <text:p>9.6725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125398">
                <text:p>0.02125398</text:p>
              </table:table-cell>
              <table:table-cell office:value-type="float" office:value="13.294899">
                <text:p>13.2948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314815">
                <text:p>0.02314815</text:p>
              </table:table-cell>
              <table:table-cell office:value-type="float" office:value="13.771991">
                <text:p>13.7719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640264">
                <text:p>0.02640264</text:p>
              </table:table-cell>
              <table:table-cell office:value-type="float" office:value="15.176238">
                <text:p>15.1762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931434">
                <text:p>0.01931434</text:p>
              </table:table-cell>
              <table:table-cell office:value-type="float" office:value="12.9155">
                <text:p>12.91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">
                <text:p>0.02</text:p>
              </table:table-cell>
              <table:table-cell office:value-type="float" office:value="11.9435">
                <text:p>11.94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833181">
                <text:p>0.01833181</text:p>
              </table:table-cell>
              <table:table-cell office:value-type="float" office:value="12.231439">
                <text:p>12.2314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776988">
                <text:p>0.01776988</text:p>
              </table:table-cell>
              <table:table-cell office:value-type="float" office:value="10.581075">
                <text:p>10.5810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936108">
                <text:p>0.01936108</text:p>
              </table:table-cell>
              <table:table-cell office:value-type="float" office:value="10.732817">
                <text:p>10.7328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080083">
                <text:p>0.02080083</text:p>
              </table:table-cell>
              <table:table-cell office:value-type="float" office:value="13.581384">
                <text:p>13.5813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85701">
                <text:p>0.0185701</text:p>
              </table:table-cell>
              <table:table-cell office:value-type="float" office:value="11.220056">
                <text:p>11.2200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2053388">
                <text:p>0.02053388</text:p>
              </table:table-cell>
              <table:table-cell office:value-type="float" office:value="11.752566">
                <text:p>11.7525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2042901">
                <text:p>0.02042901</text:p>
              </table:table-cell>
              <table:table-cell office:value-type="float" office:value="11.172626">
                <text:p>11.1726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908397">
                <text:p>0.01908397</text:p>
              </table:table-cell>
              <table:table-cell office:value-type="float" office:value="13.076336">
                <text:p>13.0763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218525">
                <text:p>0.02218525</text:p>
              </table:table-cell>
              <table:table-cell office:value-type="float" office:value="13.364392">
                <text:p>13.36439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2070393">
                <text:p>0.02070393</text:p>
              </table:table-cell>
              <table:table-cell office:value-type="float" office:value="13.425983">
                <text:p>13.4259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931434">
                <text:p>0.01931434</text:p>
              </table:table-cell>
              <table:table-cell office:value-type="float" office:value="13.353935">
                <text:p>13.35393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834862">
                <text:p>0.01834862</text:p>
              </table:table-cell>
              <table:table-cell office:value-type="float" office:value="10.560092">
                <text:p>10.5600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885903">
                <text:p>0.01885903</text:p>
              </table:table-cell>
              <table:table-cell office:value-type="float" office:value="11.133899">
                <text:p>11.13389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2011061">
                <text:p>0.02011061</text:p>
              </table:table-cell>
              <table:table-cell office:value-type="float" office:value="11.756159">
                <text:p>11.75615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037697">
                <text:p>0.02037697</text:p>
              </table:table-cell>
              <table:table-cell office:value-type="float" office:value="11.949058">
                <text:p>11.9490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905669">
                <text:p>0.01905669</text:p>
              </table:table-cell>
              <table:table-cell office:value-type="float" office:value="11.902334">
                <text:p>11.9023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805054">
                <text:p>0.01805054</text:p>
              </table:table-cell>
              <table:table-cell office:value-type="float" office:value="12.336191">
                <text:p>12.3361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2227172">
                <text:p>0.02227172</text:p>
              </table:table-cell>
              <table:table-cell office:value-type="float" office:value="12.9226055">
                <text:p>12.92260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2028398">
                <text:p>0.02028398</text:p>
              </table:table-cell>
              <table:table-cell office:value-type="float" office:value="13.399594">
                <text:p>13.3995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2080083">
                <text:p>0.02080083</text:p>
              </table:table-cell>
              <table:table-cell office:value-type="float" office:value="11.7035885">
                <text:p>11.70358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2114165">
                <text:p>0.02114165</text:p>
              </table:table-cell>
              <table:table-cell office:value-type="float" office:value="12.985201">
                <text:p>12.9852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087683">
                <text:p>0.02087683</text:p>
              </table:table-cell>
              <table:table-cell office:value-type="float" office:value="13.316284">
                <text:p>13.3162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925855">
                <text:p>0.01925855</text:p>
              </table:table-cell>
              <table:table-cell office:value-type="float" office:value="12.453057">
                <text:p>12.4530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725626">
                <text:p>0.01725626</text:p>
              </table:table-cell>
              <table:table-cell office:value-type="float" office:value="9.811907">
                <text:p>9.8119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827318">
                <text:p>0.01827318</text:p>
              </table:table-cell>
              <table:table-cell office:value-type="float" office:value="11.069438">
                <text:p>11.0694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2048131">
                <text:p>0.02048131</text:p>
              </table:table-cell>
              <table:table-cell office:value-type="float" office:value="12.07322">
                <text:p>12.073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178731">
                <text:p>0.0178731</text:p>
              </table:table-cell>
              <table:table-cell office:value-type="float" office:value="12.243968">
                <text:p>12.2439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65426">
                <text:p>0.0165426</text:p>
              </table:table-cell>
              <table:table-cell office:value-type="float" office:value="13.881721">
                <text:p>13.8817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1893043">
                <text:p>0.01893043</text:p>
              </table:table-cell>
              <table:table-cell office:value-type="float" office:value="12.467109">
                <text:p>12.4671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851852">
                <text:p>0.01851852</text:p>
              </table:table-cell>
              <table:table-cell office:value-type="float" office:value="11.284722">
                <text:p>11.2847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889466">
                <text:p>0.01889466</text:p>
              </table:table-cell>
              <table:table-cell office:value-type="float" office:value="11.541332">
                <text:p>11.5413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866542">
                <text:p>0.01866542</text:p>
              </table:table-cell>
              <table:table-cell office:value-type="float" office:value="12.461036">
                <text:p>12.4610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212427">
                <text:p>0.0212427</text:p>
              </table:table-cell>
              <table:table-cell office:value-type="float" office:value="12.667021">
                <text:p>12.6670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66044">
                <text:p>0.0166044</text:p>
              </table:table-cell>
              <table:table-cell office:value-type="float" office:value="11.737651">
                <text:p>11.7376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2115283">
                <text:p>0.02115283</text:p>
              </table:table-cell>
              <table:table-cell office:value-type="float" office:value="15.204124">
                <text:p>15.2041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1860465">
                <text:p>0.01860465</text:p>
              </table:table-cell>
              <table:table-cell office:value-type="float" office:value="11.346976">
                <text:p>11.3469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871783">
                <text:p>0.01871783</text:p>
              </table:table-cell>
              <table:table-cell office:value-type="float" office:value="12.682733">
                <text:p>12.6827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793722">
                <text:p>0.01793722</text:p>
              </table:table-cell>
              <table:table-cell office:value-type="float" office:value="11.8026905">
                <text:p>11.80269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879699">
                <text:p>0.01879699</text:p>
              </table:table-cell>
              <table:table-cell office:value-type="float" office:value="12.112312">
                <text:p>12.1123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722653">
                <text:p>0.01722653</text:p>
              </table:table-cell>
              <table:table-cell office:value-type="float" office:value="11.653747">
                <text:p>11.6537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1768347">
                <text:p>0.01768347</text:p>
              </table:table-cell>
              <table:table-cell office:value-type="float" office:value="12.312555">
                <text:p>12.3125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054443">
                <text:p>0.02054443</text:p>
              </table:table-cell>
              <table:table-cell office:value-type="float" office:value="11.723164">
                <text:p>11.7231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8596">
                <text:p>0.018596</text:p>
              </table:table-cell>
              <table:table-cell office:value-type="float" office:value="13.266852">
                <text:p>13.2668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1866542">
                <text:p>0.01866542</text:p>
              </table:table-cell>
              <table:table-cell office:value-type="float" office:value="12.334111">
                <text:p>12.3341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846722">
                <text:p>0.01846722</text:p>
              </table:table-cell>
              <table:table-cell office:value-type="float" office:value="12.604801">
                <text:p>12.6048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961746">
                <text:p>0.01961746</text:p>
              </table:table-cell>
              <table:table-cell office:value-type="float" office:value="13.5958805">
                <text:p>13.59588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2114165">
                <text:p>0.02114165</text:p>
              </table:table-cell>
              <table:table-cell office:value-type="float" office:value="15.949789">
                <text:p>15.9497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889466">
                <text:p>0.01889466</text:p>
              </table:table-cell>
              <table:table-cell office:value-type="float" office:value="14.142654">
                <text:p>14.1426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1747488">
                <text:p>0.01747488</text:p>
              </table:table-cell>
              <table:table-cell office:value-type="float" office:value="13.3045">
                <text:p>13.30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761339">
                <text:p>0.01761339</text:p>
              </table:table-cell>
              <table:table-cell office:value-type="float" office:value="13.102598">
                <text:p>13.1025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1601281">
                <text:p>0.01601281</text:p>
              </table:table-cell>
              <table:table-cell office:value-type="float" office:value="12.005605">
                <text:p>12.0056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1934236">
                <text:p>0.01934236</text:p>
              </table:table-cell>
              <table:table-cell office:value-type="float" office:value="14.458414">
                <text:p>14.4584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971414">
                <text:p>0.01971414</text:p>
              </table:table-cell>
              <table:table-cell office:value-type="float" office:value="14.605717">
                <text:p>14.6057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766004">
                <text:p>0.01766004</text:p>
              </table:table-cell>
              <table:table-cell office:value-type="float" office:value="12.750111">
                <text:p>12.7501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1706485">
                <text:p>0.01706485</text:p>
              </table:table-cell>
              <table:table-cell office:value-type="float" office:value="12.240614">
                <text:p>12.2406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682086">
                <text:p>0.01682086</text:p>
              </table:table-cell>
              <table:table-cell office:value-type="float" office:value="11.054667">
                <text:p>11.0546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1814059">
                <text:p>0.01814059</text:p>
              </table:table-cell>
              <table:table-cell office:value-type="float" office:value="12.2952385">
                <text:p>12.29523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8596">
                <text:p>0.018596</text:p>
              </table:table-cell>
              <table:table-cell office:value-type="float" office:value="13.350534">
                <text:p>13.3505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1707942">
                <text:p>0.01707942</text:p>
              </table:table-cell>
              <table:table-cell office:value-type="float" office:value="12.688727">
                <text:p>12.6887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1721911">
                <text:p>0.01721911</text:p>
              </table:table-cell>
              <table:table-cell office:value-type="float" office:value="13.416272">
                <text:p>13.4162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832341">
                <text:p>0.01832341</text:p>
              </table:table-cell>
              <table:table-cell office:value-type="float" office:value="13.084745">
                <text:p>13.0847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1647446">
                <text:p>0.01647446</text:p>
              </table:table-cell>
              <table:table-cell office:value-type="float" office:value="10.974464">
                <text:p>10.9744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878816">
                <text:p>0.01878816</text:p>
              </table:table-cell>
              <table:table-cell office:value-type="float" office:value="14.490841">
                <text:p>14.49084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575423">
                <text:p>0.01575423</text:p>
              </table:table-cell>
              <table:table-cell office:value-type="float" office:value="11.852304">
                <text:p>11.8523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821494">
                <text:p>0.01821494</text:p>
              </table:table-cell>
              <table:table-cell office:value-type="float" office:value="13.578779">
                <text:p>13.5787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183908">
                <text:p>0.0183908</text:p>
              </table:table-cell>
              <table:table-cell office:value-type="float" office:value="14.664827">
                <text:p>14.6648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602564">
                <text:p>0.01602564</text:p>
              </table:table-cell>
              <table:table-cell office:value-type="float" office:value="11.95593">
                <text:p>11.955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1607071">
                <text:p>0.01607071</text:p>
              </table:table-cell>
              <table:table-cell office:value-type="float" office:value="11.516673">
                <text:p>11.5166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1969473">
                <text:p>0.01969473</text:p>
              </table:table-cell>
              <table:table-cell office:value-type="float" office:value="13.276218">
                <text:p>13.2762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1694915">
                <text:p>0.01694915</text:p>
              </table:table-cell>
              <table:table-cell office:value-type="float" office:value="13.452966">
                <text:p>13.4529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1978239">
                <text:p>0.01978239</text:p>
              </table:table-cell>
              <table:table-cell office:value-type="float" office:value="14.591989">
                <text:p>14.59198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1682086">
                <text:p>0.01682086</text:p>
              </table:table-cell>
              <table:table-cell office:value-type="float" office:value="12.233809">
                <text:p>12.2338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766784">
                <text:p>0.01766784</text:p>
              </table:table-cell>
              <table:table-cell office:value-type="float" office:value="13.02076">
                <text:p>13.020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1650165">
                <text:p>0.01650165</text:p>
              </table:table-cell>
              <table:table-cell office:value-type="float" office:value="9.97896">
                <text:p>9.978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1610954">
                <text:p>0.01610954</text:p>
              </table:table-cell>
              <table:table-cell office:value-type="float" office:value="10.8509865">
                <text:p>10.85098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1751314">
                <text:p>0.01751314</text:p>
              </table:table-cell>
              <table:table-cell office:value-type="float" office:value="12.731611">
                <text:p>12.7316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663202">
                <text:p>0.01663202</text:p>
              </table:table-cell>
              <table:table-cell office:value-type="float" office:value="11.721414">
                <text:p>11.7214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1752848">
                <text:p>0.01752848</text:p>
              </table:table-cell>
              <table:table-cell office:value-type="float" office:value="10.438212">
                <text:p>10.4382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1866542">
                <text:p>0.01866542</text:p>
              </table:table-cell>
              <table:table-cell office:value-type="float" office:value="13.488567">
                <text:p>13.4885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1538462">
                <text:p>0.01538462</text:p>
              </table:table-cell>
              <table:table-cell office:value-type="float" office:value="9.692693">
                <text:p>9.6926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815706">
                <text:p>0.01815706</text:p>
              </table:table-cell>
              <table:table-cell office:value-type="float" office:value="15.048116">
                <text:p>15.0481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156128">
                <text:p>0.0156128</text:p>
              </table:table-cell>
              <table:table-cell office:value-type="float" office:value="11.651444">
                <text:p>11.6514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1788909">
                <text:p>0.01788909</text:p>
              </table:table-cell>
              <table:table-cell office:value-type="float" office:value="14.811717">
                <text:p>14.8117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172637">
                <text:p>0.0172637</text:p>
              </table:table-cell>
              <table:table-cell office:value-type="float" office:value="12.299525">
                <text:p>12.2995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1753617">
                <text:p>0.01753617</text:p>
              </table:table-cell>
              <table:table-cell office:value-type="float" office:value="13.874178">
                <text:p>13.87417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1814059">
                <text:p>0.01814059</text:p>
              </table:table-cell>
              <table:table-cell office:value-type="float" office:value="13.152835">
                <text:p>13.15283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154679">
                <text:p>0.0154679</text:p>
              </table:table-cell>
              <table:table-cell office:value-type="float" office:value="9.933875">
                <text:p>9.9338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1594261">
                <text:p>0.01594261</text:p>
              </table:table-cell>
              <table:table-cell office:value-type="float" office:value="12.144679">
                <text:p>12.1446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1569859">
                <text:p>0.01569859</text:p>
              </table:table-cell>
              <table:table-cell office:value-type="float" office:value="14.394427">
                <text:p>14.3944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1589194">
                <text:p>0.01589194</text:p>
              </table:table-cell>
              <table:table-cell office:value-type="float" office:value="12.46762">
                <text:p>12.467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1778568">
                <text:p>0.01778568</text:p>
              </table:table-cell>
              <table:table-cell office:value-type="float" office:value="11.0382395">
                <text:p>11.03823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1876173">
                <text:p>0.01876173</text:p>
              </table:table-cell>
              <table:table-cell office:value-type="float" office:value="14.687617">
                <text:p>14.6876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1774623">
                <text:p>0.01774623</text:p>
              </table:table-cell>
              <table:table-cell office:value-type="float" office:value="14.657054">
                <text:p>14.65705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1774623">
                <text:p>0.01774623</text:p>
              </table:table-cell>
              <table:table-cell office:value-type="float" office:value="12.255102">
                <text:p>12.25510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1818182">
                <text:p>0.01818182</text:p>
              </table:table-cell>
              <table:table-cell office:value-type="float" office:value="15.278182">
                <text:p>15.2781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1575423">
                <text:p>0.01575423</text:p>
              </table:table-cell>
              <table:table-cell office:value-type="float" office:value="13.50059">
                <text:p>13.500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1761339">
                <text:p>0.01761339</text:p>
              </table:table-cell>
              <table:table-cell office:value-type="float" office:value="14.767943">
                <text:p>14.7679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1688476">
                <text:p>0.01688476</text:p>
              </table:table-cell>
              <table:table-cell office:value-type="float" office:value="11.222034">
                <text:p>11.2220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1788909">
                <text:p>0.01788909</text:p>
              </table:table-cell>
              <table:table-cell office:value-type="float" office:value="13.711091">
                <text:p>13.7110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1949318">
                <text:p>0.01949318</text:p>
              </table:table-cell>
              <table:table-cell office:value-type="float" office:value="14.42349">
                <text:p>14.4234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1574803">
                <text:p>0.01574803</text:p>
              </table:table-cell>
              <table:table-cell office:value-type="float" office:value="14.284646">
                <text:p>14.2846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1639344">
                <text:p>0.01639344</text:p>
              </table:table-cell>
              <table:table-cell office:value-type="float" office:value="11.706557">
                <text:p>11.70655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1665973">
                <text:p>0.01665973</text:p>
              </table:table-cell>
              <table:table-cell office:value-type="float" office:value="13.340692">
                <text:p>13.3406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147547">
                <text:p>0.0147547</text:p>
              </table:table-cell>
              <table:table-cell office:value-type="float" office:value="12.711177">
                <text:p>12.7111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542615">
                <text:p>0.01542615</text:p>
              </table:table-cell>
              <table:table-cell office:value-type="float" office:value="11.91477">
                <text:p>11.914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1640016">
                <text:p>0.01640016</text:p>
              </table:table-cell>
              <table:table-cell office:value-type="float" office:value="11.697417">
                <text:p>11.6974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1603849">
                <text:p>0.01603849</text:p>
              </table:table-cell>
              <table:table-cell office:value-type="float" office:value="14.808741">
                <text:p>14.8087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1537279">
                <text:p>0.01537279</text:p>
              </table:table-cell>
              <table:table-cell office:value-type="float" office:value="11.569562">
                <text:p>11.5695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1405975">
                <text:p>0.01405975</text:p>
              </table:table-cell>
              <table:table-cell office:value-type="float" office:value="9.405975">
                <text:p>9.4059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16">
                <text:p>0.016</text:p>
              </table:table-cell>
              <table:table-cell office:value-type="float" office:value="12.3548">
                <text:p>12.35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1792918">
                <text:p>0.01792918</text:p>
              </table:table-cell>
              <table:table-cell office:value-type="float" office:value="14.779023">
                <text:p>14.7790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1566784">
                <text:p>0.01566784</text:p>
              </table:table-cell>
              <table:table-cell office:value-type="float" office:value="11.452801">
                <text:p>11.4528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698514">
                <text:p>0.01698514</text:p>
              </table:table-cell>
              <table:table-cell office:value-type="float" office:value="13.21656">
                <text:p>13.216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1699235">
                <text:p>0.01699235</text:p>
              </table:table-cell>
              <table:table-cell office:value-type="float" office:value="14.173747">
                <text:p>14.1737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495327">
                <text:p>0.01495327</text:p>
              </table:table-cell>
              <table:table-cell office:value-type="float" office:value="11.26729">
                <text:p>11.267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1688476">
                <text:p>0.01688476</text:p>
              </table:table-cell>
              <table:table-cell office:value-type="float" office:value="12.336851">
                <text:p>12.3368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1396648">
                <text:p>0.01396648</text:p>
              </table:table-cell>
              <table:table-cell office:value-type="float" office:value="11.0314245">
                <text:p>11.03142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1497006">
                <text:p>0.01497006</text:p>
              </table:table-cell>
              <table:table-cell office:value-type="float" office:value="10.489146">
                <text:p>10.4891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1430615">
                <text:p>0.01430615</text:p>
              </table:table-cell>
              <table:table-cell office:value-type="float" office:value="12.541845">
                <text:p>12.5418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1502065">
                <text:p>0.01502065</text:p>
              </table:table-cell>
              <table:table-cell office:value-type="float" office:value="10.283139">
                <text:p>10.28313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1396648">
                <text:p>0.01396648</text:p>
              </table:table-cell>
              <table:table-cell office:value-type="float" office:value="12.080656">
                <text:p>12.0806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1570475">
                <text:p>0.01570475</text:p>
              </table:table-cell>
              <table:table-cell office:value-type="float" office:value="15.281115">
                <text:p>15.2811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1431127">
                <text:p>0.01431127</text:p>
              </table:table-cell>
              <table:table-cell office:value-type="float" office:value="11.120572">
                <text:p>11.1205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1641362">
                <text:p>0.01641362</text:p>
              </table:table-cell>
              <table:table-cell office:value-type="float" office:value="13.218712">
                <text:p>13.2187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1589825">
                <text:p>0.01589825</text:p>
              </table:table-cell>
              <table:table-cell office:value-type="float" office:value="10.852146">
                <text:p>10.8521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536098">
                <text:p>0.01536098</text:p>
              </table:table-cell>
              <table:table-cell office:value-type="float" office:value="11.5261135">
                <text:p>11.52611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1449275">
                <text:p>0.01449275</text:p>
              </table:table-cell>
              <table:table-cell office:value-type="float" office:value="11.840942">
                <text:p>11.8409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1819009">
                <text:p>0.01819009</text:p>
              </table:table-cell>
              <table:table-cell office:value-type="float" office:value="14.412005">
                <text:p>14.4120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1541426">
                <text:p>0.01541426</text:p>
              </table:table-cell>
              <table:table-cell office:value-type="float" office:value="13.137958">
                <text:p>13.1379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1513432">
                <text:p>0.01513432</text:p>
              </table:table-cell>
              <table:table-cell office:value-type="float" office:value="12.528566">
                <text:p>12.52856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1420455">
                <text:p>0.01420455</text:p>
              </table:table-cell>
              <table:table-cell office:value-type="float" office:value="12.785867">
                <text:p>12.7858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508296">
                <text:p>0.01508296</text:p>
              </table:table-cell>
              <table:table-cell office:value-type="float" office:value="10.858974">
                <text:p>10.8589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557026">
                <text:p>0.01557026</text:p>
              </table:table-cell>
              <table:table-cell office:value-type="float" office:value="11.614246">
                <text:p>11.61424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1627339">
                <text:p>0.01627339</text:p>
              </table:table-cell>
              <table:table-cell office:value-type="float" office:value="12.9048">
                <text:p>12.90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144875">
                <text:p>0.0144875</text:p>
              </table:table-cell>
              <table:table-cell office:value-type="float" office:value="11.954365">
                <text:p>11.9543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698514">
                <text:p>0.01698514</text:p>
              </table:table-cell>
              <table:table-cell office:value-type="float" office:value="16.088324">
                <text:p>16.0883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344538">
                <text:p>0.01344538</text:p>
              </table:table-cell>
              <table:table-cell office:value-type="float" office:value="13.767731">
                <text:p>13.7677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398601">
                <text:p>0.01398601</text:p>
              </table:table-cell>
              <table:table-cell office:value-type="float" office:value="12.291958">
                <text:p>12.29195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594896">
                <text:p>0.01594896</text:p>
              </table:table-cell>
              <table:table-cell office:value-type="float" office:value="11.478868">
                <text:p>11.4788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1631987">
                <text:p>0.01631987</text:p>
              </table:table-cell>
              <table:table-cell office:value-type="float" office:value="13.528356">
                <text:p>13.5283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463058">
                <text:p>0.01463058</text:p>
              </table:table-cell>
              <table:table-cell office:value-type="float" office:value="11.526335">
                <text:p>11.5263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1565558">
                <text:p>0.01565558</text:p>
              </table:table-cell>
              <table:table-cell office:value-type="float" office:value="12.009002">
                <text:p>12.0090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1426025">
                <text:p>0.01426025</text:p>
              </table:table-cell>
              <table:table-cell office:value-type="float" office:value="12.472727">
                <text:p>12.4727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1375516">
                <text:p>0.01375516</text:p>
              </table:table-cell>
              <table:table-cell office:value-type="float" office:value="12.348693">
                <text:p>12.34869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509434">
                <text:p>0.01509434</text:p>
              </table:table-cell>
              <table:table-cell office:value-type="float" office:value="11.204151">
                <text:p>11.2041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357313">
                <text:p>0.01357313</text:p>
              </table:table-cell>
              <table:table-cell office:value-type="float" office:value="11.661011">
                <text:p>11.6610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1601922">
                <text:p>0.01601922</text:p>
              </table:table-cell>
              <table:table-cell office:value-type="float" office:value="15.288346">
                <text:p>15.2883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338688">
                <text:p>0.01338688</text:p>
              </table:table-cell>
              <table:table-cell office:value-type="float" office:value="11.842704">
                <text:p>11.8427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495327">
                <text:p>0.01495327</text:p>
              </table:table-cell>
              <table:table-cell office:value-type="float" office:value="13.673645">
                <text:p>13.6736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371742">
                <text:p>0.01371742</text:p>
              </table:table-cell>
              <table:table-cell office:value-type="float" office:value="12.985253">
                <text:p>12.9852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252348">
                <text:p>0.01252348</text:p>
              </table:table-cell>
              <table:table-cell office:value-type="float" office:value="10.193801">
                <text:p>10.1938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488649">
                <text:p>0.01488649</text:p>
              </table:table-cell>
              <table:table-cell office:value-type="float" office:value="13.095646">
                <text:p>13.09564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54321">
                <text:p>0.0154321</text:p>
              </table:table-cell>
              <table:table-cell office:value-type="float" office:value="13.4367285">
                <text:p>13.43672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441441">
                <text:p>0.01441441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439885">
                <text:p>0.01439885</text:p>
              </table:table-cell>
              <table:table-cell office:value-type="float" office:value="10.543917">
                <text:p>10.54391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466276">
                <text:p>0.01466276</text:p>
              </table:table-cell>
              <table:table-cell office:value-type="float" office:value="13.053519">
                <text:p>13.0535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287416">
                <text:p>0.01287416</text:p>
              </table:table-cell>
              <table:table-cell office:value-type="float" office:value="12.164789">
                <text:p>12.1647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312767">
                <text:p>0.01312767</text:p>
              </table:table-cell>
              <table:table-cell office:value-type="float" office:value="13.382671">
                <text:p>13.3826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690617">
                <text:p>0.01690617</text:p>
              </table:table-cell>
              <table:table-cell office:value-type="float" office:value="14.325867">
                <text:p>14.3258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568012">
                <text:p>0.01568012</text:p>
              </table:table-cell>
              <table:table-cell office:value-type="float" office:value="12.769895">
                <text:p>12.7698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396648">
                <text:p>0.01396648</text:p>
              </table:table-cell>
              <table:table-cell office:value-type="float" office:value="10.8125">
                <text:p>10.81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457195">
                <text:p>0.01457195</text:p>
              </table:table-cell>
              <table:table-cell office:value-type="float" office:value="13.386521">
                <text:p>13.38652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313629">
                <text:p>0.01313629</text:p>
              </table:table-cell>
              <table:table-cell office:value-type="float" office:value="11.728736">
                <text:p>11.7287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1345442">
                <text:p>0.01345442</text:p>
              </table:table-cell>
              <table:table-cell office:value-type="float" office:value="14.590313">
                <text:p>14.5903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1284522">
                <text:p>0.01284522</text:p>
              </table:table-cell>
              <table:table-cell office:value-type="float" office:value="11.315671">
                <text:p>11.3156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1328904">
                <text:p>0.01328904</text:p>
              </table:table-cell>
              <table:table-cell office:value-type="float" office:value="12.139867">
                <text:p>12.13986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231527">
                <text:p>0.01231527</text:p>
              </table:table-cell>
              <table:table-cell office:value-type="float" office:value="11.358067">
                <text:p>11.3580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509434">
                <text:p>0.01509434</text:p>
              </table:table-cell>
              <table:table-cell office:value-type="float" office:value="13.410566">
                <text:p>13.41056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1504325">
                <text:p>0.01504325</text:p>
              </table:table-cell>
              <table:table-cell office:value-type="float" office:value="12.880782">
                <text:p>12.88078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1514578">
                <text:p>0.01514578</text:p>
              </table:table-cell>
              <table:table-cell office:value-type="float" office:value="14.091632">
                <text:p>14.0916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140007">
                <text:p>0.0140007</text:p>
              </table:table-cell>
              <table:table-cell office:value-type="float" office:value="11.759538">
                <text:p>11.75953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1630656">
                <text:p>0.01630656</text:p>
              </table:table-cell>
              <table:table-cell office:value-type="float" office:value="14.488381">
                <text:p>14.48838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1456134">
                <text:p>0.01456134</text:p>
              </table:table-cell>
              <table:table-cell office:value-type="float" office:value="12.852567">
                <text:p>12.8525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1466813">
                <text:p>0.01466813</text:p>
              </table:table-cell>
              <table:table-cell office:value-type="float" office:value="12.100476">
                <text:p>12.10047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1275917">
                <text:p>0.01275917</text:p>
              </table:table-cell>
              <table:table-cell office:value-type="float" office:value="10.366826">
                <text:p>10.36682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1386963">
                <text:p>0.01386963</text:p>
              </table:table-cell>
              <table:table-cell office:value-type="float" office:value="12.0232315">
                <text:p>12.02323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1479837">
                <text:p>0.01479837</text:p>
              </table:table-cell>
              <table:table-cell office:value-type="float" office:value="13.113948">
                <text:p>13.11394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1519757">
                <text:p>0.01519757</text:p>
              </table:table-cell>
              <table:table-cell office:value-type="float" office:value="13.979484">
                <text:p>13.97948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1404988">
                <text:p>0.01404988</text:p>
              </table:table-cell>
              <table:table-cell office:value-type="float" office:value="15.048823">
                <text:p>15.0488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147547">
                <text:p>0.0147547</text:p>
              </table:table-cell>
              <table:table-cell office:value-type="float" office:value="12.92512">
                <text:p>12.925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1714531">
                <text:p>0.01714531</text:p>
              </table:table-cell>
              <table:table-cell office:value-type="float" office:value="17.260609">
                <text:p>17.26060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1434206">
                <text:p>0.01434206</text:p>
              </table:table-cell>
              <table:table-cell office:value-type="float" office:value="11.875224">
                <text:p>11.8752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1375516">
                <text:p>0.01375516</text:p>
              </table:table-cell>
              <table:table-cell office:value-type="float" office:value="12.707015">
                <text:p>12.7070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1455075">
                <text:p>0.01455075</text:p>
              </table:table-cell>
              <table:table-cell office:value-type="float" office:value="12.158239">
                <text:p>12.15823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1158413">
                <text:p>0.01158413</text:p>
              </table:table-cell>
              <table:table-cell office:value-type="float" office:value="11.590212">
                <text:p>11.59021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1353638">
                <text:p>0.01353638</text:p>
              </table:table-cell>
              <table:table-cell office:value-type="float" office:value="11.327242">
                <text:p>11.32724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1344086">
                <text:p>0.01344086</text:p>
              </table:table-cell>
              <table:table-cell office:value-type="float" office:value="14.394825">
                <text:p>14.3948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1306336">
                <text:p>0.01306336</text:p>
              </table:table-cell>
              <table:table-cell office:value-type="float" office:value="11.145983">
                <text:p>11.1459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1355014">
                <text:p>0.01355014</text:p>
              </table:table-cell>
              <table:table-cell office:value-type="float" office:value="11.64126">
                <text:p>11.641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1416932">
                <text:p>0.01416932</text:p>
              </table:table-cell>
              <table:table-cell office:value-type="float" office:value="12.61672">
                <text:p>12.616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1229634">
                <text:p>0.01229634</text:p>
              </table:table-cell>
              <table:table-cell office:value-type="float" office:value="12.534276">
                <text:p>12.5342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1404988">
                <text:p>0.01404988</text:p>
              </table:table-cell>
              <table:table-cell office:value-type="float" office:value="14.707763">
                <text:p>14.7077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1285347">
                <text:p>0.01285347</text:p>
              </table:table-cell>
              <table:table-cell office:value-type="float" office:value="14.470116">
                <text:p>14.4701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1480385">
                <text:p>0.01480385</text:p>
              </table:table-cell>
              <table:table-cell office:value-type="float" office:value="13.434863">
                <text:p>13.4348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1279181">
                <text:p>0.01279181</text:p>
              </table:table-cell>
              <table:table-cell office:value-type="float" office:value="14.693316">
                <text:p>14.6933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1313629">
                <text:p>0.01313629</text:p>
              </table:table-cell>
              <table:table-cell office:value-type="float" office:value="11.694253">
                <text:p>11.69425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156189">
                <text:p>0.0156189</text:p>
              </table:table-cell>
              <table:table-cell office:value-type="float" office:value="13.5478325">
                <text:p>13.54783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1486989">
                <text:p>0.01486989</text:p>
              </table:table-cell>
              <table:table-cell office:value-type="float" office:value="14.598885">
                <text:p>14.59888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1679261">
                <text:p>0.01679261</text:p>
              </table:table-cell>
              <table:table-cell office:value-type="float" office:value="15.570949">
                <text:p>15.57094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1265422">
                <text:p>0.01265422</text:p>
              </table:table-cell>
              <table:table-cell office:value-type="float" office:value="10.824739">
                <text:p>10.82473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1676446">
                <text:p>0.01676446</text:p>
              </table:table-cell>
              <table:table-cell office:value-type="float" office:value="15.704526">
                <text:p>15.70452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132626">
                <text:p>0.0132626</text:p>
              </table:table-cell>
              <table:table-cell office:value-type="float" office:value="14.518568">
                <text:p>14.51856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1433692">
                <text:p>0.01433692</text:p>
              </table:table-cell>
              <table:table-cell office:value-type="float" office:value="14.072043">
                <text:p>14.07204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1344086">
                <text:p>0.01344086</text:p>
              </table:table-cell>
              <table:table-cell office:value-type="float" office:value="13.570229">
                <text:p>13.5702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1362862">
                <text:p>0.01362862</text:p>
              </table:table-cell>
              <table:table-cell office:value-type="float" office:value="11.146167">
                <text:p>11.1461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1468429">
                <text:p>0.01468429</text:p>
              </table:table-cell>
              <table:table-cell office:value-type="float" office:value="14.171806">
                <text:p>14.1718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1351351">
                <text:p>0.01351351</text:p>
              </table:table-cell>
              <table:table-cell office:value-type="float" office:value="12.167906">
                <text:p>12.16790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1221001">
                <text:p>0.01221001</text:p>
              </table:table-cell>
              <table:table-cell office:value-type="float" office:value="12.64011">
                <text:p>12.640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1549187">
                <text:p>0.01549187</text:p>
              </table:table-cell>
              <table:table-cell office:value-type="float" office:value="15.290472">
                <text:p>15.29047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1246494">
                <text:p>0.01246494</text:p>
              </table:table-cell>
              <table:table-cell office:value-type="float" office:value="12.002805">
                <text:p>12.0028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1294917">
                <text:p>0.01294917</text:p>
              </table:table-cell>
              <table:table-cell office:value-type="float" office:value="12.220136">
                <text:p>12.2201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134499">
                <text:p>0.0134499</text:p>
              </table:table-cell>
              <table:table-cell office:value-type="float" office:value="13.305985">
                <text:p>13.30598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1421969">
                <text:p>0.01421969</text:p>
              </table:table-cell>
              <table:table-cell office:value-type="float" office:value="13.305723">
                <text:p>13.30572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139958">
                <text:p>0.0139958</text:p>
              </table:table-cell>
              <table:table-cell office:value-type="float" office:value="13.069629">
                <text:p>13.06962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1417937">
                <text:p>0.01417937</text:p>
              </table:table-cell>
              <table:table-cell office:value-type="float" office:value="12.485643">
                <text:p>12.48564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1076137">
                <text:p>0.01076137</text:p>
              </table:table-cell>
              <table:table-cell office:value-type="float" office:value="9.1942425">
                <text:p>9.19424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1352722">
                <text:p>0.01352722</text:p>
              </table:table-cell>
              <table:table-cell office:value-type="float" office:value="11.426446">
                <text:p>11.42644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1329345">
                <text:p>0.01329345</text:p>
              </table:table-cell>
              <table:table-cell office:value-type="float" office:value="11.287471">
                <text:p>11.28747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1538462">
                <text:p>0.01538462</text:p>
              </table:table-cell>
              <table:table-cell office:value-type="float" office:value="13.938077">
                <text:p>13.93807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1333333">
                <text:p>0.01333333</text:p>
              </table:table-cell>
              <table:table-cell office:value-type="float" office:value="14.6206665">
                <text:p>14.620666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1383126">
                <text:p>0.01383126</text:p>
              </table:table-cell>
              <table:table-cell office:value-type="float" office:value="10.84751">
                <text:p>10.847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1396648">
                <text:p>0.01396648</text:p>
              </table:table-cell>
              <table:table-cell office:value-type="float" office:value="12.918645">
                <text:p>12.91864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1404494">
                <text:p>0.01404494</text:p>
              </table:table-cell>
              <table:table-cell office:value-type="float" office:value="13.099368">
                <text:p>13.0993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1336898">
                <text:p>0.01336898</text:p>
              </table:table-cell>
              <table:table-cell office:value-type="float" office:value="11.216578">
                <text:p>11.21657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1239157">
                <text:p>0.01239157</text:p>
              </table:table-cell>
              <table:table-cell office:value-type="float" office:value="12.741326">
                <text:p>12.74132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1180289">
                <text:p>0.01180289</text:p>
              </table:table-cell>
              <table:table-cell office:value-type="float" office:value="13.467984">
                <text:p>13.46798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1375043">
                <text:p>0.01375043</text:p>
              </table:table-cell>
              <table:table-cell office:value-type="float" office:value="9.828807">
                <text:p>9.82880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1229634">
                <text:p>0.01229634</text:p>
              </table:table-cell>
              <table:table-cell office:value-type="float" office:value="11.312327">
                <text:p>11.31232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1229634">
                <text:p>0.01229634</text:p>
              </table:table-cell>
              <table:table-cell office:value-type="float" office:value="14.180141">
                <text:p>14.18014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1247272">
                <text:p>0.01247272</text:p>
              </table:table-cell>
              <table:table-cell office:value-type="float" office:value="11.094169">
                <text:p>11.09416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1277955">
                <text:p>0.01277955</text:p>
              </table:table-cell>
              <table:table-cell office:value-type="float" office:value="13.113419">
                <text:p>13.1134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120012">
                <text:p>0.0120012</text:p>
              </table:table-cell>
              <table:table-cell office:value-type="float" office:value="11.828983">
                <text:p>11.82898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1210287">
                <text:p>0.01210287</text:p>
              </table:table-cell>
              <table:table-cell office:value-type="float" office:value="11.613918">
                <text:p>11.61391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1243008">
                <text:p>0.01243008</text:p>
              </table:table-cell>
              <table:table-cell office:value-type="float" office:value="13.802983">
                <text:p>13.80298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1240695">
                <text:p>0.01240695</text:p>
              </table:table-cell>
              <table:table-cell office:value-type="float" office:value="12.909119">
                <text:p>12.9091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1417937">
                <text:p>0.01417937</text:p>
              </table:table-cell>
              <table:table-cell office:value-type="float" office:value="11.54626">
                <text:p>11.5462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1361007">
                <text:p>0.01361007</text:p>
              </table:table-cell>
              <table:table-cell office:value-type="float" office:value="14.447771">
                <text:p>14.44777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1362398">
                <text:p>0.01362398</text:p>
              </table:table-cell>
              <table:table-cell office:value-type="float" office:value="10.428134">
                <text:p>10.42813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1247272">
                <text:p>0.01247272</text:p>
              </table:table-cell>
              <table:table-cell office:value-type="float" office:value="13.791706">
                <text:p>13.79170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1344538">
                <text:p>0.01344538</text:p>
              </table:table-cell>
              <table:table-cell office:value-type="float" office:value="12.11563">
                <text:p>12.115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1369863">
                <text:p>0.01369863</text:p>
              </table:table-cell>
              <table:table-cell office:value-type="float" office:value="14.182192">
                <text:p>14.18219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1265022">
                <text:p>0.01265022</text:p>
              </table:table-cell>
              <table:table-cell office:value-type="float" office:value="14.696395">
                <text:p>14.69639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1244555">
                <text:p>0.01244555</text:p>
              </table:table-cell>
              <table:table-cell office:value-type="float" office:value="12.082452">
                <text:p>12.08245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1299123">
                <text:p>0.01299123</text:p>
              </table:table-cell>
              <table:table-cell office:value-type="float" office:value="12.168237">
                <text:p>12.16823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1246106">
                <text:p>0.01246106</text:p>
              </table:table-cell>
              <table:table-cell office:value-type="float" office:value="11.9081">
                <text:p>11.908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148258">
                <text:p>0.0148258</text:p>
              </table:table-cell>
              <table:table-cell office:value-type="float" office:value="15.996664">
                <text:p>15.99666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1209921">
                <text:p>0.01209921</text:p>
              </table:table-cell>
              <table:table-cell office:value-type="float" office:value="11.613128">
                <text:p>11.61312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1099807">
                <text:p>0.01099807</text:p>
              </table:table-cell>
              <table:table-cell office:value-type="float" office:value="12.208963">
                <text:p>12.2089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1305909">
                <text:p>0.01305909</text:p>
              </table:table-cell>
              <table:table-cell office:value-type="float" office:value="12.3992815">
                <text:p>12.399281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1398601">
                <text:p>0.01398601</text:p>
              </table:table-cell>
              <table:table-cell office:value-type="float" office:value="13.685664">
                <text:p>13.6856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128866">
                <text:p>0.0128866</text:p>
              </table:table-cell>
              <table:table-cell office:value-type="float" office:value="13.653672">
                <text:p>13.6536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1185888">
                <text:p>0.01185888</text:p>
              </table:table-cell>
              <table:table-cell office:value-type="float" office:value="12.128076">
                <text:p>12.1280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1258653">
                <text:p>0.01258653</text:p>
              </table:table-cell>
              <table:table-cell office:value-type="float" office:value="11.962555">
                <text:p>11.9625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1496446">
                <text:p>0.01496446</text:p>
              </table:table-cell>
              <table:table-cell office:value-type="float" office:value="14.827161">
                <text:p>14.8271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1174743">
                <text:p>0.01174743</text:p>
              </table:table-cell>
              <table:table-cell office:value-type="float" office:value="11.26696">
                <text:p>11.2669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1203008">
                <text:p>0.01203008</text:p>
              </table:table-cell>
              <table:table-cell office:value-type="float" office:value="11.20421">
                <text:p>11.204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1263823">
                <text:p>0.01263823</text:p>
              </table:table-cell>
              <table:table-cell office:value-type="float" office:value="14.171564">
                <text:p>14.17156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1404494">
                <text:p>0.01404494</text:p>
              </table:table-cell>
              <table:table-cell office:value-type="float" office:value="14.845857">
                <text:p>14.84585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1128987">
                <text:p>0.01128987</text:p>
              </table:table-cell>
              <table:table-cell office:value-type="float" office:value="11.182049">
                <text:p>11.18204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1234187">
                <text:p>0.01234187</text:p>
              </table:table-cell>
              <table:table-cell office:value-type="float" office:value="15.330145">
                <text:p>15.3301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1149425">
                <text:p>0.01149425</text:p>
              </table:table-cell>
              <table:table-cell office:value-type="float" office:value="12.195115">
                <text:p>12.1951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1118881">
                <text:p>0.01118881</text:p>
              </table:table-cell>
              <table:table-cell office:value-type="float" office:value="13.599161">
                <text:p>13.59916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1147118">
                <text:p>0.01147118</text:p>
              </table:table-cell>
              <table:table-cell office:value-type="float" office:value="11.856897">
                <text:p>11.8568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13089">
                <text:p>0.013089</text:p>
              </table:table-cell>
              <table:table-cell office:value-type="float" office:value="14.300065">
                <text:p>14.30006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1352722">
                <text:p>0.01352722</text:p>
              </table:table-cell>
              <table:table-cell office:value-type="float" office:value="12.792357">
                <text:p>12.79235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1208094">
                <text:p>0.01208094</text:p>
              </table:table-cell>
              <table:table-cell office:value-type="float" office:value="11.593476">
                <text:p>11.59347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1243394">
                <text:p>0.01243394</text:p>
              </table:table-cell>
              <table:table-cell office:value-type="float" office:value="14.299658">
                <text:p>14.29965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1559454">
                <text:p>0.01559454</text:p>
              </table:table-cell>
              <table:table-cell office:value-type="float" office:value="16.173489">
                <text:p>16.1734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1131222">
                <text:p>0.01131222</text:p>
              </table:table-cell>
              <table:table-cell office:value-type="float" office:value="12.98784">
                <text:p>12.9878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1077877">
                <text:p>0.01077877</text:p>
              </table:table-cell>
              <table:table-cell office:value-type="float" office:value="9.863918">
                <text:p>9.8639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1149756">
                <text:p>0.01149756</text:p>
              </table:table-cell>
              <table:table-cell office:value-type="float" office:value="10.229664">
                <text:p>10.22966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1154401">
                <text:p>0.01154401</text:p>
              </table:table-cell>
              <table:table-cell office:value-type="float" office:value="11.69899">
                <text:p>11.6989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1205545">
                <text:p>0.01205545</text:p>
              </table:table-cell>
              <table:table-cell office:value-type="float" office:value="12.931284">
                <text:p>12.9312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132144">
                <text:p>0.0132144</text:p>
              </table:table-cell>
              <table:table-cell office:value-type="float" office:value="13.558309">
                <text:p>13.5583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1039501">
                <text:p>0.01039501</text:p>
              </table:table-cell>
              <table:table-cell office:value-type="float" office:value="10.783784">
                <text:p>10.78378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1154401">
                <text:p>0.01154401</text:p>
              </table:table-cell>
              <table:table-cell office:value-type="float" office:value="11.5529585">
                <text:p>11.552958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1176471">
                <text:p>0.01176471</text:p>
              </table:table-cell>
              <table:table-cell office:value-type="float" office:value="11.517058">
                <text:p>11.51705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1248829">
                <text:p>0.01248829</text:p>
              </table:table-cell>
              <table:table-cell office:value-type="float" office:value="14.38901">
                <text:p>14.3890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1086366">
                <text:p>0.01086366</text:p>
              </table:table-cell>
              <table:table-cell office:value-type="float" office:value="12.656165">
                <text:p>12.65616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1078458">
                <text:p>0.01078458</text:p>
              </table:table-cell>
              <table:table-cell office:value-type="float" office:value="10.84578">
                <text:p>10.8457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113701">
                <text:p>0.0113701</text:p>
              </table:table-cell>
              <table:table-cell office:value-type="float" office:value="12.430642">
                <text:p>12.43064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1241465">
                <text:p>0.01241465</text:p>
              </table:table-cell>
              <table:table-cell office:value-type="float" office:value="11.90689">
                <text:p>11.9068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1207729">
                <text:p>0.01207729</text:p>
              </table:table-cell>
              <table:table-cell office:value-type="float" office:value="15.073068">
                <text:p>15.0730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128783">
                <text:p>0.0128783</text:p>
              </table:table-cell>
              <table:table-cell office:value-type="float" office:value="13.853509">
                <text:p>13.8535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1108955">
                <text:p>0.01108955</text:p>
              </table:table-cell>
              <table:table-cell office:value-type="float" office:value="10.157749">
                <text:p>10.15774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1020148">
                <text:p>0.01020148</text:p>
              </table:table-cell>
              <table:table-cell office:value-type="float" office:value="12.663351">
                <text:p>12.66335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1289906">
                <text:p>0.01289906</text:p>
              </table:table-cell>
              <table:table-cell office:value-type="float" office:value="13.468558">
                <text:p>13.46855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1206273">
                <text:p>0.01206273</text:p>
              </table:table-cell>
              <table:table-cell office:value-type="float" office:value="15.125151">
                <text:p>15.12515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1232666">
                <text:p>0.01232666</text:p>
              </table:table-cell>
              <table:table-cell office:value-type="float" office:value="12.333436">
                <text:p>12.33343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1121076">
                <text:p>0.01121076</text:p>
              </table:table-cell>
              <table:table-cell office:value-type="float" office:value="10.931054">
                <text:p>10.93105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1174053">
                <text:p>0.01174053</text:p>
              </table:table-cell>
              <table:table-cell office:value-type="float" office:value="10.805695">
                <text:p>10.80569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1183432">
                <text:p>0.01183432</text:p>
              </table:table-cell>
              <table:table-cell office:value-type="float" office:value="12.163905">
                <text:p>12.1639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995768">
                <text:p>0.00995768</text:p>
              </table:table-cell>
              <table:table-cell office:value-type="float" office:value="11.182972">
                <text:p>11.18297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1238774">
                <text:p>0.01238774</text:p>
              </table:table-cell>
              <table:table-cell office:value-type="float" office:value="12.390214">
                <text:p>12.3902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1309758">
                <text:p>0.01309758</text:p>
              </table:table-cell>
              <table:table-cell office:value-type="float" office:value="13.938114">
                <text:p>13.93811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1083424">
                <text:p>0.01083424</text:p>
              </table:table-cell>
              <table:table-cell office:value-type="float" office:value="12.531691">
                <text:p>12.5316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1162115">
                <text:p>0.01162115</text:p>
              </table:table-cell>
              <table:table-cell office:value-type="float" office:value="13.749855">
                <text:p>13.74985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1066951">
                <text:p>0.01066951</text:p>
              </table:table-cell>
              <table:table-cell office:value-type="float" office:value="11.808482">
                <text:p>11.80848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1143838">
                <text:p>0.01143838</text:p>
              </table:table-cell>
              <table:table-cell office:value-type="float" office:value="10.908779">
                <text:p>10.90877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109559">
                <text:p>0.0109559</text:p>
              </table:table-cell>
              <table:table-cell office:value-type="float" office:value="11.976993">
                <text:p>11.97699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1239926">
                <text:p>0.01239926</text:p>
              </table:table-cell>
              <table:table-cell office:value-type="float" office:value="14.884067">
                <text:p>14.88406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1182382">
                <text:p>0.01182382</text:p>
              </table:table-cell>
              <table:table-cell office:value-type="float" office:value="13.954183">
                <text:p>13.95418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102328">
                <text:p>0.0102328</text:p>
              </table:table-cell>
              <table:table-cell office:value-type="float" office:value="10.501407">
                <text:p>10.5014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1120762">
                <text:p>0.01120762</text:p>
              </table:table-cell>
              <table:table-cell office:value-type="float" office:value="13.016811">
                <text:p>13.0168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1267427">
                <text:p>0.01267427</text:p>
              </table:table-cell>
              <table:table-cell office:value-type="float" office:value="15.609316">
                <text:p>15.60931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1140576">
                <text:p>0.01140576</text:p>
              </table:table-cell>
              <table:table-cell office:value-type="float" office:value="12.200457">
                <text:p>12.20045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1124543">
                <text:p>0.01124543</text:p>
              </table:table-cell>
              <table:table-cell office:value-type="float" office:value="13.283104">
                <text:p>13.28310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1254705">
                <text:p>0.01254705</text:p>
              </table:table-cell>
              <table:table-cell office:value-type="float" office:value="12.885822">
                <text:p>12.8858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1271456">
                <text:p>0.01271456</text:p>
              </table:table-cell>
              <table:table-cell office:value-type="float" office:value="13.281309">
                <text:p>13.2813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993295">
                <text:p>0.00993295</text:p>
              </table:table-cell>
              <table:table-cell office:value-type="float" office:value="11.016886">
                <text:p>11.01688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1251173">
                <text:p>0.01251173</text:p>
              </table:table-cell>
              <table:table-cell office:value-type="float" office:value="14.219268">
                <text:p>14.2192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1156404">
                <text:p>0.01156404</text:p>
              </table:table-cell>
              <table:table-cell office:value-type="float" office:value="12.306736">
                <text:p>12.30673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1186944">
                <text:p>0.01186944</text:p>
              </table:table-cell>
              <table:table-cell office:value-type="float" office:value="13.072404">
                <text:p>13.07240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1028807">
                <text:p>0.01028807</text:p>
              </table:table-cell>
              <table:table-cell office:value-type="float" office:value="11.50823">
                <text:p>11.508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1026958">
                <text:p>0.01026958</text:p>
              </table:table-cell>
              <table:table-cell office:value-type="float" office:value="13.1276">
                <text:p>13.12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1043297">
                <text:p>0.01043297</text:p>
              </table:table-cell>
              <table:table-cell office:value-type="float" office:value="10.954617">
                <text:p>10.9546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1003009">
                <text:p>0.01003009</text:p>
              </table:table-cell>
              <table:table-cell office:value-type="float" office:value="10.33024">
                <text:p>10.330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1308045">
                <text:p>0.01308045</text:p>
              </table:table-cell>
              <table:table-cell office:value-type="float" office:value="15.150098">
                <text:p>15.15009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1067806">
                <text:p>0.01067806</text:p>
              </table:table-cell>
              <table:table-cell office:value-type="float" office:value="10.916177">
                <text:p>10.91617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1307617">
                <text:p>0.01307617</text:p>
              </table:table-cell>
              <table:table-cell office:value-type="float" office:value="14.121609">
                <text:p>14.12160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1284109">
                <text:p>0.01284109</text:p>
              </table:table-cell>
              <table:table-cell office:value-type="float" office:value="13.805137">
                <text:p>13.80513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109559">
                <text:p>0.0109559</text:p>
              </table:table-cell>
              <table:table-cell office:value-type="float" office:value="14.015064">
                <text:p>14.0150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1124227">
                <text:p>0.01124227</text:p>
              </table:table-cell>
              <table:table-cell office:value-type="float" office:value="11.315064">
                <text:p>11.31506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102145">
                <text:p>0.0102145</text:p>
              </table:table-cell>
              <table:table-cell office:value-type="float" office:value="10.460674">
                <text:p>10.46067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988875">
                <text:p>0.00988875</text:p>
              </table:table-cell>
              <table:table-cell office:value-type="float" office:value="11.663782">
                <text:p>11.66378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935454">
                <text:p>0.00935454</text:p>
              </table:table-cell>
              <table:table-cell office:value-type="float" office:value="10.981524">
                <text:p>10.98152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1144165">
                <text:p>0.01144165</text:p>
              </table:table-cell>
              <table:table-cell office:value-type="float" office:value="12.567792">
                <text:p>12.56779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1152074">
                <text:p>0.01152074</text:p>
              </table:table-cell>
              <table:table-cell office:value-type="float" office:value="15.7021885">
                <text:p>15.702188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1167202">
                <text:p>0.01167202</text:p>
              </table:table-cell>
              <table:table-cell office:value-type="float" office:value="14.43274">
                <text:p>14.4327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1050696">
                <text:p>0.01050696</text:p>
              </table:table-cell>
              <table:table-cell office:value-type="float" office:value="12.194904">
                <text:p>12.19490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1087548">
                <text:p>0.01087548</text:p>
              </table:table-cell>
              <table:table-cell office:value-type="float" office:value="11.098423">
                <text:p>11.09842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1051525">
                <text:p>0.01051525</text:p>
              </table:table-cell>
              <table:table-cell office:value-type="float" office:value="12.557045">
                <text:p>12.55704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1258257">
                <text:p>0.01258257</text:p>
              </table:table-cell>
              <table:table-cell office:value-type="float" office:value="13.341931">
                <text:p>13.3419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1139601">
                <text:p>0.01139601</text:p>
              </table:table-cell>
              <table:table-cell office:value-type="float" office:value="11.7296295">
                <text:p>11.729629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1137656">
                <text:p>0.01137656</text:p>
              </table:table-cell>
              <table:table-cell office:value-type="float" office:value="13.348408">
                <text:p>13.34840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102119">
                <text:p>0.0102119</text:p>
              </table:table-cell>
              <table:table-cell office:value-type="float" office:value="11.2458515">
                <text:p>11.24585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1063264">
                <text:p>0.01063264</text:p>
              </table:table-cell>
              <table:table-cell office:value-type="float" office:value="12.674642">
                <text:p>12.67464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1015744">
                <text:p>0.01015744</text:p>
              </table:table-cell>
              <table:table-cell office:value-type="float" office:value="13.049771">
                <text:p>13.04977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943619">
                <text:p>0.00943619</text:p>
              </table:table-cell>
              <table:table-cell office:value-type="float" office:value="10.734136">
                <text:p>10.73413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990589">
                <text:p>0.00990589</text:p>
              </table:table-cell>
              <table:table-cell office:value-type="float" office:value="11.511887">
                <text:p>11.51188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98256">
                <text:p>0.0098256</text:p>
              </table:table-cell>
              <table:table-cell office:value-type="float" office:value="12.05748">
                <text:p>12.0574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1014199">
                <text:p>0.01014199</text:p>
              </table:table-cell>
              <table:table-cell office:value-type="float" office:value="12.610294">
                <text:p>12.61029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1040312">
                <text:p>0.01040312</text:p>
              </table:table-cell>
              <table:table-cell office:value-type="float" office:value="12.118336">
                <text:p>12.11833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1013171">
                <text:p>0.01013171</text:p>
              </table:table-cell>
              <table:table-cell office:value-type="float" office:value="11.10309">
                <text:p>11.1030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1306336">
                <text:p>0.01306336</text:p>
              </table:table-cell>
              <table:table-cell office:value-type="float" office:value="15.539844">
                <text:p>15.53984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1077296">
                <text:p>0.01077296</text:p>
              </table:table-cell>
              <table:table-cell office:value-type="float" office:value="12.876919">
                <text:p>12.8769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117855">
                <text:p>0.0117855</text:p>
              </table:table-cell>
              <table:table-cell office:value-type="float" office:value="13.339422">
                <text:p>13.33942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1208824">
                <text:p>0.01208824</text:p>
              </table:table-cell>
              <table:table-cell office:value-type="float" office:value="14.205802">
                <text:p>14.20580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1009591">
                <text:p>0.01009591</text:p>
              </table:table-cell>
              <table:table-cell office:value-type="float" office:value="12.051742">
                <text:p>12.05174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99552">
                <text:p>0.0099552</text:p>
              </table:table-cell>
              <table:table-cell office:value-type="float" office:value="11.876058">
                <text:p>11.87605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1001252">
                <text:p>0.01001252</text:p>
              </table:table-cell>
              <table:table-cell office:value-type="float" office:value="13.106383">
                <text:p>13.10638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933925">
                <text:p>0.00933925</text:p>
              </table:table-cell>
              <table:table-cell office:value-type="float" office:value="10.616624">
                <text:p>10.6166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115307">
                <text:p>0.0115307</text:p>
              </table:table-cell>
              <table:table-cell office:value-type="float" office:value="13.092534">
                <text:p>13.09253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1184483">
                <text:p>0.01184483</text:p>
              </table:table-cell>
              <table:table-cell office:value-type="float" office:value="15.091206">
                <text:p>15.09120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109529">
                <text:p>0.0109529</text:p>
              </table:table-cell>
              <table:table-cell office:value-type="float" office:value="13.092826">
                <text:p>13.09282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1155401">
                <text:p>0.01155401</text:p>
              </table:table-cell>
              <table:table-cell office:value-type="float" office:value="13.562969">
                <text:p>13.56296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1029601">
                <text:p>0.01029601</text:p>
              </table:table-cell>
              <table:table-cell office:value-type="float" office:value="10.513256">
                <text:p>10.51325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978953">
                <text:p>0.00978953</text:p>
              </table:table-cell>
              <table:table-cell office:value-type="float" office:value="12.48556">
                <text:p>12.4855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110957">
                <text:p>0.0110957</text:p>
              </table:table-cell>
              <table:table-cell office:value-type="float" office:value="13.331206">
                <text:p>13.33120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1126443">
                <text:p>0.01126443</text:p>
              </table:table-cell>
              <table:table-cell office:value-type="float" office:value="12.80259">
                <text:p>12.8025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1039501">
                <text:p>0.01039501</text:p>
              </table:table-cell>
              <table:table-cell office:value-type="float" office:value="12.302754">
                <text:p>12.30275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1096191">
                <text:p>0.01096191</text:p>
              </table:table-cell>
              <table:table-cell office:value-type="float" office:value="13.668676">
                <text:p>13.6686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954426">
                <text:p>0.00954426</text:p>
              </table:table-cell>
              <table:table-cell office:value-type="float" office:value="12.592937">
                <text:p>12.59293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1084305">
                <text:p>0.01084305</text:p>
              </table:table-cell>
              <table:table-cell office:value-type="float" office:value="12.61209">
                <text:p>12.6120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1189061">
                <text:p>0.01189061</text:p>
              </table:table-cell>
              <table:table-cell office:value-type="float" office:value="13.624554">
                <text:p>13.62455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1015486">
                <text:p>0.01015486</text:p>
              </table:table-cell>
              <table:table-cell office:value-type="float" office:value="11.147245">
                <text:p>11.14724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986436">
                <text:p>0.00986436</text:p>
              </table:table-cell>
              <table:table-cell office:value-type="float" office:value="11.877682">
                <text:p>11.87768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1002004">
                <text:p>0.01002004</text:p>
              </table:table-cell>
              <table:table-cell office:value-type="float" office:value="11.356213">
                <text:p>11.3562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1182732">
                <text:p>0.01182732</text:p>
              </table:table-cell>
              <table:table-cell office:value-type="float" office:value="13.687463">
                <text:p>13.68746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89067">
                <text:p>0.0089067</text:p>
              </table:table-cell>
              <table:table-cell office:value-type="float" office:value="10.946337">
                <text:p>10.94633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106553">
                <text:p>0.0106553</text:p>
              </table:table-cell>
              <table:table-cell office:value-type="float" office:value="12.901172">
                <text:p>12.90117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9168">
                <text:p>0.009168</text:p>
              </table:table-cell>
              <table:table-cell office:value-type="float" office:value="12.583085">
                <text:p>12.58308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107498">
                <text:p>0.0107498</text:p>
              </table:table-cell>
              <table:table-cell office:value-type="float" office:value="13.230852">
                <text:p>13.2308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1024853">
                <text:p>0.01024853</text:p>
              </table:table-cell>
              <table:table-cell office:value-type="float" office:value="14.161671">
                <text:p>14.16167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1147776">
                <text:p>0.01147776</text:p>
              </table:table-cell>
              <table:table-cell office:value-type="float" office:value="13.591679">
                <text:p>13.59167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962927">
                <text:p>0.00962927</text:p>
              </table:table-cell>
              <table:table-cell office:value-type="float" office:value="11.444873">
                <text:p>11.44487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982801">
                <text:p>0.00982801</text:p>
              </table:table-cell>
              <table:table-cell office:value-type="float" office:value="12.573956">
                <text:p>12.57395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1033859">
                <text:p>0.01033859</text:p>
              </table:table-cell>
              <table:table-cell office:value-type="float" office:value="12.561902">
                <text:p>12.56190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1011378">
                <text:p>0.01011378</text:p>
              </table:table-cell>
              <table:table-cell office:value-type="float" office:value="11.848041">
                <text:p>11.84804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1093793">
                <text:p>0.01093793</text:p>
              </table:table-cell>
              <table:table-cell office:value-type="float" office:value="13.498222">
                <text:p>13.49822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98912">
                <text:p>0.0098912</text:p>
              </table:table-cell>
              <table:table-cell office:value-type="float" office:value="13.132542">
                <text:p>13.13254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1021711">
                <text:p>0.01021711</text:p>
              </table:table-cell>
              <table:table-cell office:value-type="float" office:value="13.858237">
                <text:p>13.85823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989364">
                <text:p>0.00989364</text:p>
              </table:table-cell>
              <table:table-cell office:value-type="float" office:value="10.738066">
                <text:p>10.73806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1104972">
                <text:p>0.01104972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983284">
                <text:p>0.00983284</text:p>
              </table:table-cell>
              <table:table-cell office:value-type="float" office:value="12.020649">
                <text:p>12.02064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943841">
                <text:p>0.00943841</text:p>
              </table:table-cell>
              <table:table-cell office:value-type="float" office:value="11.540349">
                <text:p>11.54034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825083">
                <text:p>0.00825083</text:p>
              </table:table-cell>
              <table:table-cell office:value-type="float" office:value="10.196988">
                <text:p>10.19698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1023803">
                <text:p>0.01023803</text:p>
              </table:table-cell>
              <table:table-cell office:value-type="float" office:value="13.746353">
                <text:p>13.74635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959003">
                <text:p>0.00959003</text:p>
              </table:table-cell>
              <table:table-cell office:value-type="float" office:value="13.526253">
                <text:p>13.52625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1058201">
                <text:p>0.01058201</text:p>
              </table:table-cell>
              <table:table-cell office:value-type="float" office:value="12.8891535">
                <text:p>12.889153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110284">
                <text:p>0.0110284</text:p>
              </table:table-cell>
              <table:table-cell office:value-type="float" office:value="13.892473">
                <text:p>13.89247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1156738">
                <text:p>0.01156738</text:p>
              </table:table-cell>
              <table:table-cell office:value-type="float" office:value="15.439271">
                <text:p>15.43927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1001252">
                <text:p>0.01001252</text:p>
              </table:table-cell>
              <table:table-cell office:value-type="float" office:value="12.242804">
                <text:p>12.2428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1024328">
                <text:p>0.01024328</text:p>
              </table:table-cell>
              <table:table-cell office:value-type="float" office:value="12.390525">
                <text:p>12.39052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922509">
                <text:p>0.00922509</text:p>
              </table:table-cell>
              <table:table-cell office:value-type="float" office:value="11.13607">
                <text:p>11.136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1071237">
                <text:p>0.01071237</text:p>
              </table:table-cell>
              <table:table-cell office:value-type="float" office:value="12.871987">
                <text:p>12.87198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897062">
                <text:p>0.00897062</text:p>
              </table:table-cell>
              <table:table-cell office:value-type="float" office:value="12.042162">
                <text:p>12.04216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1140901">
                <text:p>0.01140901</text:p>
              </table:table-cell>
              <table:table-cell office:value-type="float" office:value="14.46777">
                <text:p>14.4677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1160766">
                <text:p>0.01160766</text:p>
              </table:table-cell>
              <table:table-cell office:value-type="float" office:value="14.191816">
                <text:p>14.19181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941398">
                <text:p>0.00941398</text:p>
              </table:table-cell>
              <table:table-cell office:value-type="float" office:value="11.762062">
                <text:p>11.76206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1057921">
                <text:p>0.01057921</text:p>
              </table:table-cell>
              <table:table-cell office:value-type="float" office:value="13.738693">
                <text:p>13.73869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889482">
                <text:p>0.00889482</text:p>
              </table:table-cell>
              <table:table-cell office:value-type="float" office:value="9.859462">
                <text:p>9.85946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1114827">
                <text:p>0.01114827</text:p>
              </table:table-cell>
              <table:table-cell office:value-type="float" office:value="11.80379">
                <text:p>11.8037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1021972">
                <text:p>0.01021972</text:p>
              </table:table-cell>
              <table:table-cell office:value-type="float" office:value="12.539346">
                <text:p>12.53934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966417">
                <text:p>0.00966417</text:p>
              </table:table-cell>
              <table:table-cell office:value-type="float" office:value="11.931626">
                <text:p>11.93162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1130582">
                <text:p>0.01130582</text:p>
              </table:table-cell>
              <table:table-cell office:value-type="float" office:value="10.596948">
                <text:p>10.59694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912409">
                <text:p>0.00912409</text:p>
              </table:table-cell>
              <table:table-cell office:value-type="float" office:value="10.732892">
                <text:p>10.73289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1017553">
                <text:p>0.01017553</text:p>
              </table:table-cell>
              <table:table-cell office:value-type="float" office:value="13.800305">
                <text:p>13.80030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869943">
                <text:p>0.00869943</text:p>
              </table:table-cell>
              <table:table-cell office:value-type="float" office:value="12.234449">
                <text:p>12.23444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981354">
                <text:p>0.00981354</text:p>
              </table:table-cell>
              <table:table-cell office:value-type="float" office:value="11.889107">
                <text:p>11.88910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87165">
                <text:p>0.0087165</text:p>
              </table:table-cell>
              <table:table-cell office:value-type="float" office:value="12.140336">
                <text:p>12.14033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997755">
                <text:p>0.00997755</text:p>
              </table:table-cell>
              <table:table-cell office:value-type="float" office:value="11.061112">
                <text:p>11.0611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989609">
                <text:p>0.00989609</text:p>
              </table:table-cell>
              <table:table-cell office:value-type="float" office:value="12.870361">
                <text:p>12.87036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1023018">
                <text:p>0.01023018</text:p>
              </table:table-cell>
              <table:table-cell office:value-type="float" office:value="15.661125">
                <text:p>15.6611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1028013">
                <text:p>0.01028013</text:p>
              </table:table-cell>
              <table:table-cell office:value-type="float" office:value="14.037266">
                <text:p>14.03726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1037075">
                <text:p>0.01037075</text:p>
              </table:table-cell>
              <table:table-cell office:value-type="float" office:value="15.112004">
                <text:p>15.1120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880669">
                <text:p>0.00880669</text:p>
              </table:table-cell>
              <table:table-cell office:value-type="float" office:value="12.174152">
                <text:p>12.17415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1068376">
                <text:p>0.01068376</text:p>
              </table:table-cell>
              <table:table-cell office:value-type="float" office:value="15.038729">
                <text:p>15.0387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1070091">
                <text:p>0.01070091</text:p>
              </table:table-cell>
              <table:table-cell office:value-type="float" office:value="13.258427">
                <text:p>13.2584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908678">
                <text:p>0.00908678</text:p>
              </table:table-cell>
              <table:table-cell office:value-type="float" office:value="13.0418">
                <text:p>13.041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942951">
                <text:p>0.00942951</text:p>
              </table:table-cell>
              <table:table-cell office:value-type="float" office:value="12.023338">
                <text:p>12.02333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1121391">
                <text:p>0.01121391</text:p>
              </table:table-cell>
              <table:table-cell office:value-type="float" office:value="12.480235">
                <text:p>12.48023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84317">
                <text:p>0.0084317</text:p>
              </table:table-cell>
              <table:table-cell office:value-type="float" office:value="10.036678">
                <text:p>10.03667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1049869">
                <text:p>0.01049869</text:p>
              </table:table-cell>
              <table:table-cell office:value-type="float" office:value="15.525197">
                <text:p>15.52519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111576">
                <text:p>0.0111576</text:p>
              </table:table-cell>
              <table:table-cell office:value-type="float" office:value="14.335565">
                <text:p>14.33556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95648">
                <text:p>0.0095648</text:p>
              </table:table-cell>
              <table:table-cell office:value-type="float" office:value="13.186275">
                <text:p>13.18627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95057">
                <text:p>0.0095057</text:p>
              </table:table-cell>
              <table:table-cell office:value-type="float" office:value="13.575095">
                <text:p>13.57509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846561">
                <text:p>0.00846561</text:p>
              </table:table-cell>
              <table:table-cell office:value-type="float" office:value="11.21291">
                <text:p>11.2129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97111">
                <text:p>0.0097111</text:p>
              </table:table-cell>
              <table:table-cell office:value-type="float" office:value="14.420976">
                <text:p>14.42097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976086">
                <text:p>0.00976086</text:p>
              </table:table-cell>
              <table:table-cell office:value-type="float" office:value="11.537091">
                <text:p>11.53709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881446">
                <text:p>0.00881446</text:p>
              </table:table-cell>
              <table:table-cell office:value-type="float" office:value="11.516527">
                <text:p>11.51652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1148765">
                <text:p>0.01148765</text:p>
              </table:table-cell>
              <table:table-cell office:value-type="float" office:value="15.327111">
                <text:p>15.3271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851064">
                <text:p>0.00851064</text:p>
              </table:table-cell>
              <table:table-cell office:value-type="float" office:value="12.036383">
                <text:p>12.03638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961076">
                <text:p>0.00961076</text:p>
              </table:table-cell>
              <table:table-cell office:value-type="float" office:value="13.451225">
                <text:p>13.4512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972054">
                <text:p>0.00972054</text:p>
              </table:table-cell>
              <table:table-cell office:value-type="float" office:value="14.471689">
                <text:p>14.47168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1011378">
                <text:p>0.01011378</text:p>
              </table:table-cell>
              <table:table-cell office:value-type="float" office:value="13.368395">
                <text:p>13.36839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873744">
                <text:p>0.00873744</text:p>
              </table:table-cell>
              <table:table-cell office:value-type="float" office:value="11.817824">
                <text:p>11.81782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938306">
                <text:p>0.00938306</text:p>
              </table:table-cell>
              <table:table-cell office:value-type="float" office:value="13.295097">
                <text:p>13.29509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897868">
                <text:p>0.00897868</text:p>
              </table:table-cell>
              <table:table-cell office:value-type="float" office:value="11.283726">
                <text:p>11.28372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995025">
                <text:p>0.00995025</text:p>
              </table:table-cell>
              <table:table-cell office:value-type="float" office:value="13.733085">
                <text:p>13.73308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900698">
                <text:p>0.00900698</text:p>
              </table:table-cell>
              <table:table-cell office:value-type="float" office:value="12.179014">
                <text:p>12.1790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900495">
                <text:p>0.00900495</text:p>
              </table:table-cell>
              <table:table-cell office:value-type="float" office:value="13.341288">
                <text:p>13.34128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956709">
                <text:p>0.00956709</text:p>
              </table:table-cell>
              <table:table-cell office:value-type="float" office:value="13.205453">
                <text:p>13.20545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948092">
                <text:p>0.00948092</text:p>
              </table:table-cell>
              <table:table-cell office:value-type="float" office:value="10.557952">
                <text:p>10.55795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1055966">
                <text:p>0.01055966</text:p>
              </table:table-cell>
              <table:table-cell office:value-type="float" office:value="14.856916">
                <text:p>14.8569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948317">
                <text:p>0.00948317</text:p>
              </table:table-cell>
              <table:table-cell office:value-type="float" office:value="12.391655">
                <text:p>12.39165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123533">
                <text:p>0.0123533</text:p>
              </table:table-cell>
              <table:table-cell office:value-type="float" office:value="13.701359">
                <text:p>13.70135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885936">
                <text:p>0.00885936</text:p>
              </table:table-cell>
              <table:table-cell office:value-type="float" office:value="11.079513">
                <text:p>11.07951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1075558">
                <text:p>0.01075558</text:p>
              </table:table-cell>
              <table:table-cell office:value-type="float" office:value="12.123421">
                <text:p>12.12342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87089">
                <text:p>0.0087089</text:p>
              </table:table-cell>
              <table:table-cell office:value-type="float" office:value="11.9227085">
                <text:p>11.922708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949217">
                <text:p>0.00949217</text:p>
              </table:table-cell>
              <table:table-cell office:value-type="float" office:value="13.237779">
                <text:p>13.23777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910539">
                <text:p>0.00910539</text:p>
              </table:table-cell>
              <table:table-cell office:value-type="float" office:value="12.854086">
                <text:p>12.8540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866363">
                <text:p>0.00866363</text:p>
              </table:table-cell>
              <table:table-cell office:value-type="float" office:value="11.798354">
                <text:p>11.79835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979912">
                <text:p>0.00979912</text:p>
              </table:table-cell>
              <table:table-cell office:value-type="float" office:value="13.327045">
                <text:p>13.32704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934798">
                <text:p>0.00934798</text:p>
              </table:table-cell>
              <table:table-cell office:value-type="float" office:value="12.259172">
                <text:p>12.25917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908884">
                <text:p>0.00908884</text:p>
              </table:table-cell>
              <table:table-cell office:value-type="float" office:value="11.793683">
                <text:p>11.79368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97229">
                <text:p>0.0097229</text:p>
              </table:table-cell>
              <table:table-cell office:value-type="float" office:value="12.300195">
                <text:p>12.30019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959693">
                <text:p>0.00959693</text:p>
              </table:table-cell>
              <table:table-cell office:value-type="float" office:value="14.260797">
                <text:p>14.26079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873362">
                <text:p>0.00873362</text:p>
              </table:table-cell>
              <table:table-cell office:value-type="float" office:value="12.816594">
                <text:p>12.81659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846024">
                <text:p>0.00846024</text:p>
              </table:table-cell>
              <table:table-cell office:value-type="float" office:value="11.963621">
                <text:p>11.96362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887311">
                <text:p>0.00887311</text:p>
              </table:table-cell>
              <table:table-cell office:value-type="float" office:value="10.784605">
                <text:p>10.78460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926999">
                <text:p>0.00926999</text:p>
              </table:table-cell>
              <table:table-cell office:value-type="float" office:value="11.777288">
                <text:p>11.77728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1049869">
                <text:p>0.01049869</text:p>
              </table:table-cell>
              <table:table-cell office:value-type="float" office:value="14.468504">
                <text:p>14.46850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1009082">
                <text:p>0.01009082</text:p>
              </table:table-cell>
              <table:table-cell office:value-type="float" office:value="12.703835">
                <text:p>12.7038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1015744">
                <text:p>0.01015744</text:p>
              </table:table-cell>
              <table:table-cell office:value-type="float" office:value="13.878873">
                <text:p>13.87887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79602">
                <text:p>0.0079602</text:p>
              </table:table-cell>
              <table:table-cell office:value-type="float" office:value="9.738309">
                <text:p>9.73830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951928">
                <text:p>0.00951928</text:p>
              </table:table-cell>
              <table:table-cell office:value-type="float" office:value="12.471442">
                <text:p>12.47144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892658">
                <text:p>0.00892658</text:p>
              </table:table-cell>
              <table:table-cell office:value-type="float" office:value="11.81098">
                <text:p>11.8109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809717">
                <text:p>0.00809717</text:p>
              </table:table-cell>
              <table:table-cell office:value-type="float" office:value="13.189271">
                <text:p>13.18927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973236">
                <text:p>0.00973236</text:p>
              </table:table-cell>
              <table:table-cell office:value-type="float" office:value="13.522628">
                <text:p>13.52262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1034661">
                <text:p>0.01034661</text:p>
              </table:table-cell>
              <table:table-cell office:value-type="float" office:value="13.654423">
                <text:p>13.65442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811194">
                <text:p>0.00811194</text:p>
              </table:table-cell>
              <table:table-cell office:value-type="float" office:value="13.231596">
                <text:p>13.23159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988875">
                <text:p>0.00988875</text:p>
              </table:table-cell>
              <table:table-cell office:value-type="float" office:value="12.947343">
                <text:p>12.94734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836295">
                <text:p>0.00836295</text:p>
              </table:table-cell>
              <table:table-cell office:value-type="float" office:value="11.667363">
                <text:p>11.66736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1039501">
                <text:p>0.01039501</text:p>
              </table:table-cell>
              <table:table-cell office:value-type="float" office:value="13.321206">
                <text:p>13.32120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926784">
                <text:p>0.00926784</text:p>
              </table:table-cell>
              <table:table-cell office:value-type="float" office:value="12.996061">
                <text:p>12.99606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815328">
                <text:p>0.00815328</text:p>
              </table:table-cell>
              <table:table-cell office:value-type="float" office:value="10.474318">
                <text:p>10.47431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927429">
                <text:p>0.00927429</text:p>
              </table:table-cell>
              <table:table-cell office:value-type="float" office:value="13.750985">
                <text:p>13.75098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818331">
                <text:p>0.00818331</text:p>
              </table:table-cell>
              <table:table-cell office:value-type="float" office:value="9.881138">
                <text:p>9.88113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813504">
                <text:p>0.00813504</text:p>
              </table:table-cell>
              <table:table-cell office:value-type="float" office:value="13.727476">
                <text:p>13.72747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972763">
                <text:p>0.00972763</text:p>
              </table:table-cell>
              <table:table-cell office:value-type="float" office:value="12.699416">
                <text:p>12.6994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814332">
                <text:p>0.00814332</text:p>
              </table:table-cell>
              <table:table-cell office:value-type="float" office:value="11.4714985">
                <text:p>11.471498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967586">
                <text:p>0.00967586</text:p>
              </table:table-cell>
              <table:table-cell office:value-type="float" office:value="13.456459">
                <text:p>13.45645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932836">
                <text:p>0.00932836</text:p>
              </table:table-cell>
              <table:table-cell office:value-type="float" office:value="12.84445">
                <text:p>12.8444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895456">
                <text:p>0.00895456</text:p>
              </table:table-cell>
              <table:table-cell office:value-type="float" office:value="11.050593">
                <text:p>11.05059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891067">
                <text:p>0.00891067</text:p>
              </table:table-cell>
              <table:table-cell office:value-type="float" office:value="13.237692">
                <text:p>13.23769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817661">
                <text:p>0.00817661</text:p>
              </table:table-cell>
              <table:table-cell office:value-type="float" office:value="11.5247345">
                <text:p>11.524734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931749">
                <text:p>0.00931749</text:p>
              </table:table-cell>
              <table:table-cell office:value-type="float" office:value="10.05707">
                <text:p>10.0570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882807">
                <text:p>0.00882807</text:p>
              </table:table-cell>
              <table:table-cell office:value-type="float" office:value="12.531892">
                <text:p>12.5318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875848">
                <text:p>0.00875848</text:p>
              </table:table-cell>
              <table:table-cell office:value-type="float" office:value="13.052989">
                <text:p>13.05298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945403">
                <text:p>0.00945403</text:p>
              </table:table-cell>
              <table:table-cell office:value-type="float" office:value="12.332309">
                <text:p>12.33230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112328">
                <text:p>0.0112328</text:p>
              </table:table-cell>
              <table:table-cell office:value-type="float" office:value="15.177478">
                <text:p>15.17747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934579">
                <text:p>0.00934579</text:p>
              </table:table-cell>
              <table:table-cell office:value-type="float" office:value="12.678271">
                <text:p>12.67827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984252">
                <text:p>0.00984252</text:p>
              </table:table-cell>
              <table:table-cell office:value-type="float" office:value="12.492619">
                <text:p>12.49261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854336">
                <text:p>0.00854336</text:p>
              </table:table-cell>
              <table:table-cell office:value-type="float" office:value="11.5566">
                <text:p>11.556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1044932">
                <text:p>0.01044932</text:p>
              </table:table-cell>
              <table:table-cell office:value-type="float" office:value="15.772988">
                <text:p>15.77298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1043569">
                <text:p>0.01043569</text:p>
              </table:table-cell>
              <table:table-cell office:value-type="float" office:value="15.407253">
                <text:p>15.4072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939188">
                <text:p>0.00939188</text:p>
              </table:table-cell>
              <table:table-cell office:value-type="float" office:value="12.365813">
                <text:p>12.36581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809062">
                <text:p>0.00809062</text:p>
              </table:table-cell>
              <table:table-cell office:value-type="float" office:value="11.670509">
                <text:p>11.67050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1085776">
                <text:p>0.01085776</text:p>
              </table:table-cell>
              <table:table-cell office:value-type="float" office:value="15.459012">
                <text:p>15.4590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767902">
                <text:p>0.00767902</text:p>
              </table:table-cell>
              <table:table-cell office:value-type="float" office:value="13.150701">
                <text:p>13.15070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919752">
                <text:p>0.00919752</text:p>
              </table:table-cell>
              <table:table-cell office:value-type="float" office:value="13.884341">
                <text:p>13.8843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808407">
                <text:p>0.00808407</text:p>
              </table:table-cell>
              <table:table-cell office:value-type="float" office:value="10.430275">
                <text:p>10.43027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896861">
                <text:p>0.00896861</text:p>
              </table:table-cell>
              <table:table-cell office:value-type="float" office:value="11.605605">
                <text:p>11.60560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870701">
                <text:p>0.00870701</text:p>
              </table:table-cell>
              <table:table-cell office:value-type="float" office:value="12.48411">
                <text:p>12.4841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1026958">
                <text:p>0.01026958</text:p>
              </table:table-cell>
              <table:table-cell office:value-type="float" office:value="14.455969">
                <text:p>14.45596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879701">
                <text:p>0.00879701</text:p>
              </table:table-cell>
              <table:table-cell office:value-type="float" office:value="12.738729">
                <text:p>12.73872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802246">
                <text:p>0.00802246</text:p>
              </table:table-cell>
              <table:table-cell office:value-type="float" office:value="11.385279">
                <text:p>11.38527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945403">
                <text:p>0.00945403</text:p>
              </table:table-cell>
              <table:table-cell office:value-type="float" office:value="12.921768">
                <text:p>12.92176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822537">
                <text:p>0.00822537</text:p>
              </table:table-cell>
              <table:table-cell office:value-type="float" office:value="13.356981">
                <text:p>13.35698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936111">
                <text:p>0.00936111</text:p>
              </table:table-cell>
              <table:table-cell office:value-type="float" office:value="12.8261175">
                <text:p>12.826117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794913">
                <text:p>0.00794913</text:p>
              </table:table-cell>
              <table:table-cell office:value-type="float" office:value="10.718005">
                <text:p>10.71800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904773">
                <text:p>0.00904773</text:p>
              </table:table-cell>
              <table:table-cell office:value-type="float" office:value="13.733318">
                <text:p>13.73331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801282">
                <text:p>0.00801282</text:p>
              </table:table-cell>
              <table:table-cell office:value-type="float" office:value="13.167869">
                <text:p>13.16786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770119">
                <text:p>0.00770119</text:p>
              </table:table-cell>
              <table:table-cell office:value-type="float" office:value="11.807663">
                <text:p>11.80766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904977">
                <text:p>0.00904977</text:p>
              </table:table-cell>
              <table:table-cell office:value-type="float" office:value="14.388009">
                <text:p>14.38800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832986">
                <text:p>0.00832986</text:p>
              </table:table-cell>
              <table:table-cell office:value-type="float" office:value="9.142649">
                <text:p>9.14264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841043">
                <text:p>0.00841043</text:p>
              </table:table-cell>
              <table:table-cell office:value-type="float" office:value="11.08873">
                <text:p>11.0887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879314">
                <text:p>0.00879314</text:p>
              </table:table-cell>
              <table:table-cell office:value-type="float" office:value="14.313255">
                <text:p>14.31325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948992">
                <text:p>0.00948992</text:p>
              </table:table-cell>
              <table:table-cell office:value-type="float" office:value="13.19478">
                <text:p>13.1947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1091107">
                <text:p>0.01091107</text:p>
              </table:table-cell>
              <table:table-cell office:value-type="float" office:value="15.648118">
                <text:p>15.64811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855432">
                <text:p>0.00855432</text:p>
              </table:table-cell>
              <table:table-cell office:value-type="float" office:value="13.245081">
                <text:p>13.24508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887115">
                <text:p>0.00887115</text:p>
              </table:table-cell>
              <table:table-cell office:value-type="float" office:value="12.485474">
                <text:p>12.48547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853606">
                <text:p>0.00853606</text:p>
              </table:table-cell>
              <table:table-cell office:value-type="float" office:value="14.173709">
                <text:p>14.17370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768049">
                <text:p>0.00768049</text:p>
              </table:table-cell>
              <table:table-cell office:value-type="float" office:value="12.532834">
                <text:p>12.53283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704473">
                <text:p>0.00704473</text:p>
              </table:table-cell>
              <table:table-cell office:value-type="float" office:value="12.134202">
                <text:p>12.13420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930882">
                <text:p>0.00930882</text:p>
              </table:table-cell>
              <table:table-cell office:value-type="float" office:value="12.340238">
                <text:p>12.34023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87604">
                <text:p>0.0087604</text:p>
              </table:table-cell>
              <table:table-cell office:value-type="float" office:value="12.788436">
                <text:p>12.78843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830737">
                <text:p>0.00830737</text:p>
              </table:table-cell>
              <table:table-cell office:value-type="float" office:value="15.01433">
                <text:p>15.0143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737871">
                <text:p>0.00737871</text:p>
              </table:table-cell>
              <table:table-cell office:value-type="float" office:value="9.399557">
                <text:p>9.39955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925926">
                <text:p>0.00925926</text:p>
              </table:table-cell>
              <table:table-cell office:value-type="float" office:value="15.772685">
                <text:p>15.77268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818331">
                <text:p>0.00818331</text:p>
              </table:table-cell>
              <table:table-cell office:value-type="float" office:value="13.216449">
                <text:p>13.21644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852697">
                <text:p>0.00852697</text:p>
              </table:table-cell>
              <table:table-cell office:value-type="float" office:value="12.972287">
                <text:p>12.97228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827472">
                <text:p>0.00827472</text:p>
              </table:table-cell>
              <table:table-cell office:value-type="float" office:value="11.228796">
                <text:p>11.22879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774144">
                <text:p>0.00774144</text:p>
              </table:table-cell>
              <table:table-cell office:value-type="float" office:value="13.5043545">
                <text:p>13.504354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859291">
                <text:p>0.00859291</text:p>
              </table:table-cell>
              <table:table-cell office:value-type="float" office:value="11.353383">
                <text:p>11.35338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747105">
                <text:p>0.00747105</text:p>
              </table:table-cell>
              <table:table-cell office:value-type="float" office:value="10.224878">
                <text:p>10.22487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768197">
                <text:p>0.00768197</text:p>
              </table:table-cell>
              <table:table-cell office:value-type="float" office:value="10.924333">
                <text:p>10.92433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912409">
                <text:p>0.00912409</text:p>
              </table:table-cell>
              <table:table-cell office:value-type="float" office:value="12.246578">
                <text:p>12.24657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801764">
                <text:p>0.00801764</text:p>
              </table:table-cell>
              <table:table-cell office:value-type="float" office:value="11.225496">
                <text:p>11.22549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900495">
                <text:p>0.00900495</text:p>
              </table:table-cell>
              <table:table-cell office:value-type="float" office:value="14.837235">
                <text:p>14.83723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858185">
                <text:p>0.00858185</text:p>
              </table:table-cell>
              <table:table-cell office:value-type="float" office:value="12.417507">
                <text:p>12.41750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765111">
                <text:p>0.00765111</text:p>
              </table:table-cell>
              <table:table-cell office:value-type="float" office:value="10.388485">
                <text:p>10.38848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921871">
                <text:p>0.00921871</text:p>
              </table:table-cell>
              <table:table-cell office:value-type="float" office:value="12.6771145">
                <text:p>12.677114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705716">
                <text:p>0.00705716</text:p>
              </table:table-cell>
              <table:table-cell office:value-type="float" office:value="8.848448">
                <text:p>8.84844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833681">
                <text:p>0.00833681</text:p>
              </table:table-cell>
              <table:table-cell office:value-type="float" office:value="11.478324">
                <text:p>11.47832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1040583">
                <text:p>0.01040583</text:p>
              </table:table-cell>
              <table:table-cell office:value-type="float" office:value="17.875391">
                <text:p>17.87539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865988">
                <text:p>0.00865988</text:p>
              </table:table-cell>
              <table:table-cell office:value-type="float" office:value="13.590604">
                <text:p>13.59060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72767">
                <text:p>0.0072767</text:p>
              </table:table-cell>
              <table:table-cell office:value-type="float" office:value="12.037293">
                <text:p>12.03729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952154">
                <text:p>0.00952154</text:p>
              </table:table-cell>
              <table:table-cell office:value-type="float" office:value="15.8412285">
                <text:p>15.841228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771605">
                <text:p>0.00771605</text:p>
              </table:table-cell>
              <table:table-cell office:value-type="float" office:value="11.84838">
                <text:p>11.8483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719554">
                <text:p>0.00719554</text:p>
              </table:table-cell>
              <table:table-cell office:value-type="float" office:value="10.860766">
                <text:p>10.86076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734349">
                <text:p>0.00734349</text:p>
              </table:table-cell>
              <table:table-cell office:value-type="float" office:value="11.872957">
                <text:p>11.87295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910954">
                <text:p>0.00910954</text:p>
              </table:table-cell>
              <table:table-cell office:value-type="float" office:value="13.913232">
                <text:p>13.91323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807265">
                <text:p>0.00807265</text:p>
              </table:table-cell>
              <table:table-cell office:value-type="float" office:value="12.777396">
                <text:p>12.77739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911577">
                <text:p>0.00911577</text:p>
              </table:table-cell>
              <table:table-cell office:value-type="float" office:value="15.053783">
                <text:p>15.05378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791139">
                <text:p>0.00791139</text:p>
              </table:table-cell>
              <table:table-cell office:value-type="float" office:value="11.910206">
                <text:p>11.91020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879701">
                <text:p>0.00879701</text:p>
              </table:table-cell>
              <table:table-cell office:value-type="float" office:value="13.622389">
                <text:p>13.62238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841574">
                <text:p>0.00841574</text:p>
              </table:table-cell>
              <table:table-cell office:value-type="float" office:value="10.944877">
                <text:p>10.94487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898271">
                <text:p>0.00898271</text:p>
              </table:table-cell>
              <table:table-cell office:value-type="float" office:value="13.879407">
                <text:p>13.87940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798563">
                <text:p>0.00798563</text:p>
              </table:table-cell>
              <table:table-cell office:value-type="float" office:value="11.95029">
                <text:p>11.9502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694324">
                <text:p>0.00694324</text:p>
              </table:table-cell>
              <table:table-cell office:value-type="float" office:value="8.451484">
                <text:p>8.45148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878156">
                <text:p>0.00878156</text:p>
              </table:table-cell>
              <table:table-cell office:value-type="float" office:value="14.861032">
                <text:p>14.86103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992556">
                <text:p>0.00992556</text:p>
              </table:table-cell>
              <table:table-cell office:value-type="float" office:value="13.560298">
                <text:p>13.56029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826617">
                <text:p>0.00826617</text:p>
              </table:table-cell>
              <table:table-cell office:value-type="float" office:value="13.813185">
                <text:p>13.81318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982077">
                <text:p>0.00982077</text:p>
              </table:table-cell>
              <table:table-cell office:value-type="float" office:value="14.97643">
                <text:p>14.9764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773395">
                <text:p>0.00773395</text:p>
              </table:table-cell>
              <table:table-cell office:value-type="float" office:value="13.267402">
                <text:p>13.26740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78911">
                <text:p>0.0078911</text:p>
              </table:table-cell>
              <table:table-cell office:value-type="float" office:value="13.119156">
                <text:p>13.11915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956709">
                <text:p>0.00956709</text:p>
              </table:table-cell>
              <table:table-cell office:value-type="float" office:value="14.511839">
                <text:p>14.51183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795387">
                <text:p>0.00795387</text:p>
              </table:table-cell>
              <table:table-cell office:value-type="float" office:value="11.663154">
                <text:p>11.66315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812843">
                <text:p>0.00812843</text:p>
              </table:table-cell>
              <table:table-cell office:value-type="float" office:value="11.710018">
                <text:p>11.71001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816994">
                <text:p>0.00816994</text:p>
              </table:table-cell>
              <table:table-cell office:value-type="float" office:value="12.392361">
                <text:p>12.39236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757719">
                <text:p>0.00757719</text:p>
              </table:table-cell>
              <table:table-cell office:value-type="float" office:value="12.182421">
                <text:p>12.1824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907647">
                <text:p>0.00907647</text:p>
              </table:table-cell>
              <table:table-cell office:value-type="float" office:value="13.855457">
                <text:p>13.85545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835596">
                <text:p>0.00835596</text:p>
              </table:table-cell>
              <table:table-cell office:value-type="float" office:value="11.600167">
                <text:p>11.60016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958543">
                <text:p>0.00958543</text:p>
              </table:table-cell>
              <table:table-cell office:value-type="float" office:value="13.308412">
                <text:p>13.30841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715948">
                <text:p>0.00715948</text:p>
              </table:table-cell>
              <table:table-cell office:value-type="float" office:value="9.2480755">
                <text:p>9.248075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768935">
                <text:p>0.00768935</text:p>
              </table:table-cell>
              <table:table-cell office:value-type="float" office:value="13.944636">
                <text:p>13.94463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657246">
                <text:p>0.00657246</text:p>
              </table:table-cell>
              <table:table-cell office:value-type="float" office:value="8.192738">
                <text:p>8.19273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846024">
                <text:p>0.00846024</text:p>
              </table:table-cell>
              <table:table-cell office:value-type="float" office:value="13.397631">
                <text:p>13.39763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860585">
                <text:p>0.00860585</text:p>
              </table:table-cell>
              <table:table-cell office:value-type="float" office:value="15.351979">
                <text:p>15.35197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965484">
                <text:p>0.00965484</text:p>
              </table:table-cell>
              <table:table-cell office:value-type="float" office:value="14.417813">
                <text:p>14.41781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864117">
                <text:p>0.00864117</text:p>
              </table:table-cell>
              <table:table-cell office:value-type="float" office:value="11.688918">
                <text:p>11.68891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873362">
                <text:p>0.00873362</text:p>
              </table:table-cell>
              <table:table-cell office:value-type="float" office:value="12.4043665">
                <text:p>12.404366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707714">
                <text:p>0.00707714</text:p>
              </table:table-cell>
              <table:table-cell office:value-type="float" office:value="10.871727">
                <text:p>10.87172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676704">
                <text:p>0.00676704</text:p>
              </table:table-cell>
              <table:table-cell office:value-type="float" office:value="8.771612">
                <text:p>8.77161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785855">
                <text:p>0.00785855</text:p>
              </table:table-cell>
              <table:table-cell office:value-type="float" office:value="11.988213">
                <text:p>11.98821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832293">
                <text:p>0.00832293</text:p>
              </table:table-cell>
              <table:table-cell office:value-type="float" office:value="12.004786">
                <text:p>12.00478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781403">
                <text:p>0.00781403</text:p>
              </table:table-cell>
              <table:table-cell office:value-type="float" office:value="11.956827">
                <text:p>11.95682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737599">
                <text:p>0.00737599</text:p>
              </table:table-cell>
              <table:table-cell office:value-type="float" office:value="11.374516">
                <text:p>11.37451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792707">
                <text:p>0.00792707</text:p>
              </table:table-cell>
              <table:table-cell office:value-type="float" office:value="11.838684">
                <text:p>11.83868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937427">
                <text:p>0.00937427</text:p>
              </table:table-cell>
              <table:table-cell office:value-type="float" office:value="13.934849">
                <text:p>13.93484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753012">
                <text:p>0.00753012</text:p>
              </table:table-cell>
              <table:table-cell office:value-type="float" office:value="12.400414">
                <text:p>12.40041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735835">
                <text:p>0.00735835</text:p>
              </table:table-cell>
              <table:table-cell office:value-type="float" office:value="9.193708">
                <text:p>9.19370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798722">
                <text:p>0.00798722</text:p>
              </table:table-cell>
              <table:table-cell office:value-type="float" office:value="12.871406">
                <text:p>12.87140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742253">
                <text:p>0.00742253</text:p>
              </table:table-cell>
              <table:table-cell office:value-type="float" office:value="13.216181">
                <text:p>13.21618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79602">
                <text:p>0.0079602</text:p>
              </table:table-cell>
              <table:table-cell office:value-type="float" office:value="11.004577">
                <text:p>11.00457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874126">
                <text:p>0.00874126</text:p>
              </table:table-cell>
              <table:table-cell office:value-type="float" office:value="13.809004">
                <text:p>13.80900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7857">
                <text:p>0.007857</text:p>
              </table:table-cell>
              <table:table-cell office:value-type="float" office:value="13.480848">
                <text:p>13.48084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749064">
                <text:p>0.00749064</text:p>
              </table:table-cell>
              <table:table-cell office:value-type="float" office:value="13.246442">
                <text:p>13.24644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83717">
                <text:p>0.0083717</text:p>
              </table:table-cell>
              <table:table-cell office:value-type="float" office:value="13.067392">
                <text:p>13.06739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921022">
                <text:p>0.00921022</text:p>
              </table:table-cell>
              <table:table-cell office:value-type="float" office:value="15.251439">
                <text:p>15.25143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876616">
                <text:p>0.00876616</text:p>
              </table:table-cell>
              <table:table-cell office:value-type="float" office:value="12.927898">
                <text:p>12.92789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772499">
                <text:p>0.00772499</text:p>
              </table:table-cell>
              <table:table-cell office:value-type="float" office:value="11.443415">
                <text:p>11.4434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869376">
                <text:p>0.00869376</text:p>
              </table:table-cell>
              <table:table-cell office:value-type="float" office:value="13.238209">
                <text:p>13.23820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749766">
                <text:p>0.00749766</text:p>
              </table:table-cell>
              <table:table-cell office:value-type="float" office:value="11.919025">
                <text:p>11.91902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765697">
                <text:p>0.00765697</text:p>
              </table:table-cell>
              <table:table-cell office:value-type="float" office:value="11.863706">
                <text:p>11.86370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813173">
                <text:p>0.00813173</text:p>
              </table:table-cell>
              <table:table-cell office:value-type="float" office:value="13.018093">
                <text:p>13.01809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781708">
                <text:p>0.00781708</text:p>
              </table:table-cell>
              <table:table-cell office:value-type="float" office:value="13.470783">
                <text:p>13.47078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927644">
                <text:p>0.00927644</text:p>
              </table:table-cell>
              <table:table-cell office:value-type="float" office:value="15.003015">
                <text:p>15.00301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757432">
                <text:p>0.00757432</text:p>
              </table:table-cell>
              <table:table-cell office:value-type="float" office:value="11.565234">
                <text:p>11.56523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87146">
                <text:p>0.0087146</text:p>
              </table:table-cell>
              <table:table-cell office:value-type="float" office:value="12.99695">
                <text:p>12.9969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862069">
                <text:p>0.00862069</text:p>
              </table:table-cell>
              <table:table-cell office:value-type="float" office:value="14.771552">
                <text:p>14.77155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796813">
                <text:p>0.00796813</text:p>
              </table:table-cell>
              <table:table-cell office:value-type="float" office:value="12.135857">
                <text:p>12.13585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753722">
                <text:p>0.00753722</text:p>
              </table:table-cell>
              <table:table-cell office:value-type="float" office:value="12.557754">
                <text:p>12.55775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777001">
                <text:p>0.00777001</text:p>
              </table:table-cell>
              <table:table-cell office:value-type="float" office:value="13.569153">
                <text:p>13.56915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766577">
                <text:p>0.00766577</text:p>
              </table:table-cell>
              <table:table-cell office:value-type="float" office:value="11.336528">
                <text:p>11.33652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704846">
                <text:p>0.00704846</text:p>
              </table:table-cell>
              <table:table-cell office:value-type="float" office:value="11.522467">
                <text:p>11.52246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829359">
                <text:p>0.00829359</text:p>
              </table:table-cell>
              <table:table-cell office:value-type="float" office:value="10.485382">
                <text:p>10.48538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686106">
                <text:p>0.00686106</text:p>
              </table:table-cell>
              <table:table-cell office:value-type="float" office:value="10.961921">
                <text:p>10.96192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761615">
                <text:p>0.00761615</text:p>
              </table:table-cell>
              <table:table-cell office:value-type="float" office:value="15.309787">
                <text:p>15.30978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723197">
                <text:p>0.00723197</text:p>
              </table:table-cell>
              <table:table-cell office:value-type="float" office:value="12.842705">
                <text:p>12.84270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970638">
                <text:p>0.00970638</text:p>
              </table:table-cell>
              <table:table-cell office:value-type="float" office:value="14.214511">
                <text:p>14.21451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692761">
                <text:p>0.00692761</text:p>
              </table:table-cell>
              <table:table-cell office:value-type="float" office:value="9.60963">
                <text:p>9.6096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812018">
                <text:p>0.00812018</text:p>
              </table:table-cell>
              <table:table-cell office:value-type="float" office:value="13.672351">
                <text:p>13.67235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672156">
                <text:p>0.00672156</text:p>
              </table:table-cell>
              <table:table-cell office:value-type="float" office:value="10.842715">
                <text:p>10.8427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858553">
                <text:p>0.00858553</text:p>
              </table:table-cell>
              <table:table-cell office:value-type="float" office:value="11.78665">
                <text:p>11.7866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903751">
                <text:p>0.00903751</text:p>
              </table:table-cell>
              <table:table-cell office:value-type="float" office:value="13.150701">
                <text:p>13.15070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726876">
                <text:p>0.00726876</text:p>
              </table:table-cell>
              <table:table-cell office:value-type="float" office:value="11.063057">
                <text:p>11.06305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792236">
                <text:p>0.00792236</text:p>
              </table:table-cell>
              <table:table-cell office:value-type="float" office:value="13.349772">
                <text:p>13.34977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77685">
                <text:p>0.0077685</text:p>
              </table:table-cell>
              <table:table-cell office:value-type="float" office:value="10.21208">
                <text:p>10.2120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889086">
                <text:p>0.00889086</text:p>
              </table:table-cell>
              <table:table-cell office:value-type="float" office:value="11.032007">
                <text:p>11.03200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75188">
                <text:p>0.0075188</text:p>
              </table:table-cell>
              <table:table-cell office:value-type="float" office:value="12.407143">
                <text:p>12.40714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889284">
                <text:p>0.00889284</text:p>
              </table:table-cell>
              <table:table-cell office:value-type="float" office:value="13.037794">
                <text:p>13.03779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817494">
                <text:p>0.00817494</text:p>
              </table:table-cell>
              <table:table-cell office:value-type="float" office:value="13.550378">
                <text:p>13.55037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668003">
                <text:p>0.00668003</text:p>
              </table:table-cell>
              <table:table-cell office:value-type="float" office:value="11.342519">
                <text:p>11.3425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704722">
                <text:p>0.00704722</text:p>
              </table:table-cell>
              <table:table-cell office:value-type="float" office:value="12.017795">
                <text:p>12.01779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694686">
                <text:p>0.00694686</text:p>
              </table:table-cell>
              <table:table-cell office:value-type="float" office:value="13.526919">
                <text:p>13.52691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777001">
                <text:p>0.00777001</text:p>
              </table:table-cell>
              <table:table-cell office:value-type="float" office:value="12.207653">
                <text:p>12.20765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83212">
                <text:p>0.0083212</text:p>
              </table:table-cell>
              <table:table-cell office:value-type="float" office:value="13.716455">
                <text:p>13.71645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776096">
                <text:p>0.00776096</text:p>
              </table:table-cell>
              <table:table-cell office:value-type="float" office:value="13.1860695">
                <text:p>13.186069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637552">
                <text:p>0.00637552</text:p>
              </table:table-cell>
              <table:table-cell office:value-type="float" office:value="11.777494">
                <text:p>11.77749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728996">
                <text:p>0.00728996</text:p>
              </table:table-cell>
              <table:table-cell office:value-type="float" office:value="13.00164">
                <text:p>13.0016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680156">
                <text:p>0.00680156</text:p>
              </table:table-cell>
              <table:table-cell office:value-type="float" office:value="11.21561">
                <text:p>11.2156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825764">
                <text:p>0.00825764</text:p>
              </table:table-cell>
              <table:table-cell office:value-type="float" office:value="13.799546">
                <text:p>13.79954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833681">
                <text:p>0.00833681</text:p>
              </table:table-cell>
              <table:table-cell office:value-type="float" office:value="12.536682">
                <text:p>12.53668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789266">
                <text:p>0.00789266</text:p>
              </table:table-cell>
              <table:table-cell office:value-type="float" office:value="11.581491">
                <text:p>11.58149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1030662">
                <text:p>0.01030662</text:p>
              </table:table-cell>
              <table:table-cell office:value-type="float" office:value="16.6975">
                <text:p>16.697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802246">
                <text:p>0.00802246</text:p>
              </table:table-cell>
              <table:table-cell office:value-type="float" office:value="11.272363">
                <text:p>11.27236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831255">
                <text:p>0.00831255</text:p>
              </table:table-cell>
              <table:table-cell office:value-type="float" office:value="12.542602">
                <text:p>12.54260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79952">
                <text:p>0.0079952</text:p>
              </table:table-cell>
              <table:table-cell office:value-type="float" office:value="13.470918">
                <text:p>13.47091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81984">
                <text:p>0.0081984</text:p>
              </table:table-cell>
              <table:table-cell office:value-type="float" office:value="13.228531">
                <text:p>13.22853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767902">
                <text:p>0.00767902</text:p>
              </table:table-cell>
              <table:table-cell office:value-type="float" office:value="14.937416">
                <text:p>14.93741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688942">
                <text:p>0.00688942</text:p>
              </table:table-cell>
              <table:table-cell office:value-type="float" office:value="13.474509">
                <text:p>13.47450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725689">
                <text:p>0.00725689</text:p>
              </table:table-cell>
              <table:table-cell office:value-type="float" office:value="12.133164">
                <text:p>12.13316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695048">
                <text:p>0.00695048</text:p>
              </table:table-cell>
              <table:table-cell office:value-type="float" office:value="11.883232">
                <text:p>11.88323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704225">
                <text:p>0.00704225</text:p>
              </table:table-cell>
              <table:table-cell office:value-type="float" office:value="10.815669">
                <text:p>10.81566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740604">
                <text:p>0.00740604</text:p>
              </table:table-cell>
              <table:table-cell office:value-type="float" office:value="12.001851">
                <text:p>12.00185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682128">
                <text:p>0.00682128</text:p>
              </table:table-cell>
              <table:table-cell office:value-type="float" office:value="11.950887">
                <text:p>11.95088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666112">
                <text:p>0.00666112</text:p>
              </table:table-cell>
              <table:table-cell office:value-type="float" office:value="10.400666">
                <text:p>10.40066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724769">
                <text:p>0.00724769</text:p>
              </table:table-cell>
              <table:table-cell office:value-type="float" office:value="11.025729">
                <text:p>11.02572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771456">
                <text:p>0.00771456</text:p>
              </table:table-cell>
              <table:table-cell office:value-type="float" office:value="11.83433">
                <text:p>11.8343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6639">
                <text:p>0.006639</text:p>
              </table:table-cell>
              <table:table-cell office:value-type="float" office:value="12.6635685">
                <text:p>12.663568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735971">
                <text:p>0.00735971</text:p>
              </table:table-cell>
              <table:table-cell office:value-type="float" office:value="11.994112">
                <text:p>11.99411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665779">
                <text:p>0.00665779</text:p>
              </table:table-cell>
              <table:table-cell office:value-type="float" office:value="14.600865">
                <text:p>14.600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style-name="ch1">
        <chart:title svg:x="6.517cm" svg:y="0.291cm" chart:style-name="ch2">
          <text:p>Час простою</text:p>
        </chart:title>
        <chart:legend chart:legend-position="end" svg:x="13.134cm" svg:y="4.204cm" style:legend-expansion="high" chart:style-name="ch3"/>
        <chart:plot-area chart:style-name="ch4" table:cell-range-address="data.A1:data.A1000 data.C1:data.C1000" svg:x="1.33cm" svg:y="1.275cm" svg:width="11.485cm" svg:height="6.57cm">
          <chartooo:coordinate-region svg:x="2.137cm" svg:y="1.474cm" svg:width="10.347cm" svg:height="5.724cm"/>
          <chart:axis chart:dimension="x" chart:name="primary-x" chart:style-name="ch5">
            <chart:title svg:x="5.493cm" svg:y="8.025cm" chart:style-name="ch6">
              <text:p>Інтенсивність потоку</text:p>
            </chart:title>
          </chart:axis>
          <chart:axis chart:dimension="y" chart:name="primary-y" chart:style-name="ch5">
            <chart:title svg:x="0.451cm" svg:y="5.57cm" chart:style-name="ch7">
              <text:p>Час простою</text:p>
            </chart:title>
            <chart:grid chart:style-name="ch8" chart:class="major"/>
          </chart:axis>
          <chart:series chart:style-name="ch9" chart:values-cell-range-address="data.C1:data.C1000" chart:class="chart:scatter">
            <chart:domain table:cell-range-address="data.A1:data.A1000"/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88889">
                <text:p>0.1388889</text:p>
                <draw:g>
                  <svg:desc>data.A1:data.A1000</svg:desc>
                </draw:g>
              </table:table-cell>
              <table:table-cell office:value-type="float" office:value="0">
                <text:p>0</text:p>
                <draw:g>
                  <svg:desc>data.C1:data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444015">
                <text:p>0.154440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129032">
                <text:p>0.16129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184397">
                <text:p>0.14184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793103">
                <text:p>0.13793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114753">
                <text:p>0.13114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37593">
                <text:p>0.150375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234875">
                <text:p>0.14234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158055">
                <text:p>0.12158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793103">
                <text:p>0.13793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029316">
                <text:p>0.13029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903225">
                <text:p>0.129032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245033">
                <text:p>0.13245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195122">
                <text:p>0.12195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157895">
                <text:p>0.13157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049724">
                <text:p>0.11049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723861">
                <text:p>0.10723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396012">
                <text:p>0.113960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554089">
                <text:p>0.10554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730205">
                <text:p>0.117302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501188">
                <text:p>0.0950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764706">
                <text:p>0.117647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803922">
                <text:p>0.09803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869565">
                <text:p>0.10869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40108">
                <text:p>0.10840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638554">
                <text:p>0.09638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362694">
                <text:p>0.10362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830022">
                <text:p>0.088300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049724">
                <text:p>0.11049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952286">
                <text:p>0.079522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925558">
                <text:p>0.09925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56531">
                <text:p>0.0856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52381">
                <text:p>0.095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264463">
                <text:p>0.08264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111618">
                <text:p>0.09111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302326">
                <text:p>0.09302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385744">
                <text:p>0.08385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547009">
                <text:p>0.08547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984032">
                <text:p>0.07984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592326">
                <text:p>0.095923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13242">
                <text:p>0.0913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752688">
                <text:p>0.10752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77193">
                <text:p>0.0877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76699">
                <text:p>0.0776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658009">
                <text:p>0.08658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707129">
                <text:p>0.07707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350731">
                <text:p>0.08350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604562">
                <text:p>0.07604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016032">
                <text:p>0.08016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339449">
                <text:p>0.07339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333334">
                <text:p>0.08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62069">
                <text:p>0.086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339144">
                <text:p>0.06339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04829">
                <text:p>0.0804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968641">
                <text:p>0.06968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896552">
                <text:p>0.068965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905138">
                <text:p>0.07905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711409">
                <text:p>0.0671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575758">
                <text:p>0.07575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633499">
                <text:p>0.06633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25574">
                <text:p>0.0612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017544">
                <text:p>0.07017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326008">
                <text:p>0.07326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117438">
                <text:p>0.07117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89786">
                <text:p>0.0658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589786">
                <text:p>0.065897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221932">
                <text:p>0.0522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791171">
                <text:p>0.0679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029877">
                <text:p>0.07029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865103">
                <text:p>0.05865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920792">
                <text:p>0.07920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970149">
                <text:p>0.059701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722461">
                <text:p>0.05722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688963">
                <text:p>0.06688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81431">
                <text:p>0.068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768189">
                <text:p>0.067681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535948">
                <text:p>0.065359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830904">
                <text:p>0.058309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677543">
                <text:p>0.07677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861063">
                <text:p>0.068610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18238">
                <text:p>0.06182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309148">
                <text:p>0.06309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524862">
                <text:p>0.05524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813954">
                <text:p>0.05813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38358">
                <text:p>0.0538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625879">
                <text:p>0.05625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61157">
                <text:p>0.06611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54785">
                <text:p>0.0554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805515">
                <text:p>0.0580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457026">
                <text:p>0.05457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822416">
                <text:p>0.05822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108557">
                <text:p>0.05108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069708">
                <text:p>0.05069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822416">
                <text:p>0.05822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705882">
                <text:p>0.047058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5319149">
                <text:p>0.05319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602992">
                <text:p>0.04602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518797">
                <text:p>0.075187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895961">
                <text:p>0.04895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944376">
                <text:p>0.049443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031446">
                <text:p>0.0503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256242">
                <text:p>0.05256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813478">
                <text:p>0.0481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645761">
                <text:p>0.04645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839416">
                <text:p>0.058394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640371">
                <text:p>0.046403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926108">
                <text:p>0.049261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38358">
                <text:p>0.0538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944376">
                <text:p>0.049443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728132">
                <text:p>0.04728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11509">
                <text:p>0.051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457026">
                <text:p>0.05457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056795">
                <text:p>0.04056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926108">
                <text:p>0.04926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077472">
                <text:p>0.04077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895961">
                <text:p>0.048959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352557">
                <text:p>0.043525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694836">
                <text:p>0.046948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634994">
                <text:p>0.04634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683841">
                <text:p>0.046838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128205">
                <text:p>0.051282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310345">
                <text:p>0.043103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634994">
                <text:p>0.04634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545455">
                <text:p>0.0454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602992">
                <text:p>0.046029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214963">
                <text:p>0.042149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127967">
                <text:p>0.04127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836759">
                <text:p>0.048367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110997">
                <text:p>0.041109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5763689">
                <text:p>0.05763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875969">
                <text:p>0.0387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385965">
                <text:p>0.04385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71012">
                <text:p>0.041710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454343">
                <text:p>0.044543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028197">
                <text:p>0.04028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4489338">
                <text:p>0.04489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106776">
                <text:p>0.041067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662004">
                <text:p>0.0466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618938">
                <text:p>0.046189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489338">
                <text:p>0.044893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872217">
                <text:p>0.038722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853565">
                <text:p>0.038535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119464">
                <text:p>0.04119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853565">
                <text:p>0.038535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171012">
                <text:p>0.041710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255319">
                <text:p>0.04255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509583">
                <text:p>0.04509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883495">
                <text:p>0.03883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827751">
                <text:p>0.03827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683241">
                <text:p>0.03683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4561003">
                <text:p>0.0456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623188">
                <text:p>0.036231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960396">
                <text:p>0.03960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4197272">
                <text:p>0.04197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835091">
                <text:p>0.0383509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61991">
                <text:p>0.036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4264392">
                <text:p>0.04264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795066">
                <text:p>0.037950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220612">
                <text:p>0.03220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481288">
                <text:p>0.034812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840909">
                <text:p>0.0284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539823">
                <text:p>0.03539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344481">
                <text:p>0.0334448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442341">
                <text:p>0.034423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762935">
                <text:p>0.03762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172086">
                <text:p>0.0317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415884">
                <text:p>0.03415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527337">
                <text:p>0.035273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478261">
                <text:p>0.03478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734827">
                <text:p>0.03734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41989">
                <text:p>0.04419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787879">
                <text:p>0.03787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311258">
                <text:p>0.03311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971768">
                <text:p>0.0297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505697">
                <text:p>0.03505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236246">
                <text:p>0.03236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571429">
                <text:p>0.0357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466205">
                <text:p>0.03466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223207">
                <text:p>0.032232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633061">
                <text:p>0.03633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472222">
                <text:p>0.0347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60036">
                <text:p>0.0360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978406">
                <text:p>0.029784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028009">
                <text:p>0.03028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215434">
                <text:p>0.03215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439381">
                <text:p>0.03439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34728">
                <text:p>0.0334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162055">
                <text:p>0.03162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97619">
                <text:p>0.02976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873563">
                <text:p>0.028735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41006">
                <text:p>0.034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95421">
                <text:p>0.02954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967359">
                <text:p>0.029673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132341">
                <text:p>0.031323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444988">
                <text:p>0.024449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656043">
                <text:p>0.02656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276003">
                <text:p>0.032760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088803">
                <text:p>0.03088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502627">
                <text:p>0.035026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734108">
                <text:p>0.027341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626473">
                <text:p>0.036264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86533">
                <text:p>0.02865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192338">
                <text:p>0.03192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194888">
                <text:p>0.031948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722941">
                <text:p>0.02722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005259">
                <text:p>0.030052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421728">
                <text:p>0.0342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994012">
                <text:p>0.02994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867384">
                <text:p>0.028673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289474">
                <text:p>0.03289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900653">
                <text:p>0.0290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719239">
                <text:p>0.02719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007519">
                <text:p>0.03007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53045">
                <text:p>0.035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030303">
                <text:p>0.0303030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956393">
                <text:p>0.02956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177125">
                <text:p>0.03177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041825">
                <text:p>0.030418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766252">
                <text:p>0.02766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308519">
                <text:p>0.03308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257329">
                <text:p>0.03257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59909">
                <text:p>0.025990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016591">
                <text:p>0.03016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125">
                <text:p>0.0312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830856">
                <text:p>0.028308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549395">
                <text:p>0.02549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79916">
                <text:p>0.027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913328">
                <text:p>0.0291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980626">
                <text:p>0.029806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197442">
                <text:p>0.03197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622951">
                <text:p>0.02622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711864">
                <text:p>0.027118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009782">
                <text:p>0.030097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425713">
                <text:p>0.02425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610966">
                <text:p>0.02610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787456">
                <text:p>0.02787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807018">
                <text:p>0.02807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808989">
                <text:p>0.02808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321532">
                <text:p>0.023215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3367003">
                <text:p>0.0336700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768166">
                <text:p>0.02768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3177125">
                <text:p>0.031771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240896">
                <text:p>0.022408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680965">
                <text:p>0.026809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962963">
                <text:p>0.0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267574">
                <text:p>0.02267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515723">
                <text:p>0.025157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314815">
                <text:p>0.023148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421308">
                <text:p>0.02421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57732">
                <text:p>0.0257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542912">
                <text:p>0.025429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380952">
                <text:p>0.02380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475248">
                <text:p>0.02475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541296">
                <text:p>0.0254129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80112">
                <text:p>0.0280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682763">
                <text:p>0.026827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751032">
                <text:p>0.027510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840909">
                <text:p>0.0284090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915452">
                <text:p>0.02915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56246">
                <text:p>0.02562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463054">
                <text:p>0.02463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021148">
                <text:p>0.0302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379536">
                <text:p>0.023795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504696">
                <text:p>0.025046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538071">
                <text:p>0.025380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392345">
                <text:p>0.023923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552648">
                <text:p>0.02552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150538">
                <text:p>0.02150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48139">
                <text:p>0.0248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34055">
                <text:p>0.02340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610966">
                <text:p>0.02610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49066">
                <text:p>0.0249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191781">
                <text:p>0.02191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316155">
                <text:p>0.02316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140182">
                <text:p>0.02140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682763">
                <text:p>0.02682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306805">
                <text:p>0.02306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212389">
                <text:p>0.02212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275313">
                <text:p>0.0227531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376708">
                <text:p>0.02376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238388">
                <text:p>0.02238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067184">
                <text:p>0.02067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67917">
                <text:p>0.02679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293578">
                <text:p>0.022935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034588">
                <text:p>0.020345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253521">
                <text:p>0.0225352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36267">
                <text:p>0.023626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285714">
                <text:p>0.022857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333722">
                <text:p>0.023337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785515">
                <text:p>0.027855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610966">
                <text:p>0.026109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405292">
                <text:p>0.02405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875629">
                <text:p>0.028756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13106">
                <text:p>0.0213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55591">
                <text:p>0.0255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123142">
                <text:p>0.02123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007025">
                <text:p>0.02007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346041">
                <text:p>0.023460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19539">
                <text:p>0.021953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141328">
                <text:p>0.0214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132196">
                <text:p>0.02132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2250985">
                <text:p>0.02250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285714">
                <text:p>0.0228571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437538">
                <text:p>0.0243753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2179836">
                <text:p>0.02179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220988">
                <text:p>0.02220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042901">
                <text:p>0.02042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056555">
                <text:p>0.02056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364066">
                <text:p>0.023640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544529">
                <text:p>0.02544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2190581">
                <text:p>0.021905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331002">
                <text:p>0.0233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20022">
                <text:p>0.0220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192982">
                <text:p>0.02192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48293">
                <text:p>0.02482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114165">
                <text:p>0.021141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03666">
                <text:p>0.02036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1830664">
                <text:p>0.01830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066116">
                <text:p>0.0206611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021223">
                <text:p>0.02021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007025">
                <text:p>0.02007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089864">
                <text:p>0.0208986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140182">
                <text:p>0.02140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1958864">
                <text:p>0.01958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876173">
                <text:p>0.01876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929571">
                <text:p>0.01929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29753">
                <text:p>0.0229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932367">
                <text:p>0.019323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072539">
                <text:p>0.0207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125398">
                <text:p>0.02125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314815">
                <text:p>0.02314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640264">
                <text:p>0.02640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931434">
                <text:p>0.019314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">
                <text:p>0.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833181">
                <text:p>0.01833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776988">
                <text:p>0.01776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936108">
                <text:p>0.01936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080083">
                <text:p>0.02080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85701">
                <text:p>0.0185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2053388">
                <text:p>0.02053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2042901">
                <text:p>0.020429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908397">
                <text:p>0.019083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218525">
                <text:p>0.022185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2070393">
                <text:p>0.020703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931434">
                <text:p>0.0193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834862">
                <text:p>0.01834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885903">
                <text:p>0.018859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2011061">
                <text:p>0.020110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037697">
                <text:p>0.02037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905669">
                <text:p>0.01905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805054">
                <text:p>0.018050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2227172">
                <text:p>0.02227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2028398">
                <text:p>0.02028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2080083">
                <text:p>0.020800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2114165">
                <text:p>0.02114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087683">
                <text:p>0.02087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925855">
                <text:p>0.01925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725626">
                <text:p>0.01725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827318">
                <text:p>0.01827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2048131">
                <text:p>0.02048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178731">
                <text:p>0.01787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65426">
                <text:p>0.016542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1893043">
                <text:p>0.018930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851852">
                <text:p>0.0185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889466">
                <text:p>0.01889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866542">
                <text:p>0.0186654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212427">
                <text:p>0.02124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66044">
                <text:p>0.0166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2115283">
                <text:p>0.0211528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1860465">
                <text:p>0.0186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871783">
                <text:p>0.0187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793722">
                <text:p>0.017937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879699">
                <text:p>0.01879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722653">
                <text:p>0.017226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1768347">
                <text:p>0.01768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054443">
                <text:p>0.0205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8596">
                <text:p>0.018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1866542">
                <text:p>0.018665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846722">
                <text:p>0.0184672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961746">
                <text:p>0.019617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2114165">
                <text:p>0.021141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889466">
                <text:p>0.018894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1747488">
                <text:p>0.0174748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761339">
                <text:p>0.0176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1601281">
                <text:p>0.0160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1934236">
                <text:p>0.019342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971414">
                <text:p>0.019714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766004">
                <text:p>0.017660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1706485">
                <text:p>0.017064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682086">
                <text:p>0.0168208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1814059">
                <text:p>0.0181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8596">
                <text:p>0.018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1707942">
                <text:p>0.017079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1721911">
                <text:p>0.0172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832341">
                <text:p>0.01832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1647446">
                <text:p>0.01647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878816">
                <text:p>0.018788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575423">
                <text:p>0.015754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821494">
                <text:p>0.0182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183908">
                <text:p>0.01839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602564">
                <text:p>0.0160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1607071">
                <text:p>0.01607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1969473">
                <text:p>0.019694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1694915">
                <text:p>0.0169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1978239">
                <text:p>0.019782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1682086">
                <text:p>0.016820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766784">
                <text:p>0.017667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1650165">
                <text:p>0.01650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1610954">
                <text:p>0.01610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1751314">
                <text:p>0.0175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663202">
                <text:p>0.01663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1752848">
                <text:p>0.017528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1866542">
                <text:p>0.01866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1538462">
                <text:p>0.01538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815706">
                <text:p>0.018157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156128">
                <text:p>0.01561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1788909">
                <text:p>0.0178890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172637">
                <text:p>0.0172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1753617">
                <text:p>0.0175361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1814059">
                <text:p>0.018140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154679">
                <text:p>0.01546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1594261">
                <text:p>0.01594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1569859">
                <text:p>0.015698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1589194">
                <text:p>0.015891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1778568">
                <text:p>0.01778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1876173">
                <text:p>0.018761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1774623">
                <text:p>0.017746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1774623">
                <text:p>0.01774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1818182">
                <text:p>0.0181818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1575423">
                <text:p>0.015754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1761339">
                <text:p>0.017613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1688476">
                <text:p>0.01688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1788909">
                <text:p>0.017889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1949318">
                <text:p>0.01949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1574803">
                <text:p>0.01574803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1639344">
                <text:p>0.016393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1665973">
                <text:p>0.01665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147547">
                <text:p>0.01475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542615">
                <text:p>0.015426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1640016">
                <text:p>0.0164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1603849">
                <text:p>0.0160384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1537279">
                <text:p>0.01537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1405975">
                <text:p>0.01405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1792918">
                <text:p>0.017929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1566784">
                <text:p>0.01566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698514">
                <text:p>0.01698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1699235">
                <text:p>0.0169923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495327">
                <text:p>0.014953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1688476">
                <text:p>0.01688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1396648">
                <text:p>0.01396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1497006">
                <text:p>0.01497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1430615">
                <text:p>0.014306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1502065">
                <text:p>0.0150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1396648">
                <text:p>0.0139664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1570475">
                <text:p>0.0157047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1431127">
                <text:p>0.014311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1641362">
                <text:p>0.016413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1589825">
                <text:p>0.01589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536098">
                <text:p>0.015360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1449275">
                <text:p>0.014492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1819009">
                <text:p>0.01819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1541426">
                <text:p>0.0154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1513432">
                <text:p>0.015134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1420455">
                <text:p>0.014204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508296">
                <text:p>0.01508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557026">
                <text:p>0.01557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1627339">
                <text:p>0.01627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144875">
                <text:p>0.0144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698514">
                <text:p>0.016985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344538">
                <text:p>0.0134453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398601">
                <text:p>0.013986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594896">
                <text:p>0.01594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1631987">
                <text:p>0.0163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463058">
                <text:p>0.014630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1565558">
                <text:p>0.01565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1426025">
                <text:p>0.01426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1375516">
                <text:p>0.01375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509434">
                <text:p>0.01509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357313">
                <text:p>0.01357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1601922">
                <text:p>0.016019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338688">
                <text:p>0.01338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495327">
                <text:p>0.014953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371742">
                <text:p>0.01371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252348">
                <text:p>0.012523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488649">
                <text:p>0.0148864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54321">
                <text:p>0.01543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441441">
                <text:p>0.014414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439885">
                <text:p>0.01439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466276">
                <text:p>0.01466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287416">
                <text:p>0.01287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312767">
                <text:p>0.0131276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690617">
                <text:p>0.01690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568012">
                <text:p>0.01568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396648">
                <text:p>0.01396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457195">
                <text:p>0.014571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313629">
                <text:p>0.013136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1345442">
                <text:p>0.0134544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1284522">
                <text:p>0.01284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1328904">
                <text:p>0.013289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231527">
                <text:p>0.012315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509434">
                <text:p>0.01509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1504325">
                <text:p>0.015043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1514578">
                <text:p>0.015145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140007">
                <text:p>0.014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1630656">
                <text:p>0.01630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1456134">
                <text:p>0.01456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1466813">
                <text:p>0.014668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1275917">
                <text:p>0.01275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1386963">
                <text:p>0.01386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1479837">
                <text:p>0.014798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1519757">
                <text:p>0.01519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1404988">
                <text:p>0.014049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147547">
                <text:p>0.0147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1714531">
                <text:p>0.017145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1434206">
                <text:p>0.014342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1375516">
                <text:p>0.013755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1455075">
                <text:p>0.014550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1158413">
                <text:p>0.01158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1353638">
                <text:p>0.013536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1344086">
                <text:p>0.01344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1306336">
                <text:p>0.013063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1355014">
                <text:p>0.01355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1416932">
                <text:p>0.014169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1229634">
                <text:p>0.01229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1404988">
                <text:p>0.0140498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1285347">
                <text:p>0.0128534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1480385">
                <text:p>0.01480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1279181">
                <text:p>0.0127918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1313629">
                <text:p>0.013136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156189">
                <text:p>0.01561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1486989">
                <text:p>0.014869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1679261">
                <text:p>0.01679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1265422">
                <text:p>0.01265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1676446">
                <text:p>0.0167644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132626">
                <text:p>0.013262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1433692">
                <text:p>0.01433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1344086">
                <text:p>0.0134408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1362862">
                <text:p>0.01362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1468429">
                <text:p>0.01468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1351351">
                <text:p>0.0135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1221001">
                <text:p>0.0122100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1549187">
                <text:p>0.01549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1246494">
                <text:p>0.0124649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1294917">
                <text:p>0.0129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134499">
                <text:p>0.013449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1421969">
                <text:p>0.014219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139958">
                <text:p>0.01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1417937">
                <text:p>0.01417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1076137">
                <text:p>0.010761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1352722">
                <text:p>0.01352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1329345">
                <text:p>0.01329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1538462">
                <text:p>0.015384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1333333">
                <text:p>0.01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1383126">
                <text:p>0.01383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1396648">
                <text:p>0.01396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1404494">
                <text:p>0.01404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1336898">
                <text:p>0.01336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1239157">
                <text:p>0.012391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1180289">
                <text:p>0.0118028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1375043">
                <text:p>0.01375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1229634">
                <text:p>0.01229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1229634">
                <text:p>0.01229634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1247272">
                <text:p>0.012472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1277955">
                <text:p>0.012779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120012">
                <text:p>0.0120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1210287">
                <text:p>0.01210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1243008">
                <text:p>0.0124300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1240695">
                <text:p>0.012406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1417937">
                <text:p>0.01417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1361007">
                <text:p>0.013610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1362398">
                <text:p>0.013623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1247272">
                <text:p>0.0124727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1344538">
                <text:p>0.01344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1369863">
                <text:p>0.01369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1265022">
                <text:p>0.0126502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1244555">
                <text:p>0.01244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1299123">
                <text:p>0.012991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1246106">
                <text:p>0.01246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148258">
                <text:p>0.01482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1209921">
                <text:p>0.01209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1099807">
                <text:p>0.0109980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1305909">
                <text:p>0.013059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1398601">
                <text:p>0.013986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128866">
                <text:p>0.012886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1185888">
                <text:p>0.01185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1258653">
                <text:p>0.01258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1496446">
                <text:p>0.014964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1174743">
                <text:p>0.01174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1203008">
                <text:p>0.01203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1263823">
                <text:p>0.012638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1404494">
                <text:p>0.0140449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1128987">
                <text:p>0.011289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1234187">
                <text:p>0.0123418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1149425">
                <text:p>0.01149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1118881">
                <text:p>0.0111888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1147118">
                <text:p>0.01147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13089">
                <text:p>0.01308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1352722">
                <text:p>0.01352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1208094">
                <text:p>0.01208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1243394">
                <text:p>0.012433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1559454">
                <text:p>0.01559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1131222">
                <text:p>0.01131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1077877">
                <text:p>0.01077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1149756">
                <text:p>0.01149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1154401">
                <text:p>0.01154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1205545">
                <text:p>0.01205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132144">
                <text:p>0.013214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1039501">
                <text:p>0.0103950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1154401">
                <text:p>0.01154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1176471">
                <text:p>0.01176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1248829">
                <text:p>0.01248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1086366">
                <text:p>0.0108636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1078458">
                <text:p>0.0107845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113701">
                <text:p>0.01137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1241465">
                <text:p>0.0124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1207729">
                <text:p>0.0120772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128783">
                <text:p>0.0128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1108955">
                <text:p>0.01108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1020148">
                <text:p>0.010201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1289906">
                <text:p>0.012899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1206273">
                <text:p>0.012062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1232666">
                <text:p>0.0123266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1121076">
                <text:p>0.011210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1174053">
                <text:p>0.011740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1183432">
                <text:p>0.011834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995768">
                <text:p>0.009957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1238774">
                <text:p>0.01238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1309758">
                <text:p>0.01309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1083424">
                <text:p>0.010834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1162115">
                <text:p>0.011621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1066951">
                <text:p>0.01066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1143838">
                <text:p>0.01143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109559">
                <text:p>0.010955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1239926">
                <text:p>0.0123992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1182382">
                <text:p>0.0118238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102328">
                <text:p>0.01023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1120762">
                <text:p>0.01120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1267427">
                <text:p>0.01267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1140576">
                <text:p>0.011405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1124543">
                <text:p>0.0112454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1254705">
                <text:p>0.01254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1271456">
                <text:p>0.0127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993295">
                <text:p>0.009932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1251173">
                <text:p>0.0125117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1156404">
                <text:p>0.01156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1186944">
                <text:p>0.011869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1028807">
                <text:p>0.0102880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1026958">
                <text:p>0.010269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1043297">
                <text:p>0.01043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1003009">
                <text:p>0.010030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1308045">
                <text:p>0.0130804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1067806">
                <text:p>0.010678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1307617">
                <text:p>0.01307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1284109">
                <text:p>0.01284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109559">
                <text:p>0.0109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1124227">
                <text:p>0.011242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102145">
                <text:p>0.0102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988875">
                <text:p>0.00988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935454">
                <text:p>0.00935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1144165">
                <text:p>0.0114416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1152074">
                <text:p>0.011520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1167202">
                <text:p>0.0116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1050696">
                <text:p>0.010506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1087548">
                <text:p>0.010875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1051525">
                <text:p>0.0105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1258257">
                <text:p>0.01258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1139601">
                <text:p>0.011396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1137656">
                <text:p>0.011376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102119">
                <text:p>0.010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1063264">
                <text:p>0.01063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1015744">
                <text:p>0.0101574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943619">
                <text:p>0.0094361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990589">
                <text:p>0.009905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98256">
                <text:p>0.009825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1014199">
                <text:p>0.0101419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1040312">
                <text:p>0.010403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1013171">
                <text:p>0.0101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1306336">
                <text:p>0.013063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1077296">
                <text:p>0.010772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117855">
                <text:p>0.011785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1208824">
                <text:p>0.012088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1009591">
                <text:p>0.01009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99552">
                <text:p>0.0099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1001252">
                <text:p>0.010012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933925">
                <text:p>0.0093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115307">
                <text:p>0.0115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1184483">
                <text:p>0.01184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109529">
                <text:p>0.010952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1155401">
                <text:p>0.01155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1029601">
                <text:p>0.01029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978953">
                <text:p>0.00978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110957">
                <text:p>0.0110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1126443">
                <text:p>0.01126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1039501">
                <text:p>0.0103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1096191">
                <text:p>0.010961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954426">
                <text:p>0.00954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1084305">
                <text:p>0.01084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1189061">
                <text:p>0.011890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1015486">
                <text:p>0.01015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986436">
                <text:p>0.009864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1002004">
                <text:p>0.0100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1182732">
                <text:p>0.0118273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89067">
                <text:p>0.008906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106553">
                <text:p>0.0106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9168">
                <text:p>0.0091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107498">
                <text:p>0.0107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1024853">
                <text:p>0.0102485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1147776">
                <text:p>0.01147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962927">
                <text:p>0.00962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982801">
                <text:p>0.0098280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1033859">
                <text:p>0.0103385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1011378">
                <text:p>0.010113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1093793">
                <text:p>0.01093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98912">
                <text:p>0.00989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1021711">
                <text:p>0.01021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989364">
                <text:p>0.00989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1104972">
                <text:p>0.01104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983284">
                <text:p>0.00983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943841">
                <text:p>0.0094384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825083">
                <text:p>0.00825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1023803">
                <text:p>0.0102380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959003">
                <text:p>0.0095900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1058201">
                <text:p>0.010582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110284">
                <text:p>0.01102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1156738">
                <text:p>0.0115673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1001252">
                <text:p>0.0100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1024328">
                <text:p>0.010243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922509">
                <text:p>0.00922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1071237">
                <text:p>0.0107123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897062">
                <text:p>0.00897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1140901">
                <text:p>0.011409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1160766">
                <text:p>0.01160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941398">
                <text:p>0.0094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1057921">
                <text:p>0.01057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889482">
                <text:p>0.00889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1114827">
                <text:p>0.011148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1021972">
                <text:p>0.0102197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966417">
                <text:p>0.00966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1130582">
                <text:p>0.0113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912409">
                <text:p>0.0091240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1017553">
                <text:p>0.0101755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869943">
                <text:p>0.0086994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981354">
                <text:p>0.009813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87165">
                <text:p>0.00871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997755">
                <text:p>0.009977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989609">
                <text:p>0.00989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1023018">
                <text:p>0.0102301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1028013">
                <text:p>0.010280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1037075">
                <text:p>0.0103707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880669">
                <text:p>0.00880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1068376">
                <text:p>0.010683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1070091">
                <text:p>0.01070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908678">
                <text:p>0.009086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942951">
                <text:p>0.00942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1121391">
                <text:p>0.0112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84317">
                <text:p>0.0084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1049869">
                <text:p>0.01049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111576">
                <text:p>0.0111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95648">
                <text:p>0.009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95057">
                <text:p>0.0095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846561">
                <text:p>0.00846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97111">
                <text:p>0.0097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976086">
                <text:p>0.00976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881446">
                <text:p>0.0088144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1148765">
                <text:p>0.01148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851064">
                <text:p>0.008510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961076">
                <text:p>0.0096107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972054">
                <text:p>0.0097205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1011378">
                <text:p>0.010113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873744">
                <text:p>0.0087374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938306">
                <text:p>0.00938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897868">
                <text:p>0.00897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995025">
                <text:p>0.009950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900698">
                <text:p>0.0090069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900495">
                <text:p>0.009004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956709">
                <text:p>0.0095670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948092">
                <text:p>0.00948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1055966">
                <text:p>0.01055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948317">
                <text:p>0.00948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123533">
                <text:p>0.01235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885936">
                <text:p>0.008859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1075558">
                <text:p>0.01075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87089">
                <text:p>0.0087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949217">
                <text:p>0.0094921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910539">
                <text:p>0.0091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866363">
                <text:p>0.0086636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979912">
                <text:p>0.00979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934798">
                <text:p>0.00934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908884">
                <text:p>0.0090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97229">
                <text:p>0.009722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959693">
                <text:p>0.0095969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873362">
                <text:p>0.008733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846024">
                <text:p>0.00846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887311">
                <text:p>0.00887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926999">
                <text:p>0.00926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1049869">
                <text:p>0.010498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1009082">
                <text:p>0.01009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1015744">
                <text:p>0.01015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79602">
                <text:p>0.0079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951928">
                <text:p>0.0095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892658">
                <text:p>0.00892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809717">
                <text:p>0.0080971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973236">
                <text:p>0.00973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1034661">
                <text:p>0.0103466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811194">
                <text:p>0.00811194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988875">
                <text:p>0.0098887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836295">
                <text:p>0.00836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1039501">
                <text:p>0.010395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926784">
                <text:p>0.009267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815328">
                <text:p>0.00815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927429">
                <text:p>0.00927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818331">
                <text:p>0.00818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813504">
                <text:p>0.0081350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972763">
                <text:p>0.009727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814332">
                <text:p>0.0081433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967586">
                <text:p>0.0096758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932836">
                <text:p>0.009328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895456">
                <text:p>0.008954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891067">
                <text:p>0.008910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817661">
                <text:p>0.00817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931749">
                <text:p>0.0093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882807">
                <text:p>0.00882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875848">
                <text:p>0.0087584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945403">
                <text:p>0.00945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112328">
                <text:p>0.01123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934579">
                <text:p>0.00934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984252">
                <text:p>0.00984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854336">
                <text:p>0.00854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1044932">
                <text:p>0.010449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1043569">
                <text:p>0.01043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939188">
                <text:p>0.00939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809062">
                <text:p>0.00809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1085776">
                <text:p>0.01085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767902">
                <text:p>0.00767902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919752">
                <text:p>0.009197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808407">
                <text:p>0.00808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896861">
                <text:p>0.00896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870701">
                <text:p>0.0087070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1026958">
                <text:p>0.01026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879701">
                <text:p>0.0087970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802246">
                <text:p>0.00802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945403">
                <text:p>0.00945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822537">
                <text:p>0.0082253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936111">
                <text:p>0.0093611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794913">
                <text:p>0.00794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904773">
                <text:p>0.0090477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801282">
                <text:p>0.0080128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770119">
                <text:p>0.00770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904977">
                <text:p>0.00904977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832986">
                <text:p>0.00832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841043">
                <text:p>0.0084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879314">
                <text:p>0.008793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948992">
                <text:p>0.00948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1091107">
                <text:p>0.010911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855432">
                <text:p>0.00855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887115">
                <text:p>0.00887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853606">
                <text:p>0.0085360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768049">
                <text:p>0.00768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704473">
                <text:p>0.00704473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930882">
                <text:p>0.00930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87604">
                <text:p>0.0087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830737">
                <text:p>0.0083073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737871">
                <text:p>0.00737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925926">
                <text:p>0.009259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818331">
                <text:p>0.008183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852697">
                <text:p>0.00852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827472">
                <text:p>0.00827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774144">
                <text:p>0.00774144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859291">
                <text:p>0.00859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747105">
                <text:p>0.0074710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768197">
                <text:p>0.00768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912409">
                <text:p>0.009124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801764">
                <text:p>0.0080176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900495">
                <text:p>0.009004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858185">
                <text:p>0.008581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765111">
                <text:p>0.00765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921871">
                <text:p>0.00921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705716">
                <text:p>0.00705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833681">
                <text:p>0.00833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1040583">
                <text:p>0.0104058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865988">
                <text:p>0.008659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72767">
                <text:p>0.007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952154">
                <text:p>0.0095215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771605">
                <text:p>0.0077160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719554">
                <text:p>0.007195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734349">
                <text:p>0.0073434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910954">
                <text:p>0.00910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807265">
                <text:p>0.00807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911577">
                <text:p>0.009115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791139">
                <text:p>0.00791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879701">
                <text:p>0.008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841574">
                <text:p>0.008415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898271">
                <text:p>0.00898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798563">
                <text:p>0.00798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694324">
                <text:p>0.0069432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878156">
                <text:p>0.0087815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992556">
                <text:p>0.00992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826617">
                <text:p>0.0082661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982077">
                <text:p>0.00982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773395">
                <text:p>0.0077339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78911">
                <text:p>0.007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956709">
                <text:p>0.009567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795387">
                <text:p>0.00795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812843">
                <text:p>0.00812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816994">
                <text:p>0.008169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757719">
                <text:p>0.0075771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907647">
                <text:p>0.0090764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835596">
                <text:p>0.0083559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958543">
                <text:p>0.00958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715948">
                <text:p>0.00715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768935">
                <text:p>0.0076893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657246">
                <text:p>0.0065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846024">
                <text:p>0.00846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860585">
                <text:p>0.00860585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965484">
                <text:p>0.00965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864117">
                <text:p>0.008641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873362">
                <text:p>0.00873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707714">
                <text:p>0.007077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676704">
                <text:p>0.006767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785855">
                <text:p>0.0078585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832293">
                <text:p>0.008322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781403">
                <text:p>0.00781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737599">
                <text:p>0.007375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792707">
                <text:p>0.00792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937427">
                <text:p>0.00937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753012">
                <text:p>0.007530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735835">
                <text:p>0.007358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798722">
                <text:p>0.007987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742253">
                <text:p>0.0074225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79602">
                <text:p>0.00796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874126">
                <text:p>0.0087412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7857">
                <text:p>0.00785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749064">
                <text:p>0.0074906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83717">
                <text:p>0.0083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921022">
                <text:p>0.009210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876616">
                <text:p>0.008766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772499">
                <text:p>0.007724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869376">
                <text:p>0.0086937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749766">
                <text:p>0.00749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765697">
                <text:p>0.007656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813173">
                <text:p>0.00813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781708">
                <text:p>0.0078170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927644">
                <text:p>0.00927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757432">
                <text:p>0.00757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87146">
                <text:p>0.0087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862069">
                <text:p>0.0086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796813">
                <text:p>0.00796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753722">
                <text:p>0.00753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777001">
                <text:p>0.007770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766577">
                <text:p>0.00766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704846">
                <text:p>0.00704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829359">
                <text:p>0.00829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686106">
                <text:p>0.0068610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761615">
                <text:p>0.0076161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723197">
                <text:p>0.0072319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970638">
                <text:p>0.00970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692761">
                <text:p>0.00692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812018">
                <text:p>0.0081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672156">
                <text:p>0.00672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858553">
                <text:p>0.00858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903751">
                <text:p>0.00903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726876">
                <text:p>0.0072687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792236">
                <text:p>0.0079223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77685">
                <text:p>0.0077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889086">
                <text:p>0.00889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75188">
                <text:p>0.0075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889284">
                <text:p>0.00889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817494">
                <text:p>0.0081749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668003">
                <text:p>0.006680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704722">
                <text:p>0.00704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694686">
                <text:p>0.006946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777001">
                <text:p>0.00777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83212">
                <text:p>0.008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776096">
                <text:p>0.00776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637552">
                <text:p>0.006375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728996">
                <text:p>0.00728996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680156">
                <text:p>0.00680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825764">
                <text:p>0.0082576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833681">
                <text:p>0.00833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789266">
                <text:p>0.0078926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1030662">
                <text:p>0.010306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802246">
                <text:p>0.00802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831255">
                <text:p>0.0083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79952">
                <text:p>0.007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81984">
                <text:p>0.008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767902">
                <text:p>0.007679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688942">
                <text:p>0.006889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725689">
                <text:p>0.00725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695048">
                <text:p>0.00695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704225">
                <text:p>0.00704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740604">
                <text:p>0.00740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682128">
                <text:p>0.0068212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666112">
                <text:p>0.0066611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724769">
                <text:p>0.00724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771456">
                <text:p>0.0077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6639">
                <text:p>0.006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735971">
                <text:p>0.00735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665779">
                <text:p>0.00665779</text:p>
              </table:table-cell>
              <table:table-cell office:value-type="float" office:value="577">
                <text:p>5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